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calaSans-CapsBold" svg:font-family="ScalaSans-CapsBol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1979in" fo:margin-left="-0.0104in" fo:margin-top="0in" fo:margin-bottom="0in" table:align="left" style:writing-mode="lr-tb"/>
    </style:style>
    <style:style style:name="Table1.A" style:family="table-column">
      <style:table-column-properties style:column-width="0.566in"/>
    </style:style>
    <style:style style:name="Table1.B" style:family="table-column">
      <style:table-column-properties style:column-width="2.1799in"/>
    </style:style>
    <style:style style:name="Table1.C" style:family="table-column">
      <style:table-column-properties style:column-width="1.4521in"/>
    </style:style>
    <style:style style:name="Table1.1" style:family="table-row">
      <style:table-row-properties style:min-row-height="0.1771in" fo:keep-together="auto"/>
    </style:style>
    <style:style style:name="Table1.A1" style:family="table-cell">
      <style:table-cell-properties style:vertical-align="bottom" fo:padding-left="0.0104in" fo:padding-right="0.0104in" fo:padding-top="0.0104in" fo:padding-bottom="0in" fo:border-left="none" fo:border-right="none" fo:border-top="none" fo:border-bottom="0.5pt solid #000001"/>
    </style:style>
    <style:style style:name="Table1.A2" style:family="table-cell">
      <style:table-cell-properties style:vertical-align="bottom" fo:padding-left="0.0104in" fo:padding-right="0.0104in" fo:padding-top="0.0104in" fo:padding-bottom="0in" fo:border-left="none" fo:border-right="none" fo:border-top="0.5pt solid #000001" fo:border-bottom="0.5pt solid #000001"/>
    </style:style>
    <style:style style:name="Table1.22" style:family="table-row">
      <style:table-row-properties style:min-row-height="0.1771in" fo:keep-together="always"/>
    </style:style>
    <style:style style:name="Table1.A31" style:family="table-cell">
      <style:table-cell-properties style:vertical-align="bottom" fo:padding-left="0.0104in" fo:padding-right="0.0104in" fo:padding-top="0.0104in" fo:padding-bottom="0in" fo:border-left="none" fo:border-right="none" fo:border-top="0.5pt solid #000001" fo:border-bottom="none"/>
    </style:style>
    <style:style style:name="Table2" style:family="table">
      <style:table-properties style:width="4.3854in" fo:margin-left="-0.0104in" fo:margin-top="0in" fo:margin-bottom="0in" table:align="left" style:writing-mode="lr-tb"/>
    </style:style>
    <style:style style:name="Table2.A" style:family="table-column">
      <style:table-column-properties style:column-width="0.5708in"/>
    </style:style>
    <style:style style:name="Table2.B" style:family="table-column">
      <style:table-column-properties style:column-width="2.5646in"/>
    </style:style>
    <style:style style:name="Table2.C" style:family="table-column">
      <style:table-column-properties style:column-width="1.25in"/>
    </style:style>
    <style:style style:name="Table2.1" style:family="table-row">
      <style:table-row-properties style:min-row-height="0.1771in" fo:keep-together="auto"/>
    </style:style>
    <style:style style:name="Table2.A1" style:family="table-cell">
      <style:table-cell-properties style:vertical-align="bottom" fo:padding-left="0.0104in" fo:padding-right="0.0104in" fo:padding-top="0.0104in" fo:padding-bottom="0in" fo:border-left="none" fo:border-right="none" fo:border-top="none" fo:border-bottom="0.5pt solid #000001"/>
    </style:style>
    <style:style style:name="Table2.A2" style:family="table-cell">
      <style:table-cell-properties style:vertical-align="bottom" fo:padding-left="0.0104in" fo:padding-right="0.0104in" fo:padding-top="0.0104in" fo:padding-bottom="0in" fo:border-left="none" fo:border-right="none" fo:border-top="0.5pt solid #000001" fo:border-bottom="0.5pt solid #000001"/>
    </style:style>
    <style:style style:name="Table2.A14" style:family="table-cell">
      <style:table-cell-properties style:vertical-align="bottom" fo:padding-left="0.0104in" fo:padding-right="0.0104in" fo:padding-top="0.0104in" fo:padding-bottom="0in" fo:border-left="none" fo:border-right="none" fo:border-top="0.5pt solid #000001" fo:border-bottom="none"/>
    </style:style>
    <style:style style:name="Table3" style:family="table">
      <style:table-properties style:width="6.2792in" fo:margin-left="-0.0104in" fo:margin-top="0in" fo:margin-bottom="0in" table:align="left" style:writing-mode="lr-tb"/>
    </style:style>
    <style:style style:name="Table3.A" style:family="table-column">
      <style:table-column-properties style:column-width="0.6069in"/>
    </style:style>
    <style:style style:name="Table3.B" style:family="table-column">
      <style:table-column-properties style:column-width="3.7778in"/>
    </style:style>
    <style:style style:name="Table3.C" style:family="table-column">
      <style:table-column-properties style:column-width="1.8944in"/>
    </style:style>
    <style:style style:name="Table3.1" style:family="table-row">
      <style:table-row-properties style:min-row-height="0.1771in" fo:keep-together="auto"/>
    </style:style>
    <style:style style:name="Table3.A1" style:family="table-cell">
      <style:table-cell-properties style:vertical-align="bottom" fo:padding-left="0.0104in" fo:padding-right="0.0104in" fo:padding-top="0.0104in" fo:padding-bottom="0in" fo:border-left="none" fo:border-right="none" fo:border-top="none" fo:border-bottom="0.5pt solid #000001"/>
    </style:style>
    <style:style style:name="Table3.A2" style:family="table-cell">
      <style:table-cell-properties style:vertical-align="bottom" fo:padding-left="0.0104in" fo:padding-right="0.0104in" fo:padding-top="0.0104in" fo:padding-bottom="0in" fo:border-left="none" fo:border-right="none" fo:border-top="0.5pt solid #000001" fo:border-bottom="0.5pt solid #000001"/>
    </style:style>
    <style:style style:name="Table3.A16" style:family="table-cell">
      <style:table-cell-properties style:vertical-align="bottom" fo:padding-left="0.0104in" fo:padding-right="0.0104in" fo:padding-top="0.0104in" fo:padding-bottom="0in" fo:border-left="none" fo:border-right="none" fo:border-top="0.5pt solid #000001" fo:border-bottom="none"/>
    </style:style>
    <style:style style:name="Table4" style:family="table">
      <style:table-properties style:width="5.3854in" fo:margin-left="-0.0104in" fo:margin-top="0in" fo:margin-bottom="0in" table:align="left" style:writing-mode="lr-tb"/>
    </style:style>
    <style:style style:name="Table4.A" style:family="table-column">
      <style:table-column-properties style:column-width="0.5215in"/>
    </style:style>
    <style:style style:name="Table4.B" style:family="table-column">
      <style:table-column-properties style:column-width="3.1139in"/>
    </style:style>
    <style:style style:name="Table4.C" style:family="table-column">
      <style:table-column-properties style:column-width="1.75in"/>
    </style:style>
    <style:style style:name="Table4.1" style:family="table-row">
      <style:table-row-properties style:min-row-height="0.1771in" fo:keep-together="auto"/>
    </style:style>
    <style:style style:name="Table4.A1" style:family="table-cell">
      <style:table-cell-properties style:vertical-align="bottom" fo:padding-left="0.0104in" fo:padding-right="0.0104in" fo:padding-top="0.0104in" fo:padding-bottom="0in" fo:border-left="none" fo:border-right="none" fo:border-top="none" fo:border-bottom="0.5pt solid #000001"/>
    </style:style>
    <style:style style:name="Table4.A2" style:family="table-cell">
      <style:table-cell-properties style:vertical-align="bottom" fo:padding-left="0.0104in" fo:padding-right="0.0104in" fo:padding-top="0.0104in" fo:padding-bottom="0in" fo:border-left="none" fo:border-right="none" fo:border-top="0.5pt solid #000001" fo:border-bottom="0.5pt solid #000001"/>
    </style:style>
    <style:style style:name="Table4.A11" style:family="table-cell">
      <style:table-cell-properties style:vertical-align="bottom" fo:padding-left="0.0104in" fo:padding-right="0.0104in" fo:padding-top="0.0104in" fo:padding-bottom="0in" fo:border-left="none" fo:border-right="none" fo:border-top="0.5pt solid #000001" fo:border-bottom="none"/>
    </style:style>
    <style:style style:name="Table5" style:family="table">
      <style:table-properties style:width="5.5104in" fo:margin-left="-0.0104in" fo:margin-top="0in" fo:margin-bottom="0in" table:align="left" style:writing-mode="lr-tb"/>
    </style:style>
    <style:style style:name="Table5.A" style:family="table-column">
      <style:table-column-properties style:column-width="0.5201in"/>
    </style:style>
    <style:style style:name="Table5.B" style:family="table-column">
      <style:table-column-properties style:column-width="3.1458in"/>
    </style:style>
    <style:style style:name="Table5.C" style:family="table-column">
      <style:table-column-properties style:column-width="1.8444in"/>
    </style:style>
    <style:style style:name="Table5.1" style:family="table-row">
      <style:table-row-properties style:min-row-height="0.1771in" fo:keep-together="auto"/>
    </style:style>
    <style:style style:name="Table5.A1" style:family="table-cell">
      <style:table-cell-properties style:vertical-align="bottom" fo:padding-left="0.0104in" fo:padding-right="0.0104in" fo:padding-top="0.0104in" fo:padding-bottom="0in" fo:border-left="none" fo:border-right="none" fo:border-top="none" fo:border-bottom="0.5pt solid #000001"/>
    </style:style>
    <style:style style:name="Table5.A2" style:family="table-cell">
      <style:table-cell-properties style:vertical-align="bottom" fo:padding-left="0.0104in" fo:padding-right="0.0104in" fo:padding-top="0.0104in" fo:padding-bottom="0in" fo:border-left="none" fo:border-right="none" fo:border-top="0.5pt solid #000001" fo:border-bottom="0.5pt solid #000001"/>
    </style:style>
    <style:style style:name="Table5.A16" style:family="table-cell">
      <style:table-cell-properties style:vertical-align="" fo:padding-left="0.0104in" fo:padding-right="0.0104in" fo:padding-top="0.0104in" fo:padding-bottom="0in" fo:border-left="none" fo:border-right="none" fo:border-top="0.5pt solid #000001" fo:border-bottom="0.5pt solid #000001"/>
    </style:style>
    <style:style style:name="Table5.A20" style:family="table-cell">
      <style:table-cell-properties style:vertical-align="bottom" fo:padding-left="0.0104in" fo:padding-right="0.0104in" fo:padding-top="0.0104in" fo:padding-bottom="0in" fo:border-left="none" fo:border-right="none" fo:border-top="0.5pt solid #000001" fo:border-bottom="none"/>
    </style:style>
    <style:style style:name="Table6" style:family="table">
      <style:table-properties style:width="5.1354in" fo:margin-left="-0.0104in" fo:margin-top="0in" fo:margin-bottom="0in" table:align="left" style:writing-mode="lr-tb"/>
    </style:style>
    <style:style style:name="Table6.A" style:family="table-column">
      <style:table-column-properties style:column-width="0.5201in"/>
    </style:style>
    <style:style style:name="Table6.B" style:family="table-column">
      <style:table-column-properties style:column-width="2.7639in"/>
    </style:style>
    <style:style style:name="Table6.C" style:family="table-column">
      <style:table-column-properties style:column-width="1.8514in"/>
    </style:style>
    <style:style style:name="Table6.1" style:family="table-row">
      <style:table-row-properties style:min-row-height="0.1771in" fo:keep-together="auto"/>
    </style:style>
    <style:style style:name="Table6.A1" style:family="table-cell">
      <style:table-cell-properties style:vertical-align="bottom" fo:padding-left="0.0104in" fo:padding-right="0.0104in" fo:padding-top="0.0104in" fo:padding-bottom="0in" fo:border-left="none" fo:border-right="none" fo:border-top="none" fo:border-bottom="0.5pt solid #000001"/>
    </style:style>
    <style:style style:name="Table6.A2" style:family="table-cell">
      <style:table-cell-properties style:vertical-align="bottom" fo:padding-left="0.0104in" fo:padding-right="0.0104in" fo:padding-top="0.0104in" fo:padding-bottom="0in" fo:border-left="none" fo:border-right="none" fo:border-top="0.5pt solid #000001" fo:border-bottom="0.5pt solid #000001"/>
    </style:style>
    <style:style style:name="Table6.18" style:family="table-row">
      <style:table-row-properties style:min-row-height="0.3771in" fo:keep-together="always"/>
    </style:style>
    <style:style style:name="Table6.A18" style:family="table-cell">
      <style:table-cell-properties style:vertical-align="middle" fo:padding-left="0.0104in" fo:padding-right="0.0104in" fo:padding-top="0.0104in" fo:padding-bottom="0in" fo:border-left="none" fo:border-right="none" fo:border-top="0.5pt solid #000001" fo:border-bottom="0.5pt solid #000001"/>
    </style:style>
    <style:style style:name="Table6.19" style:family="table-row">
      <style:table-row-properties style:min-row-height="0.2396in" fo:keep-together="always"/>
    </style:style>
    <style:style style:name="Table6.20" style:family="table-row">
      <style:table-row-properties style:min-row-height="0.1771in" fo:keep-together="always"/>
    </style:style>
    <style:style style:name="Table6.A22" style:family="table-cell">
      <style:table-cell-properties style:vertical-align="bottom" fo:padding-left="0.0104in" fo:padding-right="0.0104in" fo:padding-top="0.0104in" fo:padding-bottom="0in" fo:border-left="none" fo:border-right="none" fo:border-top="0.5pt solid #000001" fo:border-bottom="none"/>
    </style:style>
    <style:style style:name="Table7" style:family="table">
      <style:table-properties style:width="4.3194in" fo:margin-left="-0.0104in" fo:margin-top="0in" fo:margin-bottom="0in" table:align="left" style:writing-mode="lr-tb"/>
    </style:style>
    <style:style style:name="Table7.A" style:family="table-column">
      <style:table-column-properties style:column-width="0.666in"/>
    </style:style>
    <style:style style:name="Table7.B" style:family="table-column">
      <style:table-column-properties style:column-width="2.6111in"/>
    </style:style>
    <style:style style:name="Table7.C" style:family="table-column">
      <style:table-column-properties style:column-width="1.0424in"/>
    </style:style>
    <style:style style:name="Table7.1" style:family="table-row">
      <style:table-row-properties style:min-row-height="0.1771in" fo:keep-together="auto"/>
    </style:style>
    <style:style style:name="Table7.A1" style:family="table-cell">
      <style:table-cell-properties style:vertical-align="bottom" fo:padding-left="0.0104in" fo:padding-right="0.0104in" fo:padding-top="0.0104in" fo:padding-bottom="0in" fo:border-left="none" fo:border-right="none" fo:border-top="none" fo:border-bottom="0.5pt solid #000001"/>
    </style:style>
    <style:style style:name="Table7.A2" style:family="table-cell">
      <style:table-cell-properties style:vertical-align="bottom" fo:padding-left="0.0104in" fo:padding-right="0.0104in" fo:padding-top="0.0104in" fo:padding-bottom="0in" fo:border-left="none" fo:border-right="none" fo:border-top="0.5pt solid #000001" fo:border-bottom="0.5pt solid #000001"/>
    </style:style>
    <style:style style:name="Table7.A8" style:family="table-cell">
      <style:table-cell-properties style:vertical-align="bottom" fo:padding-left="0.0104in" fo:padding-right="0.0104in" fo:padding-top="0.0104in" fo:padding-bottom="0in" fo:border-left="none" fo:border-right="none" fo:border-top="0.5pt solid #000001" fo:border-bottom="none"/>
    </style:style>
    <style:style style:name="Table8" style:family="table">
      <style:table-properties style:width="3.0417in" fo:margin-left="-0.0104in" fo:margin-top="0in" fo:margin-bottom="0in" table:align="left" style:writing-mode="lr-tb"/>
    </style:style>
    <style:style style:name="Table8.A" style:family="table-column">
      <style:table-column-properties style:column-width="0.6667in"/>
    </style:style>
    <style:style style:name="Table8.C" style:family="table-column">
      <style:table-column-properties style:column-width="1.7083in"/>
    </style:style>
    <style:style style:name="Table8.1" style:family="table-row">
      <style:table-row-properties style:min-row-height="0.1771in" fo:keep-together="auto"/>
    </style:style>
    <style:style style:name="Table8.A1" style:family="table-cell">
      <style:table-cell-properties style:vertical-align="bottom" fo:padding-left="0.0104in" fo:padding-right="0.0104in" fo:padding-top="0.0104in" fo:padding-bottom="0in" fo:border-left="none" fo:border-right="none" fo:border-top="none" fo:border-bottom="0.5pt solid #000001"/>
    </style:style>
    <style:style style:name="Table8.A2" style:family="table-cell">
      <style:table-cell-properties style:vertical-align="bottom" fo:padding-left="0.0104in" fo:padding-right="0.0104in" fo:padding-top="0.0104in" fo:padding-bottom="0in" fo:border-left="none" fo:border-right="none" fo:border-top="0.5pt solid #000001" fo:border-bottom="0.5pt solid #000001"/>
    </style:style>
    <style:style style:name="Table8.A11" style:family="table-cell">
      <style:table-cell-properties style:vertical-align="bottom" fo:padding-left="0.0104in" fo:padding-right="0.0104in" fo:padding-top="0.0104in" fo:padding-bottom="0in" fo:border-left="none" fo:border-right="none" fo:border-top="0.5pt solid #000001" fo:border-bottom="none"/>
    </style:style>
    <style:style style:name="Table9" style:family="table">
      <style:table-properties style:width="1.8701in" fo:margin-left="-0.075in" fo:margin-top="0in" fo:margin-bottom="0in" table:align="left" style:writing-mode="lr-tb"/>
    </style:style>
    <style:style style:name="Table9.A" style:family="table-column">
      <style:table-column-properties style:column-width="0.566in"/>
    </style:style>
    <style:style style:name="Table9.B" style:family="table-column">
      <style:table-column-properties style:column-width="0.559in"/>
    </style:style>
    <style:style style:name="Table9.C" style:family="table-column">
      <style:table-column-properties style:column-width="0.7451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1"/>
    </style:style>
    <style:style style:name="Table9.A2" style:family="table-cell">
      <style:table-cell-properties style:vertical-align="" fo:padding-left="0.075in" fo:padding-right="0.075in" fo:padding-top="0in" fo:padding-bottom="0in" fo:border-left="none" fo:border-right="none" fo:border-top="0.5pt solid #000001" fo:border-bottom="0.5pt solid #000001"/>
    </style:style>
    <style:style style:name="Table9.A11" style:family="table-cell">
      <style:table-cell-properties style:vertical-align="" fo:padding-left="0.075in" fo:padding-right="0.075in" fo:padding-top="0in" fo:padding-bottom="0in" fo:border-left="none" fo:border-right="none" fo:border-top="0.5pt solid #000001" fo:border-bottom="none"/>
    </style:style>
    <style:style style:name="Table10" style:family="table">
      <style:table-properties style:width="6.15in" fo:margin-left="-0.075in" fo:margin-top="0in" fo:margin-bottom="0in" table:align="left" style:writing-mode="lr-tb"/>
    </style:style>
    <style:style style:name="Table10.A" style:family="table-column">
      <style:table-column-properties style:column-width="0.95in"/>
    </style:style>
    <style:style style:name="Table10.B" style:family="table-column">
      <style:table-column-properties style:column-width="2.6243in"/>
    </style:style>
    <style:style style:name="Table10.C" style:family="table-column">
      <style:table-column-properties style:column-width="2.5757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1"/>
    </style:style>
    <style:style style:name="Table10.A2" style:family="table-cell">
      <style:table-cell-properties style:vertical-align="" fo:padding-left="0.075in" fo:padding-right="0.075in" fo:padding-top="0in" fo:padding-bottom="0in" fo:border-left="none" fo:border-right="none" fo:border-top="0.5pt solid #000001" fo:border-bottom="0.5pt solid #000001"/>
    </style:style>
    <style:style style:name="Table10.12" style:family="table-row">
      <style:table-row-properties fo:keep-together="always"/>
    </style:style>
    <style:style style:name="Table10.A18" style:family="table-cell">
      <style:table-cell-properties style:vertical-align="" fo:padding-left="0.075in" fo:padding-right="0.075in" fo:padding-top="0in" fo:padding-bottom="0in" fo:border-left="none" fo:border-right="none" fo:border-top="0.5pt solid #000001" fo:border-bottom="none"/>
    </style:style>
    <style:style style:name="Table11" style:family="table">
      <style:table-properties style:width="6.15in" fo:margin-left="-0.075in" fo:margin-top="0in" fo:margin-bottom="0in" table:align="left" style:writing-mode="lr-tb"/>
    </style:style>
    <style:style style:name="Table11.A" style:family="table-column">
      <style:table-column-properties style:column-width="0.95in"/>
    </style:style>
    <style:style style:name="Table11.B" style:family="table-column">
      <style:table-column-properties style:column-width="2.6243in"/>
    </style:style>
    <style:style style:name="Table11.C" style:family="table-column">
      <style:table-column-properties style:column-width="2.5757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1"/>
    </style:style>
    <style:style style:name="Table11.A2" style:family="table-cell">
      <style:table-cell-properties style:vertical-align="" fo:padding-left="0.075in" fo:padding-right="0.075in" fo:padding-top="0in" fo:padding-bottom="0in" fo:border-left="none" fo:border-right="none" fo:border-top="0.5pt solid #000001" fo:border-bottom="0.5pt solid #000001"/>
    </style:style>
    <style:style style:name="Table11.13" style:family="table-row">
      <style:table-row-properties fo:keep-together="always"/>
    </style:style>
    <style:style style:name="Table11.A14" style:family="table-cell">
      <style:table-cell-properties style:vertical-align="" fo:padding-left="0.075in" fo:padding-right="0.075in" fo:padding-top="0in" fo:padding-bottom="0in" fo:border-left="none" fo:border-right="none" fo:border-top="0.5pt solid #000001" fo:border-bottom="none"/>
    </style:style>
    <style:style style:name="Table12" style:family="table">
      <style:table-properties style:width="6.15in" fo:margin-left="-0.075in" fo:margin-top="0in" fo:margin-bottom="0in" table:align="left" style:writing-mode="lr-tb"/>
    </style:style>
    <style:style style:name="Table12.A" style:family="table-column">
      <style:table-column-properties style:column-width="0.95in"/>
    </style:style>
    <style:style style:name="Table12.B" style:family="table-column">
      <style:table-column-properties style:column-width="5.1993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1"/>
    </style:style>
    <style:style style:name="Table12.A2" style:family="table-cell">
      <style:table-cell-properties style:vertical-align="" fo:padding-left="0.075in" fo:padding-right="0.075in" fo:padding-top="0in" fo:padding-bottom="0in" fo:border-left="none" fo:border-right="none" fo:border-top="0.5pt solid #000001" fo:border-bottom="0.5pt solid #000001"/>
    </style:style>
    <style:style style:name="Table12.A4" style:family="table-cell">
      <style:table-cell-properties style:vertical-align="" fo:padding-left="0.075in" fo:padding-right="0.075in" fo:padding-top="0in" fo:padding-bottom="0in" fo:border-left="none" fo:border-right="none" fo:border-top="0.5pt solid #000001" fo:border-bottom="none"/>
    </style:style>
    <style:style style:name="Table13" style:family="table">
      <style:table-properties style:width="6.15in" fo:margin-left="-0.075in" fo:margin-top="0in" fo:margin-bottom="0in" table:align="left" style:writing-mode="lr-tb"/>
    </style:style>
    <style:style style:name="Table13.A" style:family="table-column">
      <style:table-column-properties style:column-width="0.95in"/>
    </style:style>
    <style:style style:name="Table13.B" style:family="table-column">
      <style:table-column-properties style:column-width="2.6243in"/>
    </style:style>
    <style:style style:name="Table13.C" style:family="table-column">
      <style:table-column-properties style:column-width="2.5757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1"/>
    </style:style>
    <style:style style:name="Table13.A2" style:family="table-cell">
      <style:table-cell-properties style:vertical-align="" fo:padding-left="0.075in" fo:padding-right="0.075in" fo:padding-top="0in" fo:padding-bottom="0in" fo:border-left="none" fo:border-right="none" fo:border-top="0.5pt solid #000001" fo:border-bottom="0.5pt solid #000001"/>
    </style:style>
    <style:style style:name="Table13.18" style:family="table-row">
      <style:table-row-properties fo:keep-together="always"/>
    </style:style>
    <style:style style:name="Table13.A21" style:family="table-cell">
      <style:table-cell-properties style:vertical-align="" fo:padding-left="0.075in" fo:padding-right="0.075in" fo:padding-top="0in" fo:padding-bottom="0in" fo:border-left="none" fo:border-right="none" fo:border-top="0.5pt solid #000001" fo:border-bottom="none"/>
    </style:style>
    <style:style style:name="Table14" style:family="table">
      <style:table-properties style:width="6.15in" fo:margin-left="-0.075in" fo:margin-top="0in" fo:margin-bottom="0in" table:align="left" style:writing-mode="lr-tb"/>
    </style:style>
    <style:style style:name="Table14.A" style:family="table-column">
      <style:table-column-properties style:column-width="0.95in"/>
    </style:style>
    <style:style style:name="Table14.B" style:family="table-column">
      <style:table-column-properties style:column-width="3.75in"/>
    </style:style>
    <style:style style:name="Table14.C" style:family="table-column">
      <style:table-column-properties style:column-width="1.45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1"/>
    </style:style>
    <style:style style:name="Table14.A2" style:family="table-cell">
      <style:table-cell-properties style:vertical-align="" fo:padding-left="0.075in" fo:padding-right="0.075in" fo:padding-top="0in" fo:padding-bottom="0in" fo:border-left="none" fo:border-right="none" fo:border-top="0.5pt solid #000001" fo:border-bottom="0.5pt solid #000001"/>
    </style:style>
    <style:style style:name="Table14.41" style:family="table-row">
      <style:table-row-properties fo:keep-together="always"/>
    </style:style>
    <style:style style:name="Table14.A44" style:family="table-cell">
      <style:table-cell-properties style:vertical-align="" fo:padding-left="0.075in" fo:padding-right="0.075in" fo:padding-top="0in" fo:padding-bottom="0in" fo:border-left="none" fo:border-right="none" fo:border-top="0.5pt solid #000001" fo:border-bottom="none"/>
    </style:style>
    <style:style style:name="Table15" style:family="table">
      <style:table-properties style:width="6.15in" fo:margin-left="-0.075in" fo:margin-top="0in" fo:margin-bottom="0in" table:align="left" style:writing-mode="lr-tb"/>
    </style:style>
    <style:style style:name="Table15.A" style:family="table-column">
      <style:table-column-properties style:column-width="1.1993in"/>
    </style:style>
    <style:style style:name="Table15.B" style:family="table-column">
      <style:table-column-properties style:column-width="3.625in"/>
    </style:style>
    <style:style style:name="Table15.C" style:family="table-column">
      <style:table-column-properties style:column-width="1.3257in"/>
    </style:style>
    <style:style style:name="Table15.1" style:family="table-row">
      <style:table-row-properties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1"/>
    </style:style>
    <style:style style:name="Table15.2" style:family="table-row">
      <style:table-row-properties style:min-row-height="0.1993in" fo:keep-together="auto"/>
    </style:style>
    <style:style style:name="Table15.A2" style:family="table-cell">
      <style:table-cell-properties style:vertical-align="" fo:padding-left="0.075in" fo:padding-right="0.075in" fo:padding-top="0in" fo:padding-bottom="0in" fo:border-left="none" fo:border-right="none" fo:border-top="0.5pt solid #000001" fo:border-bottom="0.5pt solid #000001"/>
    </style:style>
    <style:style style:name="Table15.22" style:family="table-row">
      <style:table-row-properties fo:keep-together="always"/>
    </style:style>
    <style:style style:name="Table15.23" style:family="table-row">
      <style:table-row-properties fo:keep-together="always"/>
    </style:style>
    <style:style style:name="Table15.A23" style:family="table-cell">
      <style:table-cell-properties style:vertical-align="" fo:padding-left="0.075in" fo:padding-right="0.075in" fo:padding-top="0in" fo:padding-bottom="0in" fo:border-left="none" fo:border-right="none" fo:border-top="0.5pt solid #000001" fo:border-bottom="none"/>
    </style:style>
    <style:style style:name="Table16" style:family="table">
      <style:table-properties style:width="6.15in" fo:margin-left="-0.075in" fo:margin-top="0in" fo:margin-bottom="0in" table:align="left" style:writing-mode="lr-tb"/>
    </style:style>
    <style:style style:name="Table16.A" style:family="table-column">
      <style:table-column-properties style:column-width="0.6993in"/>
    </style:style>
    <style:style style:name="Table16.B" style:family="table-column">
      <style:table-column-properties style:column-width="3.4007in"/>
    </style:style>
    <style:style style:name="Table16.C" style:family="table-column">
      <style:table-column-properties style:column-width="2.05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1"/>
    </style:style>
    <style:style style:name="Table16.A2" style:family="table-cell">
      <style:table-cell-properties style:vertical-align="" fo:padding-left="0.075in" fo:padding-right="0.075in" fo:padding-top="0in" fo:padding-bottom="0in" fo:border-left="none" fo:border-right="none" fo:border-top="0.5pt solid #000001" fo:border-bottom="0.5pt solid #000001"/>
    </style:style>
    <style:style style:name="Table16.14" style:family="table-row">
      <style:table-row-properties fo:keep-together="always"/>
    </style:style>
    <style:style style:name="Table16.A18" style:family="table-cell">
      <style:table-cell-properties style:vertical-align="" fo:padding-left="0.075in" fo:padding-right="0.075in" fo:padding-top="0in" fo:padding-bottom="0in" fo:border-left="none" fo:border-right="none" fo:border-top="0.5pt solid #000001" fo:border-bottom="none"/>
    </style:style>
    <style:style style:name="Table17" style:family="table">
      <style:table-properties style:width="6.15in" fo:margin-left="-0.075in" fo:margin-top="0in" fo:margin-bottom="0in" table:align="left" style:writing-mode="lr-tb"/>
    </style:style>
    <style:style style:name="Table17.A" style:family="table-column">
      <style:table-column-properties style:column-width="0.6993in"/>
    </style:style>
    <style:style style:name="Table17.B" style:family="table-column">
      <style:table-column-properties style:column-width="3.4007in"/>
    </style:style>
    <style:style style:name="Table17.C" style:family="table-column">
      <style:table-column-properties style:column-width="2.05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1"/>
    </style:style>
    <style:style style:name="Table17.A2" style:family="table-cell">
      <style:table-cell-properties style:vertical-align="" fo:padding-left="0.075in" fo:padding-right="0.075in" fo:padding-top="0in" fo:padding-bottom="0in" fo:border-left="none" fo:border-right="none" fo:border-top="0.5pt solid #000001" fo:border-bottom="0.5pt solid #000001"/>
    </style:style>
    <style:style style:name="Table17.15" style:family="table-row">
      <style:table-row-properties fo:keep-together="always"/>
    </style:style>
    <style:style style:name="Table17.A19" style:family="table-cell">
      <style:table-cell-properties style:vertical-align="" fo:padding-left="0.075in" fo:padding-right="0.075in" fo:padding-top="0in" fo:padding-bottom="0in" fo:border-left="none" fo:border-right="none" fo:border-top="0.5pt solid #000001" fo:border-bottom="none"/>
    </style:style>
    <style:style style:name="Table18" style:family="table">
      <style:table-properties style:width="6.15in" fo:margin-left="-0.075in" fo:margin-top="0in" fo:margin-bottom="0in" table:align="left" style:writing-mode="lr-tb"/>
    </style:style>
    <style:style style:name="Table18.A" style:family="table-column">
      <style:table-column-properties style:column-width="0.6993in"/>
    </style:style>
    <style:style style:name="Table18.B" style:family="table-column">
      <style:table-column-properties style:column-width="3.7507in"/>
    </style:style>
    <style:style style:name="Table18.C" style:family="table-column">
      <style:table-column-properties style:column-width="1.7in"/>
    </style:style>
    <style:style style:name="Table18.1" style:family="table-row">
      <style:table-row-properties fo:keep-together="auto"/>
    </style:style>
    <style:style style:name="Table18.A1" style:family="table-cell">
      <style:table-cell-properties style:vertical-align="" fo:padding-left="0.075in" fo:padding-right="0.075in" fo:padding-top="0in" fo:padding-bottom="0in" fo:border-left="none" fo:border-right="none" fo:border-top="none" fo:border-bottom="0.5pt solid #000001"/>
    </style:style>
    <style:style style:name="Table18.A2" style:family="table-cell">
      <style:table-cell-properties style:vertical-align="" fo:padding-left="0.075in" fo:padding-right="0.075in" fo:padding-top="0in" fo:padding-bottom="0in" fo:border-left="none" fo:border-right="none" fo:border-top="0.5pt solid #000001" fo:border-bottom="0.5pt solid #000001"/>
    </style:style>
    <style:style style:name="Table18.A13" style:family="table-cell">
      <style:table-cell-properties style:vertical-align="" fo:padding-left="0.075in" fo:padding-right="0.075in" fo:padding-top="0in" fo:padding-bottom="0in" fo:border-left="none" fo:border-right="none" fo:border-top="0.5pt solid #000001" fo:border-bottom="none"/>
    </style:style>
    <style:style style:name="Table19" style:family="table">
      <style:table-properties style:width="4.8319in" fo:margin-left="-0.075in" fo:margin-top="0in" fo:margin-bottom="0in" table:align="left" style:writing-mode="lr-tb"/>
    </style:style>
    <style:style style:name="Table19.A" style:family="table-column">
      <style:table-column-properties style:column-width="0.6493in"/>
    </style:style>
    <style:style style:name="Table19.B" style:family="table-column">
      <style:table-column-properties style:column-width="1.725in"/>
    </style:style>
    <style:style style:name="Table19.C" style:family="table-column">
      <style:table-column-properties style:column-width="0.7333in"/>
    </style:style>
    <style:style style:name="Table19.D" style:family="table-column">
      <style:table-column-properties style:column-width="1.7236in"/>
    </style:style>
    <style:style style:name="Table19.1" style:family="table-row">
      <style:table-row-properties fo:keep-together="auto"/>
    </style:style>
    <style:style style:name="Table19.A1" style:family="table-cell">
      <style:table-cell-properties style:vertical-align="" fo:padding-left="0.075in" fo:padding-right="0.075in" fo:padding-top="0in" fo:padding-bottom="0in" fo:border-left="none" fo:border-right="none" fo:border-top="none" fo:border-bottom="0.5pt solid #000001"/>
    </style:style>
    <style:style style:name="Table19.A2" style:family="table-cell">
      <style:table-cell-properties style:vertical-align="" fo:padding-left="0.075in" fo:padding-right="0.075in" fo:padding-top="0in" fo:padding-bottom="0in" fo:border-left="none" fo:border-right="none" fo:border-top="0.5pt solid #000001" fo:border-bottom="0.5pt solid #000001"/>
    </style:style>
    <style:style style:name="Table20" style:family="table">
      <style:table-properties style:width="6.1507in" fo:margin-left="-0.075in" fo:margin-top="0in" fo:margin-bottom="0in" table:align="left" style:writing-mode="lr-tb"/>
    </style:style>
    <style:style style:name="Table20.A" style:family="table-column">
      <style:table-column-properties style:column-width="0.575in"/>
    </style:style>
    <style:style style:name="Table20.B" style:family="table-column">
      <style:table-column-properties style:column-width="4in"/>
    </style:style>
    <style:style style:name="Table20.C" style:family="table-column">
      <style:table-column-properties style:column-width="1.5757in"/>
    </style:style>
    <style:style style:name="Table20.1" style:family="table-row">
      <style:table-row-properties fo:keep-together="auto"/>
    </style:style>
    <style:style style:name="Table20.A1" style:family="table-cell">
      <style:table-cell-properties style:vertical-align="" fo:padding-left="0.075in" fo:padding-right="0.075in" fo:padding-top="0in" fo:padding-bottom="0in" fo:border="0.5pt solid #000001"/>
    </style:style>
    <style:style style:name="Table21" style:family="table">
      <style:table-properties style:width="6.15in" fo:margin-left="-0.075in" fo:margin-top="0in" fo:margin-bottom="0in" table:align="left" style:writing-mode="lr-tb"/>
    </style:style>
    <style:style style:name="Table21.A" style:family="table-column">
      <style:table-column-properties style:column-width="0.6993in"/>
    </style:style>
    <style:style style:name="Table21.B" style:family="table-column">
      <style:table-column-properties style:column-width="4in"/>
    </style:style>
    <style:style style:name="Table21.C" style:family="table-column">
      <style:table-column-properties style:column-width="1.4507in"/>
    </style:style>
    <style:style style:name="Table21.1" style:family="table-row">
      <style:table-row-properties fo:keep-together="auto"/>
    </style:style>
    <style:style style:name="Table21.A1" style:family="table-cell">
      <style:table-cell-properties style:vertical-align="" fo:padding-left="0.075in" fo:padding-right="0.075in" fo:padding-top="0in" fo:padding-bottom="0in" fo:border-left="none" fo:border-right="none" fo:border-top="none" fo:border-bottom="0.5pt solid #000001"/>
    </style:style>
    <style:style style:name="Table21.A2" style:family="table-cell">
      <style:table-cell-properties style:vertical-align="" fo:padding-left="0.075in" fo:padding-right="0.075in" fo:padding-top="0in" fo:padding-bottom="0in" fo:border-left="none" fo:border-right="none" fo:border-top="0.5pt solid #000001" fo:border-bottom="0.5pt solid #000001"/>
    </style:style>
    <style:style style:name="Table21.A26"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Table_20_Title">
      <style:paragraph-properties fo:margin-left="0in" fo:margin-right="0in" fo:margin-top="0in" fo:margin-bottom="0in" loext:contextual-spacing="false" fo:orphans="0" fo:widows="0" fo:text-indent="0in" style:auto-text-indent="false" style:vertical-align="auto">
        <style:tab-stops/>
      </style:paragraph-properties>
    </style:style>
    <style:style style:name="P2" style:family="paragraph" style:parent-style-name="Heading_20_6">
      <style:paragraph-properties fo:margin-left="0in" fo:margin-right="0in" fo:text-indent="0in" style:auto-text-indent="false">
        <style:tab-stops/>
      </style:paragraph-properties>
    </style:style>
    <style:style style:name="P3" style:family="paragraph" style:parent-style-name="Heading_20_6">
      <style:paragraph-properties fo:margin-left="0in" fo:margin-right="0in" fo:text-align="end" style:justify-single-word="false" fo:text-indent="0in" style:auto-text-indent="false">
        <style:tab-stops/>
      </style:paragraph-properties>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P6" style:family="paragraph" style:parent-style-name="Standard">
      <style:paragraph-properties fo:margin-left="0in" fo:margin-right="0in" fo:text-indent="0in" style:auto-text-indent="false"/>
      <style:text-properties fo:color="#000000" style:font-name="Times New Roman" fo:font-size="10pt" fo:language="en" fo:country="US" fo:font-style="italic" style:font-size-asian="10pt" style:language-asian="en" style:country-asian="US" style:font-style-asian="italic"/>
    </style:style>
    <style:style style:name="P7" style:family="paragraph" style:parent-style-name="Standard">
      <style:paragraph-properties fo:margin-left="0in" fo:margin-right="0in"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8" style:family="paragraph" style:parent-style-name="Standard">
      <style:paragraph-properties fo:margin-left="0in" fo:margin-right="0in" fo:text-align="start" style:justify-single-word="false" fo:text-indent="0in" style:auto-text-indent="false">
        <style:tab-stops/>
      </style:paragraph-properties>
    </style:style>
    <style:style style:name="P9" style:family="paragraph" style:parent-style-name="Standard">
      <style:paragraph-properties fo:margin-left="0in" fo:margin-right="0in" fo:text-align="center" style:justify-single-word="false" fo:text-indent="0in" style:auto-text-indent="false"/>
    </style:style>
    <style:style style:name="P10" style:family="paragraph" style:parent-style-name="Standard">
      <style:paragraph-properties fo:margin-left="0in" fo:margin-right="0in" fo:text-align="center" style:justify-single-word="false" fo:text-indent="0in" style:auto-text-indent="false">
        <style:tab-stops/>
      </style:paragraph-properties>
    </style:style>
    <style:style style:name="P11" style:family="paragraph" style:parent-style-name="Standard">
      <style:paragraph-properties fo:margin-left="0in" fo:margin-right="0in" fo:text-align="center" style:justify-single-word="false" fo:orphans="2" fo:widows="2" fo:text-indent="0in" style:auto-text-indent="false"/>
    </style:style>
    <style:style style:name="P12" style:family="paragraph" style:parent-style-name="Standard">
      <style:paragraph-properties fo:margin-left="0in" fo:margin-right="0in" fo:text-align="center" style:justify-single-word="false" fo:orphans="2" fo:widows="2" fo:text-indent="0in" style:auto-text-indent="false">
        <style:tab-stops/>
      </style:paragraph-properties>
    </style:style>
    <style:style style:name="P13" style:family="paragraph" style:parent-style-name="Standard">
      <style:paragraph-properties fo:margin-left="0in" fo:margin-right="0in" fo:text-indent="0in" style:auto-text-indent="false">
        <style:tab-stops/>
      </style:paragraph-properties>
    </style:style>
    <style:style style:name="P14" style:family="paragraph" style:parent-style-name="Standard">
      <style:paragraph-properties fo:margin-left="0in" fo:margin-right="0in" fo:text-align="end" style:justify-single-word="false" fo:text-indent="0in" style:auto-text-indent="false"/>
    </style:style>
    <style:style style:name="P15" style:family="paragraph" style:parent-style-name="Standard">
      <style:paragraph-properties fo:margin-left="0in" fo:margin-right="0in" fo:text-align="end" style:justify-single-word="false" fo:text-indent="0in" style:auto-text-indent="false">
        <style:tab-stops/>
      </style:paragraph-properties>
    </style:style>
    <style:style style:name="P16" style:family="paragraph" style:parent-style-name="Standard">
      <style:paragraph-properties fo:margin-left="0in" fo:margin-right="0in" fo:text-indent="0in" style:auto-text-indent="false">
        <style:tab-stops/>
      </style:paragraph-properties>
      <style:text-properties style:font-name="Times New Roman" fo:font-size="10pt" style:font-name-asian="Arial Unicode MS" style:font-size-asian="10pt"/>
    </style:style>
    <style:style style:name="P17" style:family="paragraph" style:parent-style-name="Standard">
      <style:paragraph-properties fo:margin-left="0in" fo:margin-right="0in" fo:text-align="end" style:justify-single-word="false" fo:text-indent="0in" style:auto-text-indent="false">
        <style:tab-stops/>
      </style:paragraph-properties>
      <style:text-properties style:font-name="Times New Roman" fo:font-size="10pt" style:font-size-asian="10pt"/>
    </style:style>
    <style:style style:name="P18" style:family="paragraph" style:parent-style-name="Standard">
      <style:paragraph-properties fo:margin-left="0in" fo:margin-right="0in" fo:orphans="2" fo:widows="2" fo:text-indent="0in" style:auto-text-indent="false">
        <style:tab-stops/>
      </style:paragraph-properties>
      <style:text-properties style:font-name="Times New Roman" fo:font-size="10pt" style:font-size-asian="10pt"/>
    </style:style>
    <style:style style:name="P19" style:family="paragraph" style:parent-style-name="Standard">
      <style:paragraph-properties fo:margin-left="0in" fo:margin-right="0in" fo:orphans="2" fo:widows="2" fo:text-indent="0in" style:auto-text-indent="false"/>
    </style:style>
    <style:style style:name="P20" style:family="paragraph" style:parent-style-name="Standard">
      <style:paragraph-properties fo:margin-left="0in" fo:margin-right="0in" fo:orphans="2" fo:widows="2" fo:text-indent="0in" style:auto-text-indent="false">
        <style:tab-stops/>
      </style:paragraph-properties>
    </style:style>
    <style:style style:name="P21" style:family="paragraph" style:parent-style-name="Standard">
      <style:paragraph-properties fo:margin-left="0in" fo:margin-right="0in" fo:margin-top="0in" fo:margin-bottom="0in" loext:contextual-spacing="false" fo:orphans="0" fo:widows="0" fo:text-indent="0in" style:auto-text-indent="false" style:vertical-align="auto">
        <style:tab-stops/>
      </style:paragraph-properties>
    </style:style>
    <style:style style:name="P22" style:family="paragraph" style:parent-style-name="Standard">
      <style:paragraph-properties fo:margin-left="0.5in" fo:margin-right="0in" fo:text-align="center" style:justify-single-word="false" fo:text-indent="0in" style:auto-text-indent="false"/>
    </style:style>
    <style:style style:name="P23" style:family="paragraph" style:parent-style-name="Standard">
      <style:paragraph-properties fo:margin-left="0.5in" fo:margin-right="0in" fo:text-align="center" style:justify-single-word="false" fo:text-indent="0in" style:auto-text-indent="false">
        <style:tab-stops/>
      </style:paragraph-properties>
    </style:style>
    <style:style style:name="P24" style:family="paragraph" style:parent-style-name="Heading_20_7">
      <style:paragraph-properties fo:margin-left="0in" fo:margin-right="0in" fo:text-indent="0in" style:auto-text-indent="false"/>
    </style:style>
    <style:style style:name="P25" style:family="paragraph" style:parent-style-name="Heading_20_1" style:list-style-name="">
      <style:paragraph-properties fo:margin-left="0in" fo:margin-right="0in" fo:text-indent="0in" style:auto-text-indent="false">
        <style:tab-stops/>
      </style:paragraph-properties>
    </style:style>
    <style:style style:name="P26" style:family="paragraph" style:parent-style-name="Heading_20_2" style:list-style-name="">
      <style:paragraph-properties fo:margin-left="0in" fo:margin-right="0in" fo:text-indent="0in" style:auto-text-indent="false"/>
    </style:style>
    <style:style style:name="P27" style:family="paragraph" style:parent-style-name="Heading_20_2" style:list-style-name="">
      <style:paragraph-properties fo:margin-left="0in" fo:margin-right="0in" fo:text-align="end" style:justify-single-word="false" fo:text-indent="0in" style:auto-text-indent="false">
        <style:tab-stops/>
      </style:paragraph-properties>
    </style:style>
    <style:style style:name="P28" style:family="paragraph" style:parent-style-name="Heading_20_2" style:list-style-name="">
      <style:paragraph-properties fo:margin-left="0in" fo:margin-right="0in" fo:text-indent="0in" style:auto-text-indent="false">
        <style:tab-stops/>
      </style:paragraph-properties>
    </style:style>
    <style:style style:name="P29" style:family="paragraph" style:parent-style-name="Preformatted" style:master-page-name="Standard">
      <style:paragraph-properties fo:margin-left="0in" fo:margin-right="0in" fo:orphans="2" fo:widows="2" fo:text-indent="0in" style:auto-text-indent="false" style:page-number="auto"/>
    </style:style>
    <style:style style:name="P30" style:family="paragraph" style:parent-style-name="Heading_20_4">
      <style:paragraph-properties fo:margin-left="0in" fo:margin-right="0in" fo:text-indent="0in" style:auto-text-indent="false"/>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style:font-size-asian="10pt"/>
    </style:style>
    <style:style style:name="T4" style:family="text">
      <style:text-properties style:font-name="Times New Roman" fo:font-size="10pt" fo:font-weight="bold" style:font-size-asian="10pt" style:font-weight-asian="bold"/>
    </style:style>
    <style:style style:name="T5" style:family="text">
      <style:text-properties style:font-name="Times New Roman" fo:font-size="10pt" fo:font-style="italic" style:font-size-asian="10pt" style:font-style-asian="italic"/>
    </style:style>
    <style:style style:name="T6" style:family="text">
      <style:text-properties fo:color="#000000" style:font-name="Times New Roman" fo:font-size="18pt" fo:language="en" fo:country="US" style:font-size-asian="18pt" style:language-asian="en" style:country-asian="US"/>
    </style:style>
    <style:style style:name="T7" style:family="text">
      <style:text-properties fo:color="#000000" style:font-name="Times New Roman" fo:font-size="18pt" fo:language="en" fo:country="US" style:text-underline-style="none" style:font-size-asian="18pt" style:language-asian="en" style:country-asian="US"/>
    </style:style>
    <style:style style:name="T8" style:family="text">
      <style:text-properties fo:color="#000000" style:font-name="Times New Roman" fo:font-size="18pt" fo:language="en" fo:country="US" fo:font-weight="normal" style:font-size-asian="18pt" style:language-asian="en" style:country-asian="US" style:font-weight-asian="normal"/>
    </style:style>
    <style:style style:name="T9" style:family="text">
      <style:text-properties fo:color="#000000" style:font-name="Times New Roman" fo:font-size="10pt" fo:language="en" fo:country="US" style:font-size-asian="10pt" style:language-asian="en" style:country-asian="US"/>
    </style:style>
    <style:style style:name="T10" style:family="text">
      <style:text-properties fo:color="#000000" style:font-name="Times New Roman" fo:font-size="10pt" fo:language="en" fo:country="US" fo:font-style="italic" style:font-size-asian="10pt" style:language-asian="en" style:country-asian="US" style:font-style-asian="italic"/>
    </style:style>
    <style:style style:name="T11" style:family="text">
      <style:text-properties fo:color="#000000" style:font-name="Times New Roman" fo:font-size="10pt" fo:language="en" fo:country="US" fo:font-weight="bold" style:font-size-asian="10pt" style:language-asian="en" style:country-asian="US" style:font-weight-asian="bold"/>
    </style:style>
    <style:style style:name="T12" style:family="text">
      <style:text-properties fo:color="#000000" style:font-name="Times New Roman" fo:font-size="12pt" fo:language="en" fo:country="US" fo:font-weight="normal" style:font-size-asian="12pt" style:language-asian="en" style:country-asian="US" style:font-weight-asian="normal"/>
    </style:style>
    <style:style style:name="T13" style:family="text">
      <style:text-properties fo:color="#000000" style:font-name="Times New Roman" fo:font-size="11pt" fo:language="en" fo:country="US" fo:font-weight="normal" style:font-size-asian="11pt" style:language-asian="en" style:country-asian="US" style:font-weight-asian="normal"/>
    </style:style>
    <style:style style:name="T14" style:family="text">
      <style:text-properties fo:color="#000000" style:font-name="Times New Roman"/>
    </style:style>
    <style:style style:name="T15" style:family="text">
      <style:text-properties fo:font-weight="normal" style:font-weight-asian="normal"/>
    </style:style>
    <style:style style:name="T16" style:family="text">
      <style:text-properties style:text-position="super 58%" style:font-name="Times New Roman" fo:font-size="10pt" fo:font-weight="bold" style:font-size-asian="10pt" style:font-weight-asian="bold"/>
    </style:style>
    <style:style style:name="T17" style:family="text">
      <style:text-properties style:text-position="super 58%" style:font-name="Times New Roman" fo:font-size="10pt" style:font-size-asian="10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2">This material is Open Game Content, and is licensed for public use under the terms of the Open Game License v1.0a.</text:span></text:p>
      <text:h text:style-name="P24" text:outline-level="7"><text:span text:style-name="T6">EPIC MAGIC ITEMS 1</text:span></text:h>
      <text:p text:style-name="P5"/>
      <text:p text:style-name="P4"><text:span text:style-name="T9">While not truly an artifact, the epic magic item is a creation of such power that it surpasses other magic items</text:span><text:span text:style-name="T10">. </text:span><text:span text:style-name="T9">Epic magic items are objects of great power and value. The following are typical characteristics of an epic magic item. In general, an item with even one of these characteristics is an epic magic item. </text:span></text:p>
      <text:p text:style-name="P4"><text:span text:style-name="T9">• Grants a bonus on attacks or damage greater than +5. </text:span></text:p>
      <text:p text:style-name="P4"><text:span text:style-name="T9">• Grants an enhancement bonus to armor higher than +5. </text:span></text:p>
      <text:p text:style-name="P4"><text:span text:style-name="T9">• Has a special ability with a market price modifier greater than +5. </text:span></text:p>
      <text:p text:style-name="P4"><text:span text:style-name="T9">• Grants an armor bonus of greater than +10 (not including magic armor’s enhancement bonus). </text:span></text:p>
      <text:p text:style-name="P4"><text:span text:style-name="T9">• Grants a natural armor, deflection, or resistance bonus greater than +5. </text:span></text:p>
      <text:p text:style-name="P4"><text:span text:style-name="T9">• Grants an enhancement bonus to an ability score greater than +6. </text:span></text:p>
      <text:p text:style-name="P4"><text:span text:style-name="T9">• Grants an enhancement bonus on a skill check greater than +30. </text:span></text:p>
      <text:p text:style-name="P4"><text:span text:style-name="T9">• Mimics a spell of an effective level higher than 9th. </text:span></text:p>
      <text:p text:style-name="P4"><text:span text:style-name="T9">• Has a caster level above 20th. </text:span></text:p>
      <text:p text:style-name="P4"><text:span text:style-name="T9">• Has a market price above 200,000 gp, not including material costs for armor or weapons, material component- or experience point-based costs, or additional value for intelligent items. </text:span></text:p>
      <text:p text:style-name="P4"><text:span text:style-name="T9">An epic magic item that grants a bonus beyond those allowed for normal magic items</text:span><text:span text:style-name="T10"> </text:span><text:span text:style-name="T9">has a higher market price than indicated by the formulas for non-epic items. </text:span></text:p>
      <text:p text:style-name="P4"><text:span text:style-name="T9">Epic magic items are not artifacts. They are not unique, though they are certainly very rare, and anyone with the proper item creation feats can build them. Even an epic magic item can never grant a dodge bonus, and the maximum inherent bonus that can be applied to an ability score is +5. An epic magic item cannot be created that uses or mimics an epic spell. A major artifact might be able to mimic such a spell, however. </text:span></text:p>
      <text:p text:style-name="P5"/>
      <text:h text:style-name="P26" text:outline-level="2"><text:span text:style-name="T12">CREATING EPIC MAGIC ITEMS </text:span></text:h>
      <text:p text:style-name="P4"><text:span text:style-name="T9">The process of creating an epic magic item is very similar to creating a nonepic magic item. However, certain important differences exist. </text:span></text:p>
      <text:p text:style-name="P5"/>
      <text:h text:style-name="P26" text:outline-level="2"><text:span text:style-name="T12">CASTER LEVEL </text:span></text:h>
      <text:p text:style-name="P4"><text:span text:style-name="T9">Spells with an effective level of 10th or higher are possible at epic levels. Because these spell slots aren’t automatically gained at a particular level like 0- to 9th-level spells are, they don’t have a minimum caster level. For this reason, the minimum caster level for any spell of 10th level or higher is set at 11 + spell level. </text:span></text:p>
      <text:p text:style-name="P5"/>
      <text:h text:style-name="P26" text:outline-level="2"><text:span text:style-name="T12">PREREQUISITES </text:span></text:h>
      <text:p text:style-name="P4"><text:span text:style-name="T9">In addition to the materials and tools required for nonepic magic items</text:span><text:span text:style-name="T10">, </text:span><text:span text:style-name="T9">any epic magic item requires at least two item creation feats: the epic and nonepic version.</text:span></text:p>
      <text:p text:style-name="P5"/>
      <text:h text:style-name="P26" text:outline-level="2"><text:span text:style-name="T12">MARKET PRICE </text:span></text:h>
      <text:p text:style-name="P4"><text:span text:style-name="T9">Use the guidelines for nonepic magic items</text:span><text:span text:style-name="T10"> </text:span><text:span text:style-name="T9">to determine the market price of an epic magic item, with one addition: If the item gives a bonus beyond the limit allowed in for normal, nonepic magic items</text:span><text:span text:style-name="T10">, </text:span><text:span text:style-name="T9">multiply the portion of the market price derived from that characteristic by 10. Some epic characteristics, such as caster level, don’t trigger this multiplier. </text:span></text:p>
      <text:p text:style-name="P5"/>
      <text:h text:style-name="P26" text:outline-level="2"><text:soft-page-break/><text:span text:style-name="T13">EXPERIENCE POINT COST </text:span></text:h>
      <text:p text:style-name="P4"><text:span text:style-name="T9">The experience point cost to create an epic magic item is determined differently than for a normal magic item. For all epic magic items other than scrolls, divide the market price by 100, then add 10,000 XP to the result. The final number is the experience point cost to create the item. </text:span></text:p>
      <text:p text:style-name="P4"><text:span text:style-name="T9">For epic scrolls, divide the market price by 25 (as normal for creating a nonepic scroll), then add 1,000 XP to the result. The final number is the experience point cost to create the epic scroll. </text:span></text:p>
      <text:p text:style-name="P5"/>
      <text:h text:style-name="P26" text:outline-level="2"><text:span text:style-name="T13">MAGIC ITEM DESCRIPTIONS </text:span></text:h>
      <text:p text:style-name="P4"><text:span text:style-name="T9">In the following sections, each general type of magic item, such as armor or scrolls, has an overall description, followed by descriptions of specific items, if any. Each magic item description and table follows the same format used for nonepic magic items</text:span><text:span text:style-name="T10">. </text:span><text:span text:style-name="T9">Specific exceptions are noted as necessary. </text:span></text:p>
      <text:p text:style-name="P5"/>
      <text:h text:style-name="P30" text:outline-level="4"><text:span text:style-name="T7">ARMOR </text:span></text:h>
      <text:p text:style-name="P4"><text:span text:style-name="T9">Except when otherwise stated, epic magic armor and shields follow the rules for nonepic magic armor and shields</text:span><text:span text:style-name="T10">.</text:span></text:p>
      <text:p text:style-name="P4"><text:span text:style-name="T9">There is no limit to the enhancement bonus of epic magic armor or shields, to the market price modifier of epic magic armor or shield special abilities, or to the total enhancement bonus and market price modifier of epic magic armor or shields. </text:span></text:p>
      <text:p text:style-name="P5"/>
      <text:h text:style-name="P26" text:outline-level="2"><text:span text:style-name="T12">EPIC ARMOR AND SHIELD BASE PRICE </text:span></text:h>
      <text:p text:style-name="P4"><text:span text:style-name="T9">To find the base price of an epic suit of magic armor or an epic magic shield, roll on Table: Armor and Shields. Note that the +6 to +10 rows apply only to armor and shields that provide an enhancement bonus of +6 to +10 or armor and shields with a single special ability whose market price modifier is +6 to +10. Magic armor and shields with a total effective bonus of +6 to +10 but that have an enhancement bonus of +5 or less and special abilities whose individual market price modifiers are +5 or less use the table for nonepic magic armor</text:span><text:span text:style-name="T10"> </text:span><text:span text:style-name="T9">to determine price. </text:span></text:p>
      <text:p text:style-name="P6"/>
      <text:p text:style-name="P4"><text:span text:style-name="T11">Table: Armor and Shields </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text:span text:style-name="T3">d%</text:span></text:p>
          </table:table-cell>
          <table:table-cell table:style-name="Table1.A1" office:value-type="string">
            <text:p text:style-name="P8"><text:span text:style-name="T3">Enhancement Bonus</text:span></text:p>
          </table:table-cell>
          <table:table-cell table:style-name="Table1.A1" office:value-type="string">
            <text:h text:style-name="P25" text:outline-level="1"><text:span text:style-name="T3">Market Price</text:span></text:h>
          </table:table-cell>
        </table:table-row>
        <table:table-row table:style-name="Table1.1">
          <table:table-cell table:style-name="Table1.A2" office:value-type="string">
            <text:p text:style-name="P10"><text:span text:style-name="T3">01</text:span></text:p>
          </table:table-cell>
          <table:table-cell table:style-name="Table1.A2" office:value-type="string">
            <text:p text:style-name="P13"><text:span text:style-name="T3">+1 shield </text:span><text:span text:style-name="T16">1</text:span></text:p>
          </table:table-cell>
          <table:table-cell table:style-name="Table1.A2" office:value-type="string">
            <text:p text:style-name="P15"><text:span text:style-name="T3">+1,000 gp </text:span></text:p>
          </table:table-cell>
        </table:table-row>
        <table:table-row table:style-name="Table1.1">
          <table:table-cell table:style-name="Table1.A2" office:value-type="string">
            <text:p text:style-name="P9"><text:span text:style-name="T3">02</text:span></text:p>
          </table:table-cell>
          <table:table-cell table:style-name="Table1.A2" office:value-type="string">
            <text:p text:style-name="P4"><text:span text:style-name="T3">+1 armor </text:span><text:span text:style-name="T16">2</text:span></text:p>
          </table:table-cell>
          <table:table-cell table:style-name="Table1.A2" office:value-type="string">
            <text:p text:style-name="P14"><text:span text:style-name="T3">+1,000 gp </text:span></text:p>
          </table:table-cell>
        </table:table-row>
        <table:table-row table:style-name="Table1.1">
          <table:table-cell table:style-name="Table1.A2" office:value-type="string">
            <text:p text:style-name="P9"><text:span text:style-name="T3">03</text:span></text:p>
          </table:table-cell>
          <table:table-cell table:style-name="Table1.A2" office:value-type="string">
            <text:p text:style-name="P4"><text:span text:style-name="T3">+2 shield </text:span><text:span text:style-name="T16">1</text:span></text:p>
          </table:table-cell>
          <table:table-cell table:style-name="Table1.A2" office:value-type="string">
            <text:p text:style-name="P14"><text:span text:style-name="T3">+4,000 gp </text:span></text:p>
          </table:table-cell>
        </table:table-row>
        <table:table-row table:style-name="Table1.1">
          <table:table-cell table:style-name="Table1.A2" office:value-type="string">
            <text:p text:style-name="P9"><text:span text:style-name="T3">04</text:span></text:p>
          </table:table-cell>
          <table:table-cell table:style-name="Table1.A2" office:value-type="string">
            <text:p text:style-name="P4"><text:span text:style-name="T3">+2 armor </text:span><text:span text:style-name="T16">2</text:span></text:p>
          </table:table-cell>
          <table:table-cell table:style-name="Table1.A2" office:value-type="string">
            <text:p text:style-name="P14"><text:span text:style-name="T3">+4,000 gp </text:span></text:p>
          </table:table-cell>
        </table:table-row>
        <table:table-row table:style-name="Table1.1">
          <table:table-cell table:style-name="Table1.A2" office:value-type="string">
            <text:p text:style-name="P9"><text:span text:style-name="T3">05–06</text:span></text:p>
          </table:table-cell>
          <table:table-cell table:style-name="Table1.A2" office:value-type="string">
            <text:p text:style-name="P4"><text:span text:style-name="T3">+3 shield </text:span><text:span text:style-name="T16">1</text:span></text:p>
          </table:table-cell>
          <table:table-cell table:style-name="Table1.A2" office:value-type="string">
            <text:p text:style-name="P14"><text:span text:style-name="T3">+9,000 gp </text:span></text:p>
          </table:table-cell>
        </table:table-row>
        <table:table-row table:style-name="Table1.1">
          <table:table-cell table:style-name="Table1.A2" office:value-type="string">
            <text:p text:style-name="P9"><text:span text:style-name="T3">07–08</text:span></text:p>
          </table:table-cell>
          <table:table-cell table:style-name="Table1.A2" office:value-type="string">
            <text:p text:style-name="P4"><text:span text:style-name="T3">+3 armor </text:span><text:span text:style-name="T16">2</text:span></text:p>
          </table:table-cell>
          <table:table-cell table:style-name="Table1.A2" office:value-type="string">
            <text:p text:style-name="P14"><text:span text:style-name="T3">+9,000 gp </text:span></text:p>
          </table:table-cell>
        </table:table-row>
        <table:table-row table:style-name="Table1.1">
          <table:table-cell table:style-name="Table1.A2" office:value-type="string">
            <text:p text:style-name="P9"><text:span text:style-name="T3">09–12</text:span></text:p>
          </table:table-cell>
          <table:table-cell table:style-name="Table1.A2" office:value-type="string">
            <text:p text:style-name="P4"><text:span text:style-name="T3">+4 shield </text:span><text:span text:style-name="T16">1</text:span></text:p>
          </table:table-cell>
          <table:table-cell table:style-name="Table1.A2" office:value-type="string">
            <text:p text:style-name="P14"><text:span text:style-name="T3">+16,000 gp </text:span></text:p>
          </table:table-cell>
        </table:table-row>
        <table:table-row table:style-name="Table1.1">
          <table:table-cell table:style-name="Table1.A2" office:value-type="string">
            <text:p text:style-name="P9"><text:span text:style-name="T3">13–16</text:span></text:p>
          </table:table-cell>
          <table:table-cell table:style-name="Table1.A2" office:value-type="string">
            <text:p text:style-name="P4"><text:span text:style-name="T3">+4 armor </text:span><text:span text:style-name="T16">2</text:span></text:p>
          </table:table-cell>
          <table:table-cell table:style-name="Table1.A2" office:value-type="string">
            <text:p text:style-name="P14"><text:span text:style-name="T3">+16,000 gp </text:span></text:p>
          </table:table-cell>
        </table:table-row>
        <text:soft-page-break/>
        <table:table-row table:style-name="Table1.1">
          <table:table-cell table:style-name="Table1.A2" office:value-type="string">
            <text:p text:style-name="P9"><text:span text:style-name="T3">17–21</text:span></text:p>
          </table:table-cell>
          <table:table-cell table:style-name="Table1.A2" office:value-type="string">
            <text:p text:style-name="P4"><text:span text:style-name="T3">+5 shield </text:span><text:span text:style-name="T16">1</text:span></text:p>
          </table:table-cell>
          <table:table-cell table:style-name="Table1.A2" office:value-type="string">
            <text:p text:style-name="P14"><text:span text:style-name="T3">+25,000 gp</text:span></text:p>
          </table:table-cell>
        </table:table-row>
        <table:table-row table:style-name="Table1.1">
          <table:table-cell table:style-name="Table1.A2" office:value-type="string">
            <text:p text:style-name="P9"><text:span text:style-name="T3">22–26</text:span></text:p>
          </table:table-cell>
          <table:table-cell table:style-name="Table1.A2" office:value-type="string">
            <text:p text:style-name="P4"><text:span text:style-name="T3">+5 armor </text:span><text:span text:style-name="T16">2</text:span></text:p>
          </table:table-cell>
          <table:table-cell table:style-name="Table1.A2" office:value-type="string">
            <text:p text:style-name="P14"><text:span text:style-name="T3">+25,000 gp </text:span></text:p>
          </table:table-cell>
        </table:table-row>
        <table:table-row table:style-name="Table1.1">
          <table:table-cell table:style-name="Table1.A2" office:value-type="string">
            <text:p text:style-name="P9"><text:span text:style-name="T3">27–30</text:span></text:p>
          </table:table-cell>
          <table:table-cell table:style-name="Table1.A2" office:value-type="string">
            <text:p text:style-name="P4"><text:span text:style-name="T3">+6 shield</text:span></text:p>
          </table:table-cell>
          <table:table-cell table:style-name="Table1.A2" office:value-type="string">
            <text:p text:style-name="P14"><text:span text:style-name="T3">+360,000 gp </text:span></text:p>
          </table:table-cell>
        </table:table-row>
        <table:table-row table:style-name="Table1.1">
          <table:table-cell table:style-name="Table1.A2" office:value-type="string">
            <text:p text:style-name="P9"><text:span text:style-name="T3">31–34</text:span></text:p>
          </table:table-cell>
          <table:table-cell table:style-name="Table1.A2" office:value-type="string">
            <text:p text:style-name="P4"><text:span text:style-name="T3">+6 armor</text:span></text:p>
          </table:table-cell>
          <table:table-cell table:style-name="Table1.A2" office:value-type="string">
            <text:p text:style-name="P14"><text:span text:style-name="T3">+360,000 gp </text:span></text:p>
          </table:table-cell>
        </table:table-row>
        <table:table-row table:style-name="Table1.1">
          <table:table-cell table:style-name="Table1.A2" office:value-type="string">
            <text:p text:style-name="P9"><text:span text:style-name="T3">35–38</text:span></text:p>
          </table:table-cell>
          <table:table-cell table:style-name="Table1.A2" office:value-type="string">
            <text:p text:style-name="P4"><text:span text:style-name="T3">+7 shield</text:span></text:p>
          </table:table-cell>
          <table:table-cell table:style-name="Table1.A2" office:value-type="string">
            <text:p text:style-name="P14"><text:span text:style-name="T3">+490,000 gp </text:span></text:p>
          </table:table-cell>
        </table:table-row>
        <table:table-row table:style-name="Table1.1">
          <table:table-cell table:style-name="Table1.A2" office:value-type="string">
            <text:p text:style-name="P9"><text:span text:style-name="T3">39–42</text:span></text:p>
          </table:table-cell>
          <table:table-cell table:style-name="Table1.A2" office:value-type="string">
            <text:p text:style-name="P4"><text:span text:style-name="T3">+7 armor</text:span></text:p>
          </table:table-cell>
          <table:table-cell table:style-name="Table1.A2" office:value-type="string">
            <text:p text:style-name="P14"><text:span text:style-name="T3">+490,000 gp </text:span></text:p>
          </table:table-cell>
        </table:table-row>
        <table:table-row table:style-name="Table1.1">
          <table:table-cell table:style-name="Table1.A2" office:value-type="string">
            <text:p text:style-name="P9"><text:span text:style-name="T3">43–45</text:span></text:p>
          </table:table-cell>
          <table:table-cell table:style-name="Table1.A2" office:value-type="string">
            <text:p text:style-name="P4"><text:span text:style-name="T3">+8 shield</text:span></text:p>
          </table:table-cell>
          <table:table-cell table:style-name="Table1.A2" office:value-type="string">
            <text:p text:style-name="P14"><text:span text:style-name="T3">+640,000 gp </text:span></text:p>
          </table:table-cell>
        </table:table-row>
        <table:table-row table:style-name="Table1.1">
          <table:table-cell table:style-name="Table1.A2" office:value-type="string">
            <text:p text:style-name="P9"><text:span text:style-name="T3">46–48</text:span></text:p>
          </table:table-cell>
          <table:table-cell table:style-name="Table1.A2" office:value-type="string">
            <text:p text:style-name="P4"><text:span text:style-name="T3">+8 armor</text:span></text:p>
          </table:table-cell>
          <table:table-cell table:style-name="Table1.A2" office:value-type="string">
            <text:p text:style-name="P14"><text:span text:style-name="T3">+640,000 gp </text:span></text:p>
          </table:table-cell>
        </table:table-row>
        <table:table-row table:style-name="Table1.1">
          <table:table-cell table:style-name="Table1.A2" office:value-type="string">
            <text:p text:style-name="P9"><text:span text:style-name="T3">49–50</text:span></text:p>
          </table:table-cell>
          <table:table-cell table:style-name="Table1.A2" office:value-type="string">
            <text:p text:style-name="P4"><text:span text:style-name="T3">+9 shield</text:span></text:p>
          </table:table-cell>
          <table:table-cell table:style-name="Table1.A2" office:value-type="string">
            <text:p text:style-name="P14"><text:span text:style-name="T3">+810,000 gp </text:span></text:p>
          </table:table-cell>
        </table:table-row>
        <text:soft-page-break/>
        <table:table-row table:style-name="Table1.1">
          <table:table-cell table:style-name="Table1.A2" office:value-type="string">
            <text:p text:style-name="P9"><text:span text:style-name="T3">51–52</text:span></text:p>
          </table:table-cell>
          <table:table-cell table:style-name="Table1.A2" office:value-type="string">
            <text:p text:style-name="P4"><text:span text:style-name="T3">+9 armor</text:span></text:p>
          </table:table-cell>
          <table:table-cell table:style-name="Table1.A2" office:value-type="string">
            <text:p text:style-name="P14"><text:span text:style-name="T3">+810,000 gp </text:span></text:p>
          </table:table-cell>
        </table:table-row>
        <table:table-row table:style-name="Table1.1">
          <table:table-cell table:style-name="Table1.A2" office:value-type="string">
            <text:p text:style-name="P9"><text:span text:style-name="T3">53–54</text:span></text:p>
          </table:table-cell>
          <table:table-cell table:style-name="Table1.A2" office:value-type="string">
            <text:p text:style-name="P4"><text:span text:style-name="T3">+10 shield</text:span></text:p>
          </table:table-cell>
          <table:table-cell table:style-name="Table1.A2" office:value-type="string">
            <text:p text:style-name="P14"><text:span text:style-name="T3">+1,000,000 gp </text:span></text:p>
          </table:table-cell>
        </table:table-row>
        <table:table-row table:style-name="Table1.1">
          <table:table-cell table:style-name="Table1.A2" office:value-type="string">
            <text:p text:style-name="P9"><text:span text:style-name="T3">55–56</text:span></text:p>
          </table:table-cell>
          <table:table-cell table:style-name="Table1.A2" office:value-type="string">
            <text:p text:style-name="P4"><text:span text:style-name="T3">+10 armor</text:span></text:p>
          </table:table-cell>
          <table:table-cell table:style-name="Table1.A2" office:value-type="string">
            <text:p text:style-name="P14"><text:span text:style-name="T3">+1,000,000 gp </text:span></text:p>
          </table:table-cell>
        </table:table-row>
        <table:table-row table:style-name="Table1.22">
          <table:table-cell table:style-name="Table1.A2" office:value-type="string">
            <text:p text:style-name="P10"><text:span text:style-name="T3">57–62</text:span></text:p>
          </table:table-cell>
          <table:table-cell table:style-name="Table1.A2" table:number-columns-spanned="2" office:value-type="string">
            <text:p text:style-name="P13"><text:span text:style-name="T3">Specific armor or shield </text:span><text:span text:style-name="T16">3 </text:span></text:p>
          </table:table-cell>
          <table:covered-table-cell/>
        </table:table-row>
        <table:table-row table:style-name="Table1.1">
          <table:table-cell table:style-name="Table1.A2" office:value-type="string">
            <text:p text:style-name="P10"><text:span text:style-name="T3">63–75</text:span></text:p>
          </table:table-cell>
          <table:table-cell table:style-name="Table1.A2" table:number-columns-spanned="2" office:value-type="string">
            <text:p text:style-name="P13"><text:span text:style-name="T3">Armor with special ability and roll again </text:span><text:span text:style-name="T16">4</text:span><text:span text:style-name="T4"> </text:span></text:p>
          </table:table-cell>
          <table:covered-table-cell/>
        </table:table-row>
        <table:table-row table:style-name="Table1.1">
          <table:table-cell table:style-name="Table1.A2" office:value-type="string">
            <text:p text:style-name="P9"><text:span text:style-name="T3">76–98</text:span></text:p>
          </table:table-cell>
          <table:table-cell table:style-name="Table1.A2" table:number-columns-spanned="2" office:value-type="string">
            <text:p text:style-name="P4"><text:span text:style-name="T3">Shield with special ability and roll again</text:span><text:span text:style-name="T4"> </text:span><text:span text:style-name="T16">4</text:span><text:span text:style-name="T4"> </text:span></text:p>
          </table:table-cell>
          <table:covered-table-cell/>
        </table:table-row>
        <table:table-row table:style-name="Table1.22">
          <table:table-cell table:style-name="Table1.A2" office:value-type="string">
            <text:p text:style-name="P10"><text:span text:style-name="T3">99</text:span></text:p>
          </table:table-cell>
          <table:table-cell table:style-name="Table1.A2" table:number-columns-spanned="2" office:value-type="string">
            <text:p text:style-name="P13"><text:span text:style-name="T3">Epic shield </text:span><text:span text:style-name="T16">5</text:span><text:span text:style-name="T3"> </text:span></text:p>
          </table:table-cell>
          <table:covered-table-cell/>
        </table:table-row>
        <table:table-row table:style-name="Table1.22">
          <table:table-cell table:style-name="Table1.A2" office:value-type="string">
            <text:p text:style-name="P9"><text:span text:style-name="T3">100</text:span></text:p>
          </table:table-cell>
          <table:table-cell table:style-name="Table1.A2" table:number-columns-spanned="2" office:value-type="string">
            <text:p text:style-name="P4"><text:span text:style-name="T3">Epic armor </text:span><text:span text:style-name="T16">5</text:span><text:span text:style-name="T3"> </text:span></text:p>
          </table:table-cell>
          <table:covered-table-cell/>
        </table:table-row>
        <table:table-row table:style-name="Table1.1">
          <table:table-cell table:style-name="Table1.A2" table:number-columns-spanned="3" office:value-type="string">
            <text:p text:style-name="P13"><text:span text:style-name="T3">1 Roll also on nonepic magic item Table: Shield Special Abilities. </text:span></text:p>
          </table:table-cell>
          <table:covered-table-cell/>
          <table:covered-table-cell/>
        </table:table-row>
        <text:soft-page-break/>
        <table:table-row table:style-name="Table1.1">
          <table:table-cell table:style-name="Table1.A2" table:number-columns-spanned="3" office:value-type="string">
            <text:p text:style-name="P4"><text:span text:style-name="T3">2 Roll also on nonepic magic item Table: Armor Special Abilities. </text:span></text:p>
          </table:table-cell>
          <table:covered-table-cell/>
          <table:covered-table-cell/>
        </table:table-row>
        <table:table-row table:style-name="Table1.1">
          <table:table-cell table:style-name="Table1.A2" table:number-columns-spanned="3" office:value-type="string">
            <text:p text:style-name="P4"><text:span text:style-name="T3">3 Roll on Table: Specific Epic Magic Armor and Shields. </text:span></text:p>
          </table:table-cell>
          <table:covered-table-cell/>
          <table:covered-table-cell/>
        </table:table-row>
        <table:table-row table:style-name="Table1.1">
          <table:table-cell table:style-name="Table1.A2" table:number-columns-spanned="3" office:value-type="string">
            <text:p text:style-name="P4"><text:span text:style-name="T3">4</text:span><text:span text:style-name="T17"> </text:span><text:span text:style-name="T3">Roll on Table: Armor Special Abilities or Table: Shield Special Abilities. </text:span></text:p>
          </table:table-cell>
          <table:covered-table-cell/>
          <table:covered-table-cell/>
        </table:table-row>
        <table:table-row table:style-name="Table1.22">
          <table:table-cell table:style-name="Table1.A31" table:number-columns-spanned="3" office:value-type="string">
            <text:p text:style-name="P13"><text:span text:style-name="T3">5 Roll on Table: Epic Armor and Shields. </text:span></text:p>
          </table:table-cell>
          <table:covered-table-cell/>
          <table:covered-table-cell/>
        </table:table-row>
      </table:table>
      <text:p text:style-name="P5"/>
      <text:p text:style-name="P4"><text:span text:style-name="T11">Table: Epic Armor and Shields </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text:span text:style-name="T3">d%</text:span></text:p>
          </table:table-cell>
          <table:table-cell table:style-name="Table2.A1" office:value-type="string">
            <text:p text:style-name="P8"><text:span text:style-name="T3">Enhancement Bonus</text:span></text:p>
          </table:table-cell>
          <table:table-cell table:style-name="Table2.A1" office:value-type="string">
            <text:h text:style-name="P25" text:outline-level="1"><text:span text:style-name="T3">Market Price</text:span></text:h>
          </table:table-cell>
        </table:table-row>
        <table:table-row table:style-name="Table2.1">
          <table:table-cell table:style-name="Table2.A2" office:value-type="string">
            <text:p text:style-name="P10"><text:span text:style-name="T3">01–21</text:span></text:p>
          </table:table-cell>
          <table:table-cell table:style-name="Table2.A2" office:value-type="string">
            <text:p text:style-name="P13"><text:span text:style-name="T3">+11</text:span></text:p>
          </table:table-cell>
          <table:table-cell table:style-name="Table2.A2" office:value-type="string">
            <text:p text:style-name="P15"><text:span text:style-name="T3">+1,210,000 gp </text:span></text:p>
          </table:table-cell>
        </table:table-row>
        <table:table-row table:style-name="Table2.1">
          <table:table-cell table:style-name="Table2.A2" office:value-type="string">
            <text:p text:style-name="P9"><text:span text:style-name="T3">22–39</text:span></text:p>
          </table:table-cell>
          <table:table-cell table:style-name="Table2.A2" office:value-type="string">
            <text:p text:style-name="P4"><text:span text:style-name="T3">+12</text:span></text:p>
          </table:table-cell>
          <table:table-cell table:style-name="Table2.A2" office:value-type="string">
            <text:p text:style-name="P14"><text:span text:style-name="T3">+1,440,000 gp </text:span></text:p>
          </table:table-cell>
        </table:table-row>
        <table:table-row table:style-name="Table2.1">
          <table:table-cell table:style-name="Table2.A2" office:value-type="string">
            <text:p text:style-name="P9"><text:span text:style-name="T3">40–54</text:span></text:p>
          </table:table-cell>
          <table:table-cell table:style-name="Table2.A2" office:value-type="string">
            <text:p text:style-name="P4"><text:span text:style-name="T3">+13</text:span></text:p>
          </table:table-cell>
          <table:table-cell table:style-name="Table2.A2" office:value-type="string">
            <text:p text:style-name="P14"><text:span text:style-name="T3">+1,690,000 gp </text:span></text:p>
          </table:table-cell>
        </table:table-row>
        <table:table-row table:style-name="Table2.1">
          <table:table-cell table:style-name="Table2.A2" office:value-type="string">
            <text:p text:style-name="P9"><text:span text:style-name="T3">55–66</text:span></text:p>
          </table:table-cell>
          <table:table-cell table:style-name="Table2.A2" office:value-type="string">
            <text:p text:style-name="P4"><text:span text:style-name="T3">+14</text:span></text:p>
          </table:table-cell>
          <table:table-cell table:style-name="Table2.A2" office:value-type="string">
            <text:p text:style-name="P14"><text:span text:style-name="T3">+1,960,000 gp </text:span></text:p>
          </table:table-cell>
        </table:table-row>
        <table:table-row table:style-name="Table2.1">
          <table:table-cell table:style-name="Table2.A2" office:value-type="string">
            <text:p text:style-name="P9"><text:span text:style-name="T3">67–76</text:span></text:p>
          </table:table-cell>
          <table:table-cell table:style-name="Table2.A2" office:value-type="string">
            <text:p text:style-name="P4"><text:span text:style-name="T3">+15</text:span></text:p>
          </table:table-cell>
          <table:table-cell table:style-name="Table2.A2" office:value-type="string">
            <text:p text:style-name="P14"><text:span text:style-name="T3">+2,250,000 gp </text:span></text:p>
          </table:table-cell>
        </table:table-row>
        <table:table-row table:style-name="Table2.1">
          <table:table-cell table:style-name="Table2.A2" office:value-type="string">
            <text:p text:style-name="P9"><text:span text:style-name="T3">77–84</text:span></text:p>
          </table:table-cell>
          <table:table-cell table:style-name="Table2.A2" office:value-type="string">
            <text:p text:style-name="P4"><text:span text:style-name="T3">+16</text:span></text:p>
          </table:table-cell>
          <table:table-cell table:style-name="Table2.A2" office:value-type="string">
            <text:p text:style-name="P14"><text:span text:style-name="T3">+2,560,000 gp </text:span></text:p>
          </table:table-cell>
        </table:table-row>
        <table:table-row table:style-name="Table2.1">
          <table:table-cell table:style-name="Table2.A2" office:value-type="string">
            <text:p text:style-name="P9"><text:span text:style-name="T3">85–90</text:span></text:p>
          </table:table-cell>
          <table:table-cell table:style-name="Table2.A2" office:value-type="string">
            <text:p text:style-name="P4"><text:span text:style-name="T3">+17</text:span></text:p>
          </table:table-cell>
          <table:table-cell table:style-name="Table2.A2" office:value-type="string">
            <text:p text:style-name="P14"><text:span text:style-name="T3">+2,890,000 gp </text:span></text:p>
          </table:table-cell>
        </table:table-row>
        <table:table-row table:style-name="Table2.1">
          <table:table-cell table:style-name="Table2.A2" office:value-type="string">
            <text:p text:style-name="P9"><text:span text:style-name="T3">91–94</text:span></text:p>
          </table:table-cell>
          <table:table-cell table:style-name="Table2.A2" office:value-type="string">
            <text:p text:style-name="P4"><text:span text:style-name="T3">+18</text:span></text:p>
          </table:table-cell>
          <table:table-cell table:style-name="Table2.A2" office:value-type="string">
            <text:p text:style-name="P14"><text:span text:style-name="T3">+3,240,000 gp </text:span></text:p>
          </table:table-cell>
        </table:table-row>
        <table:table-row table:style-name="Table2.1">
          <table:table-cell table:style-name="Table2.A2" office:value-type="string">
            <text:p text:style-name="P9"><text:span text:style-name="T3">95–97</text:span></text:p>
          </table:table-cell>
          <table:table-cell table:style-name="Table2.A2" office:value-type="string">
            <text:p text:style-name="P4"><text:span text:style-name="T3">+19</text:span></text:p>
          </table:table-cell>
          <table:table-cell table:style-name="Table2.A2" office:value-type="string">
            <text:p text:style-name="P14"><text:span text:style-name="T3">+3,610,000 gp </text:span></text:p>
          </table:table-cell>
        </table:table-row>
        <table:table-row table:style-name="Table2.1">
          <table:table-cell table:style-name="Table2.A2" office:value-type="string">
            <text:p text:style-name="P9"><text:span text:style-name="T3">98–99</text:span></text:p>
          </table:table-cell>
          <table:table-cell table:style-name="Table2.A2" office:value-type="string">
            <text:p text:style-name="P4"><text:span text:style-name="T3">+20</text:span></text:p>
          </table:table-cell>
          <table:table-cell table:style-name="Table2.A2" office:value-type="string">
            <text:p text:style-name="P14"><text:span text:style-name="T3">+4,000,000 gp </text:span></text:p>
          </table:table-cell>
        </table:table-row>
        <table:table-row table:style-name="Table2.1">
          <table:table-cell table:style-name="Table2.A2" office:value-type="string">
            <text:p text:style-name="P9"><text:span text:style-name="T3">100</text:span></text:p>
          </table:table-cell>
          <table:table-cell table:style-name="Table2.A2" office:value-type="string">
            <text:p text:style-name="P4"><text:span text:style-name="T3">Roll again and add +10 to bonus </text:span><text:span text:style-name="T16">1</text:span></text:p>
          </table:table-cell>
          <table:table-cell table:style-name="Table2.A2" office:value-type="string">
            <text:p text:style-name="P14"><text:span text:style-name="T16">2</text:span></text:p>
          </table:table-cell>
        </table:table-row>
        <table:table-row table:style-name="Table2.1">
          <table:table-cell table:style-name="Table2.A2" table:number-columns-spanned="2" office:value-type="string">
            <text:p text:style-name="P13"><text:span text:style-name="T3">1 This is cumulative if rolled multiple times. </text:span></text:p>
          </table:table-cell>
          <table:covered-table-cell/>
          <table:table-cell table:style-name="Table2.A2" office:value-type="string">
            <text:p text:style-name="P16"/>
          </table:table-cell>
        </table:table-row>
        <table:table-row table:style-name="Table2.1">
          <table:table-cell table:style-name="Table2.A14" table:number-columns-spanned="3" office:value-type="string">
            <text:p text:style-name="P13"><text:span text:style-name="T3">2 For enhancement bonuses higher than +20, the market price modifier is equal to the square of the bonus x10,000 gp. </text:span></text:p>
          </table:table-cell>
          <table:covered-table-cell/>
          <table:covered-table-cell/>
        </table:table-row>
      </table:table>
      <text:p text:style-name="P5"/>
      <text:p text:style-name="P4"><text:span text:style-name="T11">Table: Random Armor Type </text:span></text:p>
      <table:table table:name="Table3" table:style-name="Table3">
        <table:table-column table:style-name="Table3.A"/>
        <table:table-column table:style-name="Table3.B"/>
        <table:table-column table:style-name="Table3.C"/>
        <text:soft-page-break/>
        <table:table-row table:style-name="Table3.1">
          <table:table-cell table:style-name="Table3.A1" office:value-type="string">
            <text:p text:style-name="P10"><text:span text:style-name="T4">d%</text:span></text:p>
          </table:table-cell>
          <table:table-cell table:style-name="Table3.A1" office:value-type="string">
            <text:p text:style-name="P13"><text:span text:style-name="T4">Armor</text:span></text:p>
          </table:table-cell>
          <table:table-cell table:style-name="Table3.A1" office:value-type="string">
            <text:p text:style-name="P15"><text:span text:style-name="T4">Armor Cost</text:span><text:span text:style-name="T16"> 1</text:span></text:p>
          </table:table-cell>
        </table:table-row>
        <table:table-row table:style-name="Table3.1">
          <table:table-cell table:style-name="Table3.A2" office:value-type="string">
            <text:p text:style-name="P10"><text:span text:style-name="T3">01</text:span></text:p>
          </table:table-cell>
          <table:table-cell table:style-name="Table3.A2" office:value-type="string">
            <text:p text:style-name="P13"><text:span text:style-name="T3">Padded</text:span></text:p>
          </table:table-cell>
          <table:table-cell table:style-name="Table3.A2" office:value-type="string">
            <text:p text:style-name="P15"><text:span text:style-name="T3">+155 gp </text:span></text:p>
          </table:table-cell>
        </table:table-row>
        <table:table-row table:style-name="Table3.1">
          <table:table-cell table:style-name="Table3.A2" office:value-type="string">
            <text:p text:style-name="P9"><text:span text:style-name="T3">02</text:span></text:p>
          </table:table-cell>
          <table:table-cell table:style-name="Table3.A2" office:value-type="string">
            <text:p text:style-name="P4"><text:span text:style-name="T3">Leather</text:span></text:p>
          </table:table-cell>
          <table:table-cell table:style-name="Table3.A2" office:value-type="string">
            <text:p text:style-name="P14"><text:span text:style-name="T3">+160 gp </text:span></text:p>
          </table:table-cell>
        </table:table-row>
        <table:table-row table:style-name="Table3.1">
          <table:table-cell table:style-name="Table3.A2" office:value-type="string">
            <text:p text:style-name="P9"><text:span text:style-name="T3">03–12</text:span></text:p>
          </table:table-cell>
          <table:table-cell table:style-name="Table3.A2" office:value-type="string">
            <text:p text:style-name="P4"><text:span text:style-name="T3">Hide</text:span></text:p>
          </table:table-cell>
          <table:table-cell table:style-name="Table3.A2" office:value-type="string">
            <text:p text:style-name="P14"><text:span text:style-name="T3">+165 gp </text:span></text:p>
          </table:table-cell>
        </table:table-row>
        <table:table-row table:style-name="Table3.1">
          <table:table-cell table:style-name="Table3.A2" office:value-type="string">
            <text:p text:style-name="P9"><text:span text:style-name="T3">13–27</text:span></text:p>
          </table:table-cell>
          <table:table-cell table:style-name="Table3.A2" office:value-type="string">
            <text:p text:style-name="P4"><text:span text:style-name="T3">Studded leather</text:span></text:p>
          </table:table-cell>
          <table:table-cell table:style-name="Table3.A2" office:value-type="string">
            <text:p text:style-name="P14"><text:span text:style-name="T3">+175 gp </text:span></text:p>
          </table:table-cell>
        </table:table-row>
        <table:table-row table:style-name="Table3.1">
          <table:table-cell table:style-name="Table3.A2" office:value-type="string">
            <text:p text:style-name="P9"><text:span text:style-name="T3">28–42</text:span></text:p>
          </table:table-cell>
          <table:table-cell table:style-name="Table3.A2" office:value-type="string">
            <text:p text:style-name="P4"><text:span text:style-name="T3">Chain shirt </text:span><text:span text:style-name="T16">2</text:span></text:p>
          </table:table-cell>
          <table:table-cell table:style-name="Table3.A2" office:value-type="string">
            <text:p text:style-name="P14"><text:span text:style-name="T3">+250 gp</text:span></text:p>
          </table:table-cell>
        </table:table-row>
        <table:table-row table:style-name="Table3.1">
          <table:table-cell table:style-name="Table3.A2" office:value-type="string">
            <text:p text:style-name="P9"><text:span text:style-name="T3">43</text:span></text:p>
          </table:table-cell>
          <table:table-cell table:style-name="Table3.A2" office:value-type="string">
            <text:p text:style-name="P4"><text:span text:style-name="T3">Scale mail </text:span><text:span text:style-name="T16">2</text:span></text:p>
          </table:table-cell>
          <table:table-cell table:style-name="Table3.A2" office:value-type="string">
            <text:p text:style-name="P14"><text:span text:style-name="T3">+200 gp </text:span></text:p>
          </table:table-cell>
        </table:table-row>
        <table:table-row table:style-name="Table3.1">
          <table:table-cell table:style-name="Table3.A2" office:value-type="string">
            <text:p text:style-name="P9"><text:span text:style-name="T3">44</text:span></text:p>
          </table:table-cell>
          <table:table-cell table:style-name="Table3.A2" office:value-type="string">
            <text:p text:style-name="P4"><text:span text:style-name="T3">Chainmail </text:span><text:span text:style-name="T16">2</text:span></text:p>
          </table:table-cell>
          <table:table-cell table:style-name="Table3.A2" office:value-type="string">
            <text:p text:style-name="P14"><text:span text:style-name="T3">+300 gp </text:span></text:p>
          </table:table-cell>
        </table:table-row>
        <table:table-row table:style-name="Table3.1">
          <table:table-cell table:style-name="Table3.A2" office:value-type="string">
            <text:p text:style-name="P9"><text:span text:style-name="T3">45–57</text:span></text:p>
          </table:table-cell>
          <table:table-cell table:style-name="Table3.A2" office:value-type="string">
            <text:p text:style-name="P4"><text:span text:style-name="T3">Breastplate </text:span><text:span text:style-name="T16">2</text:span></text:p>
          </table:table-cell>
          <table:table-cell table:style-name="Table3.A2" office:value-type="string">
            <text:p text:style-name="P14"><text:span text:style-name="T3">+350 gp </text:span></text:p>
          </table:table-cell>
        </table:table-row>
        <table:table-row table:style-name="Table3.1">
          <table:table-cell table:style-name="Table3.A2" office:value-type="string">
            <text:p text:style-name="P9"><text:span text:style-name="T3">58</text:span></text:p>
          </table:table-cell>
          <table:table-cell table:style-name="Table3.A2" office:value-type="string">
            <text:p text:style-name="P4"><text:span text:style-name="T3">Splint mail </text:span><text:span text:style-name="T16">2</text:span></text:p>
          </table:table-cell>
          <table:table-cell table:style-name="Table3.A2" office:value-type="string">
            <text:p text:style-name="P14"><text:span text:style-name="T3">+350 gp </text:span></text:p>
          </table:table-cell>
        </table:table-row>
        <table:table-row table:style-name="Table3.1">
          <table:table-cell table:style-name="Table3.A2" office:value-type="string">
            <text:p text:style-name="P9"><text:span text:style-name="T3">59</text:span></text:p>
          </table:table-cell>
          <table:table-cell table:style-name="Table3.A2" office:value-type="string">
            <text:p text:style-name="P4"><text:span text:style-name="T3">Banded mail </text:span><text:span text:style-name="T16">2</text:span></text:p>
          </table:table-cell>
          <table:table-cell table:style-name="Table3.A2" office:value-type="string">
            <text:p text:style-name="P14"><text:span text:style-name="T3">+400 gp </text:span></text:p>
          </table:table-cell>
        </table:table-row>
        <table:table-row table:style-name="Table3.1">
          <table:table-cell table:style-name="Table3.A2" office:value-type="string">
            <text:p text:style-name="P9"><text:span text:style-name="T3">60</text:span></text:p>
          </table:table-cell>
          <table:table-cell table:style-name="Table3.A2" office:value-type="string">
            <text:p text:style-name="P4"><text:span text:style-name="T3">Half-plate </text:span><text:span text:style-name="T16">2</text:span></text:p>
          </table:table-cell>
          <table:table-cell table:style-name="Table3.A2" office:value-type="string">
            <text:p text:style-name="P14"><text:span text:style-name="T3">+750 gp </text:span></text:p>
          </table:table-cell>
        </table:table-row>
        <table:table-row table:style-name="Table3.1">
          <table:table-cell table:style-name="Table3.A2" office:value-type="string">
            <text:p text:style-name="P9"><text:span text:style-name="T3">61–100</text:span></text:p>
          </table:table-cell>
          <table:table-cell table:style-name="Table3.A2" office:value-type="string">
            <text:p text:style-name="P4"><text:span text:style-name="T3">Full plate </text:span><text:span text:style-name="T16">2</text:span></text:p>
          </table:table-cell>
          <table:table-cell table:style-name="Table3.A2" office:value-type="string">
            <text:p text:style-name="P14"><text:span text:style-name="T3">+1,650 gp </text:span></text:p>
          </table:table-cell>
        </table:table-row>
        <table:table-row table:style-name="Table3.1">
          <table:table-cell table:style-name="Table3.A2" table:number-columns-spanned="3" office:value-type="string">
            <text:p text:style-name="P13"><text:span text:style-name="T3">All magic armor is masterwork armor (with an armor check penalty 1 lower than normal). </text:span></text:p>
          </table:table-cell>
          <table:covered-table-cell/>
          <table:covered-table-cell/>
        </table:table-row>
        <table:table-row table:style-name="Table3.1">
          <table:table-cell table:style-name="Table3.A2" table:number-columns-spanned="3" office:value-type="string">
            <text:p text:style-name="P4"><text:span text:style-name="T3">1 Add to enhancement bonus on Table: Epic Armor and Shields to determine total market price. </text:span></text:p>
          </table:table-cell>
          <table:covered-table-cell/>
          <table:covered-table-cell/>
        </table:table-row>
        <table:table-row table:style-name="Table3.1">
          <table:table-cell table:style-name="Table3.A16" table:number-columns-spanned="3" office:value-type="string">
            <text:p text:style-name="P13"><text:span text:style-name="T3">2 Roll d% to determine material: 01–70 steel; 71–90 mithral; 91–99 adamantine; 100 other. Adjust price accordingly. </text:span></text:p>
          </table:table-cell>
          <table:covered-table-cell/>
          <table:covered-table-cell/>
        </table:table-row>
      </table:table>
      <text:p text:style-name="P5"/>
      <text:p text:style-name="P4"><text:span text:style-name="T11">Table: Random Shield Type </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text:span text:style-name="T3">d%</text:span></text:p>
          </table:table-cell>
          <table:table-cell table:style-name="Table4.A1" office:value-type="string">
            <text:p text:style-name="P8"><text:span text:style-name="T3">Shield</text:span></text:p>
          </table:table-cell>
          <table:table-cell table:style-name="Table4.A1" office:value-type="string">
            <text:h text:style-name="P25" text:outline-level="1"><text:span text:style-name="T3">Shield Cost</text:span><text:span text:style-name="T17"> 1</text:span><text:span text:style-name="T3"> </text:span></text:h>
          </table:table-cell>
        </table:table-row>
        <table:table-row table:style-name="Table4.1">
          <table:table-cell table:style-name="Table4.A2" office:value-type="string">
            <text:p text:style-name="P10"><text:span text:style-name="T3">01–10</text:span></text:p>
          </table:table-cell>
          <table:table-cell table:style-name="Table4.A2" office:value-type="string">
            <text:p text:style-name="P13"><text:span text:style-name="T3">Buckler</text:span></text:p>
          </table:table-cell>
          <table:table-cell table:style-name="Table4.A2" office:value-type="string">
            <text:p text:style-name="P15"><text:span text:style-name="T3">+165 gp </text:span></text:p>
          </table:table-cell>
        </table:table-row>
        <table:table-row table:style-name="Table4.1">
          <table:table-cell table:style-name="Table4.A2" office:value-type="string">
            <text:p text:style-name="P9"><text:span text:style-name="T3">11–15</text:span></text:p>
          </table:table-cell>
          <table:table-cell table:style-name="Table4.A2" office:value-type="string">
            <text:p text:style-name="P4"><text:span text:style-name="T3">Shield, light wooden </text:span><text:span text:style-name="T16">2</text:span></text:p>
          </table:table-cell>
          <table:table-cell table:style-name="Table4.A2" office:value-type="string">
            <text:p text:style-name="P14"><text:span text:style-name="T3">+153 gp </text:span></text:p>
          </table:table-cell>
        </table:table-row>
        <table:table-row table:style-name="Table4.1">
          <table:table-cell table:style-name="Table4.A2" office:value-type="string">
            <text:p text:style-name="P9"><text:span text:style-name="T3">16–20</text:span></text:p>
          </table:table-cell>
          <table:table-cell table:style-name="Table4.A2" office:value-type="string">
            <text:p text:style-name="P4"><text:span text:style-name="T3">Shield, light steel </text:span><text:span text:style-name="T16">3</text:span></text:p>
          </table:table-cell>
          <table:table-cell table:style-name="Table4.A2" office:value-type="string">
            <text:p text:style-name="P14"><text:span text:style-name="T3">+159 gp </text:span></text:p>
          </table:table-cell>
        </table:table-row>
        <table:table-row table:style-name="Table4.1">
          <table:table-cell table:style-name="Table4.A2" office:value-type="string">
            <text:p text:style-name="P9"><text:span text:style-name="T3">21–30</text:span></text:p>
          </table:table-cell>
          <table:table-cell table:style-name="Table4.A2" office:value-type="string">
            <text:p text:style-name="P4"><text:span text:style-name="T3">Shield, heavy wooden </text:span><text:span text:style-name="T16">2</text:span></text:p>
          </table:table-cell>
          <table:table-cell table:style-name="Table4.A2" office:value-type="string">
            <text:p text:style-name="P14"><text:span text:style-name="T3">+157 gp </text:span></text:p>
          </table:table-cell>
        </table:table-row>
        <table:table-row table:style-name="Table4.1">
          <table:table-cell table:style-name="Table4.A2" office:value-type="string">
            <text:p text:style-name="P9"><text:span text:style-name="T3">31–95</text:span></text:p>
          </table:table-cell>
          <table:table-cell table:style-name="Table4.A2" office:value-type="string">
            <text:p text:style-name="P4"><text:span text:style-name="T3">Shield, heavy steel </text:span><text:span text:style-name="T16">3</text:span></text:p>
          </table:table-cell>
          <table:table-cell table:style-name="Table4.A2" office:value-type="string">
            <text:p text:style-name="P14"><text:span text:style-name="T3">+170 gp </text:span></text:p>
          </table:table-cell>
        </table:table-row>
        <table:table-row table:style-name="Table4.1">
          <table:table-cell table:style-name="Table4.A2" office:value-type="string">
            <text:p text:style-name="P9"><text:span text:style-name="T3">96–100</text:span></text:p>
          </table:table-cell>
          <table:table-cell table:style-name="Table4.A2" office:value-type="string">
            <text:p text:style-name="P4"><text:span text:style-name="T3">Shield, tower </text:span><text:span text:style-name="T16">2</text:span></text:p>
          </table:table-cell>
          <table:table-cell table:style-name="Table4.A2" office:value-type="string">
            <text:p text:style-name="P14"><text:span text:style-name="T3">+180 gp </text:span></text:p>
          </table:table-cell>
        </table:table-row>
        <table:table-row table:style-name="Table4.1">
          <table:table-cell table:style-name="Table4.A2" table:number-columns-spanned="3" office:value-type="string">
            <text:p text:style-name="P13"><text:span text:style-name="T3">All magic shields are masterwork shields (with an armor check penalty 1 lower than normal). </text:span></text:p>
          </table:table-cell>
          <table:covered-table-cell/>
          <table:covered-table-cell/>
        </table:table-row>
        <table:table-row table:style-name="Table4.1">
          <table:table-cell table:style-name="Table4.A2" table:number-columns-spanned="3" office:value-type="string">
            <text:p text:style-name="P13"><text:span text:style-name="T3">1 Add to enhancement bonus on Table: Epic Armor and Shields to determine total market price. </text:span></text:p>
          </table:table-cell>
          <table:covered-table-cell/>
          <table:covered-table-cell/>
        </table:table-row>
        <table:table-row table:style-name="Table4.1">
          <table:table-cell table:style-name="Table4.A2" table:number-columns-spanned="3" office:value-type="string">
            <text:p text:style-name="P4"><text:span text:style-name="T3">2</text:span><text:span text:style-name="T17"> </text:span><text:span text:style-name="T3">Roll d% to determine material: 01–70 wood; 71–99 dark-wood; 100 other. Adjust price accordingly. </text:span></text:p>
          </table:table-cell>
          <table:covered-table-cell/>
          <table:covered-table-cell/>
        </table:table-row>
        <table:table-row table:style-name="Table4.1">
          <table:table-cell table:style-name="Table4.A11" table:number-columns-spanned="3" office:value-type="string">
            <text:p text:style-name="P13"><text:span text:style-name="T3">3</text:span><text:span text:style-name="T17"> </text:span><text:span text:style-name="T3">Roll d% to determine material: 01–70 steel; 71–90 mithral; 91–99 adamantine; 100 other. Adjust price accordingly. </text:span></text:p>
          </table:table-cell>
          <table:covered-table-cell/>
          <table:covered-table-cell/>
        </table:table-row>
      </table:table>
      <text:p text:style-name="P5"/>
      <text:p text:style-name="P4"><text:span text:style-name="T11">Table: Armor Special Abilities </text:span></text:p>
      <table:table table:name="Table5" table:style-name="Table5">
        <table:table-column table:style-name="Table5.A"/>
        <table:table-column table:style-name="Table5.B"/>
        <table:table-column table:style-name="Table5.C"/>
        <text:soft-page-break/>
        <table:table-row table:style-name="Table5.1">
          <table:table-cell table:style-name="Table5.A1" office:value-type="string">
            <text:p text:style-name="P10"><text:span text:style-name="T3">d%</text:span></text:p>
          </table:table-cell>
          <table:table-cell table:style-name="Table5.A1" office:value-type="string">
            <text:p text:style-name="P8"><text:span text:style-name="T3">Special Ability</text:span></text:p>
          </table:table-cell>
          <table:table-cell table:style-name="Table5.A1" office:value-type="string">
            <text:h text:style-name="P25" text:outline-level="1"><text:span text:style-name="T3">Market Price Modifier </text:span><text:span text:style-name="T17">1</text:span><text:span text:style-name="T3"> </text:span></text:h>
          </table:table-cell>
        </table:table-row>
        <table:table-row table:style-name="Table5.1">
          <table:table-cell table:style-name="Table5.A2" office:value-type="string">
            <text:p text:style-name="P10"><text:span text:style-name="T3">01–06</text:span></text:p>
          </table:table-cell>
          <table:table-cell table:style-name="Table5.A2" office:value-type="string">
            <text:p text:style-name="P13"><text:span text:style-name="T3">Great invulnerability (10/magic)</text:span></text:p>
          </table:table-cell>
          <table:table-cell table:style-name="Table5.A2" office:value-type="string">
            <text:p text:style-name="P15"><text:span text:style-name="T3">+4 bonus </text:span></text:p>
          </table:table-cell>
        </table:table-row>
        <table:table-row table:style-name="Table5.1">
          <table:table-cell table:style-name="Table5.A2" office:value-type="string">
            <text:p text:style-name="P9"><text:span text:style-name="T3">07–11</text:span></text:p>
          </table:table-cell>
          <table:table-cell table:style-name="Table5.A2" office:value-type="string">
            <text:p text:style-name="P4"><text:span text:style-name="T3">Great invulnerability (15/magic)</text:span></text:p>
          </table:table-cell>
          <table:table-cell table:style-name="Table5.A2" office:value-type="string">
            <text:p text:style-name="P14"><text:span text:style-name="T3">+5 bonus </text:span></text:p>
          </table:table-cell>
        </table:table-row>
        <table:table-row table:style-name="Table5.1">
          <table:table-cell table:style-name="Table5.A2" office:value-type="string">
            <text:p text:style-name="P9"><text:span text:style-name="T3">12–19</text:span></text:p>
          </table:table-cell>
          <table:table-cell table:style-name="Table5.A2" office:value-type="string">
            <text:p text:style-name="P4"><text:span text:style-name="T3">Negating</text:span></text:p>
          </table:table-cell>
          <table:table-cell table:style-name="Table5.A2" office:value-type="string">
            <text:p text:style-name="P14"><text:span text:style-name="T3">+5 bonus </text:span></text:p>
          </table:table-cell>
        </table:table-row>
        <table:table-row table:style-name="Table5.1">
          <table:table-cell table:style-name="Table5.A2" office:value-type="string">
            <text:p text:style-name="P9"><text:span text:style-name="T3">20–26</text:span></text:p>
          </table:table-cell>
          <table:table-cell table:style-name="Table5.A2" office:value-type="string">
            <text:p text:style-name="P4"><text:span text:style-name="T3">Acid warding</text:span></text:p>
          </table:table-cell>
          <table:table-cell table:style-name="Table5.A2" office:value-type="string">
            <text:p text:style-name="P14"><text:span text:style-name="T3">+6 bonus </text:span></text:p>
          </table:table-cell>
        </table:table-row>
        <table:table-row table:style-name="Table5.1">
          <table:table-cell table:style-name="Table5.A2" office:value-type="string">
            <text:p text:style-name="P9"><text:span text:style-name="T3">27–33</text:span></text:p>
          </table:table-cell>
          <table:table-cell table:style-name="Table5.A2" office:value-type="string">
            <text:p text:style-name="P4"><text:span text:style-name="T3">Cold warding</text:span></text:p>
          </table:table-cell>
          <table:table-cell table:style-name="Table5.A2" office:value-type="string">
            <text:p text:style-name="P14"><text:span text:style-name="T3">+6 bonus </text:span></text:p>
          </table:table-cell>
        </table:table-row>
        <table:table-row table:style-name="Table5.1">
          <table:table-cell table:style-name="Table5.A2" office:value-type="string">
            <text:p text:style-name="P9"><text:span text:style-name="T3">34–40</text:span></text:p>
          </table:table-cell>
          <table:table-cell table:style-name="Table5.A2" office:value-type="string">
            <text:p text:style-name="P4"><text:span text:style-name="T3">Fire warding</text:span></text:p>
          </table:table-cell>
          <table:table-cell table:style-name="Table5.A2" office:value-type="string">
            <text:p text:style-name="P14"><text:span text:style-name="T3">+6 bonus </text:span></text:p>
          </table:table-cell>
        </table:table-row>
        <table:table-row table:style-name="Table5.1">
          <table:table-cell table:style-name="Table5.A2" office:value-type="string">
            <text:p text:style-name="P9"><text:span text:style-name="T3">41–44</text:span></text:p>
          </table:table-cell>
          <table:table-cell table:style-name="Table5.A2" office:value-type="string">
            <text:p text:style-name="P4"><text:span text:style-name="T3">Great invulnerability (5/epic)</text:span></text:p>
          </table:table-cell>
          <table:table-cell table:style-name="Table5.A2" office:value-type="string">
            <text:p text:style-name="P14"><text:span text:style-name="T3">+6 bonus </text:span></text:p>
          </table:table-cell>
        </table:table-row>
        <table:table-row table:style-name="Table5.1">
          <table:table-cell table:style-name="Table5.A2" office:value-type="string">
            <text:p text:style-name="P9"><text:span text:style-name="T3">45–50</text:span></text:p>
          </table:table-cell>
          <table:table-cell table:style-name="Table5.A2" office:value-type="string">
            <text:p text:style-name="P4"><text:span text:style-name="T3">Great spell resistance (SR 21)</text:span></text:p>
          </table:table-cell>
          <table:table-cell table:style-name="Table5.A2" office:value-type="string">
            <text:p text:style-name="P14"><text:span text:style-name="T3">+6 bonus </text:span></text:p>
          </table:table-cell>
        </table:table-row>
        <table:table-row table:style-name="Table5.1">
          <table:table-cell table:style-name="Table5.A2" office:value-type="string">
            <text:p text:style-name="P9"><text:span text:style-name="T3">51–57</text:span></text:p>
          </table:table-cell>
          <table:table-cell table:style-name="Table5.A2" office:value-type="string">
            <text:p text:style-name="P4"><text:span text:style-name="T3">Lightning warding</text:span></text:p>
          </table:table-cell>
          <table:table-cell table:style-name="Table5.A2" office:value-type="string">
            <text:p text:style-name="P14"><text:span text:style-name="T3">+6 bonus </text:span></text:p>
          </table:table-cell>
        </table:table-row>
        <table:table-row table:style-name="Table5.1">
          <table:table-cell table:style-name="Table5.A2" office:value-type="string">
            <text:p text:style-name="P9"><text:span text:style-name="T3">58–64</text:span></text:p>
          </table:table-cell>
          <table:table-cell table:style-name="Table5.A2" office:value-type="string">
            <text:p text:style-name="P4"><text:span text:style-name="T3">Sonic warding</text:span></text:p>
          </table:table-cell>
          <table:table-cell table:style-name="Table5.A2" office:value-type="string">
            <text:p text:style-name="P14"><text:span text:style-name="T3">+6 bonus </text:span></text:p>
          </table:table-cell>
        </table:table-row>
        <table:table-row table:style-name="Table5.1">
          <table:table-cell table:style-name="Table5.A2" office:value-type="string">
            <text:p text:style-name="P9"><text:span text:style-name="T3">65–67</text:span></text:p>
          </table:table-cell>
          <table:table-cell table:style-name="Table5.A2" office:value-type="string">
            <text:p text:style-name="P4"><text:span text:style-name="T3">Great invulnerability (10/epic)</text:span></text:p>
          </table:table-cell>
          <table:table-cell table:style-name="Table5.A2" office:value-type="string">
            <text:p text:style-name="P14"><text:span text:style-name="T3">+7 bonus </text:span></text:p>
          </table:table-cell>
        </table:table-row>
        <table:table-row table:style-name="Table5.1">
          <table:table-cell table:style-name="Table5.A2" office:value-type="string">
            <text:p text:style-name="P9"><text:span text:style-name="T3">68–72</text:span></text:p>
          </table:table-cell>
          <table:table-cell table:style-name="Table5.A2" office:value-type="string">
            <text:p text:style-name="P4"><text:span text:style-name="T3">Great spell resistance (SR 23)</text:span></text:p>
          </table:table-cell>
          <table:table-cell table:style-name="Table5.A2" office:value-type="string">
            <text:p text:style-name="P14"><text:span text:style-name="T3">+7 bonus </text:span></text:p>
          </table:table-cell>
        </table:table-row>
        <table:table-row table:style-name="Table5.1">
          <table:table-cell table:style-name="Table5.A2" office:value-type="string">
            <text:p text:style-name="P9"><text:span text:style-name="T3">73–76</text:span></text:p>
          </table:table-cell>
          <table:table-cell table:style-name="Table5.A2" office:value-type="string">
            <text:p text:style-name="P4"><text:span text:style-name="T3">Great spell resistance (SR 25)</text:span></text:p>
          </table:table-cell>
          <table:table-cell table:style-name="Table5.A2" office:value-type="string">
            <text:p text:style-name="P14"><text:span text:style-name="T3">+8 bonus </text:span></text:p>
          </table:table-cell>
        </table:table-row>
        <table:table-row table:style-name="Table5.1">
          <table:table-cell table:style-name="Table5.A2" office:value-type="string">
            <text:p text:style-name="P9"><text:span text:style-name="T3">77–79</text:span></text:p>
          </table:table-cell>
          <table:table-cell table:style-name="Table5.A2" office:value-type="string">
            <text:p text:style-name="P4"><text:span text:style-name="T3">Great spell resistance (SR 27)</text:span></text:p>
          </table:table-cell>
          <table:table-cell table:style-name="Table5.A2" office:value-type="string">
            <text:p text:style-name="P14"><text:span text:style-name="T3">+9 bonus </text:span></text:p>
          </table:table-cell>
        </table:table-row>
        <table:table-row table:style-name="Table5.1">
          <table:table-cell table:style-name="Table5.A16" office:value-type="string">
            <text:p text:style-name="P10"><text:span text:style-name="T3">80–87</text:span></text:p>
          </table:table-cell>
          <table:table-cell table:style-name="Table5.A2" table:number-columns-spanned="2" office:value-type="string">
            <text:p text:style-name="P13"><text:span text:style-name="T3">Roll on nonepic magic item Table: Armor Special Abilities, then roll again on this table. </text:span></text:p>
          </table:table-cell>
          <table:covered-table-cell/>
        </table:table-row>
        <table:table-row table:style-name="Table5.1">
          <table:table-cell table:style-name="Table5.A2" office:value-type="string">
            <text:p text:style-name="P10"><text:span text:style-name="T3">88–95</text:span></text:p>
          </table:table-cell>
          <table:table-cell table:style-name="Table5.A2" table:number-columns-spanned="2" office:value-type="string">
            <text:p text:style-name="P13"><text:span text:style-name="T3">Roll twice on nonepic magic item Table: Armor Special Abilities. </text:span></text:p>
          </table:table-cell>
          <table:covered-table-cell/>
        </table:table-row>
        <table:table-row table:style-name="Table5.1">
          <table:table-cell table:style-name="Table5.A2" office:value-type="string">
            <text:p text:style-name="P9"><text:span text:style-name="T3">96–100</text:span></text:p>
          </table:table-cell>
          <table:table-cell table:style-name="Table5.A2" table:number-columns-spanned="2" office:value-type="string">
            <text:p text:style-name="P4"><text:span text:style-name="T3">Roll twice again </text:span><text:span text:style-name="T16">2</text:span><text:span text:style-name="T4"> </text:span></text:p>
          </table:table-cell>
          <table:covered-table-cell/>
        </table:table-row>
        <table:table-row table:style-name="Table5.1">
          <table:table-cell table:style-name="Table5.A2" table:number-columns-spanned="3" office:value-type="string">
            <text:p text:style-name="P13"><text:span text:style-name="T3">1</text:span><text:span text:style-name="T17"> </text:span><text:span text:style-name="T3">Add to enhancement bonus on Table: Epic Armor and Shields to determine total market price. </text:span></text:p>
          </table:table-cell>
          <table:covered-table-cell/>
          <table:covered-table-cell/>
        </table:table-row>
        <table:table-row table:style-name="Table5.1">
          <table:table-cell table:style-name="Table5.A20" table:number-columns-spanned="3" office:value-type="string">
            <text:p text:style-name="P13"><text:span text:style-name="T3">2 If a special ability is rolled twice, only one counts. If two versions of the same special ability are rolled, use the better. </text:span></text:p>
          </table:table-cell>
          <table:covered-table-cell/>
          <table:covered-table-cell/>
        </table:table-row>
      </table:table>
      <text:p text:style-name="P5"/>
      <text:p text:style-name="P4"><text:span text:style-name="T11">Table: Shield Special Abilities </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0"><text:span text:style-name="T3">d%</text:span></text:p>
          </table:table-cell>
          <table:table-cell table:style-name="Table6.A1" office:value-type="string">
            <text:p text:style-name="P8"><text:span text:style-name="T3">Shield Special Ability</text:span></text:p>
          </table:table-cell>
          <table:table-cell table:style-name="Table6.A1" office:value-type="string">
            <text:h text:style-name="P25" text:outline-level="1"><text:span text:style-name="T3">Market Price Modifier </text:span><text:span text:style-name="T17">1</text:span><text:span text:style-name="T3"> </text:span></text:h>
          </table:table-cell>
        </table:table-row>
        <table:table-row table:style-name="Table6.1">
          <table:table-cell table:style-name="Table6.A2" office:value-type="string">
            <text:p text:style-name="P10"><text:span text:style-name="T3">01–06</text:span></text:p>
          </table:table-cell>
          <table:table-cell table:style-name="Table6.A2" office:value-type="string">
            <text:p text:style-name="P13"><text:span text:style-name="T3">Great invulnerability (10/magic)</text:span></text:p>
          </table:table-cell>
          <table:table-cell table:style-name="Table6.A2" office:value-type="string">
            <text:p text:style-name="P15"><text:span text:style-name="T3">+4 bonus </text:span></text:p>
          </table:table-cell>
        </table:table-row>
        <table:table-row table:style-name="Table6.1">
          <table:table-cell table:style-name="Table6.A2" office:value-type="string">
            <text:p text:style-name="P9"><text:span text:style-name="T3">07–12</text:span></text:p>
          </table:table-cell>
          <table:table-cell table:style-name="Table6.A2" office:value-type="string">
            <text:p text:style-name="P4"><text:span text:style-name="T3">Great invulnerability (15/magic)</text:span></text:p>
          </table:table-cell>
          <table:table-cell table:style-name="Table6.A2" office:value-type="string">
            <text:p text:style-name="P14"><text:span text:style-name="T3">+5 bonus </text:span></text:p>
          </table:table-cell>
        </table:table-row>
        <table:table-row table:style-name="Table6.1">
          <table:table-cell table:style-name="Table6.A2" office:value-type="string">
            <text:p text:style-name="P9"><text:span text:style-name="T3">13–19</text:span></text:p>
          </table:table-cell>
          <table:table-cell table:style-name="Table6.A2" office:value-type="string">
            <text:p text:style-name="P4"><text:span text:style-name="T3">Acid warding</text:span></text:p>
          </table:table-cell>
          <table:table-cell table:style-name="Table6.A2" office:value-type="string">
            <text:p text:style-name="P14"><text:span text:style-name="T3">+6 bonus </text:span></text:p>
          </table:table-cell>
        </table:table-row>
        <table:table-row table:style-name="Table6.1">
          <table:table-cell table:style-name="Table6.A2" office:value-type="string">
            <text:p text:style-name="P9"><text:span text:style-name="T3">20–26</text:span></text:p>
          </table:table-cell>
          <table:table-cell table:style-name="Table6.A2" office:value-type="string">
            <text:p text:style-name="P4"><text:span text:style-name="T3">Cold warding</text:span></text:p>
          </table:table-cell>
          <table:table-cell table:style-name="Table6.A2" office:value-type="string">
            <text:p text:style-name="P14"><text:span text:style-name="T3">+6 bonus </text:span></text:p>
          </table:table-cell>
        </table:table-row>
        <table:table-row table:style-name="Table6.1">
          <table:table-cell table:style-name="Table6.A2" office:value-type="string">
            <text:p text:style-name="P9"><text:span text:style-name="T3">27–33</text:span></text:p>
          </table:table-cell>
          <table:table-cell table:style-name="Table6.A2" office:value-type="string">
            <text:p text:style-name="P4"><text:span text:style-name="T3">Fire warding</text:span></text:p>
          </table:table-cell>
          <table:table-cell table:style-name="Table6.A2" office:value-type="string">
            <text:p text:style-name="P14"><text:span text:style-name="T3">+6 bonus </text:span></text:p>
          </table:table-cell>
        </table:table-row>
        <table:table-row table:style-name="Table6.1">
          <table:table-cell table:style-name="Table6.A2" office:value-type="string">
            <text:p text:style-name="P9"><text:span text:style-name="T3">34–37</text:span></text:p>
          </table:table-cell>
          <table:table-cell table:style-name="Table6.A2" office:value-type="string">
            <text:p text:style-name="P4"><text:span text:style-name="T3">Great invulnerability (5/epic)</text:span></text:p>
          </table:table-cell>
          <table:table-cell table:style-name="Table6.A2" office:value-type="string">
            <text:p text:style-name="P14"><text:span text:style-name="T3">+6 bonus </text:span></text:p>
          </table:table-cell>
        </table:table-row>
        <table:table-row table:style-name="Table6.1">
          <table:table-cell table:style-name="Table6.A2" office:value-type="string">
            <text:p text:style-name="P9"><text:span text:style-name="T3">38–43</text:span></text:p>
          </table:table-cell>
          <table:table-cell table:style-name="Table6.A2" office:value-type="string">
            <text:p text:style-name="P4"><text:span text:style-name="T3">Great spell resistance (SR 21)</text:span></text:p>
          </table:table-cell>
          <table:table-cell table:style-name="Table6.A2" office:value-type="string">
            <text:p text:style-name="P14"><text:span text:style-name="T3">+6 bonus </text:span></text:p>
          </table:table-cell>
        </table:table-row>
        <table:table-row table:style-name="Table6.1">
          <table:table-cell table:style-name="Table6.A2" office:value-type="string">
            <text:p text:style-name="P9"><text:span text:style-name="T3">44–46</text:span></text:p>
          </table:table-cell>
          <table:table-cell table:style-name="Table6.A2" office:value-type="string">
            <text:p text:style-name="P4"><text:span text:style-name="T3">Infinite arrow deflection</text:span></text:p>
          </table:table-cell>
          <table:table-cell table:style-name="Table6.A2" office:value-type="string">
            <text:p text:style-name="P14"><text:span text:style-name="T3">+6 bonus </text:span></text:p>
          </table:table-cell>
        </table:table-row>
        <table:table-row table:style-name="Table6.1">
          <table:table-cell table:style-name="Table6.A2" office:value-type="string">
            <text:p text:style-name="P9"><text:span text:style-name="T3">47–53</text:span></text:p>
          </table:table-cell>
          <table:table-cell table:style-name="Table6.A2" office:value-type="string">
            <text:p text:style-name="P4"><text:span text:style-name="T3">Lightning warding</text:span></text:p>
          </table:table-cell>
          <table:table-cell table:style-name="Table6.A2" office:value-type="string">
            <text:p text:style-name="P14"><text:span text:style-name="T3">+6 bonus </text:span></text:p>
          </table:table-cell>
        </table:table-row>
        <table:table-row table:style-name="Table6.1">
          <table:table-cell table:style-name="Table6.A2" office:value-type="string">
            <text:p text:style-name="P9"><text:span text:style-name="T3">54–60</text:span></text:p>
          </table:table-cell>
          <table:table-cell table:style-name="Table6.A2" office:value-type="string">
            <text:p text:style-name="P4"><text:span text:style-name="T3">Sonic warding</text:span></text:p>
          </table:table-cell>
          <table:table-cell table:style-name="Table6.A2" office:value-type="string">
            <text:p text:style-name="P14"><text:span text:style-name="T3">+6 bonus </text:span></text:p>
          </table:table-cell>
        </table:table-row>
        <table:table-row table:style-name="Table6.1">
          <table:table-cell table:style-name="Table6.A2" office:value-type="string">
            <text:p text:style-name="P9"><text:span text:style-name="T3">61–63</text:span></text:p>
          </table:table-cell>
          <table:table-cell table:style-name="Table6.A2" office:value-type="string">
            <text:p text:style-name="P4"><text:span text:style-name="T3">Great invulnerability (10/epic)</text:span></text:p>
          </table:table-cell>
          <table:table-cell table:style-name="Table6.A2" office:value-type="string">
            <text:p text:style-name="P14"><text:span text:style-name="T3">+7 bonus </text:span></text:p>
          </table:table-cell>
        </table:table-row>
        <table:table-row table:style-name="Table6.1">
          <table:table-cell table:style-name="Table6.A2" office:value-type="string">
            <text:p text:style-name="P9"><text:span text:style-name="T3">64–68</text:span></text:p>
          </table:table-cell>
          <table:table-cell table:style-name="Table6.A2" office:value-type="string">
            <text:p text:style-name="P4"><text:span text:style-name="T3">Great spell resistance (SR 23)</text:span></text:p>
          </table:table-cell>
          <table:table-cell table:style-name="Table6.A2" office:value-type="string">
            <text:p text:style-name="P14"><text:span text:style-name="T3">+7 bonus </text:span></text:p>
          </table:table-cell>
        </table:table-row>
        <table:table-row table:style-name="Table6.1">
          <table:table-cell table:style-name="Table6.A2" office:value-type="string">
            <text:p text:style-name="P9"><text:span text:style-name="T3">69–71</text:span></text:p>
          </table:table-cell>
          <table:table-cell table:style-name="Table6.A2" office:value-type="string">
            <text:p text:style-name="P4"><text:span text:style-name="T3">Exceptional arrow deflection</text:span></text:p>
          </table:table-cell>
          <table:table-cell table:style-name="Table6.A2" office:value-type="string">
            <text:p text:style-name="P14"><text:span text:style-name="T3">+8 bonus </text:span></text:p>
          </table:table-cell>
        </table:table-row>
        <table:table-row table:style-name="Table6.1">
          <table:table-cell table:style-name="Table6.A2" office:value-type="string">
            <text:p text:style-name="P9"><text:span text:style-name="T3">72–75</text:span></text:p>
          </table:table-cell>
          <table:table-cell table:style-name="Table6.A2" office:value-type="string">
            <text:p text:style-name="P4"><text:span text:style-name="T3">Great spell resistance (SR 25)</text:span></text:p>
          </table:table-cell>
          <table:table-cell table:style-name="Table6.A2" office:value-type="string">
            <text:p text:style-name="P14"><text:span text:style-name="T3">+8 bonus </text:span></text:p>
          </table:table-cell>
        </table:table-row>
        <table:table-row table:style-name="Table6.1">
          <table:table-cell table:style-name="Table6.A2" office:value-type="string">
            <text:p text:style-name="P9"><text:span text:style-name="T3">76–78</text:span></text:p>
          </table:table-cell>
          <table:table-cell table:style-name="Table6.A2" office:value-type="string">
            <text:p text:style-name="P4"><text:span text:style-name="T3">Great spell resistance (SR 27)</text:span></text:p>
          </table:table-cell>
          <table:table-cell table:style-name="Table6.A2" office:value-type="string">
            <text:p text:style-name="P14"><text:span text:style-name="T3">+9 bonus </text:span></text:p>
          </table:table-cell>
        </table:table-row>
        <table:table-row table:style-name="Table6.1">
          <table:table-cell table:style-name="Table6.A2" office:value-type="string">
            <text:p text:style-name="P9"><text:span text:style-name="T3">79</text:span></text:p>
          </table:table-cell>
          <table:table-cell table:style-name="Table6.A2" office:value-type="string">
            <text:p text:style-name="P4"><text:span text:style-name="T3">Great reflection</text:span></text:p>
          </table:table-cell>
          <table:table-cell table:style-name="Table6.A2" office:value-type="string">
            <text:p text:style-name="P14"><text:span text:style-name="T3">+10 bonus </text:span></text:p>
          </table:table-cell>
        </table:table-row>
        <table:table-row table:style-name="Table6.18">
          <table:table-cell table:style-name="Table6.A18" office:value-type="string">
            <text:p text:style-name="P10"><text:span text:style-name="T3">80–87</text:span></text:p>
          </table:table-cell>
          <table:table-cell table:style-name="Table6.A2" table:number-columns-spanned="2" office:value-type="string">
            <text:p text:style-name="P13"><text:span text:style-name="T3">Roll on nonepic magic item Table: Shield Special Abilities, then roll again on this table.</text:span></text:p>
          </table:table-cell>
          <table:covered-table-cell/>
        </table:table-row>
        <table:table-row table:style-name="Table6.19">
          <table:table-cell table:style-name="Table6.A2" office:value-type="string">
            <text:p text:style-name="P21"><text:span text:style-name="T14">88–95</text:span></text:p>
          </table:table-cell>
          <table:table-cell table:style-name="Table6.A2" table:number-columns-spanned="2" office:value-type="string">
            <text:p text:style-name="P1"><text:span text:style-name="T1">Roll twice on nonepic magic item Table: Shield Special Abilities.</text:span></text:p>
          </table:table-cell>
          <table:covered-table-cell/>
        </table:table-row>
        <table:table-row table:style-name="Table6.20">
          <table:table-cell table:style-name="Table6.A2" office:value-type="string">
            <text:p text:style-name="P13"><text:span text:style-name="T3">96–100</text:span></text:p>
          </table:table-cell>
          <table:table-cell table:style-name="Table6.A2" table:number-columns-spanned="2" office:value-type="string">
            <text:p text:style-name="P13"><text:span text:style-name="T3">Roll twice again</text:span><text:span text:style-name="T4"> </text:span><text:span text:style-name="T16">2 </text:span></text:p>
          </table:table-cell>
          <table:covered-table-cell/>
        </table:table-row>
        <table:table-row table:style-name="Table6.20">
          <table:table-cell table:style-name="Table6.A2" table:number-columns-spanned="3" office:value-type="string">
            <text:p text:style-name="P13"><text:span text:style-name="T3">1 Add to enhancement bonus on Table: Epic Armor and Shields to determine total market price. </text:span></text:p>
          </table:table-cell>
          <table:covered-table-cell/>
          <table:covered-table-cell/>
        </table:table-row>
        <table:table-row table:style-name="Table6.20">
          <table:table-cell table:style-name="Table6.A22" table:number-columns-spanned="3" office:value-type="string">
            <text:p text:style-name="P13"><text:span text:style-name="T3">2 If you roll a special ability twice, only one counts. If you roll two versions of the same special ability, use the better. </text:span></text:p>
          </table:table-cell>
          <table:covered-table-cell/>
          <table:covered-table-cell/>
        </table:table-row>
      </table:table>
      <text:p text:style-name="P5"/>
      <text:h text:style-name="P26" text:outline-level="2"><text:span text:style-name="T12">EPIC ARMOR AND SHIELD SPECIAL ABILITY DESCRIPTIONS </text:span></text:h>
      <text:p text:style-name="P4"><text:span text:style-name="T9">Most magic armor and shields only have enhancement bonuses. Such items can also have special abilities, such as those detailed below and nonepic abilities</text:span><text:span text:style-name="T10">. </text:span><text:span text:style-name="T9">Armor or a shield with a special ability must have at least a +1 enhancement bonus. </text:span></text:p>
      <text:p text:style-name="P5"/>
      <text:p text:style-name="P4"><text:span text:style-name="T11">Acid Warding: </text:span><text:span text:style-name="T9">The armor absorbs the first 50 points of acid damage per round that the wearer would normally take (similar to the </text:span><text:span text:style-name="T10">resist energy </text:span><text:span text:style-name="T9">spell). </text:span></text:p>
      <text:p text:style-name="P4"><text:soft-page-break/><text:span text:style-name="T10">Caster Level: </text:span><text:span text:style-name="T9">21st; </text:span><text:span text:style-name="T10">Prerequisites: </text:span><text:span text:style-name="T9">Craft Magic Arms and Armor, Craft Epic Magic Arms and Armor, </text:span><text:span text:style-name="T10">protection from energy; Market Price: </text:span><text:span text:style-name="T9">+6 bonus. </text:span></text:p>
      <text:p text:style-name="P4"><text:span text:style-name="T11">Cold Warding: </text:span><text:span text:style-name="T9">The armor absorbs the first 50 points of cold damage per round that the wearer would normally take (similar to the </text:span><text:span text:style-name="T10">resist energy </text:span><text:span text:style-name="T9">spell). </text:span></text:p>
      <text:p text:style-name="P4"><text:span text:style-name="T10">Caster Level: </text:span><text:span text:style-name="T9">21st; </text:span><text:span text:style-name="T10">Prerequisites: </text:span><text:span text:style-name="T9">Craft Magic Arms and Armor, Craft Epic Magic Arms and Armor, </text:span><text:span text:style-name="T10">protection from energy; Market Price: </text:span><text:span text:style-name="T9">+6 bonus. </text:span></text:p>
      <text:p text:style-name="P4"><text:span text:style-name="T11">Exceptional Arrow Deflection: </text:span><text:span text:style-name="T9">This shield functions like a </text:span><text:span text:style-name="T10">shield of arrow deflection </text:span><text:span text:style-name="T9">except that it can deflect any type of ranged attack (including spells that require a ranged touch attack) as if it were an arrow. Any time the bearer would normally be struck by a ranged attack, he or she can make a Reflex saving throw (DC 20). If the ranged attack has an enhancement bonus (or a spell level), the DC increases by that amount. If he or she succeeds, the shield deflects the attack. The bearer must be aware of the attack and not flat-footed. Attempting to deflect a ranged attack doesn’t count as an action. </text:span></text:p>
      <text:p text:style-name="P4"><text:span text:style-name="T10">Caster Level: </text:span><text:span text:style-name="T9">23rd; </text:span><text:span text:style-name="T10">Prerequisites: </text:span><text:span text:style-name="T9">Craft Magic Arms and Armor, Craft Epic Magic Arms and Armor, </text:span><text:span text:style-name="T10">shield, wall of force; Market Price: +</text:span><text:span text:style-name="T9">8 bonus. </text:span></text:p>
      <text:p text:style-name="P4"><text:span text:style-name="T11">Fire Warding: </text:span><text:span text:style-name="T9">The armor absorbs the first 50 points of fire damage per round that the wearer would normally take (similar to the </text:span><text:span text:style-name="T10">resist energy </text:span><text:span text:style-name="T9">spell). </text:span></text:p>
      <text:p text:style-name="P4"><text:span text:style-name="T10">Caster Level: </text:span><text:span text:style-name="T9">21st; </text:span><text:span text:style-name="T10">Prerequisites: </text:span><text:span text:style-name="T9">Craft Magic Arms and Armor, Craft Epic Magic Arms and Armor, </text:span><text:span text:style-name="T10">protection from energy; Market Price: +</text:span><text:span text:style-name="T9">6 bonus. </text:span></text:p>
      <text:p text:style-name="P4"><text:span text:style-name="T11">Great Invulnerability: </text:span><text:span text:style-name="T9">This suit of armor or shield grants the wearer damage reduction. The damage reduction can be 10/magic, 15/magic, 5/epic, or 10/epic, depending on the armor. </text:span></text:p>
      <text:p text:style-name="P4"><text:span text:style-name="T10">Caster Level: </text:span><text:span text:style-name="T9">19th (10/magic), 20th (15/magic), 21st (5/epic), 22nd (10/epic); </text:span><text:span text:style-name="T10">Prerequisites: </text:span><text:span text:style-name="T9">Craft Magic Arms and Armor, Craft Epic Magic Arms and Armor, </text:span><text:span text:style-name="T10">stoneskin, wish, </text:span><text:span text:style-name="T9">or </text:span><text:span text:style-name="T10">miracle; Market Price:+</text:span><text:span text:style-name="T9">4 bonus (10/magic),+5 bonus (15/magic),+6 bonus (5/epic),+7 bonus (10/epic). </text:span></text:p>
      <text:p text:style-name="P4"><text:span text:style-name="T11">Great Reflection: </text:span><text:span text:style-name="T9">Any time its bearer of this shield is targeted with a spell, it automatically reflects the spell back at the caster (as the </text:span><text:span text:style-name="T10">spell turning </text:span><text:span text:style-name="T9">spell). The wearer can lower or raise this effect as a free action (thus allowing beneficial spells in as desired). </text:span></text:p>
      <text:p text:style-name="P4"><text:span text:style-name="T10">Caster Level: </text:span><text:span text:style-name="T9">25th; </text:span><text:span text:style-name="T10">Prerequisites: </text:span><text:span text:style-name="T9">Craft Magic Arms and Armor, Craft Epic Magic Arms and Armor, </text:span><text:span text:style-name="T10">spell turning; Market Price: +</text:span><text:span text:style-name="T9">10 bonus. </text:span></text:p>
      <text:p text:style-name="P4"><text:span text:style-name="T11">Great Spell Resistance: </text:span><text:span text:style-name="T9">This suit of armor or shield grants the wearer spell resistance. The spell resistance can be 21, 23, 25, or 27, depending on the armor. </text:span></text:p>
      <text:p text:style-name="P4"><text:span text:style-name="T10">Caster Level: </text:span><text:span text:style-name="T9">21st (SR 21), 22nd (SR 23), 23rd (SR 25), 24th (SR 27); </text:span><text:span text:style-name="T10">Prerequisites: </text:span><text:span text:style-name="T9">Craft Magic Arms and Armor, Craft Epic Magic Arms and Armor, </text:span><text:span text:style-name="T10">spell resistance; Market Price: +</text:span><text:span text:style-name="T9">6 bonus (SR 21), +7 bonus (SR 23), +8 bonus (SR 25), +9 bonus (SR 27). </text:span></text:p>
      <text:p text:style-name="P4"><text:span text:style-name="T11">Infinite Arrow Deflection: </text:span><text:span text:style-name="T9">This shield functions like a </text:span><text:span text:style-name="T10">shield of arrow deflection</text:span><text:span text:style-name="T9">, though it can deflect any number of projectiles or thrown weapons each round. Any time the bearer would normally be struck by a ranged weapon, he or she can make a Reflex saving throw (DC 20). If the ranged weapon has an enhancement bonus, the DC increases by that amount. If he or she succeeds, the shield deflects the weapon. The bearer must be aware of the attack and not flat-footed. Attempting to deflect a ranged weapon doesn’t count as an action. Exceptional ranged weapons, such as boulders hurled by giants or ranged spells</text:span><text:span text:style-name="T10">, </text:span><text:span text:style-name="T9">can’t be deflected. </text:span></text:p>
      <text:p text:style-name="P4"><text:span text:style-name="T10">Caster Level: </text:span><text:span text:style-name="T9">21st; </text:span><text:span text:style-name="T10">Prerequisites: </text:span><text:span text:style-name="T9">Craft Magic Arms and Armor, Craft Epic Magic Arms and Armor, </text:span><text:span text:style-name="T10">protection from arrows, shield; Market Price: +</text:span><text:span text:style-name="T9">6 bonus. </text:span></text:p>
      <text:p text:style-name="P4"><text:span text:style-name="T11">Lightning Warding: </text:span><text:span text:style-name="T9">The armor absorbs the first 50 points of lightning damage per round that the wearer would normally take (similar to the </text:span><text:span text:style-name="T10">resist energy </text:span><text:span text:style-name="T9">spell). </text:span></text:p>
      <text:p text:style-name="P4"><text:span text:style-name="T10">Caster Level: </text:span><text:span text:style-name="T9">21st; </text:span><text:span text:style-name="T10">Prereq-uisites: </text:span><text:span text:style-name="T9">Craft Magic Arms and Armor, Craft Epic Magic Arms and Armor, </text:span><text:span text:style-name="T10">protection from energy; Market Price: +</text:span><text:span text:style-name="T9">6 bonus. </text:span></text:p>
      <text:p text:style-name="P4"><text:span text:style-name="T11">Negating: </text:span><text:span text:style-name="T9">Immediately after the wearer of this armor is hit with a magic weapon, the armor casts </text:span><text:span text:style-name="T10">greater dispelling </text:span><text:span text:style-name="T9">on the weapon. (In the case of projectile weapons, the armor casts </text:span><text:span text:style-name="T10">greater dispelling </text:span><text:span text:style-name="T9">on the weapon that fired the projectile if it is in range. If it is out of range, the armor does nothing.) No weapon can be affected by the armor more than once per day (regardless of the success of the dispel check). </text:span></text:p>
      <text:p text:style-name="P4"><text:span text:style-name="T10">Caster Level: </text:span><text:span text:style-name="T9">20th; </text:span><text:span text:style-name="T10">Prerequisites: </text:span><text:span text:style-name="T9">Craft Magic Arms and Armor, Craft Epic Magic Arms and Armor, </text:span><text:span text:style-name="T10">greater dispelling; Market Price: +</text:span><text:span text:style-name="T9">5 bonus. </text:span></text:p>
      <text:p text:style-name="P4"><text:span text:style-name="T11">Sonic Warding: </text:span><text:span text:style-name="T9">The armor absorbs the first 50 points of sonic damage per round that the wearer would normally take (similar to the </text:span><text:span text:style-name="T10">resist energy </text:span><text:span text:style-name="T9">spell). </text:span></text:p>
      <text:p text:style-name="P4"><text:span text:style-name="T10">Caster Level: </text:span><text:span text:style-name="T9">21st; </text:span><text:span text:style-name="T10">Prerequisites: </text:span><text:span text:style-name="T9">Craft Magic Arms and Armor, Craft Epic Magic Arms and Armor, </text:span><text:span text:style-name="T10">protection from energy; Market Price: +</text:span><text:span text:style-name="T9">6 bonus. </text:span></text:p>
      <text:p text:style-name="P7"/>
      <text:p text:style-name="P4"><text:span text:style-name="T11">Table: Specific Epic Magic Armor and Shields </text:span></text:p>
      <table:table table:name="Table7" table:style-name="Table7">
        <table:table-column table:style-name="Table7.A"/>
        <table:table-column table:style-name="Table7.B"/>
        <table:table-column table:style-name="Table7.C"/>
        <text:soft-page-break/>
        <table:table-row table:style-name="Table7.1">
          <table:table-cell table:style-name="Table7.A1" office:value-type="string">
            <text:p text:style-name="P10"><text:span text:style-name="T3">d%</text:span></text:p>
          </table:table-cell>
          <table:table-cell table:style-name="Table7.A1" office:value-type="string">
            <text:p text:style-name="P13"><text:span text:style-name="T3">Specific Armor or Shield</text:span></text:p>
          </table:table-cell>
          <table:table-cell table:style-name="Table7.A1" office:value-type="string">
            <text:h text:style-name="P27" text:outline-level="2"><text:span text:style-name="T3">Market Price </text:span></text:h>
          </table:table-cell>
        </table:table-row>
        <table:table-row table:style-name="Table7.1">
          <table:table-cell table:style-name="Table7.A2" office:value-type="string">
            <text:p text:style-name="P10"><text:span text:style-name="T3">01–20</text:span></text:p>
          </table:table-cell>
          <table:table-cell table:style-name="Table7.A2" office:value-type="string">
            <text:p text:style-name="P13"><text:span text:style-name="T3">Shapeshifter’s armor</text:span></text:p>
          </table:table-cell>
          <table:table-cell table:style-name="Table7.A2" office:value-type="string">
            <text:p text:style-name="P15"><text:span text:style-name="T3">400,165 gp </text:span></text:p>
          </table:table-cell>
        </table:table-row>
        <table:table-row table:style-name="Table7.1">
          <table:table-cell table:style-name="Table7.A2" office:value-type="string">
            <text:p text:style-name="P9"><text:span text:style-name="T3">21–40</text:span></text:p>
          </table:table-cell>
          <table:table-cell table:style-name="Table7.A2" office:value-type="string">
            <text:p text:style-name="P4"><text:span text:style-name="T3">Warlord’s breastplate</text:span></text:p>
          </table:table-cell>
          <table:table-cell table:style-name="Table7.A2" office:value-type="string">
            <text:p text:style-name="P14"><text:span text:style-name="T3">416,200 gp </text:span></text:p>
          </table:table-cell>
        </table:table-row>
        <table:table-row table:style-name="Table7.1">
          <table:table-cell table:style-name="Table7.A2" office:value-type="string">
            <text:p text:style-name="P9"><text:span text:style-name="T3">41–57</text:span></text:p>
          </table:table-cell>
          <table:table-cell table:style-name="Table7.A2" office:value-type="string">
            <text:p text:style-name="P4"><text:span text:style-name="T3">Dragonskin armor</text:span></text:p>
          </table:table-cell>
          <table:table-cell table:style-name="Table7.A2" office:value-type="string">
            <text:p text:style-name="P14"><text:span text:style-name="T3">564,550 gp </text:span></text:p>
          </table:table-cell>
        </table:table-row>
        <table:table-row table:style-name="Table7.1">
          <table:table-cell table:style-name="Table7.A2" office:value-type="string">
            <text:p text:style-name="P9"><text:span text:style-name="T3">58–71</text:span></text:p>
          </table:table-cell>
          <table:table-cell table:style-name="Table7.A2" office:value-type="string">
            <text:p text:style-name="P4"><text:span text:style-name="T3">Armor of the celestial battalion</text:span></text:p>
          </table:table-cell>
          <table:table-cell table:style-name="Table7.A2" office:value-type="string">
            <text:p text:style-name="P14"><text:span text:style-name="T3">616,300 gp </text:span></text:p>
          </table:table-cell>
        </table:table-row>
        <table:table-row table:style-name="Table7.1">
          <table:table-cell table:style-name="Table7.A2" office:value-type="string">
            <text:p text:style-name="P9"><text:span text:style-name="T3">72–82</text:span></text:p>
          </table:table-cell>
          <table:table-cell table:style-name="Table7.A2" office:value-type="string">
            <text:p text:style-name="P4"><text:span text:style-name="T3">Armor of the abyssal horde</text:span></text:p>
          </table:table-cell>
          <table:table-cell table:style-name="Table7.A2" office:value-type="string">
            <text:p text:style-name="P14"><text:span text:style-name="T3">768,260 gp </text:span></text:p>
          </table:table-cell>
        </table:table-row>
        <table:table-row table:style-name="Table7.1">
          <table:table-cell table:style-name="Table7.A2" office:value-type="string">
            <text:p text:style-name="P9"><text:span text:style-name="T3">83–93</text:span></text:p>
          </table:table-cell>
          <table:table-cell table:style-name="Table7.A2" office:value-type="string">
            <text:p text:style-name="P4"><text:span text:style-name="T3">Antimagic armor</text:span></text:p>
          </table:table-cell>
          <table:table-cell table:style-name="Table7.A2" office:value-type="string">
            <text:p text:style-name="P14"><text:span text:style-name="T3">871,500 gp </text:span></text:p>
          </table:table-cell>
        </table:table-row>
        <table:table-row table:style-name="Table7.1">
          <table:table-cell table:style-name="Table7.A8" office:value-type="string">
            <text:p text:style-name="P10"><text:span text:style-name="T3">94–100</text:span></text:p>
          </table:table-cell>
          <table:table-cell table:style-name="Table7.A8" office:value-type="string">
            <text:p text:style-name="P13"><text:span text:style-name="T3">Bulwark of the great dragon</text:span></text:p>
          </table:table-cell>
          <table:table-cell table:style-name="Table7.A8" office:value-type="string">
            <text:p text:style-name="P15"><text:span text:style-name="T3">1,612,980 gp</text:span></text:p>
          </table:table-cell>
        </table:table-row>
      </table:table>
      <text:p text:style-name="P5"/>
      <text:h text:style-name="P26" text:outline-level="2"><text:span text:style-name="T12">SPECIFIC ARMORS AND SHIELDS </text:span></text:h>
      <text:p text:style-name="P5"/>
      <text:p text:style-name="P4"><text:span text:style-name="T11">Antimagic Armor: </text:span><text:span text:style-name="T9">This +</text:span><text:span text:style-name="T10">1 negating full plate armor of invulnerability </text:span><text:span text:style-name="T9">is crafted of adamantine (and thus has damage reduction 3/–). The armor provides a –5 penalty on dispel checks made against it or its wearer. </text:span></text:p>
      <text:p text:style-name="P4"><text:span text:style-name="T10">Caster Level: </text:span><text:span text:style-name="T9">21st; </text:span><text:span text:style-name="T10">Prerequisites: </text:span><text:span text:style-name="T9">Craft Magic Arms and Armor, Craft Epic Magic Arms and Armor, </text:span><text:span text:style-name="T10">greater dispelling, stoneskin, wish </text:span><text:span text:style-name="T9">or </text:span><text:span text:style-name="T10">miracle; Market Price: </text:span><text:span text:style-name="T9">871,500 gp; </text:span><text:span text:style-name="T10">Cost to Create: </text:span><text:span text:style-name="T9">436,500 gp + 18,700 XP. </text:span></text:p>
      <text:p text:style-name="P4"><text:span text:style-name="T11">Armor of the Abyssal Horde: </text:span><text:span text:style-name="T9">This+</text:span><text:span text:style-name="T10">6 full plate armor’s</text:span><text:span text:style-name="T9"> clawed gauntlets are effectively +4 keen weapons (1d10/19–20) that afflict the target as if she had been struck by an </text:span><text:span text:style-name="T10">energy drain </text:span><text:span text:style-name="T9">spell (Fortitude negates DC 23). The armor bestows two negative levels on any nonevil creature wearing it. These negative levels persist as long as the armor is worn and disappear when the armor is removed. The negative levels never result in actual level loss, but they cannot be overcome in any way (including </text:span><text:span text:style-name="T10">restoration </text:span><text:span text:style-name="T9">spells) while the armor is worn. </text:span></text:p>
      <text:p text:style-name="P4"><text:span text:style-name="T10">Caster Level: </text:span><text:span text:style-name="T9">20th; </text:span><text:span text:style-name="T10">Prerequisites: </text:span><text:span text:style-name="T9">Craft Magic Arms and Armor, Craft Epic Magic Arms and Armor, creator must be evil, </text:span><text:span text:style-name="T10">energy drain; Market Price: </text:span><text:span text:style-name="T9">768,260 gp; </text:span><text:span text:style-name="T10">Cost to Create: </text:span><text:span text:style-name="T9">385,260 gp + 17,660 XP. </text:span></text:p>
      <text:p text:style-name="P4"><text:span text:style-name="T11">Armor of the Celestial Battalion: </text:span><text:span text:style-name="T9">This+</text:span><text:span text:style-name="T10">7 chainmail </text:span><text:span text:style-name="T9">is so fine and light that it can be worn under normal clothing without revealing its presence. It has a maximum Dexterity bonus of +10, no armor check penalty, and an arcane spell failure chance of 10%. It is considered light armor, and it allows the wearer to fly at will (as the </text:span><text:span text:style-name="T10">fly </text:span><text:span text:style-name="T9">spell). Furthermore, the wearer is at all times surrounded by a </text:span><text:span text:style-name="T10">magic circle against evil </text:span><text:span text:style-name="T9">effect (as the spell) which, if dispelled, can be created again as a free action. </text:span></text:p>
      <text:p text:style-name="P4"><text:span text:style-name="T10">Caster Level: </text:span><text:span text:style-name="T9">20th; </text:span><text:span text:style-name="T10">Prerequisites: </text:span><text:span text:style-name="T9">Craft Magic Arms and Armor, Craft Epic Magic Arms and Armor, creator must be good, </text:span><text:span text:style-name="T10">magic circle against evil; Market Price: </text:span><text:span text:style-name="T9">616,300 gp; </text:span><text:span text:style-name="T10">Cost to Create: </text:span><text:span text:style-name="T9">308,300 gp + 16,160 XP. </text:span></text:p>
      <text:p text:style-name="P4"><text:span text:style-name="T11">Bulwark of the Great Dragon: </text:span><text:span text:style-name="T9">This +</text:span><text:span text:style-name="T10">6 heavy shield</text:span><text:span text:style-name="T9"> bears the image of a dragon’s head. Three times per day, the bearer of the shield can command it to belch forth a breath weapon of the appropriate type. The range of this breath weapon is 80 feet (if a line) or 40 feet (if a cone). Regardless of the type, the breath weapon deals 20d6 points of damage. In addition, the shield provides the bearer with resistance 50 to the energy type that matches its breath weapon. To determine what type of </text:span><text:span text:style-name="T10">dragon shield </text:span><text:span text:style-name="T9">is found, roll d% and consult the following table:</text:span></text:p>
      <table:table table:name="Table8" table:style-name="Table8">
        <table:table-column table:style-name="Table8.A" table:number-columns-repeated="2"/>
        <table:table-column table:style-name="Table8.C"/>
        <table:table-row table:style-name="Table8.1">
          <table:table-cell table:style-name="Table8.A1" office:value-type="string">
            <text:p text:style-name="P10"><text:span text:style-name="T3">d%</text:span></text:p>
          </table:table-cell>
          <table:table-cell table:style-name="Table8.A1" office:value-type="string">
            <text:p text:style-name="P13"><text:span text:style-name="T3">Color</text:span></text:p>
          </table:table-cell>
          <table:table-cell table:style-name="Table8.A1" office:value-type="string">
            <text:h text:style-name="P28" text:outline-level="2"><text:span text:style-name="T3">Breath </text:span></text:h>
          </table:table-cell>
        </table:table-row>
        <table:table-row table:style-name="Table8.1">
          <table:table-cell table:style-name="Table8.A2" office:value-type="string">
            <text:p text:style-name="P10"><text:span text:style-name="T3">01–10</text:span></text:p>
          </table:table-cell>
          <table:table-cell table:style-name="Table8.A2" office:value-type="string">
            <text:p text:style-name="P13"><text:span text:style-name="T3">Black</text:span></text:p>
          </table:table-cell>
          <table:table-cell table:style-name="Table8.A2" office:value-type="string">
            <text:p text:style-name="P13"><text:span text:style-name="T3">Line of acid</text:span></text:p>
          </table:table-cell>
        </table:table-row>
        <table:table-row table:style-name="Table8.1">
          <table:table-cell table:style-name="Table8.A2" office:value-type="string">
            <text:p text:style-name="P9"><text:span text:style-name="T3">11–20</text:span></text:p>
          </table:table-cell>
          <table:table-cell table:style-name="Table8.A2" office:value-type="string">
            <text:p text:style-name="P4"><text:span text:style-name="T3">Blue</text:span></text:p>
          </table:table-cell>
          <table:table-cell table:style-name="Table8.A2" office:value-type="string">
            <text:p text:style-name="P4"><text:span text:style-name="T3">Line of lightning </text:span></text:p>
          </table:table-cell>
        </table:table-row>
        <table:table-row table:style-name="Table8.1">
          <table:table-cell table:style-name="Table8.A2" office:value-type="string">
            <text:p text:style-name="P9"><text:span text:style-name="T3">21–30</text:span></text:p>
          </table:table-cell>
          <table:table-cell table:style-name="Table8.A2" office:value-type="string">
            <text:p text:style-name="P4"><text:span text:style-name="T3">Brass</text:span></text:p>
          </table:table-cell>
          <table:table-cell table:style-name="Table8.A2" office:value-type="string">
            <text:p text:style-name="P4"><text:span text:style-name="T3">Line of fire </text:span></text:p>
          </table:table-cell>
        </table:table-row>
        <table:table-row table:style-name="Table8.1">
          <table:table-cell table:style-name="Table8.A2" office:value-type="string">
            <text:p text:style-name="P9"><text:span text:style-name="T3">31–40</text:span></text:p>
          </table:table-cell>
          <table:table-cell table:style-name="Table8.A2" office:value-type="string">
            <text:p text:style-name="P4"><text:span text:style-name="T3">Bronze</text:span></text:p>
          </table:table-cell>
          <table:table-cell table:style-name="Table8.A2" office:value-type="string">
            <text:p text:style-name="P4"><text:span text:style-name="T3">Line of lightning </text:span></text:p>
          </table:table-cell>
        </table:table-row>
        <table:table-row table:style-name="Table8.1">
          <table:table-cell table:style-name="Table8.A2" office:value-type="string">
            <text:p text:style-name="P9"><text:span text:style-name="T3">41–50</text:span></text:p>
          </table:table-cell>
          <table:table-cell table:style-name="Table8.A2" office:value-type="string">
            <text:p text:style-name="P4"><text:span text:style-name="T3">Copper</text:span></text:p>
          </table:table-cell>
          <table:table-cell table:style-name="Table8.A2" office:value-type="string">
            <text:p text:style-name="P4"><text:span text:style-name="T3">Line of acid </text:span></text:p>
          </table:table-cell>
        </table:table-row>
        <table:table-row table:style-name="Table8.1">
          <table:table-cell table:style-name="Table8.A2" office:value-type="string">
            <text:p text:style-name="P9"><text:span text:style-name="T3">51–60</text:span></text:p>
          </table:table-cell>
          <table:table-cell table:style-name="Table8.A2" office:value-type="string">
            <text:p text:style-name="P4"><text:span text:style-name="T3">Gold</text:span></text:p>
          </table:table-cell>
          <table:table-cell table:style-name="Table8.A2" office:value-type="string">
            <text:p text:style-name="P4"><text:span text:style-name="T3">Cone of fire </text:span></text:p>
          </table:table-cell>
        </table:table-row>
        <table:table-row table:style-name="Table8.1">
          <table:table-cell table:style-name="Table8.A2" office:value-type="string">
            <text:p text:style-name="P9"><text:span text:style-name="T3">61–70</text:span></text:p>
          </table:table-cell>
          <table:table-cell table:style-name="Table8.A2" office:value-type="string">
            <text:p text:style-name="P4"><text:span text:style-name="T3">Green</text:span></text:p>
          </table:table-cell>
          <table:table-cell table:style-name="Table8.A2" office:value-type="string">
            <text:p text:style-name="P4"><text:span text:style-name="T3">Cone of corrosive (acid) gas </text:span></text:p>
          </table:table-cell>
        </table:table-row>
        <table:table-row table:style-name="Table8.1">
          <table:table-cell table:style-name="Table8.A2" office:value-type="string">
            <text:p text:style-name="P9"><text:span text:style-name="T3">71–80</text:span></text:p>
          </table:table-cell>
          <table:table-cell table:style-name="Table8.A2" office:value-type="string">
            <text:p text:style-name="P4"><text:span text:style-name="T3">Red</text:span></text:p>
          </table:table-cell>
          <table:table-cell table:style-name="Table8.A2" office:value-type="string">
            <text:p text:style-name="P4"><text:span text:style-name="T3">Cone of fire </text:span></text:p>
          </table:table-cell>
        </table:table-row>
        <table:table-row table:style-name="Table8.1">
          <table:table-cell table:style-name="Table8.A2" office:value-type="string">
            <text:p text:style-name="P9"><text:span text:style-name="T3">81–90</text:span></text:p>
          </table:table-cell>
          <table:table-cell table:style-name="Table8.A2" office:value-type="string">
            <text:p text:style-name="P4"><text:span text:style-name="T3">Silver</text:span></text:p>
          </table:table-cell>
          <table:table-cell table:style-name="Table8.A2" office:value-type="string">
            <text:p text:style-name="P4"><text:span text:style-name="T3">Cone of cold </text:span></text:p>
          </table:table-cell>
        </table:table-row>
        <table:table-row table:style-name="Table8.1">
          <table:table-cell table:style-name="Table8.A11" office:value-type="string">
            <text:p text:style-name="P10"><text:span text:style-name="T3">91–100</text:span></text:p>
          </table:table-cell>
          <table:table-cell table:style-name="Table8.A11" office:value-type="string">
            <text:p text:style-name="P13"><text:span text:style-name="T3">White</text:span></text:p>
          </table:table-cell>
          <table:table-cell table:style-name="Table8.A11" office:value-type="string">
            <text:p text:style-name="P13"><text:span text:style-name="T3">Cone of cold </text:span></text:p>
          </table:table-cell>
        </table:table-row>
      </table:table>
      <text:p text:style-name="P4"><text:span text:style-name="T10">Caster Level: </text:span><text:span text:style-name="T9">20th; </text:span><text:span text:style-name="T10">Prerequisites: </text:span><text:span text:style-name="T9">Craft Magic Arms and Armor, Craft Epic Magic Arms and Armor, </text:span><text:span text:style-name="T10">protection from energy; Market Price: </text:span><text:span text:style-name="T9">1,612,970 gp; </text:span><text:span text:style-name="T10">Cost to Create: </text:span><text:span text:style-name="T9">806,570 gp + 26,128 XP. </text:span></text:p>
      <text:p text:style-name="P4"><text:span text:style-name="T11">Dragonskin Armor: </text:span><text:span text:style-name="T9">This+</text:span><text:span text:style-name="T10">5 full plate armor </text:span><text:span text:style-name="T9">is crafted from the hide of a great wyrm dragon. At the wearer’s command, the armor sprouts enormous dragon wings, allowing the wearer to fly at a speed of 90 feet (clumsy) for a total of 4 hours each day. The armor also grants immunity to a specific type of energy, based on the color of dragon that supplied the armor. Roll d% on the following table to determine the color and immunity.</text:span></text:p>
      <table:table table:name="Table9" table:style-name="Table9">
        <table:table-column table:style-name="Table9.A"/>
        <table:table-column table:style-name="Table9.B"/>
        <table:table-column table:style-name="Table9.C"/>
        <text:soft-page-break/>
        <table:table-row table:style-name="Table9.1">
          <table:table-cell table:style-name="Table9.A1" office:value-type="string">
            <text:p text:style-name="P10"><text:span text:style-name="T4">d%</text:span></text:p>
          </table:table-cell>
          <table:table-cell table:style-name="Table9.A1" office:value-type="string">
            <text:p text:style-name="P13"><text:span text:style-name="T4">Color</text:span></text:p>
          </table:table-cell>
          <table:table-cell table:style-name="Table9.A1" office:value-type="string">
            <text:p text:style-name="P13"><text:span text:style-name="T4">Immunity</text:span></text:p>
          </table:table-cell>
        </table:table-row>
        <table:table-row table:style-name="Table9.1">
          <table:table-cell table:style-name="Table9.A2" office:value-type="string">
            <text:p text:style-name="P10"><text:span text:style-name="T3">01–10</text:span></text:p>
          </table:table-cell>
          <table:table-cell table:style-name="Table9.A2" office:value-type="string">
            <text:p text:style-name="P13"><text:span text:style-name="T3">Black</text:span></text:p>
          </table:table-cell>
          <table:table-cell table:style-name="Table9.A2" office:value-type="string">
            <text:p text:style-name="P13"><text:span text:style-name="T3">Acid</text:span></text:p>
          </table:table-cell>
        </table:table-row>
        <table:table-row table:style-name="Table9.1">
          <table:table-cell table:style-name="Table9.A2" office:value-type="string">
            <text:p text:style-name="P9"><text:span text:style-name="T3">11–20</text:span></text:p>
          </table:table-cell>
          <table:table-cell table:style-name="Table9.A2" office:value-type="string">
            <text:p text:style-name="P4"><text:span text:style-name="T3">Blue</text:span></text:p>
          </table:table-cell>
          <table:table-cell table:style-name="Table9.A2" office:value-type="string">
            <text:p text:style-name="P4"><text:span text:style-name="T3">Lightning</text:span></text:p>
          </table:table-cell>
        </table:table-row>
        <table:table-row table:style-name="Table9.1">
          <table:table-cell table:style-name="Table9.A2" office:value-type="string">
            <text:p text:style-name="P9"><text:span text:style-name="T3">21–30</text:span></text:p>
          </table:table-cell>
          <table:table-cell table:style-name="Table9.A2" office:value-type="string">
            <text:p text:style-name="P4"><text:span text:style-name="T3">Brass</text:span></text:p>
          </table:table-cell>
          <table:table-cell table:style-name="Table9.A2" office:value-type="string">
            <text:p text:style-name="P4"><text:span text:style-name="T3">Fire</text:span></text:p>
          </table:table-cell>
        </table:table-row>
        <table:table-row table:style-name="Table9.1">
          <table:table-cell table:style-name="Table9.A2" office:value-type="string">
            <text:p text:style-name="P9"><text:span text:style-name="T3">31–40</text:span></text:p>
          </table:table-cell>
          <table:table-cell table:style-name="Table9.A2" office:value-type="string">
            <text:p text:style-name="P4"><text:span text:style-name="T3">Bronze</text:span></text:p>
          </table:table-cell>
          <table:table-cell table:style-name="Table9.A2" office:value-type="string">
            <text:p text:style-name="P4"><text:span text:style-name="T3">Lightning</text:span></text:p>
          </table:table-cell>
        </table:table-row>
        <table:table-row table:style-name="Table9.1">
          <table:table-cell table:style-name="Table9.A2" office:value-type="string">
            <text:p text:style-name="P9"><text:span text:style-name="T3">41–50</text:span></text:p>
          </table:table-cell>
          <table:table-cell table:style-name="Table9.A2" office:value-type="string">
            <text:p text:style-name="P4"><text:span text:style-name="T3">Copper</text:span></text:p>
          </table:table-cell>
          <table:table-cell table:style-name="Table9.A2" office:value-type="string">
            <text:p text:style-name="P4"><text:span text:style-name="T3">Acid</text:span></text:p>
          </table:table-cell>
        </table:table-row>
        <table:table-row table:style-name="Table9.1">
          <table:table-cell table:style-name="Table9.A2" office:value-type="string">
            <text:p text:style-name="P9"><text:span text:style-name="T3">51–60</text:span></text:p>
          </table:table-cell>
          <table:table-cell table:style-name="Table9.A2" office:value-type="string">
            <text:p text:style-name="P4"><text:span text:style-name="T3">Gold</text:span></text:p>
          </table:table-cell>
          <table:table-cell table:style-name="Table9.A2" office:value-type="string">
            <text:p text:style-name="P4"><text:span text:style-name="T3">Fire</text:span></text:p>
          </table:table-cell>
        </table:table-row>
        <table:table-row table:style-name="Table9.1">
          <table:table-cell table:style-name="Table9.A2" office:value-type="string">
            <text:p text:style-name="P9"><text:span text:style-name="T3">61–70</text:span></text:p>
          </table:table-cell>
          <table:table-cell table:style-name="Table9.A2" office:value-type="string">
            <text:p text:style-name="P4"><text:span text:style-name="T3">Green</text:span></text:p>
          </table:table-cell>
          <table:table-cell table:style-name="Table9.A2" office:value-type="string">
            <text:p text:style-name="P4"><text:span text:style-name="T3">Acid</text:span></text:p>
          </table:table-cell>
        </table:table-row>
        <table:table-row table:style-name="Table9.1">
          <table:table-cell table:style-name="Table9.A2" office:value-type="string">
            <text:p text:style-name="P9"><text:span text:style-name="T3">71–80</text:span></text:p>
          </table:table-cell>
          <table:table-cell table:style-name="Table9.A2" office:value-type="string">
            <text:p text:style-name="P4"><text:span text:style-name="T3">Red</text:span></text:p>
          </table:table-cell>
          <table:table-cell table:style-name="Table9.A2" office:value-type="string">
            <text:p text:style-name="P4"><text:span text:style-name="T3">Fire</text:span></text:p>
          </table:table-cell>
        </table:table-row>
        <table:table-row table:style-name="Table9.1">
          <table:table-cell table:style-name="Table9.A2" office:value-type="string">
            <text:p text:style-name="P9"><text:span text:style-name="T3">81–90</text:span></text:p>
          </table:table-cell>
          <table:table-cell table:style-name="Table9.A2" office:value-type="string">
            <text:p text:style-name="P4"><text:span text:style-name="T3">Silver</text:span></text:p>
          </table:table-cell>
          <table:table-cell table:style-name="Table9.A2" office:value-type="string">
            <text:p text:style-name="P4"><text:span text:style-name="T3">Cold</text:span></text:p>
          </table:table-cell>
        </table:table-row>
        <table:table-row table:style-name="Table9.1">
          <table:table-cell table:style-name="Table9.A11" office:value-type="string">
            <text:p text:style-name="P10"><text:span text:style-name="T3">91–100</text:span></text:p>
          </table:table-cell>
          <table:table-cell table:style-name="Table9.A11" office:value-type="string">
            <text:p text:style-name="P13"><text:span text:style-name="T3">White</text:span></text:p>
          </table:table-cell>
          <table:table-cell table:style-name="Table9.A11" office:value-type="string">
            <text:p text:style-name="P13"><text:span text:style-name="T3">Cold</text:span></text:p>
          </table:table-cell>
        </table:table-row>
      </table:table>
      <text:p text:style-name="P4"><text:span text:style-name="T9">The wearer of the armor takes a –4 circumstance penalty on Diplomacy checks with dragons, but gains a +4 circumstance bonus on Intimidate checks against dragons. </text:span></text:p>
      <text:p text:style-name="P4"><text:span text:style-name="T10">Caster Level: </text:span><text:span text:style-name="T9">24th; </text:span><text:span text:style-name="T10">Prerequisites: </text:span><text:span text:style-name="T9">Craft Magic Arms and Armor, Craft Epic Magic Arms and Armor, </text:span><text:span text:style-name="T10">protection from energy, shapechange; Market Price: </text:span><text:span text:style-name="T9">564,550 gp; </text:span><text:span text:style-name="T10">Cost to Create: </text:span><text:span text:style-name="T9">283,250 gp + 15,629 XP. </text:span></text:p>
      <text:p text:style-name="P4"><text:span text:style-name="T11">Shapeshifter’s Armor: </text:span><text:span text:style-name="T9">This suit of +</text:span><text:span text:style-name="T10">6 hide armor </text:span><text:span text:style-name="T9">grants its full Armor Class bonus regardless of any form the wearer takes (with </text:span><text:span text:style-name="T10">polymorph, shapechange, wild shape, </text:span><text:span text:style-name="T9">or similar abilities). </text:span></text:p>
      <text:p text:style-name="P4"><text:span text:style-name="T10">Caster Level: </text:span><text:span text:style-name="T9">21st; </text:span><text:span text:style-name="T10">Prerequisites: </text:span><text:span text:style-name="T9">Craft Magic Arms and Armor, Craft Epic Magic Arms and Armor, </text:span><text:span text:style-name="T10">shapechange </text:span><text:span text:style-name="T9">or </text:span><text:span text:style-name="T10">wild shape </text:span><text:span text:style-name="T9">ability; </text:span><text:span text:style-name="T10">Market Price: </text:span><text:span text:style-name="T9">400,165 gp; </text:span><text:span text:style-name="T10">Cost to Create: </text:span><text:span text:style-name="T9">200,165 gp + 14,000 XP. </text:span></text:p>
      <text:p text:style-name="P4"><text:span text:style-name="T11">Warlord’s Breastplate: </text:span><text:span text:style-name="T9">This +</text:span><text:span text:style-name="T10">6 mithral breastplate </text:span><text:span text:style-name="T9">has an armor check penalty of –1, a maximum Dexterity bonus of +5, and an arcane spell failure chance of 15%. It is considered light armor and weighs 15 pounds. It grants the wearer a +4 enhancement bonus to Charisma and allows the wearer to attract and lead a number of followers as if he or she had the Leadership feat (though this power doesn’t allow the wearer to attract a cohort). If the wearer already has the Leadership feat, this armor has no cumulative effect on his or her followers. </text:span></text:p>
      <text:p text:style-name="P4"><text:span text:style-name="T10">Caster Level: </text:span><text:span text:style-name="T9">21st; </text:span><text:span text:style-name="T10">Prerequisites: </text:span><text:span text:style-name="T9">Craft Magic Arms and Armor, Craft Epic Magic Arms and Armor, </text:span><text:span text:style-name="T10">charm monster, sympathy; Market Price: </text:span><text:span text:style-name="T9">416,200 gp; </text:span><text:span text:style-name="T10">Cost to Create: </text:span><text:span text:style-name="T9">210,200 gp + 14,120 XP. </text:span></text:p>
      <text:p text:style-name="P5"/>
      <text:h text:style-name="P26" text:outline-level="2"><text:span text:style-name="T8">WEAPONS </text:span></text:h>
      <text:p text:style-name="P4"><text:span text:style-name="T9">Except when otherwise stated, epic magic weapons follow the rules for nonepic magic weapons. <text:s/>There is no limit to an epic magic weapon’s enhancement bonus, to the market price modifier of an epic magic weapon special ability, or to the total of an epic magic weapon’s enhancement bonus and market price modifier. </text:span></text:p>
      <text:p text:style-name="P5"/>
      <text:h text:style-name="P26" text:outline-level="2"><text:span text:style-name="T12">EPIC WEAPON BASE PRICE </text:span></text:h>
      <text:p text:style-name="P4"><text:span text:style-name="T9">To find the base price of an epic magic weapon, roll on Table: Weapons. Note that the +6 to +10 rows apply only to weapons that provide an enhancement bonus of +6 to +10 or weapons with a single special ability whose market price modifier is +6 to +10. Magic weapons with a total effective bonus of +6 to +10 but that have an enhancement bonus of +5 or less and special abilities whose individual market price modifiers are +5 or less use the table for nonepic magic weapons</text:span><text:span text:style-name="T10"> </text:span><text:span text:style-name="T9">to determine price. </text:span></text:p>
      <text:p text:style-name="P7"/>
      <text:p text:style-name="P4"><text:span text:style-name="T11">Table: Weapons </text:span></text:p>
      <table:table table:name="Table10" table:style-name="Table10">
        <table:table-column table:style-name="Table10.A"/>
        <table:table-column table:style-name="Table10.B"/>
        <table:table-column table:style-name="Table10.C"/>
        <text:soft-page-break/>
        <table:table-row table:style-name="Table10.1">
          <table:table-cell table:style-name="Table10.A1" office:value-type="string">
            <text:p text:style-name="P10"><text:span text:style-name="T4">d%</text:span></text:p>
          </table:table-cell>
          <table:table-cell table:style-name="Table10.A1" office:value-type="string">
            <text:p text:style-name="P13"><text:span text:style-name="T4">Enhancement Bonus </text:span></text:p>
          </table:table-cell>
          <table:table-cell table:style-name="Table10.A1" office:value-type="string">
            <text:p text:style-name="P15"><text:span text:style-name="T4">Market Price</text:span><text:span text:style-name="T16">1</text:span><text:span text:style-name="T3"> </text:span></text:p>
          </table:table-cell>
        </table:table-row>
        <table:table-row table:style-name="Table10.1">
          <table:table-cell table:style-name="Table10.A2" office:value-type="string">
            <text:p text:style-name="P10"><text:span text:style-name="T3">01–03</text:span></text:p>
          </table:table-cell>
          <table:table-cell table:style-name="Table10.A2" office:value-type="string">
            <text:p text:style-name="P13"><text:span text:style-name="T3">+1 </text:span></text:p>
          </table:table-cell>
          <table:table-cell table:style-name="Table10.A2" office:value-type="string">
            <text:p text:style-name="P15"><text:span text:style-name="T3">+2,000 gp </text:span></text:p>
          </table:table-cell>
        </table:table-row>
        <table:table-row table:style-name="Table10.1">
          <table:table-cell table:style-name="Table10.A2" office:value-type="string">
            <text:p text:style-name="P9"><text:span text:style-name="T3">04–07</text:span></text:p>
          </table:table-cell>
          <table:table-cell table:style-name="Table10.A2" office:value-type="string">
            <text:p text:style-name="P4"><text:span text:style-name="T3">+2 </text:span></text:p>
          </table:table-cell>
          <table:table-cell table:style-name="Table10.A2" office:value-type="string">
            <text:p text:style-name="P14"><text:span text:style-name="T3">+8,000 gp </text:span></text:p>
          </table:table-cell>
        </table:table-row>
        <table:table-row table:style-name="Table10.1">
          <table:table-cell table:style-name="Table10.A2" office:value-type="string">
            <text:p text:style-name="P9"><text:span text:style-name="T3">08–13</text:span></text:p>
          </table:table-cell>
          <table:table-cell table:style-name="Table10.A2" office:value-type="string">
            <text:p text:style-name="P4"><text:span text:style-name="T3">+3 </text:span></text:p>
          </table:table-cell>
          <table:table-cell table:style-name="Table10.A2" office:value-type="string">
            <text:p text:style-name="P14"><text:span text:style-name="T3">+18,000 gp </text:span></text:p>
          </table:table-cell>
        </table:table-row>
        <table:table-row table:style-name="Table10.1">
          <table:table-cell table:style-name="Table10.A2" office:value-type="string">
            <text:p text:style-name="P9"><text:span text:style-name="T3">14–20</text:span></text:p>
          </table:table-cell>
          <table:table-cell table:style-name="Table10.A2" office:value-type="string">
            <text:p text:style-name="P4"><text:span text:style-name="T3">+4 </text:span></text:p>
          </table:table-cell>
          <table:table-cell table:style-name="Table10.A2" office:value-type="string">
            <text:p text:style-name="P14"><text:span text:style-name="T3">+32,000 gp </text:span></text:p>
          </table:table-cell>
        </table:table-row>
        <table:table-row table:style-name="Table10.1">
          <table:table-cell table:style-name="Table10.A2" office:value-type="string">
            <text:p text:style-name="P9"><text:span text:style-name="T3">21–28</text:span></text:p>
          </table:table-cell>
          <table:table-cell table:style-name="Table10.A2" office:value-type="string">
            <text:p text:style-name="P4"><text:span text:style-name="T3">+5 </text:span></text:p>
          </table:table-cell>
          <table:table-cell table:style-name="Table10.A2" office:value-type="string">
            <text:p text:style-name="P14"><text:span text:style-name="T3">+50,000 gp </text:span></text:p>
          </table:table-cell>
        </table:table-row>
        <table:table-row table:style-name="Table10.1">
          <table:table-cell table:style-name="Table10.A2" office:value-type="string">
            <text:p text:style-name="P9"><text:span text:style-name="T3">29–36</text:span></text:p>
          </table:table-cell>
          <table:table-cell table:style-name="Table10.A2" office:value-type="string">
            <text:p text:style-name="P4"><text:span text:style-name="T3">+6 </text:span></text:p>
          </table:table-cell>
          <table:table-cell table:style-name="Table10.A2" office:value-type="string">
            <text:p text:style-name="P14"><text:span text:style-name="T3">+720,000 gp </text:span></text:p>
          </table:table-cell>
        </table:table-row>
        <table:table-row table:style-name="Table10.1">
          <table:table-cell table:style-name="Table10.A2" office:value-type="string">
            <text:p text:style-name="P9"><text:span text:style-name="T3">37–43</text:span></text:p>
          </table:table-cell>
          <table:table-cell table:style-name="Table10.A2" office:value-type="string">
            <text:p text:style-name="P4"><text:span text:style-name="T3">+7 </text:span></text:p>
          </table:table-cell>
          <table:table-cell table:style-name="Table10.A2" office:value-type="string">
            <text:p text:style-name="P14"><text:span text:style-name="T3">+980,000 gp </text:span></text:p>
          </table:table-cell>
        </table:table-row>
        <table:table-row table:style-name="Table10.1">
          <table:table-cell table:style-name="Table10.A2" office:value-type="string">
            <text:p text:style-name="P9"><text:span text:style-name="T3">44–49</text:span></text:p>
          </table:table-cell>
          <table:table-cell table:style-name="Table10.A2" office:value-type="string">
            <text:p text:style-name="P4"><text:span text:style-name="T3">+8 </text:span></text:p>
          </table:table-cell>
          <table:table-cell table:style-name="Table10.A2" office:value-type="string">
            <text:p text:style-name="P14"><text:span text:style-name="T3">+1,280,000 gp </text:span></text:p>
          </table:table-cell>
        </table:table-row>
        <table:table-row table:style-name="Table10.1">
          <table:table-cell table:style-name="Table10.A2" office:value-type="string">
            <text:p text:style-name="P9"><text:span text:style-name="T3">50–53</text:span></text:p>
          </table:table-cell>
          <table:table-cell table:style-name="Table10.A2" office:value-type="string">
            <text:p text:style-name="P4"><text:span text:style-name="T3">+9 </text:span></text:p>
          </table:table-cell>
          <table:table-cell table:style-name="Table10.A2" office:value-type="string">
            <text:p text:style-name="P14"><text:span text:style-name="T3">+1,620,000 gp </text:span></text:p>
          </table:table-cell>
        </table:table-row>
        <table:table-row table:style-name="Table10.1">
          <table:table-cell table:style-name="Table10.A2" office:value-type="string">
            <text:p text:style-name="P9"><text:span text:style-name="T3">54–56</text:span></text:p>
          </table:table-cell>
          <table:table-cell table:style-name="Table10.A2" office:value-type="string">
            <text:p text:style-name="P4"><text:span text:style-name="T3">+10 </text:span></text:p>
          </table:table-cell>
          <table:table-cell table:style-name="Table10.A2" office:value-type="string">
            <text:p text:style-name="P14"><text:span text:style-name="T3">+2,000,000 gp </text:span></text:p>
          </table:table-cell>
        </table:table-row>
        <table:table-row table:style-name="Table10.12">
          <table:table-cell table:style-name="Table10.A2" office:value-type="string">
            <text:p text:style-name="P10"><text:span text:style-name="T3">57–61</text:span></text:p>
          </table:table-cell>
          <table:table-cell table:style-name="Table10.A2" table:number-columns-spanned="2" office:value-type="string">
            <text:p text:style-name="P13"><text:span text:style-name="T3">Specific weapon</text:span><text:span text:style-name="T16">2</text:span><text:span text:style-name="T3"> </text:span></text:p>
          </table:table-cell>
          <table:covered-table-cell/>
        </table:table-row>
        <table:table-row table:style-name="Table10.12">
          <table:table-cell table:style-name="Table10.A2" office:value-type="string">
            <text:p text:style-name="P9"><text:span text:style-name="T3">62–80</text:span></text:p>
          </table:table-cell>
          <table:table-cell table:style-name="Table10.A2" table:number-columns-spanned="2" office:value-type="string">
            <text:p text:style-name="P4"><text:span text:style-name="T3">Melee weapon with special ability and roll again</text:span><text:span text:style-name="T16">3</text:span><text:span text:style-name="T3"> </text:span></text:p>
          </table:table-cell>
          <table:covered-table-cell/>
        </table:table-row>
        <table:table-row table:style-name="Table10.12">
          <table:table-cell table:style-name="Table10.A2" office:value-type="string">
            <text:p text:style-name="P9"><text:span text:style-name="T3">81–99</text:span></text:p>
          </table:table-cell>
          <table:table-cell table:style-name="Table10.A2" table:number-columns-spanned="2" office:value-type="string">
            <text:p text:style-name="P4"><text:span text:style-name="T3">Ranged weapon with special ability and roll again</text:span><text:span text:style-name="T16">3</text:span><text:span text:style-name="T3"> </text:span></text:p>
          </table:table-cell>
          <table:covered-table-cell/>
        </table:table-row>
        <table:table-row table:style-name="Table10.12">
          <table:table-cell table:style-name="Table10.A2" office:value-type="string">
            <text:p text:style-name="P9"><text:span text:style-name="T3">100</text:span></text:p>
          </table:table-cell>
          <table:table-cell table:style-name="Table10.A2" table:number-columns-spanned="2" office:value-type="string">
            <text:p text:style-name="P4"><text:span text:style-name="T3">Roll on Table: Epic Weapons </text:span></text:p>
          </table:table-cell>
          <table:covered-table-cell/>
        </table:table-row>
        <table:table-row table:style-name="Table10.12">
          <table:table-cell table:style-name="Table10.A2" table:number-columns-spanned="3" office:value-type="string">
            <text:p text:style-name="P13"><text:span text:style-name="T3">1 This price is for 50 arrows, crossbow bolts, or sling bullets. </text:span></text:p>
          </table:table-cell>
          <table:covered-table-cell/>
          <table:covered-table-cell/>
        </table:table-row>
        <table:table-row table:style-name="Table10.12">
          <table:table-cell table:style-name="Table10.A2" table:number-columns-spanned="3" office:value-type="string">
            <text:p text:style-name="P4"><text:span text:style-name="T3">2 See Table: Specific Weapons. </text:span></text:p>
          </table:table-cell>
          <table:covered-table-cell/>
          <table:covered-table-cell/>
        </table:table-row>
        <table:table-row table:style-name="Table10.12">
          <table:table-cell table:style-name="Table10.A18" table:number-columns-spanned="3" office:value-type="string">
            <text:p text:style-name="P13"><text:span text:style-name="T3">3 See Table: Melee Weapon Special Abilities for melee weapons or Table: Ranged Weapon Special Abilities for ranged weapons. </text:span></text:p>
          </table:table-cell>
          <table:covered-table-cell/>
          <table:covered-table-cell/>
        </table:table-row>
      </table:table>
      <text:p text:style-name="P5"/>
      <text:p text:style-name="P4"><text:span text:style-name="T11">Table: Epic Weapons </text:spa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0"><text:span text:style-name="T3">d%</text:span></text:p>
          </table:table-cell>
          <table:table-cell table:style-name="Table11.A1" office:value-type="string">
            <text:p text:style-name="P8"><text:span text:style-name="T3">Enhancement Bonus </text:span></text:p>
          </table:table-cell>
          <table:table-cell table:style-name="Table11.A1" office:value-type="string">
            <text:h text:style-name="P25" text:outline-level="1"><text:span text:style-name="T3">Market Price </text:span></text:h>
          </table:table-cell>
        </table:table-row>
        <table:table-row table:style-name="Table11.1">
          <table:table-cell table:style-name="Table11.A2" office:value-type="string">
            <text:p text:style-name="P10"><text:span text:style-name="T3">01–21</text:span></text:p>
          </table:table-cell>
          <table:table-cell table:style-name="Table11.A2" office:value-type="string">
            <text:p text:style-name="P13"><text:span text:style-name="T3">+11 </text:span></text:p>
          </table:table-cell>
          <table:table-cell table:style-name="Table11.A2" office:value-type="string">
            <text:p text:style-name="P15"><text:span text:style-name="T3">+2,420,000 gp </text:span></text:p>
          </table:table-cell>
        </table:table-row>
        <table:table-row table:style-name="Table11.1">
          <table:table-cell table:style-name="Table11.A2" office:value-type="string">
            <text:p text:style-name="P9"><text:span text:style-name="T3">22–39</text:span></text:p>
          </table:table-cell>
          <table:table-cell table:style-name="Table11.A2" office:value-type="string">
            <text:p text:style-name="P4"><text:span text:style-name="T3">+12 </text:span></text:p>
          </table:table-cell>
          <table:table-cell table:style-name="Table11.A2" office:value-type="string">
            <text:p text:style-name="P14"><text:span text:style-name="T3">+2,880,000 gp </text:span></text:p>
          </table:table-cell>
        </table:table-row>
        <table:table-row table:style-name="Table11.1">
          <table:table-cell table:style-name="Table11.A2" office:value-type="string">
            <text:p text:style-name="P9"><text:span text:style-name="T3">40–54</text:span></text:p>
          </table:table-cell>
          <table:table-cell table:style-name="Table11.A2" office:value-type="string">
            <text:p text:style-name="P4"><text:span text:style-name="T3">+13 </text:span></text:p>
          </table:table-cell>
          <table:table-cell table:style-name="Table11.A2" office:value-type="string">
            <text:p text:style-name="P14"><text:span text:style-name="T3">+3,380,000 gp </text:span></text:p>
          </table:table-cell>
        </table:table-row>
        <table:table-row table:style-name="Table11.1">
          <table:table-cell table:style-name="Table11.A2" office:value-type="string">
            <text:p text:style-name="P9"><text:span text:style-name="T3">55–66</text:span></text:p>
          </table:table-cell>
          <table:table-cell table:style-name="Table11.A2" office:value-type="string">
            <text:p text:style-name="P4"><text:span text:style-name="T3">+14 </text:span></text:p>
          </table:table-cell>
          <table:table-cell table:style-name="Table11.A2" office:value-type="string">
            <text:p text:style-name="P14"><text:span text:style-name="T3">+3,920,000 gp </text:span></text:p>
          </table:table-cell>
        </table:table-row>
        <table:table-row table:style-name="Table11.1">
          <table:table-cell table:style-name="Table11.A2" office:value-type="string">
            <text:p text:style-name="P9"><text:span text:style-name="T3">67–76</text:span></text:p>
          </table:table-cell>
          <table:table-cell table:style-name="Table11.A2" office:value-type="string">
            <text:p text:style-name="P4"><text:span text:style-name="T3">+15 </text:span></text:p>
          </table:table-cell>
          <table:table-cell table:style-name="Table11.A2" office:value-type="string">
            <text:p text:style-name="P14"><text:span text:style-name="T3">+4,500,000 gp </text:span></text:p>
          </table:table-cell>
        </table:table-row>
        <table:table-row table:style-name="Table11.1">
          <table:table-cell table:style-name="Table11.A2" office:value-type="string">
            <text:p text:style-name="P9"><text:span text:style-name="T3">77–84</text:span></text:p>
          </table:table-cell>
          <table:table-cell table:style-name="Table11.A2" office:value-type="string">
            <text:p text:style-name="P4"><text:span text:style-name="T3">+16 </text:span></text:p>
          </table:table-cell>
          <table:table-cell table:style-name="Table11.A2" office:value-type="string">
            <text:p text:style-name="P14"><text:span text:style-name="T3">+5,120,000 gp </text:span></text:p>
          </table:table-cell>
        </table:table-row>
        <table:table-row table:style-name="Table11.1">
          <table:table-cell table:style-name="Table11.A2" office:value-type="string">
            <text:p text:style-name="P9"><text:span text:style-name="T3">85–90</text:span></text:p>
          </table:table-cell>
          <table:table-cell table:style-name="Table11.A2" office:value-type="string">
            <text:p text:style-name="P4"><text:span text:style-name="T3">+17 </text:span></text:p>
          </table:table-cell>
          <table:table-cell table:style-name="Table11.A2" office:value-type="string">
            <text:p text:style-name="P14"><text:span text:style-name="T3">+5,780,000 gp </text:span></text:p>
          </table:table-cell>
        </table:table-row>
        <table:table-row table:style-name="Table11.1">
          <table:table-cell table:style-name="Table11.A2" office:value-type="string">
            <text:p text:style-name="P9"><text:span text:style-name="T3">91–94</text:span></text:p>
          </table:table-cell>
          <table:table-cell table:style-name="Table11.A2" office:value-type="string">
            <text:p text:style-name="P4"><text:span text:style-name="T3">+18 </text:span></text:p>
          </table:table-cell>
          <table:table-cell table:style-name="Table11.A2" office:value-type="string">
            <text:p text:style-name="P14"><text:span text:style-name="T3">+6,480,000 gp </text:span></text:p>
          </table:table-cell>
        </table:table-row>
        <table:table-row table:style-name="Table11.1">
          <table:table-cell table:style-name="Table11.A2" office:value-type="string">
            <text:p text:style-name="P9"><text:span text:style-name="T3">95–97</text:span></text:p>
          </table:table-cell>
          <table:table-cell table:style-name="Table11.A2" office:value-type="string">
            <text:p text:style-name="P4"><text:span text:style-name="T3">+19 </text:span></text:p>
          </table:table-cell>
          <table:table-cell table:style-name="Table11.A2" office:value-type="string">
            <text:p text:style-name="P14"><text:span text:style-name="T3">+7,220,000 gp </text:span></text:p>
          </table:table-cell>
        </table:table-row>
        <table:table-row table:style-name="Table11.1">
          <table:table-cell table:style-name="Table11.A2" office:value-type="string">
            <text:p text:style-name="P9"><text:span text:style-name="T3">98–99</text:span></text:p>
          </table:table-cell>
          <table:table-cell table:style-name="Table11.A2" office:value-type="string">
            <text:p text:style-name="P4"><text:span text:style-name="T3">+20 </text:span></text:p>
          </table:table-cell>
          <table:table-cell table:style-name="Table11.A2" office:value-type="string">
            <text:p text:style-name="P14"><text:span text:style-name="T3">+8,000,000 gp </text:span></text:p>
          </table:table-cell>
        </table:table-row>
        <table:table-row table:style-name="Table11.1">
          <table:table-cell table:style-name="Table11.A2" office:value-type="string">
            <text:p text:style-name="P9"><text:span text:style-name="T3">100</text:span></text:p>
          </table:table-cell>
          <table:table-cell table:style-name="Table11.A2" office:value-type="string">
            <text:p text:style-name="P4"><text:span text:style-name="T3">Roll again and add +10 to bonus</text:span><text:span text:style-name="T16">1</text:span><text:span text:style-name="T3"> </text:span></text:p>
          </table:table-cell>
          <table:table-cell table:style-name="Table11.A2" office:value-type="string">
            <text:p text:style-name="P14"><text:span text:style-name="T16">2</text:span></text:p>
          </table:table-cell>
        </table:table-row>
        <table:table-row table:style-name="Table11.13">
          <table:table-cell table:style-name="Table11.A2" table:number-columns-spanned="3" office:value-type="string">
            <text:p text:style-name="P13"><text:span text:style-name="T3">1This is cumulative if rolled multiple times. </text:span></text:p>
          </table:table-cell>
          <table:covered-table-cell/>
          <table:covered-table-cell/>
        </table:table-row>
        <table:table-row table:style-name="Table11.13">
          <table:table-cell table:style-name="Table11.A14" table:number-columns-spanned="3" office:value-type="string">
            <text:p text:style-name="P13"><text:span text:style-name="T3">2 For enhancement bonuses higher than +20, the market price modifier is equal to the square of the bonus x20,000 gp. </text:span></text:p>
          </table:table-cell>
          <table:covered-table-cell/>
          <table:covered-table-cell/>
        </table:table-row>
      </table:table>
      <text:p text:style-name="P5"/>
      <text:p text:style-name="P4"><text:span text:style-name="T11">Table: Weapon Type Determination </text:span></text:p>
      <table:table table:name="Table12" table:style-name="Table12">
        <table:table-column table:style-name="Table12.A"/>
        <table:table-column table:style-name="Table12.B"/>
        <table:table-row table:style-name="Table12.1">
          <table:table-cell table:style-name="Table12.A1" office:value-type="string">
            <text:p text:style-name="P10"><text:span text:style-name="T4">d%</text:span></text:p>
          </table:table-cell>
          <table:table-cell table:style-name="Table12.A1" office:value-type="string">
            <text:p text:style-name="P13"><text:span text:style-name="T4">Weapon Type </text:span></text:p>
          </table:table-cell>
        </table:table-row>
        <table:table-row table:style-name="Table12.1">
          <table:table-cell table:style-name="Table12.A2" office:value-type="string">
            <text:p text:style-name="P10"><text:span text:style-name="T3">01–70</text:span></text:p>
          </table:table-cell>
          <table:table-cell table:style-name="Table12.A2" office:value-type="string">
            <text:p text:style-name="P13"><text:span text:style-name="T3">Roll on Table: Common Melee Weapon </text:span></text:p>
          </table:table-cell>
        </table:table-row>
        <table:table-row table:style-name="Table12.1">
          <table:table-cell table:style-name="Table12.A2" office:value-type="string">
            <text:p text:style-name="P9"><text:span text:style-name="T3">71–80</text:span></text:p>
          </table:table-cell>
          <table:table-cell table:style-name="Table12.A2" office:value-type="string">
            <text:p text:style-name="P4"><text:span text:style-name="T3">Roll on Table: Uncommon Melee Weapons</text:span></text:p>
          </table:table-cell>
        </table:table-row>
        <table:table-row table:style-name="Table12.1">
          <table:table-cell table:style-name="Table12.A4" office:value-type="string">
            <text:p text:style-name="P10"><text:span text:style-name="T3">81–100</text:span></text:p>
          </table:table-cell>
          <table:table-cell table:style-name="Table12.A4" office:value-type="string">
            <text:p text:style-name="P13"><text:span text:style-name="T3">Roll on Table: Ranged Weapons</text:span></text:p>
          </table:table-cell>
        </table:table-row>
      </table:table>
      <text:p text:style-name="P5"/>
      <text:p text:style-name="P4"><text:span text:style-name="T11">Table: Common Melee Weapons </text:span></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0"><text:span text:style-name="T4">d%</text:span></text:p>
          </table:table-cell>
          <table:table-cell table:style-name="Table13.A1" office:value-type="string">
            <text:p text:style-name="P13"><text:span text:style-name="T4">Weapon</text:span><text:span text:style-name="T16">1</text:span></text:p>
          </table:table-cell>
          <table:table-cell table:style-name="Table13.A1" office:value-type="string">
            <text:p text:style-name="P15"><text:span text:style-name="T4">Weapon Cost</text:span><text:span text:style-name="T16">2</text:span></text:p>
          </table:table-cell>
        </table:table-row>
        <table:table-row table:style-name="Table13.1">
          <table:table-cell table:style-name="Table13.A2" office:value-type="string">
            <text:p text:style-name="P10"><text:span text:style-name="T3">01–04</text:span></text:p>
          </table:table-cell>
          <table:table-cell table:style-name="Table13.A2" office:value-type="string">
            <text:p text:style-name="P13"><text:span text:style-name="T3">Dagger </text:span></text:p>
          </table:table-cell>
          <table:table-cell table:style-name="Table13.A2" office:value-type="string">
            <text:p text:style-name="P15"><text:span text:style-name="T3">+302 gp </text:span></text:p>
          </table:table-cell>
        </table:table-row>
        <table:table-row table:style-name="Table13.1">
          <table:table-cell table:style-name="Table13.A2" office:value-type="string">
            <text:p text:style-name="P9"><text:span text:style-name="T3">05–14</text:span></text:p>
          </table:table-cell>
          <table:table-cell table:style-name="Table13.A2" office:value-type="string">
            <text:p text:style-name="P4"><text:span text:style-name="T3">Greataxe </text:span></text:p>
          </table:table-cell>
          <table:table-cell table:style-name="Table13.A2" office:value-type="string">
            <text:p text:style-name="P14"><text:span text:style-name="T3">+320 gp </text:span></text:p>
          </table:table-cell>
        </table:table-row>
        <table:table-row table:style-name="Table13.1">
          <table:table-cell table:style-name="Table13.A2" office:value-type="string">
            <text:p text:style-name="P9"><text:span text:style-name="T3">15–24</text:span></text:p>
          </table:table-cell>
          <table:table-cell table:style-name="Table13.A2" office:value-type="string">
            <text:p text:style-name="P4"><text:span text:style-name="T3">Greatsword </text:span></text:p>
          </table:table-cell>
          <table:table-cell table:style-name="Table13.A2" office:value-type="string">
            <text:p text:style-name="P14"><text:span text:style-name="T3">+350 gp </text:span></text:p>
          </table:table-cell>
        </table:table-row>
        <table:table-row table:style-name="Table13.1">
          <table:table-cell table:style-name="Table13.A2" office:value-type="string">
            <text:p text:style-name="P9"><text:span text:style-name="T3">25–28</text:span></text:p>
          </table:table-cell>
          <table:table-cell table:style-name="Table13.A2" office:value-type="string">
            <text:p text:style-name="P4"><text:span text:style-name="T3">Kama </text:span></text:p>
          </table:table-cell>
          <table:table-cell table:style-name="Table13.A2" office:value-type="string">
            <text:p text:style-name="P14"><text:span text:style-name="T3">+302 gp </text:span></text:p>
          </table:table-cell>
        </table:table-row>
        <table:table-row table:style-name="Table13.1">
          <table:table-cell table:style-name="Table13.A2" office:value-type="string">
            <text:p text:style-name="P9"><text:span text:style-name="T3">29–41</text:span></text:p>
          </table:table-cell>
          <table:table-cell table:style-name="Table13.A2" office:value-type="string">
            <text:p text:style-name="P4"><text:span text:style-name="T3">Longsword </text:span></text:p>
          </table:table-cell>
          <table:table-cell table:style-name="Table13.A2" office:value-type="string">
            <text:p text:style-name="P14"><text:span text:style-name="T3">+315 gp </text:span></text:p>
          </table:table-cell>
        </table:table-row>
        <table:table-row table:style-name="Table13.1">
          <table:table-cell table:style-name="Table13.A2" office:value-type="string">
            <text:p text:style-name="P9"><text:span text:style-name="T3">42–45</text:span></text:p>
          </table:table-cell>
          <table:table-cell table:style-name="Table13.A2" office:value-type="string">
            <text:p text:style-name="P4"><text:span text:style-name="T3">Mace, light </text:span></text:p>
          </table:table-cell>
          <table:table-cell table:style-name="Table13.A2" office:value-type="string">
            <text:p text:style-name="P14"><text:span text:style-name="T3">+305 gp </text:span></text:p>
          </table:table-cell>
        </table:table-row>
        <table:table-row table:style-name="Table13.1">
          <table:table-cell table:style-name="Table13.A2" office:value-type="string">
            <text:p text:style-name="P9"><text:span text:style-name="T3">46–50</text:span></text:p>
          </table:table-cell>
          <table:table-cell table:style-name="Table13.A2" office:value-type="string">
            <text:p text:style-name="P4"><text:span text:style-name="T3">Mace, heavy </text:span></text:p>
          </table:table-cell>
          <table:table-cell table:style-name="Table13.A2" office:value-type="string">
            <text:p text:style-name="P14"><text:span text:style-name="T3">+312 gp </text:span></text:p>
          </table:table-cell>
        </table:table-row>
        <table:table-row table:style-name="Table13.1">
          <table:table-cell table:style-name="Table13.A2" office:value-type="string">
            <text:p text:style-name="P9"><text:span text:style-name="T3">51–54</text:span></text:p>
          </table:table-cell>
          <table:table-cell table:style-name="Table13.A2" office:value-type="string">
            <text:p text:style-name="P4"><text:span text:style-name="T3">Nunchaku </text:span></text:p>
          </table:table-cell>
          <table:table-cell table:style-name="Table13.A2" office:value-type="string">
            <text:p text:style-name="P14"><text:span text:style-name="T3">+302 gp </text:span></text:p>
          </table:table-cell>
        </table:table-row>
        <text:soft-page-break/>
        <table:table-row table:style-name="Table13.1">
          <table:table-cell table:style-name="Table13.A2" office:value-type="string">
            <text:p text:style-name="P9"><text:span text:style-name="T3">55–57</text:span></text:p>
          </table:table-cell>
          <table:table-cell table:style-name="Table13.A2" office:value-type="string">
            <text:p text:style-name="P4"><text:span text:style-name="T3">Quarterstaff </text:span><text:span text:style-name="T16">3</text:span><text:span text:style-name="T3"> </text:span></text:p>
          </table:table-cell>
          <table:table-cell table:style-name="Table13.A2" office:value-type="string">
            <text:p text:style-name="P14"><text:span text:style-name="T3">+600 gp </text:span></text:p>
          </table:table-cell>
        </table:table-row>
        <table:table-row table:style-name="Table13.1">
          <table:table-cell table:style-name="Table13.A2" office:value-type="string">
            <text:p text:style-name="P9"><text:span text:style-name="T3">58–61</text:span></text:p>
          </table:table-cell>
          <table:table-cell table:style-name="Table13.A2" office:value-type="string">
            <text:p text:style-name="P4"><text:span text:style-name="T3">Rapier </text:span></text:p>
          </table:table-cell>
          <table:table-cell table:style-name="Table13.A2" office:value-type="string">
            <text:p text:style-name="P14"><text:span text:style-name="T3">+320 gp </text:span></text:p>
          </table:table-cell>
        </table:table-row>
        <table:table-row table:style-name="Table13.1">
          <table:table-cell table:style-name="Table13.A2" office:value-type="string">
            <text:p text:style-name="P9"><text:span text:style-name="T3">62–66</text:span></text:p>
          </table:table-cell>
          <table:table-cell table:style-name="Table13.A2" office:value-type="string">
            <text:p text:style-name="P4"><text:span text:style-name="T3">Scimitar </text:span></text:p>
          </table:table-cell>
          <table:table-cell table:style-name="Table13.A2" office:value-type="string">
            <text:p text:style-name="P14"><text:span text:style-name="T3">+315 gp </text:span></text:p>
          </table:table-cell>
        </table:table-row>
        <table:table-row table:style-name="Table13.1">
          <table:table-cell table:style-name="Table13.A2" office:value-type="string">
            <text:p text:style-name="P9"><text:span text:style-name="T3">67–70</text:span></text:p>
          </table:table-cell>
          <table:table-cell table:style-name="Table13.A2" office:value-type="string">
            <text:p text:style-name="P4"><text:span text:style-name="T3">Shortspear </text:span></text:p>
          </table:table-cell>
          <table:table-cell table:style-name="Table13.A2" office:value-type="string">
            <text:p text:style-name="P14"><text:span text:style-name="T3">+302 gp </text:span></text:p>
          </table:table-cell>
        </table:table-row>
        <table:table-row table:style-name="Table13.1">
          <table:table-cell table:style-name="Table13.A2" office:value-type="string">
            <text:p text:style-name="P9"><text:span text:style-name="T3">71–74</text:span></text:p>
          </table:table-cell>
          <table:table-cell table:style-name="Table13.A2" office:value-type="string">
            <text:p text:style-name="P4"><text:span text:style-name="T3">Siangham </text:span></text:p>
          </table:table-cell>
          <table:table-cell table:style-name="Table13.A2" office:value-type="string">
            <text:p text:style-name="P14"><text:span text:style-name="T3">+303 gp </text:span></text:p>
          </table:table-cell>
        </table:table-row>
        <table:table-row table:style-name="Table13.1">
          <table:table-cell table:style-name="Table13.A2" office:value-type="string">
            <text:p text:style-name="P9"><text:span text:style-name="T3">75–84</text:span></text:p>
          </table:table-cell>
          <table:table-cell table:style-name="Table13.A2" office:value-type="string">
            <text:p text:style-name="P4"><text:span text:style-name="T3">Sword, bastard </text:span></text:p>
          </table:table-cell>
          <table:table-cell table:style-name="Table13.A2" office:value-type="string">
            <text:p text:style-name="P14"><text:span text:style-name="T3">+335 gp </text:span></text:p>
          </table:table-cell>
        </table:table-row>
        <table:table-row table:style-name="Table13.1">
          <table:table-cell table:style-name="Table13.A2" office:value-type="string">
            <text:p text:style-name="P9"><text:span text:style-name="T3">85–89</text:span></text:p>
          </table:table-cell>
          <table:table-cell table:style-name="Table13.A2" office:value-type="string">
            <text:p text:style-name="P4"><text:span text:style-name="T3">Sword, short </text:span></text:p>
          </table:table-cell>
          <table:table-cell table:style-name="Table13.A2" office:value-type="string">
            <text:p text:style-name="P14"><text:span text:style-name="T3">+310 gp </text:span></text:p>
          </table:table-cell>
        </table:table-row>
        <table:table-row table:style-name="Table13.1">
          <table:table-cell table:style-name="Table13.A2" office:value-type="string">
            <text:p text:style-name="P9"><text:span text:style-name="T3">90–100</text:span></text:p>
          </table:table-cell>
          <table:table-cell table:style-name="Table13.A2" office:value-type="string">
            <text:p text:style-name="P4"><text:span text:style-name="T3">Waraxe, dwarven </text:span></text:p>
          </table:table-cell>
          <table:table-cell table:style-name="Table13.A2" office:value-type="string">
            <text:p text:style-name="P14"><text:span text:style-name="T3">+330 gp </text:span></text:p>
          </table:table-cell>
        </table:table-row>
        <table:table-row table:style-name="Table13.18">
          <table:table-cell table:style-name="Table13.A2" table:number-columns-spanned="3" office:value-type="string">
            <text:p text:style-name="P13"><text:span text:style-name="T3">All magic weapons are masterwork weapons. </text:span></text:p>
          </table:table-cell>
          <table:covered-table-cell/>
          <table:covered-table-cell/>
        </table:table-row>
        <text:soft-page-break/>
        <table:table-row table:style-name="Table13.18">
          <table:table-cell table:style-name="Table13.A2" table:number-columns-spanned="3" office:value-type="string">
            <text:p text:style-name="P4"><text:span text:style-name="T3">1 For weapons normally made of steel, roll d% to determine material: 01–85 steel; 86–99 adamantine; 100 other. Adjust price accordingly. </text:span></text:p>
          </table:table-cell>
          <table:covered-table-cell/>
          <table:covered-table-cell/>
        </table:table-row>
        <table:table-row table:style-name="Table13.18">
          <table:table-cell table:style-name="Table13.A2" table:number-columns-spanned="3" office:value-type="string">
            <text:p text:style-name="P4"><text:span text:style-name="T3">2 Add to enhancement bonus on Table: Weapons to determine total market price. </text:span></text:p>
          </table:table-cell>
          <table:covered-table-cell/>
          <table:covered-table-cell/>
        </table:table-row>
        <table:table-row table:style-name="Table13.18">
          <table:table-cell table:style-name="Table13.A21" table:number-columns-spanned="3" office:value-type="string">
            <text:p text:style-name="P13"><text:span text:style-name="T3">3 Masterwork double weapons incur double the masterwork cost to account for each head (+300 gp masterwork cost per head for a total of +600 gp). Double weapons have separate bonuses for their different heads. If randomly determined, the second head of a double weapon has the same enhancement bonus as the main head (01–50 on d%), doubling the cost of the bonus, or its enhancement bonus is one less (51–100 on d%) and it has no special abilities. </text:span></text:p>
          </table:table-cell>
          <table:covered-table-cell/>
          <table:covered-table-cell/>
        </table:table-row>
      </table:table>
      <text:p text:style-name="P5"/>
      <text:p text:style-name="P4"><text:span text:style-name="T11">Table: Uncommon Melee Weapons </text:spa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0"><text:span text:style-name="T4">d%</text:span></text:p>
          </table:table-cell>
          <table:table-cell table:style-name="Table14.A1" office:value-type="string">
            <text:p text:style-name="P13"><text:span text:style-name="T4">Weapon</text:span><text:span text:style-name="T16">1</text:span></text:p>
          </table:table-cell>
          <table:table-cell table:style-name="Table14.A1" office:value-type="string">
            <text:p text:style-name="P15"><text:span text:style-name="T4">Weapon Cost </text:span><text:span text:style-name="T16">2</text:span><text:span text:style-name="T3"> </text:span></text:p>
          </table:table-cell>
        </table:table-row>
        <table:table-row table:style-name="Table14.1">
          <table:table-cell table:style-name="Table14.A2" office:value-type="string">
            <text:p text:style-name="P10"><text:span text:style-name="T3">01–03</text:span></text:p>
          </table:table-cell>
          <table:table-cell table:style-name="Table14.A2" office:value-type="string">
            <text:p text:style-name="P13"><text:span text:style-name="T3">Axe, orc double</text:span><text:span text:style-name="T16">3</text:span></text:p>
          </table:table-cell>
          <table:table-cell table:style-name="Table14.A2" office:value-type="string">
            <text:p text:style-name="P15"><text:span text:style-name="T3">+660 gp </text:span></text:p>
          </table:table-cell>
        </table:table-row>
        <table:table-row table:style-name="Table14.1">
          <table:table-cell table:style-name="Table14.A2" office:value-type="string">
            <text:p text:style-name="P9"><text:span text:style-name="T3">04–07</text:span></text:p>
          </table:table-cell>
          <table:table-cell table:style-name="Table14.A2" office:value-type="string">
            <text:p text:style-name="P4"><text:span text:style-name="T3">Battleaxe</text:span></text:p>
          </table:table-cell>
          <table:table-cell table:style-name="Table14.A2" office:value-type="string">
            <text:p text:style-name="P14"><text:span text:style-name="T3">+310 gp </text:span></text:p>
          </table:table-cell>
        </table:table-row>
        <table:table-row table:style-name="Table14.1">
          <table:table-cell table:style-name="Table14.A2" office:value-type="string">
            <text:p text:style-name="P9"><text:span text:style-name="T3">08–10</text:span></text:p>
          </table:table-cell>
          <table:table-cell table:style-name="Table14.A2" office:value-type="string">
            <text:p text:style-name="P4"><text:span text:style-name="T3">Chain, spiked</text:span></text:p>
          </table:table-cell>
          <table:table-cell table:style-name="Table14.A2" office:value-type="string">
            <text:p text:style-name="P14"><text:span text:style-name="T3">+325 gp </text:span></text:p>
          </table:table-cell>
        </table:table-row>
        <table:table-row table:style-name="Table14.1">
          <table:table-cell table:style-name="Table14.A2" office:value-type="string">
            <text:p text:style-name="P9"><text:span text:style-name="T3">11–12</text:span></text:p>
          </table:table-cell>
          <table:table-cell table:style-name="Table14.A2" office:value-type="string">
            <text:p text:style-name="P4"><text:span text:style-name="T3">Club</text:span></text:p>
          </table:table-cell>
          <table:table-cell table:style-name="Table14.A2" office:value-type="string">
            <text:p text:style-name="P14"><text:span text:style-name="T3">+300 gp </text:span></text:p>
          </table:table-cell>
        </table:table-row>
        <table:table-row table:style-name="Table14.1">
          <table:table-cell table:style-name="Table14.A2" office:value-type="string">
            <text:p text:style-name="P9"><text:span text:style-name="T3">13–16</text:span></text:p>
          </table:table-cell>
          <table:table-cell table:style-name="Table14.A2" office:value-type="string">
            <text:p text:style-name="P4"><text:span text:style-name="T3">Crossbow, hand</text:span></text:p>
          </table:table-cell>
          <table:table-cell table:style-name="Table14.A2" office:value-type="string">
            <text:p text:style-name="P14"><text:span text:style-name="T3">+400 gp </text:span></text:p>
          </table:table-cell>
        </table:table-row>
        <table:table-row table:style-name="Table14.1">
          <table:table-cell table:style-name="Table14.A2" office:value-type="string">
            <text:p text:style-name="P9"><text:span text:style-name="T3">17–19</text:span></text:p>
          </table:table-cell>
          <table:table-cell table:style-name="Table14.A2" office:value-type="string">
            <text:p text:style-name="P4"><text:span text:style-name="T3">Crossbow, repeating</text:span></text:p>
          </table:table-cell>
          <table:table-cell table:style-name="Table14.A2" office:value-type="string">
            <text:p text:style-name="P14"><text:span text:style-name="T3">+550 gp </text:span></text:p>
          </table:table-cell>
        </table:table-row>
        <table:table-row table:style-name="Table14.1">
          <table:table-cell table:style-name="Table14.A2" office:value-type="string">
            <text:p text:style-name="P9"><text:span text:style-name="T3">20–21</text:span></text:p>
          </table:table-cell>
          <table:table-cell table:style-name="Table14.A2" office:value-type="string">
            <text:p text:style-name="P4"><text:span text:style-name="T3">Dagger, punching</text:span></text:p>
          </table:table-cell>
          <table:table-cell table:style-name="Table14.A2" office:value-type="string">
            <text:p text:style-name="P14"><text:span text:style-name="T3">+302 gp </text:span></text:p>
          </table:table-cell>
        </table:table-row>
        <table:table-row table:style-name="Table14.1">
          <table:table-cell table:style-name="Table14.A2" office:value-type="string">
            <text:p text:style-name="P9"><text:span text:style-name="T3">22–23</text:span></text:p>
          </table:table-cell>
          <table:table-cell table:style-name="Table14.A2" office:value-type="string">
            <text:p text:style-name="P4"><text:span text:style-name="T3">Falchion</text:span></text:p>
          </table:table-cell>
          <table:table-cell table:style-name="Table14.A2" office:value-type="string">
            <text:p text:style-name="P14"><text:span text:style-name="T3">+375 gp </text:span></text:p>
          </table:table-cell>
        </table:table-row>
        <text:soft-page-break/>
        <table:table-row table:style-name="Table14.1">
          <table:table-cell table:style-name="Table14.A2" office:value-type="string">
            <text:p text:style-name="P9"><text:span text:style-name="T3">24–26</text:span></text:p>
          </table:table-cell>
          <table:table-cell table:style-name="Table14.A2" office:value-type="string">
            <text:p text:style-name="P4"><text:span text:style-name="T3">Flail, dire </text:span><text:span text:style-name="T16">3</text:span></text:p>
          </table:table-cell>
          <table:table-cell table:style-name="Table14.A2" office:value-type="string">
            <text:p text:style-name="P14"><text:span text:style-name="T3">+690 gp </text:span></text:p>
          </table:table-cell>
        </table:table-row>
        <table:table-row table:style-name="Table14.1">
          <table:table-cell table:style-name="Table14.A2" office:value-type="string">
            <text:p text:style-name="P9"><text:span text:style-name="T3">27–31</text:span></text:p>
          </table:table-cell>
          <table:table-cell table:style-name="Table14.A2" office:value-type="string">
            <text:p text:style-name="P4"><text:span text:style-name="T3">Flail, heavy</text:span></text:p>
          </table:table-cell>
          <table:table-cell table:style-name="Table14.A2" office:value-type="string">
            <text:p text:style-name="P14"><text:span text:style-name="T3">+315 gp </text:span></text:p>
          </table:table-cell>
        </table:table-row>
        <table:table-row table:style-name="Table14.1">
          <table:table-cell table:style-name="Table14.A2" office:value-type="string">
            <text:p text:style-name="P9"><text:span text:style-name="T3">32–35</text:span></text:p>
          </table:table-cell>
          <table:table-cell table:style-name="Table14.A2" office:value-type="string">
            <text:p text:style-name="P4"><text:span text:style-name="T3">Flail, light</text:span></text:p>
          </table:table-cell>
          <table:table-cell table:style-name="Table14.A2" office:value-type="string">
            <text:p text:style-name="P14"><text:span text:style-name="T3">+308 gp </text:span></text:p>
          </table:table-cell>
        </table:table-row>
        <table:table-row table:style-name="Table14.1">
          <table:table-cell table:style-name="Table14.A2" office:value-type="string">
            <text:p text:style-name="P9"><text:span text:style-name="T3">36–37</text:span></text:p>
          </table:table-cell>
          <table:table-cell table:style-name="Table14.A2" office:value-type="string">
            <text:p text:style-name="P4"><text:span text:style-name="T3">Gauntlet</text:span></text:p>
          </table:table-cell>
          <table:table-cell table:style-name="Table14.A2" office:value-type="string">
            <text:p text:style-name="P14"><text:span text:style-name="T3">+302 gp </text:span></text:p>
          </table:table-cell>
        </table:table-row>
        <table:table-row table:style-name="Table14.1">
          <table:table-cell table:style-name="Table14.A2" office:value-type="string">
            <text:p text:style-name="P9"><text:span text:style-name="T3">38–39</text:span></text:p>
          </table:table-cell>
          <table:table-cell table:style-name="Table14.A2" office:value-type="string">
            <text:p text:style-name="P4"><text:span text:style-name="T3">Gauntlet, spiked</text:span></text:p>
          </table:table-cell>
          <table:table-cell table:style-name="Table14.A2" office:value-type="string">
            <text:p text:style-name="P14"><text:span text:style-name="T3">+305 gp </text:span></text:p>
          </table:table-cell>
        </table:table-row>
        <table:table-row table:style-name="Table14.1">
          <table:table-cell table:style-name="Table14.A2" office:value-type="string">
            <text:p text:style-name="P9"><text:span text:style-name="T3">40–41</text:span></text:p>
          </table:table-cell>
          <table:table-cell table:style-name="Table14.A2" office:value-type="string">
            <text:p text:style-name="P4"><text:span text:style-name="T3">Glaive</text:span></text:p>
          </table:table-cell>
          <table:table-cell table:style-name="Table14.A2" office:value-type="string">
            <text:p text:style-name="P14"><text:span text:style-name="T3">+308 gp </text:span></text:p>
          </table:table-cell>
        </table:table-row>
        <table:table-row table:style-name="Table14.1">
          <table:table-cell table:style-name="Table14.A2" office:value-type="string">
            <text:p text:style-name="P9"><text:span text:style-name="T3">42–43</text:span></text:p>
          </table:table-cell>
          <table:table-cell table:style-name="Table14.A2" office:value-type="string">
            <text:p text:style-name="P4"><text:span text:style-name="T3">Greatclub</text:span></text:p>
          </table:table-cell>
          <table:table-cell table:style-name="Table14.A2" office:value-type="string">
            <text:p text:style-name="P14"><text:span text:style-name="T3">+305 gp </text:span></text:p>
          </table:table-cell>
        </table:table-row>
        <table:table-row table:style-name="Table14.1">
          <table:table-cell table:style-name="Table14.A2" office:value-type="string">
            <text:p text:style-name="P9"><text:span text:style-name="T3">44–45</text:span></text:p>
          </table:table-cell>
          <table:table-cell table:style-name="Table14.A2" office:value-type="string">
            <text:p text:style-name="P4"><text:span text:style-name="T3">Guisarme</text:span></text:p>
          </table:table-cell>
          <table:table-cell table:style-name="Table14.A2" office:value-type="string">
            <text:p text:style-name="P14"><text:span text:style-name="T3">+309 gp </text:span></text:p>
          </table:table-cell>
        </table:table-row>
        <table:table-row table:style-name="Table14.1">
          <table:table-cell table:style-name="Table14.A2" office:value-type="string">
            <text:p text:style-name="P9"><text:span text:style-name="T3">46–48</text:span></text:p>
          </table:table-cell>
          <table:table-cell table:style-name="Table14.A2" office:value-type="string">
            <text:p text:style-name="P4"><text:span text:style-name="T3">Halberd</text:span></text:p>
          </table:table-cell>
          <table:table-cell table:style-name="Table14.A2" office:value-type="string">
            <text:p text:style-name="P14"><text:span text:style-name="T3">+310 gp </text:span></text:p>
          </table:table-cell>
        </table:table-row>
        <text:soft-page-break/>
        <table:table-row table:style-name="Table14.1">
          <table:table-cell table:style-name="Table14.A2" office:value-type="string">
            <text:p text:style-name="P9"><text:span text:style-name="T3">49–51</text:span></text:p>
          </table:table-cell>
          <table:table-cell table:style-name="Table14.A2" office:value-type="string">
            <text:p text:style-name="P4"><text:span text:style-name="T3">Halfspear</text:span></text:p>
          </table:table-cell>
          <table:table-cell table:style-name="Table14.A2" office:value-type="string">
            <text:p text:style-name="P14"><text:span text:style-name="T3">+301 gp </text:span></text:p>
          </table:table-cell>
        </table:table-row>
        <table:table-row table:style-name="Table14.1">
          <table:table-cell table:style-name="Table14.A2" office:value-type="string">
            <text:p text:style-name="P9"><text:span text:style-name="T3">52–54</text:span></text:p>
          </table:table-cell>
          <table:table-cell table:style-name="Table14.A2" office:value-type="string">
            <text:p text:style-name="P4"><text:span text:style-name="T3">Hammer, gnome hooked </text:span><text:span text:style-name="T16">3</text:span></text:p>
          </table:table-cell>
          <table:table-cell table:style-name="Table14.A2" office:value-type="string">
            <text:p text:style-name="P14"><text:span text:style-name="T3">+620 gp </text:span></text:p>
          </table:table-cell>
        </table:table-row>
        <table:table-row table:style-name="Table14.1">
          <table:table-cell table:style-name="Table14.A2" office:value-type="string">
            <text:p text:style-name="P9"><text:span text:style-name="T3">55–56</text:span></text:p>
          </table:table-cell>
          <table:table-cell table:style-name="Table14.A2" office:value-type="string">
            <text:p text:style-name="P4"><text:span text:style-name="T3">Hammer, light</text:span></text:p>
          </table:table-cell>
          <table:table-cell table:style-name="Table14.A2" office:value-type="string">
            <text:p text:style-name="P14"><text:span text:style-name="T3">+301 gp </text:span></text:p>
          </table:table-cell>
        </table:table-row>
        <table:table-row table:style-name="Table14.1">
          <table:table-cell table:style-name="Table14.A2" office:value-type="string">
            <text:p text:style-name="P9"><text:span text:style-name="T3">57–58</text:span></text:p>
          </table:table-cell>
          <table:table-cell table:style-name="Table14.A2" office:value-type="string">
            <text:p text:style-name="P4"><text:span text:style-name="T3">Handaxe</text:span></text:p>
          </table:table-cell>
          <table:table-cell table:style-name="Table14.A2" office:value-type="string">
            <text:p text:style-name="P14"><text:span text:style-name="T3">+306 gp </text:span></text:p>
          </table:table-cell>
        </table:table-row>
        <table:table-row table:style-name="Table14.1">
          <table:table-cell table:style-name="Table14.A2" office:value-type="string">
            <text:p text:style-name="P9"><text:span text:style-name="T3">59–61</text:span></text:p>
          </table:table-cell>
          <table:table-cell table:style-name="Table14.A2" office:value-type="string">
            <text:p text:style-name="P4"><text:span text:style-name="T3">Kukri</text:span></text:p>
          </table:table-cell>
          <table:table-cell table:style-name="Table14.A2" office:value-type="string">
            <text:p text:style-name="P14"><text:span text:style-name="T3">+308 gp </text:span></text:p>
          </table:table-cell>
        </table:table-row>
        <table:table-row table:style-name="Table14.1">
          <table:table-cell table:style-name="Table14.A2" office:value-type="string">
            <text:p text:style-name="P9"><text:span text:style-name="T3">62–63</text:span></text:p>
          </table:table-cell>
          <table:table-cell table:style-name="Table14.A2" office:value-type="string">
            <text:p text:style-name="P4"><text:span text:style-name="T3">Lance, heavy</text:span></text:p>
          </table:table-cell>
          <table:table-cell table:style-name="Table14.A2" office:value-type="string">
            <text:p text:style-name="P14"><text:span text:style-name="T3">+310 gp </text:span></text:p>
          </table:table-cell>
        </table:table-row>
        <table:table-row table:style-name="Table14.1">
          <table:table-cell table:style-name="Table14.A2" office:value-type="string">
            <text:p text:style-name="P9"><text:span text:style-name="T3">64–65</text:span></text:p>
          </table:table-cell>
          <table:table-cell table:style-name="Table14.A2" office:value-type="string">
            <text:p text:style-name="P4"><text:span text:style-name="T3">Lance, light</text:span></text:p>
          </table:table-cell>
          <table:table-cell table:style-name="Table14.A2" office:value-type="string">
            <text:p text:style-name="P14"><text:span text:style-name="T3">+306 gp </text:span></text:p>
          </table:table-cell>
        </table:table-row>
        <table:table-row table:style-name="Table14.1">
          <table:table-cell table:style-name="Table14.A2" office:value-type="string">
            <text:p text:style-name="P9"><text:span text:style-name="T3">66–67</text:span></text:p>
          </table:table-cell>
          <table:table-cell table:style-name="Table14.A2" office:value-type="string">
            <text:p text:style-name="P4"><text:span text:style-name="T3">Longspear</text:span></text:p>
          </table:table-cell>
          <table:table-cell table:style-name="Table14.A2" office:value-type="string">
            <text:p text:style-name="P14"><text:span text:style-name="T3">+305 gp </text:span></text:p>
          </table:table-cell>
        </table:table-row>
        <table:table-row table:style-name="Table14.1">
          <table:table-cell table:style-name="Table14.A2" office:value-type="string">
            <text:p text:style-name="P9"><text:span text:style-name="T3">68–70</text:span></text:p>
          </table:table-cell>
          <table:table-cell table:style-name="Table14.A2" office:value-type="string">
            <text:p text:style-name="P4"><text:span text:style-name="T3">Morningstar</text:span></text:p>
          </table:table-cell>
          <table:table-cell table:style-name="Table14.A2" office:value-type="string">
            <text:p text:style-name="P14"><text:span text:style-name="T3">+308 gp </text:span></text:p>
          </table:table-cell>
        </table:table-row>
        <text:soft-page-break/>
        <table:table-row table:style-name="Table14.1">
          <table:table-cell table:style-name="Table14.A2" office:value-type="string">
            <text:p text:style-name="P9"><text:span text:style-name="T3">71–72</text:span></text:p>
          </table:table-cell>
          <table:table-cell table:style-name="Table14.A2" office:value-type="string">
            <text:p text:style-name="P4"><text:span text:style-name="T3">Net</text:span></text:p>
          </table:table-cell>
          <table:table-cell table:style-name="Table14.A2" office:value-type="string">
            <text:p text:style-name="P14"><text:span text:style-name="T3">+320 gp </text:span></text:p>
          </table:table-cell>
        </table:table-row>
        <table:table-row table:style-name="Table14.1">
          <table:table-cell table:style-name="Table14.A2" office:value-type="string">
            <text:p text:style-name="P9"><text:span text:style-name="T3">73–74</text:span></text:p>
          </table:table-cell>
          <table:table-cell table:style-name="Table14.A2" office:value-type="string">
            <text:p text:style-name="P4"><text:span text:style-name="T3">Pick, heavy</text:span></text:p>
          </table:table-cell>
          <table:table-cell table:style-name="Table14.A2" office:value-type="string">
            <text:p text:style-name="P14"><text:span text:style-name="T3">+308 gp </text:span></text:p>
          </table:table-cell>
        </table:table-row>
        <table:table-row table:style-name="Table14.1">
          <table:table-cell table:style-name="Table14.A2" office:value-type="string">
            <text:p text:style-name="P9"><text:span text:style-name="T3">75–76</text:span></text:p>
          </table:table-cell>
          <table:table-cell table:style-name="Table14.A2" office:value-type="string">
            <text:p text:style-name="P4"><text:span text:style-name="T3">Pick, light</text:span></text:p>
          </table:table-cell>
          <table:table-cell table:style-name="Table14.A2" office:value-type="string">
            <text:p text:style-name="P14"><text:span text:style-name="T3">+304 gp </text:span></text:p>
          </table:table-cell>
        </table:table-row>
        <table:table-row table:style-name="Table14.1">
          <table:table-cell table:style-name="Table14.A2" office:value-type="string">
            <text:p text:style-name="P9"><text:span text:style-name="T3">77–78</text:span></text:p>
          </table:table-cell>
          <table:table-cell table:style-name="Table14.A2" office:value-type="string">
            <text:p text:style-name="P4"><text:span text:style-name="T3">Ranseur</text:span></text:p>
          </table:table-cell>
          <table:table-cell table:style-name="Table14.A2" office:value-type="string">
            <text:p text:style-name="P14"><text:span text:style-name="T3">+310 gp </text:span></text:p>
          </table:table-cell>
        </table:table-row>
        <table:table-row table:style-name="Table14.1">
          <table:table-cell table:style-name="Table14.A2" office:value-type="string">
            <text:p text:style-name="P9"><text:span text:style-name="T3">79–80</text:span></text:p>
          </table:table-cell>
          <table:table-cell table:style-name="Table14.A2" office:value-type="string">
            <text:p text:style-name="P4"><text:span text:style-name="T3">Sap</text:span></text:p>
          </table:table-cell>
          <table:table-cell table:style-name="Table14.A2" office:value-type="string">
            <text:p text:style-name="P14"><text:span text:style-name="T3">+301 gp </text:span></text:p>
          </table:table-cell>
        </table:table-row>
        <table:table-row table:style-name="Table14.1">
          <table:table-cell table:style-name="Table14.A2" office:value-type="string">
            <text:p text:style-name="P9"><text:span text:style-name="T3">81–82</text:span></text:p>
          </table:table-cell>
          <table:table-cell table:style-name="Table14.A2" office:value-type="string">
            <text:p text:style-name="P4"><text:span text:style-name="T3">Scythe</text:span></text:p>
          </table:table-cell>
          <table:table-cell table:style-name="Table14.A2" office:value-type="string">
            <text:p text:style-name="P14"><text:span text:style-name="T3">+318 gp </text:span></text:p>
          </table:table-cell>
        </table:table-row>
        <table:table-row table:style-name="Table14.1">
          <table:table-cell table:style-name="Table14.A2" office:value-type="string">
            <text:p text:style-name="P9"><text:span text:style-name="T3">83–84</text:span></text:p>
          </table:table-cell>
          <table:table-cell table:style-name="Table14.A2" office:value-type="string">
            <text:p text:style-name="P4"><text:span text:style-name="T3">Shuriken</text:span></text:p>
          </table:table-cell>
          <table:table-cell table:style-name="Table14.A2" office:value-type="string">
            <text:p text:style-name="P14"><text:span text:style-name="T3">+301 gp </text:span></text:p>
          </table:table-cell>
        </table:table-row>
        <table:table-row table:style-name="Table14.1">
          <table:table-cell table:style-name="Table14.A2" office:value-type="string">
            <text:p text:style-name="P9"><text:span text:style-name="T3">85–86</text:span></text:p>
          </table:table-cell>
          <table:table-cell table:style-name="Table14.A2" office:value-type="string">
            <text:p text:style-name="P4"><text:span text:style-name="T3">Sickle</text:span></text:p>
          </table:table-cell>
          <table:table-cell table:style-name="Table14.A2" office:value-type="string">
            <text:p text:style-name="P14"><text:span text:style-name="T3">+306 gp </text:span></text:p>
          </table:table-cell>
        </table:table-row>
        <table:table-row table:style-name="Table14.1">
          <table:table-cell table:style-name="Table14.A2" office:value-type="string">
            <text:p text:style-name="P9"><text:span text:style-name="T3">87–89</text:span></text:p>
          </table:table-cell>
          <table:table-cell table:style-name="Table14.A2" office:value-type="string">
            <text:p text:style-name="P4"><text:span text:style-name="T3">Sword, two-bladed </text:span><text:span text:style-name="T16">3</text:span></text:p>
          </table:table-cell>
          <table:table-cell table:style-name="Table14.A2" office:value-type="string">
            <text:p text:style-name="P14"><text:span text:style-name="T3">+700 gp </text:span></text:p>
          </table:table-cell>
        </table:table-row>
        <text:soft-page-break/>
        <table:table-row table:style-name="Table14.1">
          <table:table-cell table:style-name="Table14.A2" office:value-type="string">
            <text:p text:style-name="P9"><text:span text:style-name="T3">90–91</text:span></text:p>
          </table:table-cell>
          <table:table-cell table:style-name="Table14.A2" office:value-type="string">
            <text:p text:style-name="P4"><text:span text:style-name="T3">Trident</text:span></text:p>
          </table:table-cell>
          <table:table-cell table:style-name="Table14.A2" office:value-type="string">
            <text:p text:style-name="P14"><text:span text:style-name="T3">+315 gp </text:span></text:p>
          </table:table-cell>
        </table:table-row>
        <table:table-row table:style-name="Table14.1">
          <table:table-cell table:style-name="Table14.A2" office:value-type="string">
            <text:p text:style-name="P9"><text:span text:style-name="T3">92–94</text:span></text:p>
          </table:table-cell>
          <table:table-cell table:style-name="Table14.A2" office:value-type="string">
            <text:p text:style-name="P4"><text:span text:style-name="T3">Urgrosh, dwarven </text:span><text:span text:style-name="T16">3</text:span></text:p>
          </table:table-cell>
          <table:table-cell table:style-name="Table14.A2" office:value-type="string">
            <text:p text:style-name="P14"><text:span text:style-name="T3">+650 gp </text:span></text:p>
          </table:table-cell>
        </table:table-row>
        <table:table-row table:style-name="Table14.1">
          <table:table-cell table:style-name="Table14.A2" office:value-type="string">
            <text:p text:style-name="P9"><text:span text:style-name="T3">95–97</text:span></text:p>
          </table:table-cell>
          <table:table-cell table:style-name="Table14.A2" office:value-type="string">
            <text:p text:style-name="P4"><text:span text:style-name="T3">Warhammer</text:span></text:p>
          </table:table-cell>
          <table:table-cell table:style-name="Table14.A2" office:value-type="string">
            <text:p text:style-name="P14"><text:span text:style-name="T3">+312 gp </text:span></text:p>
          </table:table-cell>
        </table:table-row>
        <table:table-row table:style-name="Table14.1">
          <table:table-cell table:style-name="Table14.A2" office:value-type="string">
            <text:p text:style-name="P9"><text:span text:style-name="T3">98–100</text:span></text:p>
          </table:table-cell>
          <table:table-cell table:style-name="Table14.A2" office:value-type="string">
            <text:p text:style-name="P4"><text:span text:style-name="T3">Whip</text:span></text:p>
          </table:table-cell>
          <table:table-cell table:style-name="Table14.A2" office:value-type="string">
            <text:p text:style-name="P14"><text:span text:style-name="T3">+301 gp </text:span></text:p>
          </table:table-cell>
        </table:table-row>
        <table:table-row table:style-name="Table14.41">
          <table:table-cell table:style-name="Table14.A2" table:number-columns-spanned="3" office:value-type="string">
            <text:p text:style-name="P13"><text:span text:style-name="T3">All magic weapons are masterwork weapons. </text:span></text:p>
          </table:table-cell>
          <table:covered-table-cell/>
          <table:covered-table-cell/>
        </table:table-row>
        <table:table-row table:style-name="Table14.41">
          <table:table-cell table:style-name="Table14.A2" table:number-columns-spanned="3" office:value-type="string">
            <text:p text:style-name="P4"><text:span text:style-name="T3">1 For weapons normally made of steel, roll d% to determine material: 01–85 steel; 86–99 adamantine; 100 other. Adjust price accordingly. </text:span></text:p>
          </table:table-cell>
          <table:covered-table-cell/>
          <table:covered-table-cell/>
        </table:table-row>
        <table:table-row table:style-name="Table14.41">
          <table:table-cell table:style-name="Table14.A2" table:number-columns-spanned="3" office:value-type="string">
            <text:p text:style-name="P4"><text:span text:style-name="T3">2 Add to enhancement bonus on Table: Weapons to determine total market price. </text:span></text:p>
          </table:table-cell>
          <table:covered-table-cell/>
          <table:covered-table-cell/>
        </table:table-row>
        <table:table-row table:style-name="Table14.41">
          <table:table-cell table:style-name="Table14.A44" table:number-columns-spanned="3" office:value-type="string">
            <text:p text:style-name="P13"><text:span text:style-name="T3">3 Masterwork double weapons incur double the masterwork cost to account for each head (+300 gp masterwork cost per head for a total of +600 gp). Double weapons have separate bonuses for their different heads. If randomly determined, the second head of a double weapon has the same enhancement bonus as the main head (01–50 on d%), doubling the cost of the bonus, or its enhancement bonus is one less (51–100) and it has no special abilities.</text:span></text:p>
          </table:table-cell>
          <table:covered-table-cell/>
          <table:covered-table-cell/>
        </table:table-row>
      </table:table>
      <text:p text:style-name="P5"/>
      <text:p text:style-name="P4"><text:span text:style-name="T11">Table: Ranged Weapons </text:span></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0"><text:span text:style-name="T4">d%</text:span></text:p>
          </table:table-cell>
          <table:table-cell table:style-name="Table15.A1" office:value-type="string">
            <text:p text:style-name="P13"><text:span text:style-name="T4">Weapon </text:span></text:p>
          </table:table-cell>
          <table:table-cell table:style-name="Table15.A1" office:value-type="string">
            <text:p text:style-name="P15"><text:span text:style-name="T4">Weapon Cost</text:span><text:span text:style-name="T16">1</text:span><text:span text:style-name="T3"> </text:span></text:p>
          </table:table-cell>
        </table:table-row>
        <table:table-row table:style-name="Table15.2">
          <table:table-cell table:style-name="Table15.A2" office:value-type="string">
            <text:p text:style-name="P10"><text:span text:style-name="T3">01–10</text:span></text:p>
          </table:table-cell>
          <table:table-cell table:style-name="Table15.A2" office:value-type="string">
            <text:p text:style-name="P13"><text:span text:style-name="T3">Ammunition </text:span></text:p>
          </table:table-cell>
          <table:table-cell table:style-name="Table15.A2" office:value-type="string">
            <text:p text:style-name="P17"/>
          </table:table-cell>
        </table:table-row>
        <table:table-row table:style-name="Table15.1">
          <table:table-cell table:style-name="Table15.A2" office:value-type="string">
            <text:p text:style-name="P23"><text:span text:style-name="T3">01–50</text:span></text:p>
          </table:table-cell>
          <table:table-cell table:style-name="Table15.A2" office:value-type="string">
            <text:p text:style-name="P13"><text:span text:style-name="T3">Arrows (50)</text:span></text:p>
          </table:table-cell>
          <table:table-cell table:style-name="Table15.A2" office:value-type="string">
            <text:p text:style-name="P15"><text:span text:style-name="T3">+350 gp </text:span></text:p>
          </table:table-cell>
        </table:table-row>
        <table:table-row table:style-name="Table15.1">
          <table:table-cell table:style-name="Table15.A2" office:value-type="string">
            <text:p text:style-name="P22"><text:span text:style-name="T3">51–80</text:span></text:p>
          </table:table-cell>
          <table:table-cell table:style-name="Table15.A2" office:value-type="string">
            <text:p text:style-name="P4"><text:span text:style-name="T3">Bolts, crossbow (50)</text:span></text:p>
          </table:table-cell>
          <table:table-cell table:style-name="Table15.A2" office:value-type="string">
            <text:p text:style-name="P14"><text:span text:style-name="T3">+350 gp </text:span></text:p>
          </table:table-cell>
        </table:table-row>
        <table:table-row table:style-name="Table15.1">
          <table:table-cell table:style-name="Table15.A2" office:value-type="string">
            <text:p text:style-name="P22"><text:span text:style-name="T3">81–100</text:span></text:p>
          </table:table-cell>
          <table:table-cell table:style-name="Table15.A2" office:value-type="string">
            <text:p text:style-name="P4"><text:span text:style-name="T3">Bullets, sling (50)</text:span></text:p>
          </table:table-cell>
          <table:table-cell table:style-name="Table15.A2" office:value-type="string">
            <text:p text:style-name="P14"><text:span text:style-name="T3">+350 gp </text:span></text:p>
          </table:table-cell>
        </table:table-row>
        <table:table-row table:style-name="Table15.1">
          <table:table-cell table:style-name="Table15.A2" office:value-type="string">
            <text:p text:style-name="P9"><text:span text:style-name="T3">11–15</text:span></text:p>
          </table:table-cell>
          <table:table-cell table:style-name="Table15.A2" office:value-type="string">
            <text:p text:style-name="P4"><text:span text:style-name="T3">Axe, throwing</text:span></text:p>
          </table:table-cell>
          <table:table-cell table:style-name="Table15.A2" office:value-type="string">
            <text:p text:style-name="P14"><text:span text:style-name="T3">+308 gp </text:span></text:p>
          </table:table-cell>
        </table:table-row>
        <table:table-row table:style-name="Table15.1">
          <table:table-cell table:style-name="Table15.A2" office:value-type="string">
            <text:p text:style-name="P9"><text:span text:style-name="T3">16–25</text:span></text:p>
          </table:table-cell>
          <table:table-cell table:style-name="Table15.A2" office:value-type="string">
            <text:p text:style-name="P4"><text:span text:style-name="T3">Crossbow, heavy</text:span></text:p>
          </table:table-cell>
          <table:table-cell table:style-name="Table15.A2" office:value-type="string">
            <text:p text:style-name="P14"><text:span text:style-name="T3">+350 gp </text:span></text:p>
          </table:table-cell>
        </table:table-row>
        <table:table-row table:style-name="Table15.1">
          <table:table-cell table:style-name="Table15.A2" office:value-type="string">
            <text:p text:style-name="P9"><text:span text:style-name="T3">26–35</text:span></text:p>
          </table:table-cell>
          <table:table-cell table:style-name="Table15.A2" office:value-type="string">
            <text:p text:style-name="P4"><text:span text:style-name="T3">Crossbow, light</text:span></text:p>
          </table:table-cell>
          <table:table-cell table:style-name="Table15.A2" office:value-type="string">
            <text:p text:style-name="P14"><text:span text:style-name="T3">+335 gp </text:span></text:p>
          </table:table-cell>
        </table:table-row>
        <table:table-row table:style-name="Table15.1">
          <table:table-cell table:style-name="Table15.A2" office:value-type="string">
            <text:p text:style-name="P9"><text:span text:style-name="T3">36–39</text:span></text:p>
          </table:table-cell>
          <table:table-cell table:style-name="Table15.A2" office:value-type="string">
            <text:p text:style-name="P4"><text:span text:style-name="T3">Dart</text:span></text:p>
          </table:table-cell>
          <table:table-cell table:style-name="Table15.A2" office:value-type="string">
            <text:p text:style-name="P14"><text:span text:style-name="T3">+300 gp 5 sp </text:span></text:p>
          </table:table-cell>
        </table:table-row>
        <table:table-row table:style-name="Table15.1">
          <table:table-cell table:style-name="Table15.A2" office:value-type="string">
            <text:p text:style-name="P9"><text:span text:style-name="T3">40–41</text:span></text:p>
          </table:table-cell>
          <table:table-cell table:style-name="Table15.A2" office:value-type="string">
            <text:p text:style-name="P4"><text:span text:style-name="T3">Javelin</text:span></text:p>
          </table:table-cell>
          <table:table-cell table:style-name="Table15.A2" office:value-type="string">
            <text:p text:style-name="P14"><text:span text:style-name="T3">+301 gp </text:span></text:p>
          </table:table-cell>
        </table:table-row>
        <table:table-row table:style-name="Table15.1">
          <table:table-cell table:style-name="Table15.A2" office:value-type="string">
            <text:p text:style-name="P9"><text:span text:style-name="T3">42–46</text:span></text:p>
          </table:table-cell>
          <table:table-cell table:style-name="Table15.A2" office:value-type="string">
            <text:p text:style-name="P4"><text:span text:style-name="T3">Shortbow</text:span></text:p>
          </table:table-cell>
          <table:table-cell table:style-name="Table15.A2" office:value-type="string">
            <text:p text:style-name="P14"><text:span text:style-name="T3">+330 gp </text:span></text:p>
          </table:table-cell>
        </table:table-row>
        <table:table-row table:style-name="Table15.1">
          <table:table-cell table:style-name="Table15.A2" office:value-type="string">
            <text:p text:style-name="P9"><text:span text:style-name="T3">47–51</text:span></text:p>
          </table:table-cell>
          <table:table-cell table:style-name="Table15.A2" office:value-type="string">
            <text:p text:style-name="P4"><text:span text:style-name="T3">Shortbow, composite</text:span></text:p>
          </table:table-cell>
          <table:table-cell table:style-name="Table15.A2" office:value-type="string">
            <text:p text:style-name="P14"><text:span text:style-name="T3">+375 gp </text:span></text:p>
          </table:table-cell>
        </table:table-row>
        <table:table-row table:style-name="Table15.1">
          <table:table-cell table:style-name="Table15.A2" office:value-type="string">
            <text:p text:style-name="P9"><text:span text:style-name="T3">52–56</text:span></text:p>
          </table:table-cell>
          <table:table-cell table:style-name="Table15.A2" office:value-type="string">
            <text:p text:style-name="P4"><text:span text:style-name="T3">Shortbow, composite (+1 Str bonus)</text:span></text:p>
          </table:table-cell>
          <table:table-cell table:style-name="Table15.A2" office:value-type="string">
            <text:p text:style-name="P14"><text:span text:style-name="T3">+450 gp </text:span></text:p>
          </table:table-cell>
        </table:table-row>
        <table:table-row table:style-name="Table15.1">
          <table:table-cell table:style-name="Table15.A2" office:value-type="string">
            <text:p text:style-name="P9"><text:span text:style-name="T3">57–61</text:span></text:p>
          </table:table-cell>
          <table:table-cell table:style-name="Table15.A2" office:value-type="string">
            <text:p text:style-name="P4"><text:span text:style-name="T3">Shortbow, composite (+2 Str bonus)</text:span></text:p>
          </table:table-cell>
          <table:table-cell table:style-name="Table15.A2" office:value-type="string">
            <text:p text:style-name="P14"><text:span text:style-name="T3">+525 gp </text:span></text:p>
          </table:table-cell>
        </table:table-row>
        <table:table-row table:style-name="Table15.1">
          <table:table-cell table:style-name="Table15.A2" office:value-type="string">
            <text:p text:style-name="P9"><text:span text:style-name="T3">62–65</text:span></text:p>
          </table:table-cell>
          <table:table-cell table:style-name="Table15.A2" office:value-type="string">
            <text:p text:style-name="P4"><text:span text:style-name="T3">Sling</text:span></text:p>
          </table:table-cell>
          <table:table-cell table:style-name="Table15.A2" office:value-type="string">
            <text:p text:style-name="P14"><text:span text:style-name="T3">+300 gp </text:span></text:p>
          </table:table-cell>
        </table:table-row>
        <table:table-row table:style-name="Table15.1">
          <table:table-cell table:style-name="Table15.A2" office:value-type="string">
            <text:p text:style-name="P9"><text:span text:style-name="T3">66–75</text:span></text:p>
          </table:table-cell>
          <table:table-cell table:style-name="Table15.A2" office:value-type="string">
            <text:p text:style-name="P4"><text:span text:style-name="T3">Longbow</text:span></text:p>
          </table:table-cell>
          <table:table-cell table:style-name="Table15.A2" office:value-type="string">
            <text:p text:style-name="P14"><text:span text:style-name="T3">+375 gp </text:span></text:p>
          </table:table-cell>
        </table:table-row>
        <table:table-row table:style-name="Table15.1">
          <table:table-cell table:style-name="Table15.A2" office:value-type="string">
            <text:p text:style-name="P9"><text:span text:style-name="T3">76–80</text:span></text:p>
          </table:table-cell>
          <table:table-cell table:style-name="Table15.A2" office:value-type="string">
            <text:p text:style-name="P4"><text:span text:style-name="T3">Longbow, composite</text:span></text:p>
          </table:table-cell>
          <table:table-cell table:style-name="Table15.A2" office:value-type="string">
            <text:p text:style-name="P14"><text:span text:style-name="T3">+400 gp </text:span></text:p>
          </table:table-cell>
        </table:table-row>
        <table:table-row table:style-name="Table15.1">
          <table:table-cell table:style-name="Table15.A2" office:value-type="string">
            <text:p text:style-name="P9"><text:span text:style-name="T3">81–85</text:span></text:p>
          </table:table-cell>
          <table:table-cell table:style-name="Table15.A2" office:value-type="string">
            <text:p text:style-name="P4"><text:span text:style-name="T3">Longbow, composite (+1 Str bonus)</text:span></text:p>
          </table:table-cell>
          <table:table-cell table:style-name="Table15.A2" office:value-type="string">
            <text:p text:style-name="P14"><text:span text:style-name="T3">+500 gp </text:span></text:p>
          </table:table-cell>
        </table:table-row>
        <table:table-row table:style-name="Table15.1">
          <table:table-cell table:style-name="Table15.A2" office:value-type="string">
            <text:p text:style-name="P9"><text:span text:style-name="T3">86–90</text:span></text:p>
          </table:table-cell>
          <table:table-cell table:style-name="Table15.A2" office:value-type="string">
            <text:p text:style-name="P4"><text:span text:style-name="T3">Longbow, composite (+2 Str bonus)</text:span></text:p>
          </table:table-cell>
          <table:table-cell table:style-name="Table15.A2" office:value-type="string">
            <text:p text:style-name="P14"><text:span text:style-name="T3">+600 gp </text:span></text:p>
          </table:table-cell>
        </table:table-row>
        <table:table-row table:style-name="Table15.1">
          <table:table-cell table:style-name="Table15.A2" office:value-type="string">
            <text:p text:style-name="P9"><text:span text:style-name="T3">91–95</text:span></text:p>
          </table:table-cell>
          <table:table-cell table:style-name="Table15.A2" office:value-type="string">
            <text:p text:style-name="P4"><text:span text:style-name="T3">Longbow, composite (+3 Str bonus)</text:span></text:p>
          </table:table-cell>
          <table:table-cell table:style-name="Table15.A2" office:value-type="string">
            <text:p text:style-name="P14"><text:span text:style-name="T3">+700 gp </text:span></text:p>
          </table:table-cell>
        </table:table-row>
        <table:table-row table:style-name="Table15.1">
          <table:table-cell table:style-name="Table15.A2" office:value-type="string">
            <text:p text:style-name="P9"><text:span text:style-name="T3">96–100</text:span></text:p>
          </table:table-cell>
          <table:table-cell table:style-name="Table15.A2" office:value-type="string">
            <text:p text:style-name="P4"><text:span text:style-name="T3">Longbow, composite (+4 Str bonus)</text:span></text:p>
          </table:table-cell>
          <table:table-cell table:style-name="Table15.A2" office:value-type="string">
            <text:p text:style-name="P14"><text:span text:style-name="T3">+800 gp </text:span></text:p>
          </table:table-cell>
        </table:table-row>
        <table:table-row table:style-name="Table15.22">
          <table:table-cell table:style-name="Table15.A2" table:number-columns-spanned="3" office:value-type="string">
            <text:p text:style-name="P13"><text:span text:style-name="T3">All magic weapons are masterwork weapons.</text:span></text:p>
          </table:table-cell>
          <table:covered-table-cell/>
          <table:covered-table-cell/>
        </table:table-row>
        <table:table-row table:style-name="Table15.23">
          <table:table-cell table:style-name="Table15.A23" table:number-columns-spanned="3" office:value-type="string">
            <text:p text:style-name="P13"><text:span text:style-name="T3">1 Add to enhancement bonus on Table: Weapons to determine total market price.</text:span></text:p>
          </table:table-cell>
          <table:covered-table-cell/>
          <table:covered-table-cell/>
        </table:table-row>
      </table:table>
      <text:p text:style-name="P4"><text:span text:style-name="T9"><text:s/></text:span></text:p>
      <text:p text:style-name="P4"><text:span text:style-name="T11">Table: Melee Weapon Special Abilities </text:span></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0"><text:span text:style-name="T4">d%</text:span></text:p>
          </table:table-cell>
          <table:table-cell table:style-name="Table16.A1" office:value-type="string">
            <text:p text:style-name="P13"><text:span text:style-name="T4">Special Ability </text:span></text:p>
          </table:table-cell>
          <table:table-cell table:style-name="Table16.A1" office:value-type="string">
            <text:p text:style-name="P15"><text:span text:style-name="T4">Market Price Modifier</text:span><text:span text:style-name="T16">1</text:span><text:span text:style-name="T3"> </text:span></text:p>
          </table:table-cell>
        </table:table-row>
        <table:table-row table:style-name="Table16.1">
          <table:table-cell table:style-name="Table16.A2" office:value-type="string">
            <text:p text:style-name="P10"><text:span text:style-name="T3">01–08</text:span></text:p>
          </table:table-cell>
          <table:table-cell table:style-name="Table16.A2" office:value-type="string">
            <text:p text:style-name="P13"><text:span text:style-name="T3">Acidic blast</text:span></text:p>
          </table:table-cell>
          <table:table-cell table:style-name="Table16.A2" office:value-type="string">
            <text:p text:style-name="P15"><text:span text:style-name="T3">+6 bonus </text:span></text:p>
          </table:table-cell>
        </table:table-row>
        <table:table-row table:style-name="Table16.1">
          <table:table-cell table:style-name="Table16.A2" office:value-type="string">
            <text:p text:style-name="P9"><text:span text:style-name="T3">09–16</text:span></text:p>
          </table:table-cell>
          <table:table-cell table:style-name="Table16.A2" office:value-type="string">
            <text:p text:style-name="P4"><text:span text:style-name="T3">Fiery blast</text:span></text:p>
          </table:table-cell>
          <table:table-cell table:style-name="Table16.A2" office:value-type="string">
            <text:p text:style-name="P14"><text:span text:style-name="T3">+6 bonus </text:span></text:p>
          </table:table-cell>
        </table:table-row>
        <table:table-row table:style-name="Table16.1">
          <table:table-cell table:style-name="Table16.A2" office:value-type="string">
            <text:p text:style-name="P9"><text:span text:style-name="T3">17–24</text:span></text:p>
          </table:table-cell>
          <table:table-cell table:style-name="Table16.A2" office:value-type="string">
            <text:p text:style-name="P4"><text:span text:style-name="T3">Icy blast</text:span></text:p>
          </table:table-cell>
          <table:table-cell table:style-name="Table16.A2" office:value-type="string">
            <text:p text:style-name="P14"><text:span text:style-name="T3">+6 bonus </text:span></text:p>
          </table:table-cell>
        </table:table-row>
        <table:table-row table:style-name="Table16.1">
          <table:table-cell table:style-name="Table16.A2" office:value-type="string">
            <text:p text:style-name="P9"><text:span text:style-name="T3">25–32</text:span></text:p>
          </table:table-cell>
          <table:table-cell table:style-name="Table16.A2" office:value-type="string">
            <text:p text:style-name="P4"><text:span text:style-name="T3">Lightning blast</text:span></text:p>
          </table:table-cell>
          <table:table-cell table:style-name="Table16.A2" office:value-type="string">
            <text:p text:style-name="P14"><text:span text:style-name="T3">+6 bonus </text:span></text:p>
          </table:table-cell>
        </table:table-row>
        <table:table-row table:style-name="Table16.1">
          <table:table-cell table:style-name="Table16.A2" office:value-type="string">
            <text:p text:style-name="P9"><text:span text:style-name="T3">33–40</text:span></text:p>
          </table:table-cell>
          <table:table-cell table:style-name="Table16.A2" office:value-type="string">
            <text:p text:style-name="P4"><text:span text:style-name="T3">Mighty disruption</text:span></text:p>
          </table:table-cell>
          <table:table-cell table:style-name="Table16.A2" office:value-type="string">
            <text:p text:style-name="P14"><text:span text:style-name="T3">+6 bonus </text:span></text:p>
          </table:table-cell>
        </table:table-row>
        <table:table-row table:style-name="Table16.1">
          <table:table-cell table:style-name="Table16.A2" office:value-type="string">
            <text:p text:style-name="P9"><text:span text:style-name="T3">41–48</text:span></text:p>
          </table:table-cell>
          <table:table-cell table:style-name="Table16.A2" office:value-type="string">
            <text:p text:style-name="P4"><text:span text:style-name="T3">Sonic blast</text:span></text:p>
          </table:table-cell>
          <table:table-cell table:style-name="Table16.A2" office:value-type="string">
            <text:p text:style-name="P14"><text:span text:style-name="T3">+6 bonus </text:span></text:p>
          </table:table-cell>
        </table:table-row>
        <table:table-row table:style-name="Table16.1">
          <table:table-cell table:style-name="Table16.A2" office:value-type="string">
            <text:p text:style-name="P9"><text:span text:style-name="T3">49–56</text:span></text:p>
          </table:table-cell>
          <table:table-cell table:style-name="Table16.A2" office:value-type="string">
            <text:p text:style-name="P4"><text:span text:style-name="T3">Dread</text:span></text:p>
          </table:table-cell>
          <table:table-cell table:style-name="Table16.A2" office:value-type="string">
            <text:p text:style-name="P14"><text:span text:style-name="T3">+7 bonus </text:span></text:p>
          </table:table-cell>
        </table:table-row>
        <table:table-row table:style-name="Table16.1">
          <table:table-cell table:style-name="Table16.A2" office:value-type="string">
            <text:p text:style-name="P9"><text:span text:style-name="T3">57–61</text:span></text:p>
          </table:table-cell>
          <table:table-cell table:style-name="Table16.A2" office:value-type="string">
            <text:p text:style-name="P4"><text:span text:style-name="T3">Anarchic power</text:span></text:p>
          </table:table-cell>
          <table:table-cell table:style-name="Table16.A2" office:value-type="string">
            <text:p text:style-name="P14"><text:span text:style-name="T3">+8 bonus </text:span></text:p>
          </table:table-cell>
        </table:table-row>
        <text:soft-page-break/>
        <table:table-row table:style-name="Table16.1">
          <table:table-cell table:style-name="Table16.A2" office:value-type="string">
            <text:p text:style-name="P9"><text:span text:style-name="T3">62–66</text:span></text:p>
          </table:table-cell>
          <table:table-cell table:style-name="Table16.A2" office:value-type="string">
            <text:p text:style-name="P4"><text:span text:style-name="T3">Everdancing</text:span></text:p>
          </table:table-cell>
          <table:table-cell table:style-name="Table16.A2" office:value-type="string">
            <text:p text:style-name="P14"><text:span text:style-name="T3">+8 bonus </text:span></text:p>
          </table:table-cell>
        </table:table-row>
        <table:table-row table:style-name="Table16.1">
          <table:table-cell table:style-name="Table16.A2" office:value-type="string">
            <text:p text:style-name="P9"><text:span text:style-name="T3">67–71</text:span></text:p>
          </table:table-cell>
          <table:table-cell table:style-name="Table16.A2" office:value-type="string">
            <text:p text:style-name="P4"><text:span text:style-name="T3">Holy power</text:span></text:p>
          </table:table-cell>
          <table:table-cell table:style-name="Table16.A2" office:value-type="string">
            <text:p text:style-name="P14"><text:span text:style-name="T3">+8 bonus </text:span></text:p>
          </table:table-cell>
        </table:table-row>
        <table:table-row table:style-name="Table16.1">
          <table:table-cell table:style-name="Table16.A2" office:value-type="string">
            <text:p text:style-name="P9"><text:span text:style-name="T3">72–76</text:span></text:p>
          </table:table-cell>
          <table:table-cell table:style-name="Table16.A2" office:value-type="string">
            <text:p text:style-name="P4"><text:span text:style-name="T3">Axiomatic power</text:span></text:p>
          </table:table-cell>
          <table:table-cell table:style-name="Table16.A2" office:value-type="string">
            <text:p text:style-name="P14"><text:span text:style-name="T3">+8 bonus </text:span></text:p>
          </table:table-cell>
        </table:table-row>
        <table:table-row table:style-name="Table16.1">
          <table:table-cell table:style-name="Table16.A2" office:value-type="string">
            <text:p text:style-name="P9"><text:span text:style-name="T3">77–81</text:span></text:p>
          </table:table-cell>
          <table:table-cell table:style-name="Table16.A2" office:value-type="string">
            <text:p text:style-name="P4"><text:span text:style-name="T3">Unholy power</text:span></text:p>
          </table:table-cell>
          <table:table-cell table:style-name="Table16.A2" office:value-type="string">
            <text:p text:style-name="P14"><text:span text:style-name="T3">+8 bonus </text:span></text:p>
          </table:table-cell>
        </table:table-row>
        <table:table-row table:style-name="Table16.14">
          <table:table-cell table:style-name="Table16.A2" office:value-type="string">
            <text:p text:style-name="P10"><text:span text:style-name="T3">82–89</text:span></text:p>
          </table:table-cell>
          <table:table-cell table:style-name="Table16.A2" table:number-columns-spanned="2" office:value-type="string">
            <text:p text:style-name="P13"><text:span text:style-name="T3">Roll on nonepic magic item Table: Melee Weapon Special Abilities, then roll again on this table.</text:span></text:p>
          </table:table-cell>
          <table:covered-table-cell/>
        </table:table-row>
        <table:table-row table:style-name="Table16.14">
          <table:table-cell table:style-name="Table16.A2" office:value-type="string">
            <text:p text:style-name="P9"><text:span text:style-name="T3">90–97</text:span></text:p>
          </table:table-cell>
          <table:table-cell table:style-name="Table16.A2" table:number-columns-spanned="2" office:value-type="string">
            <text:p text:style-name="P4"><text:span text:style-name="T3">Roll twice on nonepic magic item Table: Melee Weapon Special Abilities.</text:span></text:p>
          </table:table-cell>
          <table:covered-table-cell/>
        </table:table-row>
        <table:table-row table:style-name="Table16.14">
          <table:table-cell table:style-name="Table16.A2" office:value-type="string">
            <text:p text:style-name="P9"><text:span text:style-name="T3">98–100</text:span></text:p>
          </table:table-cell>
          <table:table-cell table:style-name="Table16.A2" table:number-columns-spanned="2" office:value-type="string">
            <text:p text:style-name="P4"><text:span text:style-name="T3">Roll twice again</text:span><text:span text:style-name="T16">2</text:span><text:span text:style-name="T17"> </text:span></text:p>
          </table:table-cell>
          <table:covered-table-cell/>
        </table:table-row>
        <table:table-row table:style-name="Table16.14">
          <table:table-cell table:style-name="Table16.A2" table:number-columns-spanned="3" office:value-type="string">
            <text:p text:style-name="P13"><text:span text:style-name="T3">1 Add to enhancement bonus on Table: Epic Weapons to determine total market price. </text:span></text:p>
          </table:table-cell>
          <table:covered-table-cell/>
          <table:covered-table-cell/>
        </table:table-row>
        <table:table-row table:style-name="Table16.14">
          <table:table-cell table:style-name="Table16.A18" table:number-columns-spanned="3" office:value-type="string">
            <text:p text:style-name="P13"><text:span text:style-name="T3">2 If a special ability is rolled twice, only one counts. If two versions of the same special ability are rolled, use the better. </text:span></text:p>
          </table:table-cell>
          <table:covered-table-cell/>
          <table:covered-table-cell/>
        </table:table-row>
      </table:table>
      <text:p text:style-name="P5"/>
      <text:p text:style-name="P4"><text:span text:style-name="T11">Table: Ranged Weapon Special Abilities </text:span></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0"><text:span text:style-name="T4">d%</text:span></text:p>
          </table:table-cell>
          <table:table-cell table:style-name="Table17.A1" office:value-type="string">
            <text:p text:style-name="P13"><text:span text:style-name="T4">Special Ability </text:span></text:p>
          </table:table-cell>
          <table:table-cell table:style-name="Table17.A1" office:value-type="string">
            <text:p text:style-name="P15"><text:span text:style-name="T4">Market Price Modifier</text:span><text:span text:style-name="T16">1</text:span><text:span text:style-name="T3"> </text:span></text:p>
          </table:table-cell>
        </table:table-row>
        <table:table-row table:style-name="Table17.1">
          <table:table-cell table:style-name="Table17.A2" office:value-type="string">
            <text:p text:style-name="P10"><text:span text:style-name="T3">01–07</text:span></text:p>
          </table:table-cell>
          <table:table-cell table:style-name="Table17.A2" office:value-type="string">
            <text:p text:style-name="P13"><text:span text:style-name="T3">Acidic blast</text:span></text:p>
          </table:table-cell>
          <table:table-cell table:style-name="Table17.A2" office:value-type="string">
            <text:p text:style-name="P15"><text:span text:style-name="T3">+6 bonus </text:span></text:p>
          </table:table-cell>
        </table:table-row>
        <table:table-row table:style-name="Table17.1">
          <table:table-cell table:style-name="Table17.A2" office:value-type="string">
            <text:p text:style-name="P9"><text:span text:style-name="T3">08–14</text:span></text:p>
          </table:table-cell>
          <table:table-cell table:style-name="Table17.A2" office:value-type="string">
            <text:p text:style-name="P4"><text:span text:style-name="T3">Distant shot</text:span></text:p>
          </table:table-cell>
          <table:table-cell table:style-name="Table17.A2" office:value-type="string">
            <text:p text:style-name="P14"><text:span text:style-name="T3">+6 bonus </text:span></text:p>
          </table:table-cell>
        </table:table-row>
        <table:table-row table:style-name="Table17.1">
          <table:table-cell table:style-name="Table17.A2" office:value-type="string">
            <text:p text:style-name="P9"><text:span text:style-name="T3">15–21</text:span></text:p>
          </table:table-cell>
          <table:table-cell table:style-name="Table17.A2" office:value-type="string">
            <text:p text:style-name="P4"><text:span text:style-name="T3">Fiery blast</text:span></text:p>
          </table:table-cell>
          <table:table-cell table:style-name="Table17.A2" office:value-type="string">
            <text:p text:style-name="P14"><text:span text:style-name="T3">+6 bonus </text:span></text:p>
          </table:table-cell>
        </table:table-row>
        <table:table-row table:style-name="Table17.1">
          <table:table-cell table:style-name="Table17.A2" office:value-type="string">
            <text:p text:style-name="P9"><text:span text:style-name="T3">22–28</text:span></text:p>
          </table:table-cell>
          <table:table-cell table:style-name="Table17.A2" office:value-type="string">
            <text:p text:style-name="P4"><text:span text:style-name="T3">Icy blast</text:span></text:p>
          </table:table-cell>
          <table:table-cell table:style-name="Table17.A2" office:value-type="string">
            <text:p text:style-name="P14"><text:span text:style-name="T3">+6 bonus </text:span></text:p>
          </table:table-cell>
        </table:table-row>
        <table:table-row table:style-name="Table17.1">
          <table:table-cell table:style-name="Table17.A2" office:value-type="string">
            <text:p text:style-name="P9"><text:span text:style-name="T3">29–35</text:span></text:p>
          </table:table-cell>
          <table:table-cell table:style-name="Table17.A2" office:value-type="string">
            <text:p text:style-name="P4"><text:span text:style-name="T3">Lightning blast</text:span></text:p>
          </table:table-cell>
          <table:table-cell table:style-name="Table17.A2" office:value-type="string">
            <text:p text:style-name="P14"><text:span text:style-name="T3">+6 bonus </text:span></text:p>
          </table:table-cell>
        </table:table-row>
        <table:table-row table:style-name="Table17.1">
          <table:table-cell table:style-name="Table17.A2" office:value-type="string">
            <text:p text:style-name="P9"><text:span text:style-name="T3">36–41</text:span></text:p>
          </table:table-cell>
          <table:table-cell table:style-name="Table17.A2" office:value-type="string">
            <text:p text:style-name="P4"><text:span text:style-name="T3">Sonic blast</text:span></text:p>
          </table:table-cell>
          <table:table-cell table:style-name="Table17.A2" office:value-type="string">
            <text:p text:style-name="P14"><text:span text:style-name="T3">+6 bonus </text:span></text:p>
          </table:table-cell>
        </table:table-row>
        <table:table-row table:style-name="Table17.1">
          <table:table-cell table:style-name="Table17.A2" office:value-type="string">
            <text:p text:style-name="P9"><text:span text:style-name="T3">42–48</text:span></text:p>
          </table:table-cell>
          <table:table-cell table:style-name="Table17.A2" office:value-type="string">
            <text:p text:style-name="P4"><text:span text:style-name="T3">Triple-throw</text:span></text:p>
          </table:table-cell>
          <table:table-cell table:style-name="Table17.A2" office:value-type="string">
            <text:p text:style-name="P14"><text:span text:style-name="T3">+6 bonus </text:span></text:p>
          </table:table-cell>
        </table:table-row>
        <table:table-row table:style-name="Table17.1">
          <table:table-cell table:style-name="Table17.A2" office:value-type="string">
            <text:p text:style-name="P9"><text:span text:style-name="T3">49–53</text:span></text:p>
          </table:table-cell>
          <table:table-cell table:style-name="Table17.A2" office:value-type="string">
            <text:p text:style-name="P4"><text:span text:style-name="T3">Unerring accuracy</text:span></text:p>
          </table:table-cell>
          <table:table-cell table:style-name="Table17.A2" office:value-type="string">
            <text:p text:style-name="P14"><text:span text:style-name="T3">+6 bonus </text:span></text:p>
          </table:table-cell>
        </table:table-row>
        <table:table-row table:style-name="Table17.1">
          <table:table-cell table:style-name="Table17.A2" office:value-type="string">
            <text:p text:style-name="P9"><text:span text:style-name="T3">54–60</text:span></text:p>
          </table:table-cell>
          <table:table-cell table:style-name="Table17.A2" office:value-type="string">
            <text:p text:style-name="P4"><text:span text:style-name="T3">Dread</text:span></text:p>
          </table:table-cell>
          <table:table-cell table:style-name="Table17.A2" office:value-type="string">
            <text:p text:style-name="P14"><text:span text:style-name="T3">+7 bonus </text:span></text:p>
          </table:table-cell>
        </table:table-row>
        <table:table-row table:style-name="Table17.1">
          <table:table-cell table:style-name="Table17.A2" office:value-type="string">
            <text:p text:style-name="P9"><text:span text:style-name="T3">61–65</text:span></text:p>
          </table:table-cell>
          <table:table-cell table:style-name="Table17.A2" office:value-type="string">
            <text:p text:style-name="P4"><text:span text:style-name="T3">Anarchic power</text:span></text:p>
          </table:table-cell>
          <table:table-cell table:style-name="Table17.A2" office:value-type="string">
            <text:p text:style-name="P14"><text:span text:style-name="T3">+8 bonus </text:span></text:p>
          </table:table-cell>
        </table:table-row>
        <table:table-row table:style-name="Table17.1">
          <table:table-cell table:style-name="Table17.A2" office:value-type="string">
            <text:p text:style-name="P9"><text:span text:style-name="T3">66–70</text:span></text:p>
          </table:table-cell>
          <table:table-cell table:style-name="Table17.A2" office:value-type="string">
            <text:p text:style-name="P4"><text:span text:style-name="T3">Holy power</text:span></text:p>
          </table:table-cell>
          <table:table-cell table:style-name="Table17.A2" office:value-type="string">
            <text:p text:style-name="P14"><text:span text:style-name="T3">+8 bonus </text:span></text:p>
          </table:table-cell>
        </table:table-row>
        <table:table-row table:style-name="Table17.1">
          <table:table-cell table:style-name="Table17.A2" office:value-type="string">
            <text:p text:style-name="P9"><text:span text:style-name="T3">71–75</text:span></text:p>
          </table:table-cell>
          <table:table-cell table:style-name="Table17.A2" office:value-type="string">
            <text:p text:style-name="P4"><text:span text:style-name="T3">Axiomatic power</text:span></text:p>
          </table:table-cell>
          <table:table-cell table:style-name="Table17.A2" office:value-type="string">
            <text:p text:style-name="P14"><text:span text:style-name="T3">+8 bonus </text:span></text:p>
          </table:table-cell>
        </table:table-row>
        <table:table-row table:style-name="Table17.1">
          <table:table-cell table:style-name="Table17.A2" office:value-type="string">
            <text:p text:style-name="P9"><text:span text:style-name="T3">76–80</text:span></text:p>
          </table:table-cell>
          <table:table-cell table:style-name="Table17.A2" office:value-type="string">
            <text:p text:style-name="P4"><text:span text:style-name="T3">Unholy power</text:span></text:p>
          </table:table-cell>
          <table:table-cell table:style-name="Table17.A2" office:value-type="string">
            <text:p text:style-name="P14"><text:span text:style-name="T3">+8 bonus </text:span></text:p>
          </table:table-cell>
        </table:table-row>
        <table:table-row table:style-name="Table17.15">
          <table:table-cell table:style-name="Table17.A2" office:value-type="string">
            <text:p text:style-name="P10"><text:span text:style-name="T3">81–88</text:span></text:p>
          </table:table-cell>
          <table:table-cell table:style-name="Table17.A2" table:number-columns-spanned="2" office:value-type="string">
            <text:p text:style-name="P13"><text:span text:style-name="T3">Roll on nonepic magic item Table: Ranged Weapon Special Abilities, then roll again on this table.</text:span></text:p>
          </table:table-cell>
          <table:covered-table-cell/>
        </table:table-row>
        <table:table-row table:style-name="Table17.15">
          <table:table-cell table:style-name="Table17.A2" office:value-type="string">
            <text:p text:style-name="P9"><text:span text:style-name="T3">89–96</text:span></text:p>
          </table:table-cell>
          <table:table-cell table:style-name="Table17.A2" table:number-columns-spanned="2" office:value-type="string">
            <text:p text:style-name="P4"><text:span text:style-name="T3">Roll twice on nonepic magic item Table: Ranged Weapon Special Abilities.</text:span></text:p>
          </table:table-cell>
          <table:covered-table-cell/>
        </table:table-row>
        <table:table-row table:style-name="Table17.15">
          <table:table-cell table:style-name="Table17.A2" office:value-type="string">
            <text:p text:style-name="P9"><text:span text:style-name="T3">97–100</text:span></text:p>
          </table:table-cell>
          <table:table-cell table:style-name="Table17.A2" table:number-columns-spanned="2" office:value-type="string">
            <text:p text:style-name="P4"><text:span text:style-name="T3"><text:s/>Roll twice again</text:span><text:span text:style-name="T16">2</text:span><text:span text:style-name="T3"> </text:span></text:p>
          </table:table-cell>
          <table:covered-table-cell/>
        </table:table-row>
        <table:table-row table:style-name="Table17.15">
          <table:table-cell table:style-name="Table17.A2" table:number-columns-spanned="3" office:value-type="string">
            <text:p text:style-name="P13"><text:span text:style-name="T3">1 Add to enhancement bonus on Table: Weapons to determine total market price. </text:span></text:p>
          </table:table-cell>
          <table:covered-table-cell/>
          <table:covered-table-cell/>
        </table:table-row>
        <table:table-row table:style-name="Table17.15">
          <table:table-cell table:style-name="Table17.A19" table:number-columns-spanned="3" office:value-type="string">
            <text:p text:style-name="P13"><text:span text:style-name="T3">2 If a special ability is rolled twice, only one counts. If two versions of the same special ability are rolled, use the better.</text:span></text:p>
          </table:table-cell>
          <table:covered-table-cell/>
          <table:covered-table-cell/>
        </table:table-row>
      </table:table>
      <text:p text:style-name="P5"/>
      <text:p text:style-name="P4"><text:span text:style-name="T11">Table: Specific Weapons </text:span></text:p>
      <table:table table:name="Table18" table:style-name="Table18">
        <table:table-column table:style-name="Table18.A"/>
        <table:table-column table:style-name="Table18.B"/>
        <table:table-column table:style-name="Table18.C"/>
        <text:soft-page-break/>
        <table:table-row table:style-name="Table18.1">
          <table:table-cell table:style-name="Table18.A1" office:value-type="string">
            <text:p text:style-name="P10"><text:span text:style-name="T3">d%</text:span></text:p>
          </table:table-cell>
          <table:table-cell table:style-name="Table18.A1" office:value-type="string">
            <text:p text:style-name="P8"><text:span text:style-name="T3">Specific Weapon </text:span></text:p>
          </table:table-cell>
          <table:table-cell table:style-name="Table18.A1" office:value-type="string">
            <text:h text:style-name="P25" text:outline-level="1"><text:span text:style-name="T3">Market Price </text:span></text:h>
          </table:table-cell>
        </table:table-row>
        <table:table-row table:style-name="Table18.1">
          <table:table-cell table:style-name="Table18.A2" office:value-type="string">
            <text:p text:style-name="P10"><text:span text:style-name="T3">01–18</text:span></text:p>
          </table:table-cell>
          <table:table-cell table:style-name="Table18.A2" office:value-type="string">
            <text:p text:style-name="P13"><text:span text:style-name="T5">Stormbrand </text:span></text:p>
          </table:table-cell>
          <table:table-cell table:style-name="Table18.A2" office:value-type="string">
            <text:p text:style-name="P15"><text:span text:style-name="T3">235,350 gp </text:span></text:p>
          </table:table-cell>
        </table:table-row>
        <table:table-row table:style-name="Table18.1">
          <table:table-cell table:style-name="Table18.A2" office:value-type="string">
            <text:p text:style-name="P9"><text:span text:style-name="T3">19–33</text:span></text:p>
          </table:table-cell>
          <table:table-cell table:style-name="Table18.A2" office:value-type="string">
            <text:p text:style-name="P4"><text:span text:style-name="T5">Quarterstaff of alacrity </text:span></text:p>
          </table:table-cell>
          <table:table-cell table:style-name="Table18.A2" office:value-type="string">
            <text:p text:style-name="P14"><text:span text:style-name="T3">462,600 gp </text:span></text:p>
          </table:table-cell>
        </table:table-row>
        <table:table-row table:style-name="Table18.1">
          <table:table-cell table:style-name="Table18.A2" office:value-type="string">
            <text:p text:style-name="P9"><text:span text:style-name="T3">34–48</text:span></text:p>
          </table:table-cell>
          <table:table-cell table:style-name="Table18.A2" office:value-type="string">
            <text:p text:style-name="P4"><text:span text:style-name="T5">Souldrinker </text:span></text:p>
          </table:table-cell>
          <table:table-cell table:style-name="Table18.A2" office:value-type="string">
            <text:p text:style-name="P14"><text:span text:style-name="T3">478,335 gp </text:span></text:p>
          </table:table-cell>
        </table:table-row>
        <table:table-row table:style-name="Table18.1">
          <table:table-cell table:style-name="Table18.A2" office:value-type="string">
            <text:p text:style-name="P9"><text:span text:style-name="T3">49–60</text:span></text:p>
          </table:table-cell>
          <table:table-cell table:style-name="Table18.A2" office:value-type="string">
            <text:p text:style-name="P4"><text:span text:style-name="T5">Backstabber </text:span></text:p>
          </table:table-cell>
          <table:table-cell table:style-name="Table18.A2" office:value-type="string">
            <text:p text:style-name="P14"><text:span text:style-name="T3">770,310 gp </text:span></text:p>
          </table:table-cell>
        </table:table-row>
        <table:table-row table:style-name="Table18.1">
          <table:table-cell table:style-name="Table18.A2" office:value-type="string">
            <text:p text:style-name="P9"><text:span text:style-name="T3">61–68</text:span></text:p>
          </table:table-cell>
          <table:table-cell table:style-name="Table18.A2" office:value-type="string">
            <text:p text:style-name="P4"><text:span text:style-name="T5">Mace of ruin </text:span></text:p>
          </table:table-cell>
          <table:table-cell table:style-name="Table18.A2" office:value-type="string">
            <text:p text:style-name="P14"><text:span text:style-name="T3">1,000,312 gp </text:span></text:p>
          </table:table-cell>
        </table:table-row>
        <table:table-row table:style-name="Table18.1">
          <table:table-cell table:style-name="Table18.A2" office:value-type="string">
            <text:p text:style-name="P9"><text:span text:style-name="T3">69–72</text:span></text:p>
          </table:table-cell>
          <table:table-cell table:style-name="Table18.A2" office:value-type="string">
            <text:p text:style-name="P4"><text:span text:style-name="T5">Gripsoul </text:span></text:p>
          </table:table-cell>
          <table:table-cell table:style-name="Table18.A2" office:value-type="string">
            <text:p text:style-name="P14"><text:span text:style-name="T3">1,856,500 gp </text:span></text:p>
          </table:table-cell>
        </table:table-row>
        <table:table-row table:style-name="Table18.1">
          <table:table-cell table:style-name="Table18.A2" office:value-type="string">
            <text:p text:style-name="P9"><text:span text:style-name="T3">73–78</text:span></text:p>
          </table:table-cell>
          <table:table-cell table:style-name="Table18.A2" office:value-type="string">
            <text:p text:style-name="P4"><text:span text:style-name="T5">Elven greatbow </text:span></text:p>
          </table:table-cell>
          <table:table-cell table:style-name="Table18.A2" office:value-type="string">
            <text:p text:style-name="P14"><text:span text:style-name="T3">2,900,400 gp </text:span></text:p>
          </table:table-cell>
        </table:table-row>
        <table:table-row table:style-name="Table18.1">
          <table:table-cell table:style-name="Table18.A2" office:value-type="string">
            <text:p text:style-name="P9"><text:span text:style-name="T3">79–64</text:span></text:p>
          </table:table-cell>
          <table:table-cell table:style-name="Table18.A2" office:value-type="string">
            <text:p text:style-name="P4"><text:span text:style-name="T5">Finaldeath </text:span></text:p>
          </table:table-cell>
          <table:table-cell table:style-name="Table18.A2" office:value-type="string">
            <text:p text:style-name="P14"><text:span text:style-name="T3">3,580,308 gp </text:span></text:p>
          </table:table-cell>
        </table:table-row>
        <table:table-row table:style-name="Table18.1">
          <table:table-cell table:style-name="Table18.A2" office:value-type="string">
            <text:p text:style-name="P9"><text:span text:style-name="T3">85–90</text:span></text:p>
          </table:table-cell>
          <table:table-cell table:style-name="Table18.A2" office:value-type="string">
            <text:p text:style-name="P4"><text:span text:style-name="T5">Chaosbringer </text:span></text:p>
          </table:table-cell>
          <table:table-cell table:style-name="Table18.A2" office:value-type="string">
            <text:p text:style-name="P14"><text:span text:style-name="T3">4,025,350 gp </text:span></text:p>
          </table:table-cell>
        </table:table-row>
        <table:table-row table:style-name="Table18.1">
          <table:table-cell table:style-name="Table18.A2" office:value-type="string">
            <text:p text:style-name="P9"><text:span text:style-name="T3">91–94</text:span></text:p>
          </table:table-cell>
          <table:table-cell table:style-name="Table18.A2" office:value-type="string">
            <text:p text:style-name="P4"><text:span text:style-name="T5">Holy devastator </text:span></text:p>
          </table:table-cell>
          <table:table-cell table:style-name="Table18.A2" office:value-type="string">
            <text:p text:style-name="P14"><text:span text:style-name="T3">4,620,315 gp </text:span></text:p>
          </table:table-cell>
        </table:table-row>
        <table:table-row table:style-name="Table18.1">
          <table:table-cell table:style-name="Table18.A2" office:value-type="string">
            <text:p text:style-name="P9"><text:span text:style-name="T3">95–98</text:span></text:p>
          </table:table-cell>
          <table:table-cell table:style-name="Table18.A2" office:value-type="string">
            <text:p text:style-name="P4"><text:span text:style-name="T5">Unholy despoiler </text:span></text:p>
          </table:table-cell>
          <table:table-cell table:style-name="Table18.A2" office:value-type="string">
            <text:p text:style-name="P14"><text:span text:style-name="T3">4,620,315 gp </text:span></text:p>
          </table:table-cell>
        </table:table-row>
        <table:table-row table:style-name="Table18.1">
          <table:table-cell table:style-name="Table18.A13" office:value-type="string">
            <text:p text:style-name="P10"><text:span text:style-name="T3">99–100</text:span></text:p>
          </table:table-cell>
          <table:table-cell table:style-name="Table18.A13" office:value-type="string">
            <text:p text:style-name="P13"><text:span text:style-name="T5">Everwhirling chain </text:span></text:p>
          </table:table-cell>
          <table:table-cell table:style-name="Table18.A13" office:value-type="string">
            <text:p text:style-name="P15"><text:span text:style-name="T3">5,220,325 gp </text:span></text:p>
          </table:table-cell>
        </table:table-row>
      </table:table>
      <text:p text:style-name="P5"/>
      <text:h text:style-name="P26" text:outline-level="2"><text:span text:style-name="T12">EPIC WEAPON SPECIAL ABILITY DESCRIPTIONS </text:span></text:h>
      <text:p text:style-name="P4"><text:span text:style-name="T9">Most magic weapons only have enhancement bonuses. They can also have special abilities, such as those detailed below and nonepic abilities.</text:span><text:span text:style-name="T10"> </text:span><text:span text:style-name="T9">A weapon with a special ability must have at least a +1 enhancement bonus. </text:span></text:p>
      <text:p text:style-name="P5"/>
      <text:p text:style-name="P4"><text:span text:style-name="T11">Acidic Blast: </text:span><text:span text:style-name="T9">On command, an acidic blast weapon drips acid (though this deals no damage to the wielder). On any hit, this acid splashes the creature struck, dealing +3d6 points of bonus acid damage. On a successful critical hit it instead deals +6d6 points of acid damage (or +9d6 if the critical multiplier is x3, or +12d6 if the critical multiplier is x4). Bows, crossbows, and slings with this special ability bestow the bonus acid damage upon their ammunition. </text:span></text:p>
      <text:p text:style-name="P4"><text:span text:style-name="T10">Caster Level: </text:span><text:span text:style-name="T9">21st; </text:span><text:span text:style-name="T10">Prerequisites: </text:span><text:span text:style-name="T9">Craft Magic Arms and Armor, Craft Epic Magic Arms and Armor, </text:span><text:span text:style-name="T10">acid fog; Market Price: +</text:span><text:span text:style-name="T9">6 bonus. </text:span></text:p>
      <text:p text:style-name="P4"><text:span text:style-name="T11">Anarchic Power: </text:span><text:span text:style-name="T9">This weapon is chaos-aligned and thus bypasses the corresponding damage reduction. When a weapon of anarchic power strikes a lawful target, this power deals +3d6 points of bonus chaotic damage to the target, and the target gains one negative level (Fortitude DC 23 to remove 24 hours later). On a successful critical hit it instead deals +6d6 points of chaotic damage and bestows two negative levels (or +9d6 and three negative levels if the critical multiplier is x3, or +12d6 and four negative levels if the critical multiplier is x4). The weapon bestows three negative levels on any lawful creature attempting to wield it. These negative levels remain as long as the weapon is in hand and disappear when the weapon is no longer wielded. These negative levels never result in actual level loss, but they cannot be overcome in any way (including </text:span><text:span text:style-name="T10">restoration </text:span><text:span text:style-name="T9">spells) while the weapon is wielded. Bows, crossbows, and slings with this special ability bestow the anarchic power upon their ammunition. This special ability does not stack with the nonepic anarchic special ability</text:span><text:span text:style-name="T10">. </text:span></text:p>
      <text:p text:style-name="P4"><text:span text:style-name="T10">Caster Level: </text:span><text:span text:style-name="T9">21st; </text:span><text:span text:style-name="T10">Prerequisites: </text:span><text:span text:style-name="T9">Craft Magic Arms and Armor, Craft Epic Magic Arms and Armor, </text:span><text:span text:style-name="T10">word of chaos; Market Price: +</text:span><text:span text:style-name="T9">8 bonus. </text:span></text:p>
      <text:p text:style-name="P4"><text:span text:style-name="T11">Axiomatic Power: </text:span><text:span text:style-name="T9">This weapon is lawful-aligned and thus bypasses the corresponding damager reduction. When a weapon of axiomatic power strikes a chaotic target, this power erupts forth and deals +3d6 points of bonus lawful damage to the target, and the target gains one negative level (Fortitude DC 23 to remove 24 hours later). On a successful critical hit it instead deals +6d6 points of lawful damage and bestows two negative levels (or +9d6 and three negative levels if the critical multiplier is x3, or +12d6 and four negative levels if the critical multiplier is x4). The weapon bestows three negative levels on any chaotic creature attempting to wield it. These negative levels remain as long as the weapon is in hand and disappear when the weapon is no longer wielded. These negative levels never result in actual level loss, but they cannot be overcome in any way (including </text:span><text:span text:style-name="T10">restoration </text:span><text:span text:style-name="T9">spells) while the weapon is wielded. Bows, crossbows, and slings with this special ability bestow the lawful power upon their ammunition. This special ability does not stack with the nonepic axiomatic special ability.</text:span><text:span text:style-name="T10"> </text:span></text:p>
      <text:p text:style-name="P4"><text:span text:style-name="T10">Caster Level: </text:span><text:span text:style-name="T9">23rd; </text:span><text:span text:style-name="T10">Prerequisites: </text:span><text:span text:style-name="T9">Craft Magic Arms and Armor, Craft Epic Magic Arms and Armor, </text:span><text:span text:style-name="T10">dictum; Market Price: +</text:span><text:span text:style-name="T9">8 bonus. </text:span></text:p>
      <text:p text:style-name="P4"><text:span text:style-name="T11">Distant Shot: </text:span><text:span text:style-name="T9">A distant shot weapon can be used against any target within line of sight at no penalty for range. </text:span></text:p>
      <text:p text:style-name="P4"><text:span text:style-name="T10">Caster Level: </text:span><text:span text:style-name="T9">21st; </text:span><text:span text:style-name="T10">Prerequisites: </text:span><text:span text:style-name="T9">Craft Magic Arms and Armor, Craft Epic Magic Arms and Armor, </text:span><text:span text:style-name="T10">discern location; Market Price: +</text:span><text:span text:style-name="T9">6 bonus. </text:span></text:p>
      <text:p text:style-name="P4"><text:span text:style-name="T11">Dread: </text:span><text:span text:style-name="T9">A dread weapon excels at attacking one type of creature. Against its designated foe, its effective enhancement bonus is +4 better than its normal enhancement bonus. Further, it deals +4d6 points of bonus damage against the foe, and if it scores a successful critical hit against the foe, that creature must make a Fortitude save (DC 27) or be destroyed instantly and turned to dust. (This even affects creatures immune to critical hits or death magic.) To randomly determine a dread weapon’s designated foe, roll on the following table. </text:span></text:p>
      <text:p text:style-name="P4"><text:span text:style-name="T10">Caster Level: </text:span><text:span text:style-name="T9">22nd; </text:span><text:span text:style-name="T10">Prerequisites: </text:span><text:span text:style-name="T9">Craft Magic Arms and Armor, Craft Epic Magic Arms and Armor, </text:span><text:span text:style-name="T10">summon monster IX; Market Price: +</text:span><text:span text:style-name="T9">7 bonus. </text:span></text:p>
      <text:p text:style-name="P5"/>
      <table:table table:name="Table19" table:style-name="Table19">
        <table:table-column table:style-name="Table19.A"/>
        <table:table-column table:style-name="Table19.B"/>
        <table:table-column table:style-name="Table19.C"/>
        <table:table-column table:style-name="Table19.D"/>
        <text:soft-page-break/>
        <table:table-row table:style-name="Table19.1">
          <table:table-cell table:style-name="Table19.A1" office:value-type="string">
            <text:p text:style-name="P12"><text:span text:style-name="T4">d%</text:span></text:p>
          </table:table-cell>
          <table:table-cell table:style-name="Table19.A1" office:value-type="string">
            <text:p text:style-name="P20"><text:span text:style-name="T4">Designated Foe</text:span></text:p>
          </table:table-cell>
          <table:table-cell table:style-name="Table19.A1" office:value-type="string">
            <text:p text:style-name="P12"><text:span text:style-name="T4">d%</text:span></text:p>
          </table:table-cell>
          <table:table-cell table:style-name="Table19.A1" office:value-type="string">
            <text:p text:style-name="P20"><text:span text:style-name="T4">Designated Foe</text:span></text:p>
          </table:table-cell>
        </table:table-row>
        <table:table-row table:style-name="Table19.1">
          <table:table-cell table:style-name="Table19.A2" office:value-type="string">
            <text:p text:style-name="P12"><text:span text:style-name="T3">01–05</text:span></text:p>
          </table:table-cell>
          <table:table-cell table:style-name="Table19.A2" office:value-type="string">
            <text:p text:style-name="P20"><text:span text:style-name="T3">Aberrations</text:span></text:p>
          </table:table-cell>
          <table:table-cell table:style-name="Table19.A2" office:value-type="string">
            <text:p text:style-name="P12"><text:span text:style-name="T3">58–60</text:span></text:p>
          </table:table-cell>
          <table:table-cell table:style-name="Table19.A2" office:value-type="string">
            <text:p text:style-name="P20"><text:span text:style-name="T3">Humanoids, orc</text:span></text:p>
          </table:table-cell>
        </table:table-row>
        <table:table-row table:style-name="Table19.1">
          <table:table-cell table:style-name="Table19.A2" office:value-type="string">
            <text:p text:style-name="P11"><text:span text:style-name="T3">06–09</text:span></text:p>
          </table:table-cell>
          <table:table-cell table:style-name="Table19.A2" office:value-type="string">
            <text:p text:style-name="P19"><text:span text:style-name="T3">Animals</text:span></text:p>
          </table:table-cell>
          <table:table-cell table:style-name="Table19.A2" office:value-type="string">
            <text:p text:style-name="P11"><text:span text:style-name="T3">61–65</text:span></text:p>
          </table:table-cell>
          <table:table-cell table:style-name="Table19.A2" office:value-type="string">
            <text:p text:style-name="P19"><text:span text:style-name="T3">Magical beasts</text:span></text:p>
          </table:table-cell>
        </table:table-row>
        <table:table-row table:style-name="Table19.1">
          <table:table-cell table:style-name="Table19.A2" office:value-type="string">
            <text:p text:style-name="P11"><text:span text:style-name="T3">10–16</text:span></text:p>
          </table:table-cell>
          <table:table-cell table:style-name="Table19.A2" office:value-type="string">
            <text:p text:style-name="P19"><text:span text:style-name="T3">Constructs</text:span></text:p>
          </table:table-cell>
          <table:table-cell table:style-name="Table19.A2" office:value-type="string">
            <text:p text:style-name="P11"><text:span text:style-name="T3">66–70</text:span></text:p>
          </table:table-cell>
          <table:table-cell table:style-name="Table19.A2" office:value-type="string">
            <text:p text:style-name="P19"><text:span text:style-name="T3">Monstrous humanoids</text:span></text:p>
          </table:table-cell>
        </table:table-row>
        <table:table-row table:style-name="Table19.1">
          <table:table-cell table:style-name="Table19.A2" office:value-type="string">
            <text:p text:style-name="P11"><text:span text:style-name="T3">17–22</text:span></text:p>
          </table:table-cell>
          <table:table-cell table:style-name="Table19.A2" office:value-type="string">
            <text:p text:style-name="P19"><text:span text:style-name="T3">Dragons</text:span></text:p>
          </table:table-cell>
          <table:table-cell table:style-name="Table19.A2" office:value-type="string">
            <text:p text:style-name="P11"><text:span text:style-name="T3">71–72</text:span></text:p>
          </table:table-cell>
          <table:table-cell table:style-name="Table19.A2" office:value-type="string">
            <text:p text:style-name="P19"><text:span text:style-name="T3">Oozes</text:span></text:p>
          </table:table-cell>
        </table:table-row>
        <table:table-row table:style-name="Table19.1">
          <table:table-cell table:style-name="Table19.A2" office:value-type="string">
            <text:p text:style-name="P11"><text:span text:style-name="T3">23–27</text:span></text:p>
          </table:table-cell>
          <table:table-cell table:style-name="Table19.A2" office:value-type="string">
            <text:p text:style-name="P19"><text:span text:style-name="T3">Elementals</text:span></text:p>
          </table:table-cell>
          <table:table-cell table:style-name="Table19.A2" office:value-type="string">
            <text:p text:style-name="P11"><text:span text:style-name="T3">73</text:span></text:p>
          </table:table-cell>
          <table:table-cell table:style-name="Table19.A2" office:value-type="string">
            <text:p text:style-name="P19"><text:span text:style-name="T3">Outsiders, air</text:span></text:p>
          </table:table-cell>
        </table:table-row>
        <table:table-row table:style-name="Table19.1">
          <table:table-cell table:style-name="Table19.A2" office:value-type="string">
            <text:p text:style-name="P11"><text:span text:style-name="T3">28–32</text:span></text:p>
          </table:table-cell>
          <table:table-cell table:style-name="Table19.A2" office:value-type="string">
            <text:p text:style-name="P19"><text:span text:style-name="T3">Fey</text:span></text:p>
          </table:table-cell>
          <table:table-cell table:style-name="Table19.A2" office:value-type="string">
            <text:p text:style-name="P11"><text:span text:style-name="T3">74–76</text:span></text:p>
          </table:table-cell>
          <table:table-cell table:style-name="Table19.A2" office:value-type="string">
            <text:p text:style-name="P19"><text:span text:style-name="T3">Outsiders, chaotic</text:span></text:p>
          </table:table-cell>
        </table:table-row>
        <table:table-row table:style-name="Table19.1">
          <table:table-cell table:style-name="Table19.A2" office:value-type="string">
            <text:p text:style-name="P11"><text:span text:style-name="T3">33–39</text:span></text:p>
          </table:table-cell>
          <table:table-cell table:style-name="Table19.A2" office:value-type="string">
            <text:p text:style-name="P19"><text:span text:style-name="T3">Giants</text:span></text:p>
          </table:table-cell>
          <table:table-cell table:style-name="Table19.A2" office:value-type="string">
            <text:p text:style-name="P11"><text:span text:style-name="T3">77</text:span></text:p>
          </table:table-cell>
          <table:table-cell table:style-name="Table19.A2" office:value-type="string">
            <text:p text:style-name="P19"><text:span text:style-name="T3">Outsiders, earth</text:span></text:p>
          </table:table-cell>
        </table:table-row>
        <table:table-row table:style-name="Table19.1">
          <table:table-cell table:style-name="Table19.A2" office:value-type="string">
            <text:p text:style-name="P11"><text:span text:style-name="T3">40</text:span></text:p>
          </table:table-cell>
          <table:table-cell table:style-name="Table19.A2" office:value-type="string">
            <text:p text:style-name="P19"><text:span text:style-name="T3">Humanoids, aquatic</text:span></text:p>
          </table:table-cell>
          <table:table-cell table:style-name="Table19.A2" office:value-type="string">
            <text:p text:style-name="P11"><text:span text:style-name="T3">78–80</text:span></text:p>
          </table:table-cell>
          <table:table-cell table:style-name="Table19.A2" office:value-type="string">
            <text:p text:style-name="P19"><text:span text:style-name="T3">Outsiders, evil</text:span></text:p>
          </table:table-cell>
        </table:table-row>
        <table:table-row table:style-name="Table19.1">
          <table:table-cell table:style-name="Table19.A2" office:value-type="string">
            <text:p text:style-name="P11"><text:span text:style-name="T3">41–42</text:span></text:p>
          </table:table-cell>
          <table:table-cell table:style-name="Table19.A2" office:value-type="string">
            <text:p text:style-name="P19"><text:span text:style-name="T3">Humanoids, dwarf</text:span></text:p>
          </table:table-cell>
          <table:table-cell table:style-name="Table19.A2" office:value-type="string">
            <text:p text:style-name="P11"><text:span text:style-name="T3">81</text:span></text:p>
          </table:table-cell>
          <table:table-cell table:style-name="Table19.A2" office:value-type="string">
            <text:p text:style-name="P19"><text:span text:style-name="T3">Outsiders, fire</text:span></text:p>
          </table:table-cell>
        </table:table-row>
        <table:table-row table:style-name="Table19.1">
          <table:table-cell table:style-name="Table19.A2" office:value-type="string">
            <text:p text:style-name="P11"><text:span text:style-name="T3">43–44</text:span></text:p>
          </table:table-cell>
          <table:table-cell table:style-name="Table19.A2" office:value-type="string">
            <text:p text:style-name="P19"><text:span text:style-name="T3">Humanoids, elf</text:span></text:p>
          </table:table-cell>
          <table:table-cell table:style-name="Table19.A2" office:value-type="string">
            <text:p text:style-name="P11"><text:span text:style-name="T3">82–84</text:span></text:p>
          </table:table-cell>
          <table:table-cell table:style-name="Table19.A2" office:value-type="string">
            <text:p text:style-name="P19"><text:span text:style-name="T3">Outsiders, good</text:span></text:p>
          </table:table-cell>
        </table:table-row>
        <table:table-row table:style-name="Table19.1">
          <table:table-cell table:style-name="Table19.A2" office:value-type="string">
            <text:p text:style-name="P11"><text:span text:style-name="T3">45</text:span></text:p>
          </table:table-cell>
          <table:table-cell table:style-name="Table19.A2" office:value-type="string">
            <text:p text:style-name="P19"><text:span text:style-name="T3">Humanoids, gnoll</text:span></text:p>
          </table:table-cell>
          <table:table-cell table:style-name="Table19.A2" office:value-type="string">
            <text:p text:style-name="P11"><text:span text:style-name="T3">85–87</text:span></text:p>
          </table:table-cell>
          <table:table-cell table:style-name="Table19.A2" office:value-type="string">
            <text:p text:style-name="P19"><text:span text:style-name="T3">Outsiders, lawful</text:span></text:p>
          </table:table-cell>
        </table:table-row>
        <table:table-row table:style-name="Table19.1">
          <table:table-cell table:style-name="Table19.A2" office:value-type="string">
            <text:p text:style-name="P11"><text:span text:style-name="T3">46</text:span></text:p>
          </table:table-cell>
          <table:table-cell table:style-name="Table19.A2" office:value-type="string">
            <text:p text:style-name="P19"><text:span text:style-name="T3">Humanoids, gnome</text:span></text:p>
          </table:table-cell>
          <table:table-cell table:style-name="Table19.A2" office:value-type="string">
            <text:p text:style-name="P11"><text:span text:style-name="T3">88</text:span></text:p>
          </table:table-cell>
          <table:table-cell table:style-name="Table19.A2" office:value-type="string">
            <text:p text:style-name="P19"><text:span text:style-name="T3">Outsiders, water</text:span></text:p>
          </table:table-cell>
        </table:table-row>
        <table:table-row table:style-name="Table19.1">
          <table:table-cell table:style-name="Table19.A2" office:value-type="string">
            <text:p text:style-name="P11"><text:span text:style-name="T3">47–49</text:span></text:p>
          </table:table-cell>
          <table:table-cell table:style-name="Table19.A2" office:value-type="string">
            <text:p text:style-name="P19"><text:span text:style-name="T3">Humanoids, goblinoid</text:span></text:p>
          </table:table-cell>
          <table:table-cell table:style-name="Table19.A2" office:value-type="string">
            <text:p text:style-name="P11"><text:span text:style-name="T3">89–90</text:span></text:p>
          </table:table-cell>
          <table:table-cell table:style-name="Table19.A2" office:value-type="string">
            <text:p text:style-name="P19"><text:span text:style-name="T3">Plants</text:span></text:p>
          </table:table-cell>
        </table:table-row>
        <table:table-row table:style-name="Table19.1">
          <table:table-cell table:style-name="Table19.A2" office:value-type="string">
            <text:p text:style-name="P11"><text:span text:style-name="T3">50</text:span></text:p>
          </table:table-cell>
          <table:table-cell table:style-name="Table19.A2" office:value-type="string">
            <text:p text:style-name="P19"><text:span text:style-name="T3">Humanoids, halfling</text:span></text:p>
          </table:table-cell>
          <table:table-cell table:style-name="Table19.A2" office:value-type="string">
            <text:p text:style-name="P11"><text:span text:style-name="T3">91–98</text:span></text:p>
          </table:table-cell>
          <table:table-cell table:style-name="Table19.A2" office:value-type="string">
            <text:p text:style-name="P19"><text:span text:style-name="T3">Undead</text:span></text:p>
          </table:table-cell>
        </table:table-row>
        <table:table-row table:style-name="Table19.1">
          <table:table-cell table:style-name="Table19.A2" office:value-type="string">
            <text:p text:style-name="P11"><text:span text:style-name="T3">51–54</text:span></text:p>
          </table:table-cell>
          <table:table-cell table:style-name="Table19.A2" office:value-type="string">
            <text:p text:style-name="P19"><text:span text:style-name="T3">Humanoids, human</text:span></text:p>
          </table:table-cell>
          <table:table-cell table:style-name="Table19.A2" office:value-type="string">
            <text:p text:style-name="P11"><text:span text:style-name="T3">99–100</text:span></text:p>
          </table:table-cell>
          <table:table-cell table:style-name="Table19.A2" office:value-type="string">
            <text:p text:style-name="P19"><text:span text:style-name="T3">Vermin</text:span></text:p>
          </table:table-cell>
        </table:table-row>
        <table:table-row table:style-name="Table19.1">
          <table:table-cell table:style-name="Table19.A2" office:value-type="string">
            <text:p text:style-name="P12"><text:span text:style-name="T3">55–57</text:span></text:p>
          </table:table-cell>
          <table:table-cell table:style-name="Table19.A2" office:value-type="string">
            <text:p text:style-name="P20"><text:span text:style-name="T3">Humanoids, reptilian</text:span></text:p>
          </table:table-cell>
          <table:table-cell table:style-name="Table19.A2" office:value-type="string">
            <text:p text:style-name="P18"/>
          </table:table-cell>
          <table:table-cell table:style-name="Table19.A2" office:value-type="string">
            <text:p text:style-name="P18"/>
          </table:table-cell>
        </table:table-row>
      </table:table>
      <text:section text:style-name="Sect1" text:name="TextSection">
        <text:p text:style-name="P5"/>
        <text:p text:style-name="P4"><text:span text:style-name="T11">Everdancing: </text:span><text:span text:style-name="T9">An everdancing weapon is much like a dancing weapon, though it can be loosed with a free action and will fight as long as desired. It can move up to 60 feet away from its owner. Its owner can instruct it to move to a different target as a move-equivalent action. If its owner is rendered unconscious or otherwise unable to direct it, it will fight the same opponent as long as that opponent is conscious and within range. The owner of an everdancing weapon can grasp it again as a free action (assuming it is within reach). </text:span></text:p>
        <text:p text:style-name="P4"><text:span text:style-name="T10">Caster Level: </text:span><text:span text:style-name="T9">23rd; </text:span><text:span text:style-name="T10">Prerequisites: </text:span><text:span text:style-name="T9">Craft Magic Arms and Armor, Craft Epic Magic Arms and Armor, </text:span><text:span text:style-name="T10">animate objects; Market Price: +</text:span><text:span text:style-name="T9">8 bonus. </text:span></text:p>
        <text:p text:style-name="P4"><text:span text:style-name="T11">Fiery Blast: </text:span><text:span text:style-name="T9">On command, a fiery blast weapon is sheathed in fire (though this deals no damage to the wielder). On any hit, this fire engulfs the creature struck, dealing +3d6 points of bonus fire damage. On a successful critical hit it instead deals +6d6 points of fire damage (or +9d6 if the critical multiplier is x3, or +12d6 if the critical multiplier is x4). Bows, crossbows, and slings with this special ability bestow the bonus fire damage upon their ammunition. </text:span></text:p>
        <text:p text:style-name="P4"><text:span text:style-name="T10">Caster Level: </text:span><text:span text:style-name="T9">21st; </text:span><text:span text:style-name="T10">Prerequisites: </text:span><text:span text:style-name="T9">Craft Magic Arms and Armor, Craft Epic Magic Arms and Armor, </text:span><text:span text:style-name="T10">fireball; Market Price: +</text:span><text:span text:style-name="T9">6 bonus. </text:span></text:p>
        <text:p text:style-name="P4"><text:span text:style-name="T11">Holy Power: </text:span><text:span text:style-name="T9">This weapon is good-aligned and thus bypasses the corresponding damager reduction. When a weapon of holy power strikes an evil target, this power erupts forth and deals +3d6 points of bonus holy (good) damage to the target, and the target gains one negative level (Fortitude DC 23 to remove 24 hours later). On a successful critical hit it instead deals +6d6 points of holy (good) damage and bestows two negative levels (or +9d6 and three negative levels if the critical multiplier is x3, or +12d6 and four negative levels if the critical multiplier is x4). The weapon bestows three negative levels on any evil creature attempting to wield it. These negative levels remain as long as the weapon is in hand and disappear when the weapon is no longer wielded. These negative levels never result in actual level loss, but they cannot be overcome in any way (including </text:span><text:span text:style-name="T10">restoration </text:span><text:span text:style-name="T9">spells) while the weapon is wielded. Bows, crossbows, and slings with this special ability bestow the holy power upon their ammunition. This special ability does not stack with the nonepic holy special ability.</text:span><text:span text:style-name="T10"> </text:span></text:p>
        <text:p text:style-name="P4"><text:span text:style-name="T10">Caster Level: </text:span><text:span text:style-name="T9">23rd; </text:span><text:span text:style-name="T10">Prerequisites: </text:span><text:span text:style-name="T9">Craft Magic Arms and Armor, Craft Epic Magic Arms and Armor, </text:span><text:span text:style-name="T10">holy word; Market Price: +</text:span><text:span text:style-name="T9">8 bonus. </text:span></text:p>
        <text:p text:style-name="P4"><text:span text:style-name="T11">Icy Blast: </text:span><text:span text:style-name="T9">On command, an icy blast weapon is sheathed in icy cold (though this deals no damage to the wielder). On any hit, this cold washes over the creature struck, dealing<text:tab/>+3d6 points of bonus cold damage. On a successful critical hit it instead deals +6d6 points of cold damage (or +9d6 if the critical multiplier is x3, or +12d6 if the critical multiplier is x4). Bows, crossbows, and slings with this special ability bestow the bonus cold damage upon their ammunition. </text:span></text:p>
        <text:p text:style-name="P4"><text:span text:style-name="T10">Caster Level: </text:span><text:span text:style-name="T9">21st; </text:span><text:span text:style-name="T10">Prerequisites: </text:span><text:span text:style-name="T9">Craft Magic Arms and Armor, Craft Epic Magic Arms and Armor, </text:span><text:span text:style-name="T10">cone of cold; Market Price: +</text:span><text:span text:style-name="T9">6 bonus. </text:span></text:p>
        <text:p text:style-name="P4"><text:span text:style-name="T11">Lightning Blast: </text:span><text:span text:style-name="T9">On command, a lightning blast weapon crackles with electrical energy (though this deals no damage to the wielder). On any hit, lightning coruscates around the creature struck, dealing<text:tab/> +3d6 points of bonus electricity damage. On a successful critical hit it instead deals +6d6 points of electricity damage (or +9d6 if the critical multiplier is x3, or +12d6 if the critical multiplier is x4). Bows, crossbows, and slings with this special ability bestow the bonus electricity damage upon their ammunition. </text:span></text:p>
        <text:p text:style-name="P4"><text:span text:style-name="T10">Caster Level: </text:span><text:span text:style-name="T9">21st; </text:span><text:span text:style-name="T10">Prerequisites: </text:span><text:span text:style-name="T9">Craft Magic Arms and Armor, Craft Epic Magic Arms and Armor, </text:span><text:span text:style-name="T10">lightning bolt; Market Price: +</text:span><text:span text:style-name="T9">6 bonus. </text:span></text:p>
        <text:p text:style-name="P4"><text:span text:style-name="T11">Mighty Disruption: </text:span><text:span text:style-name="T9">Any undead creature struck in combat must succeed at a Fortitude save (DC 21) or be destroyed. A weapon of mighty disruption must be a bludgeoning weapon. (If this property is rolled for a piercing or slashing weapon, reroll.) </text:span></text:p>
        <text:p text:style-name="P4"><text:span text:style-name="T10">Caster Level: </text:span><text:span text:style-name="T9">21st; </text:span><text:span text:style-name="T10">Prerequisites: </text:span><text:span text:style-name="T9">Craft Magic Arms and Armor, Craft Epic Magic Arms and Armor, </text:span><text:span text:style-name="T10">true resurrection; Market Price: +</text:span><text:span text:style-name="T9">6 bonus. </text:span></text:p>
        <text:p text:style-name="P4"><text:span text:style-name="T11">Sonic Blast: </text:span><text:span text:style-name="T9">On command, a sonic blast weapon emits a low thrumming hum (though this deals no damage to the wielder). On any hit, this becomes a thunderous roar that deals +3d6 points of bonus sonic damage to the creature struck. On a successful critical hit it instead deals +6d6 points of sonic damage (or +9d6 if the critical multiplier is x3, or +12d6 if the critical multiplier is x4). Bows, crossbows, and slings with this special ability bestow the bonus sonic damage upon their ammunition. </text:span></text:p>
        <text:p text:style-name="P4"><text:span text:style-name="T10">Caster Level: </text:span><text:span text:style-name="T9">21st; </text:span><text:span text:style-name="T10">Prerequisites: </text:span><text:span text:style-name="T9">Craft Magic Arms and Armor, Craft Epic Magic Arms and Armor, </text:span><text:span text:style-name="T10">shout; Market Price: +</text:span><text:span text:style-name="T9">6 bonus. </text:span></text:p>
        <text:p text:style-name="P4"><text:span text:style-name="T11">Triple-Throw: </text:span><text:span text:style-name="T9">This special ability can only be placed on a weapon that can be thrown. (If this property is rolled for a weapon that cannot be thrown, reroll.) A triple-throw weapon creates two duplicates of itself when thrown. Both the original and the duplicate weapons attack separately (at the same attack bonus). Regardless of the success of any of the attacks, the duplicates immediately disappear after the attack is completed. Any bonuses on damage due to accuracy or precision (including those from sneak attacks, the Precise Shot feat, or the ranger’s favored enemy bonus) apply only to the original weapon’s damage, not to the duplicates. </text:span></text:p>
        <text:p text:style-name="P4"><text:span text:style-name="T10">Caster Level: </text:span><text:span text:style-name="T9">21st; </text:span><text:span text:style-name="T10">Prerequisites: </text:span><text:span text:style-name="T9">Craft Magic Arms and Armor, Craft Epic Magic Arms and Armor, </text:span><text:span text:style-name="T10">shades; Market Price: +</text:span><text:span text:style-name="T9">6 bonus. </text:span></text:p>
        <text:p text:style-name="P4"><text:span text:style-name="T11">Unerring Accuracy: </text:span><text:span text:style-name="T9">Ranged attacks made with this weapon negate the AC bonus granted by any cover short of total cover. <text:s/>The weapon’s ranged attacks also ignore any miss chance from concealment (including total concealment, but the must still aim his or her attacks at the correct square). </text:span></text:p>
        <text:p text:style-name="P4"><text:span text:style-name="T10">Caster Level: </text:span><text:span text:style-name="T9">21st; </text:span><text:span text:style-name="T10">Prerequisites: </text:span><text:span text:style-name="T9">Craft Magic Arms and Armor, Craft Epic Magic Arms and Armor, </text:span><text:span text:style-name="T10">true seeing; Market Price: +</text:span><text:span text:style-name="T9">6 bonus. </text:span></text:p>
        <text:p text:style-name="P4"><text:span text:style-name="T11">Unholy Power: </text:span><text:span text:style-name="T9">This weapon is evil-aligned and this bypasses the corresponding damage reduction. When a weapon of unholy power strikes a good target, this power erupts forth and deals +3d6 points of bonus unholy (evil) damage to the target, and the target gains one negative level (Fortitude DC 23 to remove 24 hours later). On a successful critical hit it instead deals +6d6 points of unholy (evil) damage and bestows two negative levels (or +9d6 and three negative levels if the critical multiplier is x3, or +12d6 and four negative levels if the critical multiplier is x4). The weapon bestows three negative levels on any good creature attempting to wield it. These negative levels remain as long as the weapon is in hand and disappear when the weapon is no longer wielded. These negative levels never result in actual level loss, but they cannot be overcome in any way (including </text:span><text:span text:style-name="T10">restoration </text:span><text:span text:style-name="T9">spells) while the weapon is wielded. Bows, crossbows, and slings with this special ability bestow the unholy power upon their ammunition. This special ability does not stack with the nonepic unholy special ability.</text:span><text:span text:style-name="T10"> </text:span></text:p>
        <text:p text:style-name="P4"><text:span text:style-name="T10">Caster Level: </text:span><text:span text:style-name="T9">23rd; </text:span><text:span text:style-name="T10">Prerequisites: </text:span><text:span text:style-name="T9">Craft Magic Arms and Armor, Craft Epic Magic Arms and Armor, </text:span><text:span text:style-name="T10">unholy word; Market Price: +</text:span><text:span text:style-name="T9">8 bonus. </text:span></text:p>
        <text:p text:style-name="P5"/>
        <text:h text:style-name="P26" text:outline-level="2"><text:span text:style-name="T12">SPECIFIC WEAPONS</text:span></text:h>
        <text:p text:style-name="P7"/>
        <text:p text:style-name="P4"><text:span text:style-name="T11">Backstabber: </text:span><text:span text:style-name="T9">This +</text:span><text:span text:style-name="T10">6 short sword </text:span><text:span text:style-name="T9">adds +2d6 to the wielder’s sneak attack damage. If the wielder does not have the sneak attack ability, this weapon does not grant it. </text:span></text:p>
        <text:p text:style-name="P4"><text:span text:style-name="T10">Caster Level: </text:span><text:span text:style-name="T9">21st; </text:span><text:span text:style-name="T10">Prerequisites: </text:span><text:span text:style-name="T9">Craft Magic Arms and Armor, Craft Epic Magic Arms and Armor, </text:span><text:span text:style-name="T10">inflict moderate</text:span><text:span text:style-name="T9"> </text:span><text:span text:style-name="T10">wounds; Market Price: </text:span><text:span text:style-name="T9">770,310 gp; </text:span><text:span text:style-name="T10">Cost to Create: </text:span><text:span text:style-name="T9">385,310 gp + 17,700 XP. </text:span></text:p>
        <text:p text:style-name="P4"><text:span text:style-name="T11">Chaosbringer: </text:span><text:span text:style-name="T9">This +</text:span><text:span text:style-name="T10">6 greataxe of anarchic power </text:span><text:span text:style-name="T9">grants its wielder the ability to fly into a rage (identical to a barbarian’s rage) once per day (or one additional time per day if the wielder already has the rage class feature). If the wielder has the greater rage class feature, the weapon also grants the wielder the Incite Rage epic feat. </text:span></text:p>
        <text:p text:style-name="P4"><text:span text:style-name="T10">Caster Level: </text:span><text:span text:style-name="T9">23rd; </text:span><text:span text:style-name="T10">Prerequisites: </text:span><text:span text:style-name="T9">Craft Magic Arms and Armor, Craft Epic Magic Arms and Armor, </text:span><text:span text:style-name="T10">rage, mass charm monster; Market Price: </text:span><text:span text:style-name="T9">4,025,350 gp; </text:span><text:span text:style-name="T10">Cost to Create: </text:span><text:span text:style-name="T9">2,012,850 gp + 50,250 XP. </text:span></text:p>
        <text:p text:style-name="P4"><text:span text:style-name="T11">Elven Greatbow: </text:span><text:span text:style-name="T9">In the hands of any nonelf, this bow performs only as a +</text:span><text:span text:style-name="T10">2 composite longbo</text:span><text:span text:style-name="T9">w. In the hands of an elf, this weapon functions as a +</text:span><text:span text:style-name="T10">5 composite longbow of unerring accurac</text:span><text:span text:style-name="T9">y with a Strength bonus that matches its elven wielder’s current Strength at all times. Furthermore, any arrows loosed from the bow are considered keen, regardless of the enhancement bonus of the arrow fired. </text:span></text:p>
        <text:p text:style-name="P4"><text:soft-page-break/><text:span text:style-name="T10">Caster Level: </text:span><text:span text:style-name="T9">23rd; </text:span><text:span text:style-name="T10">Prerequisites: </text:span><text:span text:style-name="T9">Craft Magic Arms and Armor, Craft Epic Magic Arms and Armor, </text:span><text:span text:style-name="T10">bull’s strength, keen edge, true seeing; Market Price: </text:span><text:span text:style-name="T9">2,900,400 gp; </text:span><text:span text:style-name="T10">Cost to Create: </text:span><text:span text:style-name="T9">1,450,400 gp + 39,400 XP. </text:span></text:p>
        <text:p text:style-name="P4"><text:span text:style-name="T11">Everwhirling Chain: </text:span><text:span text:style-name="T9">This +</text:span><text:span text:style-name="T10">4 defending everdancing spiked chain of speed </text:span><text:span text:style-name="T9">continuously twitches in its wielder’s hands. The wielder of the </text:span><text:span text:style-name="T10">everwhirling chain </text:span><text:span text:style-name="T9">can use it to make any number of attacks of opportunity per round (as if he or she had the Improved Combat Reflexes feat).</text:span></text:p>
        <text:p text:style-name="P4"><text:span text:style-name="T10">Caster Level: </text:span><text:span text:style-name="T9">23rd; </text:span><text:span text:style-name="T10">Prerequisites: </text:span><text:span text:style-name="T9">Craft Magic Arms and Armor, Craft Epic Magic Arms and Armor, </text:span><text:span text:style-name="T10">animate objects, haste, shield </text:span><text:span text:style-name="T9">(or </text:span><text:span text:style-name="T10">shield of fait</text:span><text:span text:style-name="T9">h); </text:span><text:span text:style-name="T10">Market Price: </text:span><text:span text:style-name="T9">5,220,325 gp; </text:span><text:span text:style-name="T10">Cost to Create: </text:span><text:span text:style-name="T9">2,610,325 gp + 52,200 XP. </text:span></text:p>
        <text:p text:style-name="P4"><text:span text:style-name="T11">Finaldeath: </text:span><text:span text:style-name="T9">This +</text:span><text:span text:style-name="T10">5 undead dread ghost touch morningstar </text:span><text:span text:style-name="T9">also grants its wielder immunity to energy drain attacks. Furthermore, if its wielder is capable of turning undead, he or she gains the Positive Energy Aura feat.</text:span></text:p>
        <text:p text:style-name="P4"><text:span text:style-name="T10">Caster Level: </text:span><text:span text:style-name="T9">22nd; </text:span><text:span text:style-name="T10">Prerequisites: </text:span><text:span text:style-name="T9">Craft Magic Arms and Armor, Craft Epic Magic Arms and Armor, </text:span><text:span text:style-name="T10">death ward, plane shift, summon monster IX, </text:span><text:span text:style-name="T9">creator must be able to turn undead; </text:span><text:span text:style-name="T10">Market Price: </text:span><text:span text:style-name="T9">3,580,308 gp; </text:span><text:span text:style-name="T10">Cost to Create: </text:span><text:span text:style-name="T9">1,790,308 gp + 45,800 XP. </text:span></text:p>
        <text:p text:style-name="P4"><text:span text:style-name="T11">Gripsoul: </text:span><text:span text:style-name="T10">Gripsoul </text:span><text:span text:style-name="T9">is a +</text:span><text:span text:style-name="T10">6 keen long-sword, </text:span><text:span text:style-name="T9">but instead of dealing additional damage on a critical hit, the weapon imprisons the victim in a gem set in the pommel of the sword as per a </text:span><text:span text:style-name="T10">binding </text:span><text:span text:style-name="T9">spell heightened to 16th level (DC 30). The same is true of any blow that would otherwise kill a foe or knock him or her unconscious. Only one creature can be so held, but the wielder can release the bound soul at any time with a command word. </text:span></text:p>
        <text:p text:style-name="P4"><text:span text:style-name="T10">Caster Level: </text:span><text:span text:style-name="T9">27th; </text:span><text:span text:style-name="T10">Prerequisites: </text:span><text:span text:style-name="T9">Craft Magic Arms and Armor, Craft Epic Magic Arms and Armor, </text:span><text:span text:style-name="T10">binding; Market Price: </text:span><text:span text:style-name="T9">1,856,500 gp; </text:span><text:span text:style-name="T10">Cost to Create: </text:span><text:span text:style-name="T9">934,500 gp + 28,440 XP. </text:span></text:p>
        <text:p text:style-name="P4"><text:span text:style-name="T11">Holy Devastator: </text:span><text:span text:style-name="T9">In the hands of any character other than a paladin, this sword performs as a +</text:span><text:span text:style-name="T10">3 holy longswor</text:span><text:span text:style-name="T9">d. In the hands of a paladin, this weapon functions as a +</text:span><text:span text:style-name="T10">7 longsword of holy power </text:span><text:span text:style-name="T9">and grants a +5 sacred bonus on the wielder’s saving throws against spells with the evil descriptor or spells cast by evil characters. If the paladin wielder smites evil with the </text:span><text:span text:style-name="T10">holy devastator, </text:span><text:span text:style-name="T9">he or she adds twice his or her paladin level to damage (rather than his or her paladin level). </text:span></text:p>
        <text:p text:style-name="P4"><text:span text:style-name="T10">Caster Level: </text:span><text:span text:style-name="T9">23rd; </text:span><text:span text:style-name="T10">Prerequisites: </text:span><text:span text:style-name="T9">Craft Magic Arms and Armor, Craft Epic Magic Arms and Armor, </text:span><text:span text:style-name="T10">holy aura, holy smite, holy word; Market Price: </text:span><text:span text:style-name="T9">4,620,315 gp; </text:span><text:span text:style-name="T10">Cost to Create: </text:span><text:span text:style-name="T9">2,310,315 gp + 56,200 XP. </text:span></text:p>
        <text:p text:style-name="P4"><text:span text:style-name="T11">Mace of Ruin: </text:span><text:span text:style-name="T9">This +</text:span><text:span text:style-name="T10">7 heavy mace </text:span><text:span text:style-name="T9">ignores the hardness or damage reduction of any object or creature it strikes. Furthermore, the weapon can deal critical hits to objects and constructs as if they were living creatures. </text:span></text:p>
        <text:p text:style-name="P4"><text:span text:style-name="T10">Caster Level: </text:span><text:span text:style-name="T9">21st; </text:span><text:span text:style-name="T10">Prerequisites: </text:span><text:span text:style-name="T9">Craft Magic Arms and Armor, Craft Epic Magic Arms and Armor, </text:span><text:span text:style-name="T10">disintegrate; Market Price: </text:span><text:span text:style-name="T9">1,000,312 gp; </text:span><text:span text:style-name="T10">Cost to Create: </text:span><text:span text:style-name="T9">500,312 gp + 20,000 XP. </text:span></text:p>
        <text:p text:style-name="P4"><text:span text:style-name="T11">Quarterstaff of Alacrity: </text:span><text:span text:style-name="T9">Both ends of this +</text:span><text:span text:style-name="T10">5 quarterstaff of speed </text:span><text:span text:style-name="T9">have equal enhancement and special powers, meaning that it allows an additional attack with each end every round. While the </text:span><text:span text:style-name="T10">quarterstaff of alacrity </text:span><text:span text:style-name="T9">is held, it grants its wielder a +5 resistance bonus on Reflex saves. It also deflects ranged weapons as if the wielder had the Deflect Arrows and Infinite Deflection feats. </text:span></text:p>
        <text:p text:style-name="P4"><text:span text:style-name="T10">Caster Level: </text:span><text:span text:style-name="T9">21st; </text:span><text:span text:style-name="T10">Prerequisites: </text:span><text:span text:style-name="T9">Craft Magic Arms and Armor, Craft Epic Magic Arms and Armor, </text:span><text:span text:style-name="T10">protection from arrows, shield; Market Price: </text:span><text:span text:style-name="T9">462,600 gp; </text:span><text:span text:style-name="T10">Cost to Create: </text:span><text:span text:style-name="T9">231,600 gp + 14,620 XP. </text:span></text:p>
        <text:p text:style-name="P4"><text:span text:style-name="T11">Souldrinker: </text:span><text:span text:style-name="T9">This +</text:span><text:span text:style-name="T10">5 bastard sword </text:span><text:span text:style-name="T9">bestows 2d4 negative levels on its target whenever it deals damage, just as if its target had been struck by the </text:span><text:span text:style-name="T10">energy drain </text:span><text:span text:style-name="T9">spell. Each negative level bestowed grants the wielder 5 temporary hit points. One day after being struck, the subject must make a Fortitude save (DC 25) for each negative level or lose a level. If this sword’s power causes a character to have negative levels at least equal to his or her current level, the character is instantly slain and the wielder gains an additional 10 temporary hit points. Temporary hit points gained from this weapon last for a maximum of 1 hour. </text:span></text:p>
        <text:p text:style-name="P4"><text:span text:style-name="T10">Caster Level: </text:span><text:span text:style-name="T9">21st; </text:span><text:span text:style-name="T10">Prerequisites: </text:span><text:span text:style-name="T9">Craft Magic Arms and Armor, Craft Epic Magic Arms and Armor, Spell Focus (Necromancy), </text:span><text:span text:style-name="T10">energy drain; Market Price: </text:span><text:span text:style-name="T9">478,335 gp; </text:span><text:span text:style-name="T10">Cost to Create: </text:span><text:span text:style-name="T9">239,315 gp + 14,780 XP. </text:span></text:p>
        <text:p text:style-name="P4"><text:span text:style-name="T11">Stormbrand: </text:span><text:span text:style-name="T9">This +</text:span><text:span text:style-name="T10">4 thundering shocking burst greatsword </text:span><text:span text:style-name="T9">allows its wielder to fly at will (as the </text:span><text:span text:style-name="T10">fly </text:span><text:span text:style-name="T9">spell). Furthermore, the wielder can move normally (including flying) even in the strongest winds. When the weapon is drawn, the wielder gains electricity resistance 30 and sonic resistance 30. </text:span></text:p>
        <text:p text:style-name="P4"><text:span text:style-name="T10">Caster Level: </text:span><text:span text:style-name="T9">21st; </text:span><text:span text:style-name="T10">Prerequisites: </text:span><text:span text:style-name="T9">Craft Magic Arms and Armor, Craft Epic Magic Arms and Armor, </text:span><text:span text:style-name="T10">blindness/ deafness, call lightning </text:span><text:span text:style-name="T9">or </text:span><text:span text:style-name="T10">lightning bolt, control winds, fly, protection from energy; Market Price: </text:span><text:span text:style-name="T9">235,350 gp; </text:span><text:span text:style-name="T10">Cost to Create: </text:span><text:span text:style-name="T9">117,850 gp + 12,350 XP. </text:span></text:p>
        <text:p text:style-name="P4"><text:span text:style-name="T11">Unholy Despoiler: </text:span><text:span text:style-name="T9">In the hands of any character other than a blackguard, this sword performs as a +</text:span><text:span text:style-name="T10">3 unholy longswor</text:span><text:span text:style-name="T9">d. In the hands of a blackguard, this weapon functions as a +</text:span><text:span text:style-name="T10">7 longsword of unholy power </text:span><text:span text:style-name="T9">and grants a +5 profane bonus on the wielder’s saving throws against spells with the good descriptor or spells cast by good characters. If a blackguard wielder smites good with the </text:span><text:span text:style-name="T10">unholy despoile</text:span><text:span text:style-name="T9">r, he or she adds twice his or her blackguard level to damage (rather than his or her blackguard level). </text:span></text:p>
        <text:p text:style-name="P4"><text:span text:style-name="T10">Caster Level: </text:span><text:span text:style-name="T9">23rd; </text:span><text:span text:style-name="T10">Prerequisites: </text:span><text:span text:style-name="T9">Craft Magic Arms and Armor, Craft Epic Magic Arms and Armor, </text:span><text:span text:style-name="T10">blasphemy, unholy aura, unholy blight; Market Price: </text:span><text:span text:style-name="T9">4,650,315 gp; </text:span><text:span text:style-name="T10">Cost to Create: </text:span><text:span text:style-name="T9">2,325,315 gp + 56,500 XP. </text:span></text:p>
        <text:p text:style-name="P5"/>
        <text:p text:style-name="P5"/>
        <text:h text:style-name="P26" text:outline-level="2"><text:span text:style-name="T8">RINGS </text:span></text:h>
        <text:p text:style-name="P5"/>
        <text:h text:style-name="P26" text:outline-level="2"><text:span text:style-name="T12">NONEPIC MAGIC ITEM </text:span></text:h>
        <text:p text:style-name="P4"><text:span text:style-name="T11">Universal Energy Resistance, Minor: </text:span><text:span text:style-name="T9">This ring functions as a </text:span><text:span text:style-name="T10">ring of minor energy resistance </text:span><text:span text:style-name="T9">for all types of energy: fire, cold, electricity, acid, and sonic. When the wearer would normally take such damage, subtract 10 points of damage per round from the amount before applying. This is a nonepic magic item. </text:span></text:p>
        <text:p text:style-name="P4"><text:span text:style-name="T10">Caster Level: </text:span><text:span text:style-name="T9">15th; </text:span><text:span text:style-name="T10">Prerequisites: </text:span><text:span text:style-name="T9">Forge Ring, </text:span><text:span text:style-name="T10">protection from energy; Market Price: </text:span><text:span text:style-name="T9">84,000 gp.</text:span></text:p>
        <text:p text:style-name="P5"/>
        <text:p text:style-name="P5"/>
        <text:p text:style-name="P4"><text:span text:style-name="T11">Table: Epic Rings </text:span></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0"><text:span text:style-name="T3">d%</text:span></text:p>
            </table:table-cell>
            <table:table-cell table:style-name="Table20.A1" office:value-type="string">
              <text:p text:style-name="P8"><text:span text:style-name="T3">Ring </text:span></text:p>
            </table:table-cell>
            <table:table-cell table:style-name="Table20.A1" office:value-type="string">
              <text:h text:style-name="P25" text:outline-level="1"><text:span text:style-name="T3">Market Price </text:span></text:h>
            </table:table-cell>
          </table:table-row>
          <table:table-row table:style-name="Table20.1">
            <table:table-cell table:style-name="Table20.A1" office:value-type="string">
              <text:p text:style-name="P10"><text:span text:style-name="T3">01–08</text:span></text:p>
            </table:table-cell>
            <table:table-cell table:style-name="Table20.A1" office:value-type="string">
              <text:h text:style-name="P2" text:outline-level="6"><text:span text:style-name="T3">Universal energy resistance, greater</text:span></text:h>
            </table:table-cell>
            <table:table-cell table:style-name="Table20.A1" office:value-type="string">
              <text:h text:style-name="P3" text:outline-level="6"><text:span text:style-name="T3">308,000 gp</text:span></text:h>
            </table:table-cell>
          </table:table-row>
          <table:table-row table:style-name="Table20.1">
            <table:table-cell table:style-name="Table20.A1" office:value-type="string">
              <text:p text:style-name="P9"><text:span text:style-name="T3">09–13</text:span></text:p>
            </table:table-cell>
            <table:table-cell table:style-name="Table20.A1" office:value-type="string">
              <text:p text:style-name="P4"><text:span text:style-name="T5">Energy immunity (acid) </text:span></text:p>
            </table:table-cell>
            <table:table-cell table:style-name="Table20.A1" office:value-type="string">
              <text:p text:style-name="P14"><text:span text:style-name="T3">240,000 gp</text:span></text:p>
            </table:table-cell>
          </table:table-row>
          <table:table-row table:style-name="Table20.1">
            <table:table-cell table:style-name="Table20.A1" office:value-type="string">
              <text:p text:style-name="P9"><text:span text:style-name="T3">14–15</text:span></text:p>
            </table:table-cell>
            <table:table-cell table:style-name="Table20.A1" office:value-type="string">
              <text:p text:style-name="P4"><text:span text:style-name="T5">Energy immunity (cold) </text:span></text:p>
            </table:table-cell>
            <table:table-cell table:style-name="Table20.A1" office:value-type="string">
              <text:p text:style-name="P14"><text:span text:style-name="T3">240,000 gp</text:span></text:p>
            </table:table-cell>
          </table:table-row>
          <table:table-row table:style-name="Table20.1">
            <table:table-cell table:style-name="Table20.A1" office:value-type="string">
              <text:p text:style-name="P9"><text:span text:style-name="T3">19–23</text:span></text:p>
            </table:table-cell>
            <table:table-cell table:style-name="Table20.A1" office:value-type="string">
              <text:p text:style-name="P4"><text:span text:style-name="T5">Energy immunity (electricity) </text:span></text:p>
            </table:table-cell>
            <table:table-cell table:style-name="Table20.A1" office:value-type="string">
              <text:p text:style-name="P14"><text:span text:style-name="T3">240,000 gp </text:span></text:p>
            </table:table-cell>
          </table:table-row>
          <table:table-row table:style-name="Table20.1">
            <table:table-cell table:style-name="Table20.A1" office:value-type="string">
              <text:p text:style-name="P9"><text:span text:style-name="T3">24–28</text:span></text:p>
            </table:table-cell>
            <table:table-cell table:style-name="Table20.A1" office:value-type="string">
              <text:p text:style-name="P4"><text:span text:style-name="T5">Energy immunity (fire) </text:span></text:p>
            </table:table-cell>
            <table:table-cell table:style-name="Table20.A1" office:value-type="string">
              <text:p text:style-name="P14"><text:span text:style-name="T3">240,000 gp </text:span></text:p>
            </table:table-cell>
          </table:table-row>
          <table:table-row table:style-name="Table20.1">
            <table:table-cell table:style-name="Table20.A1" office:value-type="string">
              <text:p text:style-name="P9"><text:span text:style-name="T3">29–33</text:span></text:p>
            </table:table-cell>
            <table:table-cell table:style-name="Table20.A1" office:value-type="string">
              <text:p text:style-name="P4"><text:span text:style-name="T5">Energy immunity (sonic) </text:span></text:p>
            </table:table-cell>
            <table:table-cell table:style-name="Table20.A1" office:value-type="string">
              <text:p text:style-name="P14"><text:span text:style-name="T3">240,000 gp </text:span></text:p>
            </table:table-cell>
          </table:table-row>
          <table:table-row table:style-name="Table20.1">
            <table:table-cell table:style-name="Table20.A1" office:value-type="string">
              <text:p text:style-name="P9"><text:span text:style-name="T3">34–38</text:span></text:p>
            </table:table-cell>
            <table:table-cell table:style-name="Table20.A1" office:value-type="string">
              <text:p text:style-name="P4"><text:span text:style-name="T5">Adamant law </text:span></text:p>
            </table:table-cell>
            <table:table-cell table:style-name="Table20.A1" office:value-type="string">
              <text:p text:style-name="P14"><text:span text:style-name="T3">250,000 gp </text:span></text:p>
            </table:table-cell>
          </table:table-row>
          <table:table-row table:style-name="Table20.1">
            <table:table-cell table:style-name="Table20.A1" office:value-type="string">
              <text:p text:style-name="P9"><text:span text:style-name="T3">39–43</text:span></text:p>
            </table:table-cell>
            <table:table-cell table:style-name="Table20.A1" office:value-type="string">
              <text:p text:style-name="P4"><text:span text:style-name="T5">Chaotic fury </text:span></text:p>
            </table:table-cell>
            <table:table-cell table:style-name="Table20.A1" office:value-type="string">
              <text:p text:style-name="P14"><text:span text:style-name="T3">250,000 gp </text:span></text:p>
            </table:table-cell>
          </table:table-row>
          <text:soft-page-break/>
          <table:table-row table:style-name="Table20.1">
            <table:table-cell table:style-name="Table20.A1" office:value-type="string">
              <text:p text:style-name="P9"><text:span text:style-name="T3">44–48</text:span></text:p>
            </table:table-cell>
            <table:table-cell table:style-name="Table20.A1" office:value-type="string">
              <text:p text:style-name="P4"><text:span text:style-name="T5">Epic wizardry (V) </text:span></text:p>
            </table:table-cell>
            <table:table-cell table:style-name="Table20.A1" office:value-type="string">
              <text:p text:style-name="P14"><text:span text:style-name="T3">250,000 gp </text:span></text:p>
            </table:table-cell>
          </table:table-row>
          <table:table-row table:style-name="Table20.1">
            <table:table-cell table:style-name="Table20.A1" office:value-type="string">
              <text:p text:style-name="P9"><text:span text:style-name="T3">49–53</text:span></text:p>
            </table:table-cell>
            <table:table-cell table:style-name="Table20.A1" office:value-type="string">
              <text:p text:style-name="P4"><text:span text:style-name="T5">Ineffable evil </text:span></text:p>
            </table:table-cell>
            <table:table-cell table:style-name="Table20.A1" office:value-type="string">
              <text:p text:style-name="P14"><text:span text:style-name="T3">250,000 gp </text:span></text:p>
            </table:table-cell>
          </table:table-row>
          <table:table-row table:style-name="Table20.1">
            <table:table-cell table:style-name="Table20.A1" office:value-type="string">
              <text:p text:style-name="P9"><text:span text:style-name="T3">54–58</text:span></text:p>
            </table:table-cell>
            <table:table-cell table:style-name="Table20.A1" office:value-type="string">
              <text:p text:style-name="P4"><text:span text:style-name="T5">Virtuous good </text:span></text:p>
            </table:table-cell>
            <table:table-cell table:style-name="Table20.A1" office:value-type="string">
              <text:p text:style-name="P14"><text:span text:style-name="T3">250,000 gp </text:span></text:p>
            </table:table-cell>
          </table:table-row>
          <table:table-row table:style-name="Table20.1">
            <table:table-cell table:style-name="Table20.A1" office:value-type="string">
              <text:p text:style-name="P9"><text:span text:style-name="T3">59–63</text:span></text:p>
            </table:table-cell>
            <table:table-cell table:style-name="Table20.A1" office:value-type="string">
              <text:p text:style-name="P4"><text:span text:style-name="T5">Rapid healing </text:span></text:p>
            </table:table-cell>
            <table:table-cell table:style-name="Table20.A1" office:value-type="string">
              <text:p text:style-name="P14"><text:span text:style-name="T3">300,000 gp </text:span></text:p>
            </table:table-cell>
          </table:table-row>
          <table:table-row table:style-name="Table20.1">
            <table:table-cell table:style-name="Table20.A1" office:value-type="string">
              <text:p text:style-name="P9"><text:span text:style-name="T3">64–68</text:span></text:p>
            </table:table-cell>
            <table:table-cell table:style-name="Table20.A1" office:value-type="string">
              <text:p text:style-name="P4"><text:span text:style-name="T5">Sequestering </text:span></text:p>
            </table:table-cell>
            <table:table-cell table:style-name="Table20.A1" office:value-type="string">
              <text:p text:style-name="P14"><text:span text:style-name="T3">300,000 gp </text:span></text:p>
            </table:table-cell>
          </table:table-row>
          <table:table-row table:style-name="Table20.1">
            <table:table-cell table:style-name="Table20.A1" office:value-type="string">
              <text:p text:style-name="P9"><text:span text:style-name="T3">69–72</text:span></text:p>
            </table:table-cell>
            <table:table-cell table:style-name="Table20.A1" office:value-type="string">
              <text:p text:style-name="P4"><text:span text:style-name="T5">Epic wizardry (VI) </text:span></text:p>
            </table:table-cell>
            <table:table-cell table:style-name="Table20.A1" office:value-type="string">
              <text:p text:style-name="P14"><text:span text:style-name="T3">360,000 gp </text:span></text:p>
            </table:table-cell>
          </table:table-row>
          <table:table-row table:style-name="Table20.1">
            <table:table-cell table:style-name="Table20.A1" office:value-type="string">
              <text:p text:style-name="P9"><text:span text:style-name="T3">73–76</text:span></text:p>
            </table:table-cell>
            <table:table-cell table:style-name="Table20.A1" office:value-type="string">
              <text:p text:style-name="P4"><text:span text:style-name="T5">Ironskin </text:span></text:p>
            </table:table-cell>
            <table:table-cell table:style-name="Table20.A1" office:value-type="string">
              <text:p text:style-name="P14"><text:span text:style-name="T3">400,000 gp </text:span></text:p>
            </table:table-cell>
          </table:table-row>
          <table:table-row table:style-name="Table20.1">
            <table:table-cell table:style-name="Table20.A1" office:value-type="string">
              <text:p text:style-name="P9"><text:span text:style-name="T3">77–80</text:span></text:p>
            </table:table-cell>
            <table:table-cell table:style-name="Table20.A1" office:value-type="string">
              <text:p text:style-name="P4"><text:span text:style-name="T5">Epic wizardry (VII) </text:span></text:p>
            </table:table-cell>
            <table:table-cell table:style-name="Table20.A1" office:value-type="string">
              <text:p text:style-name="P14"><text:span text:style-name="T3">490,000 gp </text:span></text:p>
            </table:table-cell>
          </table:table-row>
          <table:table-row table:style-name="Table20.1">
            <table:table-cell table:style-name="Table20.A1" office:value-type="string">
              <text:p text:style-name="P9"><text:span text:style-name="T3">81–83</text:span></text:p>
            </table:table-cell>
            <table:table-cell table:style-name="Table20.A1" office:value-type="string">
              <text:p text:style-name="P4"><text:span text:style-name="T5">Weaponbreaking </text:span></text:p>
            </table:table-cell>
            <table:table-cell table:style-name="Table20.A1" office:value-type="string">
              <text:p text:style-name="P14"><text:span text:style-name="T3">600,000 gp </text:span></text:p>
            </table:table-cell>
          </table:table-row>
          <text:soft-page-break/>
          <table:table-row table:style-name="Table20.1">
            <table:table-cell table:style-name="Table20.A1" office:value-type="string">
              <text:p text:style-name="P9"><text:span text:style-name="T3">84–86</text:span></text:p>
            </table:table-cell>
            <table:table-cell table:style-name="Table20.A1" office:value-type="string">
              <text:p text:style-name="P4"><text:span text:style-name="T5">Epic wizardry (VIII) </text:span></text:p>
            </table:table-cell>
            <table:table-cell table:style-name="Table20.A1" office:value-type="string">
              <text:p text:style-name="P14"><text:span text:style-name="T3">640,000 gp </text:span></text:p>
            </table:table-cell>
          </table:table-row>
          <table:table-row table:style-name="Table20.1">
            <table:table-cell table:style-name="Table20.A1" office:value-type="string">
              <text:p text:style-name="P9"><text:span text:style-name="T3">87–89</text:span></text:p>
            </table:table-cell>
            <table:table-cell table:style-name="Table20.A1" office:value-type="string">
              <text:p text:style-name="P4"><text:span text:style-name="T5">Epic protection +6 </text:span></text:p>
            </table:table-cell>
            <table:table-cell table:style-name="Table20.A1" office:value-type="string">
              <text:p text:style-name="P14"><text:span text:style-name="T3">720,000 gp </text:span></text:p>
            </table:table-cell>
          </table:table-row>
          <table:table-row table:style-name="Table20.1">
            <table:table-cell table:style-name="Table20.A1" office:value-type="string">
              <text:p text:style-name="P9"><text:span text:style-name="T3">90–92</text:span></text:p>
            </table:table-cell>
            <table:table-cell table:style-name="Table20.A1" office:value-type="string">
              <text:p text:style-name="P4"><text:span text:style-name="T5">Epic wizardry (IX)</text:span></text:p>
            </table:table-cell>
            <table:table-cell table:style-name="Table20.A1" office:value-type="string">
              <text:p text:style-name="P14"><text:span text:style-name="T3">810,000 gp </text:span></text:p>
            </table:table-cell>
          </table:table-row>
          <table:table-row table:style-name="Table20.1">
            <table:table-cell table:style-name="Table20.A1" office:value-type="string">
              <text:p text:style-name="P9"><text:span text:style-name="T3">93–95</text:span></text:p>
            </table:table-cell>
            <table:table-cell table:style-name="Table20.A1" office:value-type="string">
              <text:p text:style-name="P4"><text:span text:style-name="T5">Epic protection +7 </text:span></text:p>
            </table:table-cell>
            <table:table-cell table:style-name="Table20.A1" office:value-type="string">
              <text:p text:style-name="P14"><text:span text:style-name="T3">980,000 gp </text:span></text:p>
            </table:table-cell>
          </table:table-row>
          <table:table-row table:style-name="Table20.1">
            <table:table-cell table:style-name="Table20.A1" office:value-type="string">
              <text:p text:style-name="P9"><text:span text:style-name="T3">96–97</text:span></text:p>
            </table:table-cell>
            <table:table-cell table:style-name="Table20.A1" office:value-type="string">
              <text:p text:style-name="P4"><text:span text:style-name="T5">Epic protection +8 </text:span></text:p>
            </table:table-cell>
            <table:table-cell table:style-name="Table20.A1" office:value-type="string">
              <text:p text:style-name="P14"><text:span text:style-name="T3">1,280,000 gp </text:span></text:p>
            </table:table-cell>
          </table:table-row>
          <table:table-row table:style-name="Table20.1">
            <table:table-cell table:style-name="Table20.A1" office:value-type="string">
              <text:p text:style-name="P9"><text:span text:style-name="T3">98</text:span></text:p>
            </table:table-cell>
            <table:table-cell table:style-name="Table20.A1" office:value-type="string">
              <text:p text:style-name="P4"><text:span text:style-name="T5">Epic protection +9 </text:span></text:p>
            </table:table-cell>
            <table:table-cell table:style-name="Table20.A1" office:value-type="string">
              <text:p text:style-name="P14"><text:span text:style-name="T3">1,620,000 gp </text:span></text:p>
            </table:table-cell>
          </table:table-row>
          <table:table-row table:style-name="Table20.1">
            <table:table-cell table:style-name="Table20.A1" office:value-type="string">
              <text:p text:style-name="P9"><text:span text:style-name="T3">99</text:span></text:p>
            </table:table-cell>
            <table:table-cell table:style-name="Table20.A1" office:value-type="string">
              <text:p text:style-name="P4"><text:span text:style-name="T5">Epic protection +10 </text:span></text:p>
            </table:table-cell>
            <table:table-cell table:style-name="Table20.A1" office:value-type="string">
              <text:p text:style-name="P14"><text:span text:style-name="T3">2,000,000 gp </text:span></text:p>
            </table:table-cell>
          </table:table-row>
          <table:table-row table:style-name="Table20.1">
            <table:table-cell table:style-name="Table20.A1" office:value-type="string">
              <text:p text:style-name="P10"><text:span text:style-name="T3">100</text:span></text:p>
            </table:table-cell>
            <table:table-cell table:style-name="Table20.A1" office:value-type="string">
              <text:p text:style-name="P13"><text:span text:style-name="T5">Universal energy immunity </text:span></text:p>
            </table:table-cell>
            <table:table-cell table:style-name="Table20.A1" office:value-type="string">
              <text:p text:style-name="P15"><text:span text:style-name="T3">2,160,000 gp</text:span></text:p>
            </table:table-cell>
          </table:table-row>
        </table:table>
        <text:p text:style-name="P5"/>
        <text:h text:style-name="P26" text:outline-level="2"><text:span text:style-name="T12">Epic Ring Descriptions </text:span></text:h>
        <text:p text:style-name="P4"><text:span text:style-name="T9">Standard epic rings are described below.</text:span></text:p>
        <text:p text:style-name="P5"/>
        <text:p text:style-name="P4"><text:span text:style-name="T11">Adamant Law: <text:s/></text:span><text:span text:style-name="T9">The wearer of this ring is constantly sheathed in a </text:span><text:span text:style-name="T10">shield of law </text:span><text:span text:style-name="T9">effect. It bestows one negative level on any chaotic creature that puts it on. The negative level remains as long as the ring is worn and disappears when the ring is removed. This negative level never results in actual level loss, but it cannot be overcome in any way (including </text:span><text:span text:style-name="T10">restoration </text:span><text:span text:style-name="T9">spells) while the ring is worn. </text:span></text:p>
        <text:p text:style-name="P4"><text:span text:style-name="T10">Caster Level: </text:span><text:span text:style-name="T9">15th; </text:span><text:span text:style-name="T10">Prerequisites: </text:span><text:span text:style-name="T9">Forge Ring, Forge Epic Ring, </text:span><text:span text:style-name="T10">shield of law, </text:span><text:span text:style-name="T9">creator must be lawful; </text:span><text:span text:style-name="T10">Market Price: </text:span><text:span text:style-name="T9">250,000 gp. </text:span></text:p>
        <text:p text:style-name="P4"><text:span text:style-name="T11">Chaotic Fury: </text:span><text:span text:style-name="T9">The wearer of this ring is constantly sheathed in a </text:span><text:span text:style-name="T10">cloak of chaos </text:span><text:span text:style-name="T9">effect. It bestows one negative level on any lawful creature that puts it on. The negative level remains as long as the ring is worn and disappears when the ring is removed. This negative level never results in actual level loss, but it cannot be overcome in any way (including </text:span><text:span text:style-name="T10">restoration </text:span><text:span text:style-name="T9">spells) while the ring is worn. </text:span></text:p>
        <text:p text:style-name="P4"><text:span text:style-name="T10">Caster Level: </text:span><text:span text:style-name="T9">15th; </text:span><text:span text:style-name="T10">Prerequisites: </text:span><text:span text:style-name="T9">Forge Ring, Forge Epic Ring, </text:span><text:span text:style-name="T10">cloak of chaos, </text:span><text:span text:style-name="T9">creator must be chaotic; </text:span><text:span text:style-name="T10">Market Price: </text:span><text:span text:style-name="T9">250,000 gp. </text:span></text:p>
        <text:p text:style-name="P4"><text:span text:style-name="T11">Energy Immunity: </text:span><text:span text:style-name="T9">This band continually provides the wearer with immunity to a single type of energy: fire, cold, electricity, acid, or sonic. The wearer takes no damage from the energy of the specific type. </text:span></text:p>
        <text:p text:style-name="P4"><text:span text:style-name="T10">Caster Level: </text:span><text:span text:style-name="T9">20th; </text:span><text:span text:style-name="T10">Prerequisites: </text:span><text:span text:style-name="T9">Forge Ring, Forge Epic Ring, </text:span><text:span text:style-name="T10">protection from energy; Market Price: </text:span><text:span text:style-name="T9">240,000 gp. Epic </text:span></text:p>
        <text:p text:style-name="P4"><text:span text:style-name="T11">Protection: </text:span><text:span text:style-name="T9">This ring offers continual magical protection in the form of a deflection bonus to Armor Class of +6 or higher. </text:span></text:p>
        <text:p text:style-name="P4"><text:span text:style-name="T10">Caster Level: </text:span><text:span text:style-name="T9">20th: </text:span><text:span text:style-name="T10">Prerequisites: </text:span><text:span text:style-name="T9">Forge Ring, Forge Epic Ring, </text:span><text:span text:style-name="T10">shield of faith, </text:span><text:span text:style-name="T9">creator’s caster level must be three times the ring’s bonus; </text:span><text:span text:style-name="T10">Market Price: </text:span><text:span text:style-name="T9">720,000 gp (+6), 980,000 gp (+7), 1,280,000 gp (+8), 1,620,000 gp (+9), 2,000,000 gp (+10). </text:span></text:p>
        <text:p text:style-name="P4"><text:span text:style-name="T11">Epic Wizardry: </text:span><text:span text:style-name="T9">Like the </text:span><text:span text:style-name="T10">ring of wizardry, </text:span><text:span text:style-name="T9">this ring comes in a variety of types useful only to arcane spellcasters. The wearer’s arcane spells per day are doubled for one particular spell level. An </text:span><text:span text:style-name="T10">epic ring of wizardry V </text:span><text:span text:style-name="T9">doubles 5th-level spells, an </text:span><text:span text:style-name="T10">epic ring of wizardry VI </text:span><text:span text:style-name="T9">doubles 6th-level spells, an </text:span><text:span text:style-name="T10">epic ring of wizardry VII </text:span><text:span text:style-name="T9">doubles 7th-level spells, an </text:span><text:span text:style-name="T10">epic ring of wizardry VIII </text:span><text:span text:style-name="T9">doubles 8th-level spells, and an </text:span><text:span text:style-name="T10">epic ring of wizardry IX </text:span><text:span text:style-name="T9">doubles 9th-level spells. Bonus spells from high ability scores, school specialization, or any other source are not doubled. </text:span></text:p>
        <text:p text:style-name="P4"><text:span text:style-name="T10">Caster Level: </text:span><text:span text:style-name="T9">23rd </text:span><text:span text:style-name="T10">(epic wizardry </text:span><text:span text:style-name="T9">V), 26th </text:span><text:span text:style-name="T10">(epic wizardry V</text:span><text:span text:style-name="T9">I), 29th </text:span><text:span text:style-name="T10">(epic wizardry VI</text:span><text:span text:style-name="T9">I), 32nd </text:span><text:span text:style-name="T10">(epic wizardry VII</text:span><text:span text:style-name="T9">I), 35th </text:span><text:span text:style-name="T10">(epic wizardry I</text:span><text:span text:style-name="T9">X); </text:span><text:span text:style-name="T10">Prerequisites: </text:span><text:span text:style-name="T9">Forge Ring, Forge Epic Ring, </text:span><text:span text:style-name="T10">wish; Market Price: </text:span><text:span text:style-name="T9">250,000 gp </text:span><text:span text:style-name="T10">(epic wizardry </text:span><text:span text:style-name="T9">V), 360,000 gp </text:span><text:span text:style-name="T10">(epic wizardry V</text:span><text:span text:style-name="T9">I), 490,000 gp </text:span><text:span text:style-name="T10">(epic wizardry VI</text:span><text:span text:style-name="T9">I), 640,000 gp </text:span><text:span text:style-name="T10">(epic wizardry VII</text:span><text:span text:style-name="T9">I), 810,000 gp </text:span><text:span text:style-name="T10">(epic wizardry I</text:span><text:span text:style-name="T9">X). </text:span></text:p>
        <text:p text:style-name="P4"><text:span text:style-name="T11">Ineffable Evil: </text:span><text:span text:style-name="T9">The wearer of this ring is constantly sheathed in an </text:span><text:span text:style-name="T10">unholy aura </text:span><text:span text:style-name="T9">effect. It bestows one negative level on any good creature that puts it on. The negative level remains as long as the ring is worn and disappears when the ring is removed. This negative level never results in actual level loss, but it cannot be overcome in any way (including </text:span><text:span text:style-name="T10">restoration </text:span><text:span text:style-name="T9">spells) while the ring is worn. </text:span></text:p>
        <text:p text:style-name="P4"><text:span text:style-name="T10">Caster Level: </text:span><text:span text:style-name="T9">15th; </text:span><text:span text:style-name="T10">Prerequisites: </text:span><text:span text:style-name="T9">Forge Ring, Forge Epic Ring, </text:span><text:span text:style-name="T10">unholy aura, </text:span><text:span text:style-name="T9">creator must be evil; </text:span><text:span text:style-name="T10">Market Price: </text:span><text:span text:style-name="T9">250,000 gp. </text:span></text:p>
        <text:p text:style-name="P4"><text:span text:style-name="T11">Ironskin: </text:span><text:span text:style-name="T9">This ring grants its wearer damage reduction 15/adamantine. </text:span></text:p>
        <text:p text:style-name="P4"><text:span text:style-name="T10">Caster Level: </text:span><text:span text:style-name="T9">20th; </text:span><text:span text:style-name="T10">Prerequisites: </text:span><text:span text:style-name="T9">Forge Ring, Forge Epic Ring, </text:span><text:span text:style-name="T10">iron body; Market Price: </text:span><text:span text:style-name="T9">400,000 gp. </text:span></text:p>
        <text:p text:style-name="P4"><text:span text:style-name="T11">Rapid Healing: </text:span><text:span text:style-name="T9">This ring grants a living wearer fast healing 3. It must be worn for 24 hours before its powers activate, and if removed it will not function again until it has been worn for 24 hours by the same individual. </text:span></text:p>
        <text:p text:style-name="P4"><text:span text:style-name="T10">Caster Level: </text:span><text:span text:style-name="T9">20th; </text:span><text:span text:style-name="T10">Prerequisites: </text:span><text:span text:style-name="T9">Forge Ring, Forge Epic Ring, </text:span><text:span text:style-name="T10">regenerate; Market Price: </text:span><text:span text:style-name="T9">300,000 gp. </text:span></text:p>
        <text:p text:style-name="P4"><text:span text:style-name="T11">Sequestering: </text:span><text:span text:style-name="T9">This ring becomes invisible when worn. Upon command, the wearer gains the benefits of a </text:span><text:span text:style-name="T10">sequester </text:span><text:span text:style-name="T9">spell (though he or she does not become comatose as normal for the spell). </text:span></text:p>
        <text:p text:style-name="P4"><text:span text:style-name="T10">Caster Level: </text:span><text:span text:style-name="T9">20th; </text:span><text:span text:style-name="T10">Prerequisites: </text:span><text:span text:style-name="T9">Forge Ring, Forge Epic Ring, </text:span><text:span text:style-name="T10">sequester; Market Price: </text:span><text:span text:style-name="T9">300,000 gp. </text:span></text:p>
        <text:p text:style-name="P4"><text:span text:style-name="T11">Universal Energy Immunity: </text:span><text:span text:style-name="T9">This ring functions as a </text:span><text:span text:style-name="T10">ring of energy immunity </text:span><text:span text:style-name="T9">for all types of energy— fire, cold, electricity, acid, and sonic. The wearer takes no damage from energy of any of these types. </text:span></text:p>
        <text:p text:style-name="P4"><text:span text:style-name="T10">Caster Level: </text:span><text:span text:style-name="T9">20th; </text:span><text:span text:style-name="T10">Prerequisites: </text:span><text:span text:style-name="T9">Forge Ring, Forge Epic Ring, </text:span><text:span text:style-name="T10">protection from energy; Market Price: </text:span><text:span text:style-name="T9">2,160,000 gp. </text:span></text:p>
        <text:p text:style-name="P4"><text:span text:style-name="T11">Universal Energy Resistance, Greater: </text:span><text:span text:style-name="T9">This ring functions as a </text:span><text:span text:style-name="T10">ring of greater energy resistance </text:span><text:span text:style-name="T9">for all types of energy—fire, cold, electricity, acid, and sonic. When the wearer would normally take such damage, subtract 30 points of damage per round from the amount before applying. </text:span></text:p>
        <text:p text:style-name="P4"><text:span text:style-name="T10">Caster Level: </text:span><text:span text:style-name="T9">20th; </text:span><text:span text:style-name="T10">Prerequisites: </text:span><text:span text:style-name="T9">Forge Ring, Forge Epic Ring, </text:span><text:span text:style-name="T10">protection from energy; Market Price:</text:span><text:span text:style-name="T9"> 308,000 gp; </text:span><text:span text:style-name="T10">Cost to Create: </text:span><text:span text:style-name="T9">154,000 gp + 13,080 XP. </text:span></text:p>
        <text:p text:style-name="P4"><text:span text:style-name="T11">Virtuous Good: </text:span><text:span text:style-name="T9">The wearer of this ring is constantly sheathed in a </text:span><text:span text:style-name="T10">holy aura </text:span><text:span text:style-name="T9">effect. It bestows one negative level on any evil creature that puts it on. The negative level remains as long as the ring is worn and disappears when the ring is removed. This negative level never results in actual level loss, but it cannot be over-come in any way (including </text:span><text:span text:style-name="T10">restoration </text:span><text:span text:style-name="T9">spells) while the ring is worn. </text:span></text:p>
        <text:p text:style-name="P4"><text:span text:style-name="T10">Caster Level: </text:span><text:span text:style-name="T9">15th; </text:span><text:span text:style-name="T10">Prerequisites: </text:span><text:span text:style-name="T9">Forge Ring, Forge Epic Ring, </text:span><text:span text:style-name="T10">holy aura, </text:span><text:span text:style-name="T9">creator must be good; </text:span><text:span text:style-name="T10">Market Price: </text:span><text:span text:style-name="T9">250,000 gp; </text:span><text:span text:style-name="T10">Cost to Create: </text:span><text:span text:style-name="T9">125,000 gp + 12,500 XP. </text:span></text:p>
        <text:p text:style-name="P4"><text:span text:style-name="T11">Weaponbreaking: </text:span><text:span text:style-name="T9">A </text:span><text:span text:style-name="T10">ring of weaponbreaking </text:span><text:span text:style-name="T9">is identical to a </text:span><text:span text:style-name="T10">ring of ironskin, </text:span><text:span text:style-name="T9">and has one additional power. Any weapon that successfully strikes the wearer must also make a Fortitude saving throw (DC 20) or be shattered into pieces. </text:span></text:p>
        <text:p text:style-name="P4"><text:soft-page-break/><text:span text:style-name="T10">Caster Level: </text:span><text:span text:style-name="T9">20th; </text:span><text:span text:style-name="T10">Prerequisites: </text:span><text:span text:style-name="T9">Forge Ring, Forge Epic Ring, </text:span><text:span text:style-name="T10">iron body, shatter; Market Price: </text:span><text:span text:style-name="T9">600,000 gp; </text:span><text:span text:style-name="T10">Cost to Create: </text:span><text:span text:style-name="T9">300,000 gp + 16,000 XP. </text:span></text:p>
        <text:p text:style-name="P4"><text:span text:style-name="T11">Epic Psionics: </text:span><text:span text:style-name="T9">This special crystal ring comes in a variety of types useful only to psionic characters (characters who have power points per day). The wearer’s total power points per day are increased, depending on the ring. The points granted are not bonus points—while the ring is worn, it actually increases the wearer’s points per day, but a night’s rest is required before gaining access to the increased power point per day total. (Power points are not actually stored in the ring, as would be the case for a crystal capacitor. Instead, the ring grants power points by magnifying the manifester’s own power.) </text:span></text:p>
        <text:p text:style-name="P4"><text:span text:style-name="T9">A </text:span><text:span text:style-name="T10">ring of epic psionics V </text:span><text:span text:style-name="T9">increases the wearer’s daily power points by 43 points, a </text:span><text:span text:style-name="T10">ring of epic psionics VI </text:span><text:span text:style-name="T9">grants 63 power points, a </text:span><text:span text:style-name="T10">ring of epic psionics VII </text:span><text:span text:style-name="T9">grants 87 power points, a </text:span><text:span text:style-name="T10">ring of epic psionics VIII </text:span><text:span text:style-name="T9">grants 115 points, and a </text:span><text:span text:style-name="T10">ring of epic psionics IX </text:span><text:span text:style-name="T9">grants 147 power points. </text:span></text:p>
        <text:p text:style-name="P4"><text:span text:style-name="T10">Manifester Level: </text:span><text:span text:style-name="T9">23rd </text:span><text:span text:style-name="T10">(epic psionics </text:span><text:span text:style-name="T9">V), 26th </text:span><text:span text:style-name="T10">(epic psionics V</text:span><text:span text:style-name="T9">I), 29th </text:span><text:span text:style-name="T10">(epic psionics VI</text:span><text:span text:style-name="T9">I), 32nd </text:span><text:span text:style-name="T10">(epic psionics VII</text:span><text:span text:style-name="T9">I), 35th </text:span><text:span text:style-name="T10">(epic psionics I</text:span><text:span text:style-name="T9">X); </text:span><text:span text:style-name="T10">Prerequisites: </text:span><text:span text:style-name="T9">Craft Universal Item, Craft Epic Universal Item, </text:span><text:span text:style-name="T10">great emulation; Market Price: </text:span><text:span text:style-name="T9">250,000 gp </text:span><text:span text:style-name="T10">(epic psionics </text:span><text:span text:style-name="T9">V), 360,000 gp </text:span><text:span text:style-name="T10">(epic psionics V</text:span><text:span text:style-name="T9">I), 490,000 gp </text:span><text:span text:style-name="T10">(epic psionics VI</text:span><text:span text:style-name="T9">I), 640,000 gp </text:span><text:span text:style-name="T10">(epic psionics VIII</text:span><text:span text:style-name="T9">), 810,000 gp </text:span><text:span text:style-name="T10">(epic psionics I</text:span><text:span text:style-name="T9">X). </text:span></text:p>
        <text:p text:style-name="P5"/>
        <text:h text:style-name="P26" text:outline-level="2"><text:span text:style-name="T8">RODS </text:span></text:h>
        <text:p text:style-name="P7"/>
        <text:p text:style-name="P4"><text:span text:style-name="T11">Table: Epic Rods </text:span></text:p>
        <table:table table:name="Table21" table:style-name="Table21">
          <table:table-column table:style-name="Table21.A"/>
          <table:table-column table:style-name="Table21.B"/>
          <table:table-column table:style-name="Table21.C"/>
          <text:soft-page-break/>
          <table:table-row table:style-name="Table21.1">
            <table:table-cell table:style-name="Table21.A1" office:value-type="string">
              <text:p text:style-name="P10"><text:span text:style-name="T3">d%</text:span></text:p>
            </table:table-cell>
            <table:table-cell table:style-name="Table21.A1" office:value-type="string">
              <text:p text:style-name="P8"><text:span text:style-name="T3">Rod </text:span></text:p>
            </table:table-cell>
            <table:table-cell table:style-name="Table21.A1" office:value-type="string">
              <text:h text:style-name="P25" text:outline-level="1"><text:span text:style-name="T3">Market Price </text:span></text:h>
            </table:table-cell>
          </table:table-row>
          <table:table-row table:style-name="Table21.1">
            <table:table-cell table:style-name="Table21.A2" office:value-type="string">
              <text:p text:style-name="P10"><text:span text:style-name="T3">01–08</text:span></text:p>
            </table:table-cell>
            <table:table-cell table:style-name="Table21.A2" office:value-type="string">
              <text:p text:style-name="P13"><text:span text:style-name="T5">Epic spellcaster </text:span></text:p>
            </table:table-cell>
            <table:table-cell table:style-name="Table21.A2" office:value-type="string">
              <text:p text:style-name="P15"><text:span text:style-name="T3">245,000 gp </text:span></text:p>
            </table:table-cell>
          </table:table-row>
          <table:table-row table:style-name="Table21.1">
            <table:table-cell table:style-name="Table21.A2" office:value-type="string">
              <text:p text:style-name="P9"><text:span text:style-name="T3">09–16</text:span></text:p>
            </table:table-cell>
            <table:table-cell table:style-name="Table21.A2" office:value-type="string">
              <text:p text:style-name="P4"><text:span text:style-name="T5">Nightmares </text:span></text:p>
            </table:table-cell>
            <table:table-cell table:style-name="Table21.A2" office:value-type="string">
              <text:p text:style-name="P14"><text:span text:style-name="T3">284,000 gp </text:span></text:p>
            </table:table-cell>
          </table:table-row>
          <table:table-row table:style-name="Table21.1">
            <table:table-cell table:style-name="Table21.A2" office:value-type="string">
              <text:p text:style-name="P9"><text:span text:style-name="T3">17–24</text:span></text:p>
            </table:table-cell>
            <table:table-cell table:style-name="Table21.A2" office:value-type="string">
              <text:p text:style-name="P4"><text:span text:style-name="T5">Epic splendor </text:span></text:p>
            </table:table-cell>
            <table:table-cell table:style-name="Table21.A2" office:value-type="string">
              <text:p text:style-name="P14"><text:span text:style-name="T3">297,000 gp </text:span></text:p>
            </table:table-cell>
          </table:table-row>
          <table:table-row table:style-name="Table21.1">
            <table:table-cell table:style-name="Table21.A2" office:value-type="string">
              <text:p text:style-name="P9"><text:span text:style-name="T3">25–31</text:span></text:p>
            </table:table-cell>
            <table:table-cell table:style-name="Table21.A2" office:value-type="string">
              <text:p text:style-name="P4"><text:span text:style-name="T5">The path </text:span></text:p>
            </table:table-cell>
            <table:table-cell table:style-name="Table21.A2" office:value-type="string">
              <text:p text:style-name="P14"><text:span text:style-name="T3">306,870 gp </text:span></text:p>
            </table:table-cell>
          </table:table-row>
          <table:table-row table:style-name="Table21.1">
            <table:table-cell table:style-name="Table21.A2" office:value-type="string">
              <text:p text:style-name="P9"><text:span text:style-name="T3">32–38</text:span></text:p>
            </table:table-cell>
            <table:table-cell table:style-name="Table21.A2" office:value-type="string">
              <text:p text:style-name="P4"><text:span text:style-name="T5">Epic cancellation </text:span></text:p>
            </table:table-cell>
            <table:table-cell table:style-name="Table21.A2" office:value-type="string">
              <text:p text:style-name="P14"><text:span text:style-name="T3">330,000 gp </text:span></text:p>
            </table:table-cell>
          </table:table-row>
          <table:table-row table:style-name="Table21.1">
            <table:table-cell table:style-name="Table21.A2" office:value-type="string">
              <text:p text:style-name="P9"><text:span text:style-name="T3">39–45</text:span></text:p>
            </table:table-cell>
            <table:table-cell table:style-name="Table21.A2" office:value-type="string">
              <text:p text:style-name="P4"><text:span text:style-name="T5">Epic negation </text:span></text:p>
            </table:table-cell>
            <table:table-cell table:style-name="Table21.A2" office:value-type="string">
              <text:p text:style-name="P14"><text:span text:style-name="T3">446,000 gp </text:span></text:p>
            </table:table-cell>
          </table:table-row>
          <table:table-row table:style-name="Table21.1">
            <table:table-cell table:style-name="Table21.A2" office:value-type="string">
              <text:p text:style-name="P9"><text:span text:style-name="T3">46–51</text:span></text:p>
            </table:table-cell>
            <table:table-cell table:style-name="Table21.A2" office:value-type="string">
              <text:p text:style-name="P4"><text:span text:style-name="T5">Besiegement </text:span></text:p>
            </table:table-cell>
            <table:table-cell table:style-name="Table21.A2" office:value-type="string">
              <text:p text:style-name="P14"><text:span text:style-name="T3">447,745 gp </text:span></text:p>
            </table:table-cell>
          </table:table-row>
          <table:table-row table:style-name="Table21.1">
            <table:table-cell table:style-name="Table21.A2" office:value-type="string">
              <text:p text:style-name="P9"><text:span text:style-name="T3">52–57</text:span></text:p>
            </table:table-cell>
            <table:table-cell table:style-name="Table21.A2" office:value-type="string">
              <text:p text:style-name="P4"><text:span text:style-name="T5">Fortification </text:span></text:p>
            </table:table-cell>
            <table:table-cell table:style-name="Table21.A2" office:value-type="string">
              <text:p text:style-name="P14"><text:span text:style-name="T3">465,665 gp </text:span></text:p>
            </table:table-cell>
          </table:table-row>
          <table:table-row table:style-name="Table21.1">
            <table:table-cell table:style-name="Table21.A2" office:value-type="string">
              <text:p text:style-name="P9"><text:span text:style-name="T3">58–63</text:span></text:p>
            </table:table-cell>
            <table:table-cell table:style-name="Table21.A2" office:value-type="string">
              <text:p text:style-name="P4"><text:span text:style-name="T5">Epic rulership </text:span></text:p>
            </table:table-cell>
            <table:table-cell table:style-name="Table21.A2" office:value-type="string">
              <text:p text:style-name="P14"><text:span text:style-name="T3">575,000 gp </text:span></text:p>
            </table:table-cell>
          </table:table-row>
          <table:table-row table:style-name="Table21.1">
            <table:table-cell table:style-name="Table21.A2" office:value-type="string">
              <text:p text:style-name="P9"><text:span text:style-name="T3">64–69</text:span></text:p>
            </table:table-cell>
            <table:table-cell table:style-name="Table21.A2" office:value-type="string">
              <text:p text:style-name="P4"><text:span text:style-name="T5">Invulnerability</text:span></text:p>
            </table:table-cell>
            <table:table-cell table:style-name="Table21.A2" office:value-type="string">
              <text:p text:style-name="P14"><text:span text:style-name="T3">600,000 gp </text:span></text:p>
            </table:table-cell>
          </table:table-row>
          <table:table-row table:style-name="Table21.1">
            <table:table-cell table:style-name="Table21.A2" office:value-type="string">
              <text:p text:style-name="P9"><text:span text:style-name="T3">70–75</text:span></text:p>
            </table:table-cell>
            <table:table-cell table:style-name="Table21.A2" office:value-type="string">
              <text:p text:style-name="P4"><text:span text:style-name="T5">Paradise </text:span></text:p>
            </table:table-cell>
            <table:table-cell table:style-name="Table21.A2" office:value-type="string">
              <text:p text:style-name="P14"><text:span text:style-name="T3">610,000 gp </text:span></text:p>
            </table:table-cell>
          </table:table-row>
          <table:table-row table:style-name="Table21.1">
            <table:table-cell table:style-name="Table21.A2" office:value-type="string">
              <text:p text:style-name="P9"><text:span text:style-name="T3">76–80</text:span></text:p>
            </table:table-cell>
            <table:table-cell table:style-name="Table21.A2" office:value-type="string">
              <text:p text:style-name="P4"><text:span text:style-name="T5">Restless death </text:span></text:p>
            </table:table-cell>
            <table:table-cell table:style-name="Table21.A2" office:value-type="string">
              <text:p text:style-name="P14"><text:span text:style-name="T3">625,000 gp </text:span></text:p>
            </table:table-cell>
          </table:table-row>
          <table:table-row table:style-name="Table21.1">
            <table:table-cell table:style-name="Table21.A2" office:value-type="string">
              <text:p text:style-name="P9"><text:span text:style-name="T3">81–85</text:span></text:p>
            </table:table-cell>
            <table:table-cell table:style-name="Table21.A2" office:value-type="string">
              <text:p text:style-name="P4"><text:span text:style-name="T5">Excellent magic </text:span></text:p>
            </table:table-cell>
            <table:table-cell table:style-name="Table21.A2" office:value-type="string">
              <text:p text:style-name="P14"><text:span text:style-name="T3">650,000 gp </text:span></text:p>
            </table:table-cell>
          </table:table-row>
          <table:table-row table:style-name="Table21.1">
            <table:table-cell table:style-name="Table21.A2" office:value-type="string">
              <text:p text:style-name="P9"><text:span text:style-name="T3">86</text:span></text:p>
            </table:table-cell>
            <table:table-cell table:style-name="Table21.A2" office:value-type="string">
              <text:p text:style-name="P4"><text:span text:style-name="T5">Wyrm </text:span><text:span text:style-name="T3">(white) </text:span></text:p>
            </table:table-cell>
            <table:table-cell table:style-name="Table21.A2" office:value-type="string">
              <text:p text:style-name="P14"><text:span text:style-name="T3">1,458,200 gp </text:span></text:p>
            </table:table-cell>
          </table:table-row>
          <table:table-row table:style-name="Table21.1">
            <table:table-cell table:style-name="Table21.A2" office:value-type="string">
              <text:p text:style-name="P9"><text:span text:style-name="T3">87</text:span></text:p>
            </table:table-cell>
            <table:table-cell table:style-name="Table21.A2" office:value-type="string">
              <text:p text:style-name="P4"><text:span text:style-name="T5">Wyrm </text:span><text:span text:style-name="T3">(brass) </text:span></text:p>
            </table:table-cell>
            <table:table-cell table:style-name="Table21.A2" office:value-type="string">
              <text:p text:style-name="P14"><text:span text:style-name="T3">1,458,200 gp </text:span></text:p>
            </table:table-cell>
          </table:table-row>
          <table:table-row table:style-name="Table21.1">
            <table:table-cell table:style-name="Table21.A2" office:value-type="string">
              <text:p text:style-name="P9"><text:span text:style-name="T3">88–90</text:span></text:p>
            </table:table-cell>
            <table:table-cell table:style-name="Table21.A2" office:value-type="string">
              <text:p text:style-name="P4"><text:span text:style-name="T5">Epic absorption </text:span></text:p>
            </table:table-cell>
            <table:table-cell table:style-name="Table21.A2" office:value-type="string">
              <text:p text:style-name="P14"><text:span text:style-name="T3">1,500,000 gp </text:span></text:p>
            </table:table-cell>
          </table:table-row>
          <table:table-row table:style-name="Table21.1">
            <table:table-cell table:style-name="Table21.A2" office:value-type="string">
              <text:p text:style-name="P9"><text:span text:style-name="T3">91</text:span></text:p>
            </table:table-cell>
            <table:table-cell table:style-name="Table21.A2" office:value-type="string">
              <text:p text:style-name="P4"><text:span text:style-name="T5">Wyrm </text:span><text:span text:style-name="T3">(copper) </text:span></text:p>
            </table:table-cell>
            <table:table-cell table:style-name="Table21.A2" office:value-type="string">
              <text:p text:style-name="P14"><text:span text:style-name="T3">1,562,600 gp </text:span></text:p>
            </table:table-cell>
          </table:table-row>
          <table:table-row table:style-name="Table21.1">
            <table:table-cell table:style-name="Table21.A2" office:value-type="string">
              <text:p text:style-name="P9"><text:span text:style-name="T3">92</text:span></text:p>
            </table:table-cell>
            <table:table-cell table:style-name="Table21.A2" office:value-type="string">
              <text:p text:style-name="P4"><text:span text:style-name="T5">Wyrm </text:span><text:span text:style-name="T3">(black) </text:span></text:p>
            </table:table-cell>
            <table:table-cell table:style-name="Table21.A2" office:value-type="string">
              <text:p text:style-name="P14"><text:span text:style-name="T3">1,562,600 gp </text:span></text:p>
            </table:table-cell>
          </table:table-row>
          <table:table-row table:style-name="Table21.1">
            <table:table-cell table:style-name="Table21.A2" office:value-type="string">
              <text:p text:style-name="P9"><text:span text:style-name="T3">93</text:span></text:p>
            </table:table-cell>
            <table:table-cell table:style-name="Table21.A2" office:value-type="string">
              <text:p text:style-name="P4"><text:span text:style-name="T5">Wyrm </text:span><text:span text:style-name="T3">(bronze) </text:span></text:p>
            </table:table-cell>
            <table:table-cell table:style-name="Table21.A2" office:value-type="string">
              <text:p text:style-name="P14"><text:span text:style-name="T3">1,670,600 gp </text:span></text:p>
            </table:table-cell>
          </table:table-row>
          <table:table-row table:style-name="Table21.1">
            <table:table-cell table:style-name="Table21.A2" office:value-type="string">
              <text:p text:style-name="P9"><text:span text:style-name="T3">94</text:span></text:p>
            </table:table-cell>
            <table:table-cell table:style-name="Table21.A2" office:value-type="string">
              <text:p text:style-name="P4"><text:span text:style-name="T5">Wyrm </text:span><text:span text:style-name="T3">(green) </text:span></text:p>
            </table:table-cell>
            <table:table-cell table:style-name="Table21.A2" office:value-type="string">
              <text:p text:style-name="P14"><text:span text:style-name="T3">1,670,600 gp </text:span></text:p>
            </table:table-cell>
          </table:table-row>
          <table:table-row table:style-name="Table21.1">
            <table:table-cell table:style-name="Table21.A2" office:value-type="string">
              <text:p text:style-name="P9"><text:span text:style-name="T3">95</text:span></text:p>
            </table:table-cell>
            <table:table-cell table:style-name="Table21.A2" office:value-type="string">
              <text:p text:style-name="P4"><text:span text:style-name="T5">Wyrm </text:span><text:span text:style-name="T3">(blue) </text:span></text:p>
            </table:table-cell>
            <table:table-cell table:style-name="Table21.A2" office:value-type="string">
              <text:p text:style-name="P14"><text:span text:style-name="T3">1,782,200 gp </text:span></text:p>
            </table:table-cell>
          </table:table-row>
          <table:table-row table:style-name="Table21.1">
            <table:table-cell table:style-name="Table21.A2" office:value-type="string">
              <text:p text:style-name="P9"><text:span text:style-name="T3">96</text:span></text:p>
            </table:table-cell>
            <table:table-cell table:style-name="Table21.A2" office:value-type="string">
              <text:p text:style-name="P4"><text:span text:style-name="T5">Wyrm </text:span><text:span text:style-name="T3">(silver) </text:span></text:p>
            </table:table-cell>
            <table:table-cell table:style-name="Table21.A2" office:value-type="string">
              <text:p text:style-name="P14"><text:span text:style-name="T3">1,782,200 gp </text:span></text:p>
            </table:table-cell>
          </table:table-row>
          <table:table-row table:style-name="Table21.1">
            <table:table-cell table:style-name="Table21.A2" office:value-type="string">
              <text:p text:style-name="P9"><text:span text:style-name="T3">97</text:span></text:p>
            </table:table-cell>
            <table:table-cell table:style-name="Table21.A2" office:value-type="string">
              <text:p text:style-name="P4"><text:span text:style-name="T5">Wyrm </text:span><text:span text:style-name="T3">(gold) </text:span></text:p>
            </table:table-cell>
            <table:table-cell table:style-name="Table21.A2" office:value-type="string">
              <text:p text:style-name="P14"><text:span text:style-name="T3">1,897,400 gp </text:span></text:p>
            </table:table-cell>
          </table:table-row>
          <table:table-row table:style-name="Table21.1">
            <table:table-cell table:style-name="Table21.A2" office:value-type="string">
              <text:p text:style-name="P9"><text:span text:style-name="T3">98</text:span></text:p>
            </table:table-cell>
            <table:table-cell table:style-name="Table21.A2" office:value-type="string">
              <text:p text:style-name="P4"><text:span text:style-name="T5">Wyrm </text:span><text:span text:style-name="T3">(red) </text:span></text:p>
            </table:table-cell>
            <table:table-cell table:style-name="Table21.A2" office:value-type="string">
              <text:p text:style-name="P14"><text:span text:style-name="T3">1,897,400 gp </text:span></text:p>
            </table:table-cell>
          </table:table-row>
          <table:table-row table:style-name="Table21.1">
            <table:table-cell table:style-name="Table21.A26" office:value-type="string">
              <text:p text:style-name="P10"><text:span text:style-name="T3">99–100</text:span></text:p>
            </table:table-cell>
            <table:table-cell table:style-name="Table21.A26" office:value-type="string">
              <text:p text:style-name="P13"><text:span text:style-name="T5">Epic might </text:span></text:p>
            </table:table-cell>
            <table:table-cell table:style-name="Table21.A26" office:value-type="string">
              <text:p text:style-name="P15"><text:span text:style-name="T3">4,293,432 gp </text:span></text:p>
            </table:table-cell>
          </table:table-row>
        </table:table>
        <text:p text:style-name="P5"/>
        <text:h text:style-name="P26" text:outline-level="2"><text:span text:style-name="T12">EPIC ROD DESCRIPTIONS </text:span></text:h>
        <text:p text:style-name="P4"><text:span text:style-name="T9">Standard epic rods are described below. </text:span></text:p>
        <text:p text:style-name="P5"/>
        <text:p text:style-name="P4"><text:span text:style-name="T11">Besiegement: <text:s/></text:span><text:span text:style-name="T9">This rod functions as a +</text:span><text:span text:style-name="T10">3 light mace. </text:span><text:span text:style-name="T9">In addition, it is useful for besieging fortifications. Whenever the wielder makes a charge attack, the rod improves to a +6 weapon. Twice per day, the rod can create a battering ram that lasts for 24 rounds. This ram can strike once per round, dealing 20 points of damage with each hit. It cannot be used to target individuals, only fortifications. It can be damaged by normal means (65 hp, AC 22), and </text:span><text:span text:style-name="T10">disintegrate </text:span><text:span text:style-name="T9">or </text:span><text:span text:style-name="T10">dispel magic </text:span><text:span text:style-name="T9">destroys it. The rod also has the following powers: </text:span><text:span text:style-name="T10">Siege Engine: </text:span><text:span text:style-name="T9">One heavy catapult, two light catapults, or three siege towers may be generated with each use of this power. Each weapon created lasts for 12 hours. <text:s/>The power can be used three times per day. Ammunition for 20 shots is included with each weapon created. </text:span></text:p>
        <text:p text:style-name="P4"><text:span text:style-name="T10">Transmute Rock to Mud: </text:span><text:span text:style-name="T9">This power can be used three times per day (caster level 24th, save DC 17). </text:span></text:p>
        <text:p text:style-name="P4"><text:span text:style-name="T10">Caster Level: </text:span><text:span text:style-name="T9">24th; </text:span><text:span text:style-name="T10">Prerequisites: </text:span><text:span text:style-name="T9">Craft Rod, Craft Epic Rod, Craft Magic Arms and Armor, </text:span><text:span text:style-name="T10">clenched fist, passwall, <text:s/>telepathic bond, transmute rock to mud; Market Price: </text:span><text:span text:style-name="T9">447,745 gp; </text:span><text:span text:style-name="T10">Cost to Create: </text:span><text:span text:style-name="T9">224,025 gp + 14,474 XP. </text:span></text:p>
        <text:p text:style-name="P4"><text:span text:style-name="T11">Epic Absorption: </text:span><text:span text:style-name="T9">Like a </text:span><text:span text:style-name="T10">rod of absorption, </text:span><text:span text:style-name="T9">this rod draws single-target or ray spells and spell-like abilities into itself, nullifying the effect and storing the potential spell levels until the wielder releases the energy in the form of spells of his or her own. Spells of any level (including those boosted beyond 9th level by metamagic) can be absorbed, although epic spells cannot. The rod absorbs a maximum of 150 spell levels and can thereafter only discharge any remaining potential it might have. The rod cannot be recharged. </text:span></text:p>
        <text:p text:style-name="P4"><text:span text:style-name="T10">Caster Level: </text:span><text:span text:style-name="T9">23rd; </text:span><text:span text:style-name="T10">Prerequisites: </text:span><text:span text:style-name="T9">Craft Rod, Craft Epic Rod, Empower Spell, Maximize Spell, empowered maximized </text:span><text:span text:style-name="T10">spell turning; Market Price: </text:span><text:span text:style-name="T9">1,500,000 gp. </text:span></text:p>
        <text:p text:style-name="P4"><text:span text:style-name="T11">Epic Cancellation: </text:span><text:span text:style-name="T9">This rod’s touch drains an item of all magical properties, including the magical energy in epic magic items (but not most artifacts). The item touched gets a Will saving throw (DC 26). If a creature is holding the magic item at the time, then the item can use the holder’s Will save bonus in place of its own. In such cases, contact is established by making a melee touch attack roll. Upon draining three items, the rod becomes brittle and useless. Drained items can only be restored by </text:span><text:span text:style-name="T10">wish, miracle, </text:span><text:span text:style-name="T9">or epic spells specifically designed to restore lost power. A </text:span><text:span text:style-name="T10">rod of epic cancellation </text:span><text:span text:style-name="T9">can neutralize a normal </text:span><text:span text:style-name="T10">sphere of annihilation </text:span><text:span text:style-name="T9">without itself being cancelled. </text:span></text:p>
        <text:p text:style-name="P4"><text:span text:style-name="T10">Caster Level: </text:span><text:span text:style-name="T9">25th; </text:span><text:span text:style-name="T10">Prerequisites: </text:span><text:span text:style-name="T9">Craft Rod, Craft Epic Rod, </text:span><text:span text:style-name="T10">dispel magic; Market Price: </text:span><text:span text:style-name="T9">330,000 gp. </text:span></text:p>
        <text:p text:style-name="P4"><text:span text:style-name="T11">Epic Might: </text:span><text:span text:style-name="T9">This rod is similar to a </text:span><text:span text:style-name="T10">rod of lordly might, </text:span><text:span text:style-name="T9">although it is far more powerful. It is larger than its normal counterpart, and it is constructed of adamantine rather than normal metal. It has six buttons, several spell-like functions, and several mundane uses, and it can also be used as a magic weapon of various sorts. </text:span></text:p>
        <text:p text:style-name="P4"><text:span text:style-name="T9">The following spell-like functions of the rod can each be used once per day. </text:span></text:p>
        <text:p text:style-name="P4"><text:span text:style-name="T9">• </text:span><text:span text:style-name="T10">Dominate Person: </text:span><text:span text:style-name="T9">Touched foe is recipient of a </text:span><text:span text:style-name="T10">dominate person </text:span><text:span text:style-name="T9">spell, if the wielder so commands (Will save DC 24). The wielder must choose to use this power and then succeed with a melee touch attack to activate the power. If the attack fails, the effect is lost. </text:span></text:p>
        <text:p text:style-name="P4"><text:span text:style-name="T9">• </text:span><text:span text:style-name="T10">Stun: </text:span><text:span text:style-name="T9">Upon command, all enemies viewing the rod are stunned, as per the </text:span><text:span text:style-name="T10">power word, stun </text:span><text:span text:style-name="T9">spell (10-foot maximum range, Will save DC 24). Invoking this power is a standard action. </text:span></text:p>
        <text:p text:style-name="P4"><text:span text:style-name="T9">• </text:span><text:span text:style-name="T10">Damage: </text:span><text:span text:style-name="T9">Upon command, the rod deals 10d8 points of damage to an opponent on a successful touch attack and cures the wielder of a like amount of damage (Will save DC 26). The wielder must choose to use this power before attacking, as with </text:span><text:span text:style-name="T10">dominate person.</text:span></text:p>
        <text:p text:style-name="P4"><text:span text:style-name="T9">The following weapon uses of the rod have no limits on their use. </text:span></text:p>
        <text:p text:style-name="P4"><text:span text:style-name="T9">• In its normal form, the rod can be used as a<text:tab/> +</text:span><text:span text:style-name="T10">6 heavy mace. </text:span></text:p>
        <text:p text:style-name="P4"><text:span text:style-name="T9">• When button 1 is pushed, the rod becomes a +</text:span><text:span text:style-name="T10">3 longsword of fiery blasting. </text:span></text:p>
        <text:p text:style-name="P4"><text:span text:style-name="T9">• When button 2 is pushed, the rod becomes a +</text:span><text:span text:style-name="T10">8 battleaxe. </text:span></text:p>
        <text:p text:style-name="P4"><text:span text:style-name="T9">• When button 3 is pushed, the rod becomes a +</text:span><text:span text:style-name="T10">10 shortspear </text:span><text:span text:style-name="T9">or +</text:span><text:span text:style-name="T10">10 longspear.</text:span></text:p>
        <text:p text:style-name="P4"><text:span text:style-name="T9">The following mundane uses of the rod also have no limits on their use. </text:span></text:p>
        <text:p text:style-name="P4"><text:span text:style-name="T9">• Climbing pole/ladder: When button 4 is pushed, a spike that can anchor in granite is extruded from the ball, while the other end sprouts three sharp hooks. The rod lengthens to anywhere between 5 and 150 feet in a single round, stopping when button 4 is pushed again. Horizontal bars 3 inches long fold out from the sides, 1 foot apart, in staggered progression. The rod is firmly held by the spike and hooks and can bear up to 10,000 pounds. The wielder can retract the pole by pushing button 5. </text:span></text:p>
        <text:p text:style-name="P4"><text:span text:style-name="T9">• The ladder function can be used to force open doors. The wielder plants the rod’s base 30 feet or less from the portal to be forced and in line with it, then pushes button 4. The force exerted has a Strength bonus of<text:tab/>+24. </text:span></text:p>
        <text:p text:style-name="P4"><text:span text:style-name="T9">• When button 6 is pushed, the rod indicates magnetic north and gives the wielder a knowledge of his or her approximate depth beneath the surface or height above it. </text:span></text:p>
        <text:p text:style-name="P4"><text:span text:style-name="T10">Caster Level: </text:span><text:span text:style-name="T9">30th; </text:span><text:span text:style-name="T10">Prerequisites: </text:span><text:span text:style-name="T9">Craft Rod, Craft Epic Rod, Craft Magic Arms and Armor, Craft Epic Magic Arms and Armor, </text:span><text:span text:style-name="T10">cure critical wounds, inflict critical wounds, bull’s strength, fireball, dominate person, power word stun; Market Price: </text:span><text:span text:style-name="T9">4,293,432 gp; </text:span><text:span text:style-name="T10">Cost to Create: </text:span><text:span text:style-name="T9">2,151,372 gp + 52,841 XP. </text:span></text:p>
        <text:p text:style-name="P4"><text:span text:style-name="T11">Epic Negation: </text:span><text:span text:style-name="T9">This rod negates the spell or spell-like function or functions of magic items, including epic magic items (but not artifacts). The wielder points the rod at the magic item, and a beam shoots forth to touch the target device, attacking as a ray (a ranged touch attack). The ray negates any currently active item function and has a 75% chance to negate any other spell or spell-like functions of that device, regardless of the level or power of the functions, for 2d4 rounds. To negate instantaneous effects, the rod wielder needs to have readied an action. The target item gets no saving throw or means to resist this effect. The rod can function three times per day. </text:span></text:p>
        <text:p text:style-name="P4"><text:span text:style-name="T10">Caster Level: </text:span><text:span text:style-name="T9">24th; </text:span><text:span text:style-name="T10">Prerequisites: </text:span><text:span text:style-name="T9">Craft Rod, Craft Epic Rod, </text:span><text:span text:style-name="T10">dispel magic, limited wish </text:span><text:span text:style-name="T9">or </text:span><text:span text:style-name="T10">miracle; Market Price: </text:span><text:span text:style-name="T9">446,000 gp. </text:span></text:p>
        <text:p text:style-name="P4"><text:span text:style-name="T11">Epic Rulership: </text:span><text:span text:style-name="T9">This rod appears to be a royal scepter worth at least 25,000 gp in materials and work-manship alone. The wielder can command the obedience and fealty of creatures within 360 feet when he or she activates the device (a standard action). Creatures totaling 900 Hit Dice can be ruled, but creatures with Intelligence scores of 17 or higher are entitled to a Will saving throw (DC 29) to negate the effect. Ruled creatures obey the wielder as if he or she were their absolute sovereign. Still, if the wielder gives a command that is contrary to the nature of the creatures commanded, the magic is broken. The rod can be used for 1,500 total minutes before crumbling to dust. This duration need not be continuous. </text:span></text:p>
        <text:p text:style-name="P4"><text:soft-page-break/><text:span text:style-name="T10">Caster Level: </text:span><text:span text:style-name="T9">25th; </text:span><text:span text:style-name="T10">Prerequisites: </text:span><text:span text:style-name="T9">Craft Rod, Craft Epic Rod, Improved Heighten Spell, improved heightened </text:span><text:span text:style-name="T10">mass charm; Market Price: </text:span><text:span text:style-name="T9">575,000 gp; </text:span><text:span text:style-name="T10">Cost to Create: </text:span><text:span text:style-name="T9">300,000 gp + 15,500 XP. </text:span></text:p>
        <text:p text:style-name="P4"><text:span text:style-name="T11">Epic Spellcaster: </text:span><text:span text:style-name="T9">This magnificent adamantine rod grants its wielder a +10 insight bonus on Spellcraft checks made to cast epic spells for as long as he or she holds or carries the rod. </text:span></text:p>
        <text:p text:style-name="P4"><text:span text:style-name="T10">Caster Level: </text:span><text:span text:style-name="T9">21st; </text:span><text:span text:style-name="T10">Prerequisites: </text:span><text:span text:style-name="T9">Craft Rod, Craft Epic Rod; </text:span><text:span text:style-name="T10">Market Price: </text:span><text:span text:style-name="T9">245,400 gp. </text:span></text:p>
        <text:p text:style-name="P4"><text:span text:style-name="T11">Epic Splendor: </text:span><text:span text:style-name="T9">This rod grants its wielder a +8 enhancement bonus to Charisma for as long as he or she holds or carries the item. Three times per day, the rod creates and garbs him or her in clothing of the finest fabrics, plus adornments of fur and jewels. Apparel created by the rod can remain in existence up to 24 hours. The value of the garb ranges from 70,000 to 100,000 gp (1d4+6 x10,000 gp)—10,000 gp for the fabric, 50,000 gp for the furs, and the rest for jewel trim (maximum of 40 gems, maximum value 1,000 gp each). In addition, the rod can, once per week, create a palatial mansion in any floor plan the user desires. The mansion is palatial, able to accommodate up to 250 people, housing them in private chambers and serving them fine banquets. The mansion lasts for three days, after which time it, and everything originally in it (including items removed from the mansion), disappear. </text:span></text:p>
        <text:p text:style-name="P4"><text:span text:style-name="T10">Caster Level: </text:span><text:span text:style-name="T9">21st; </text:span><text:span text:style-name="T10">Prerequisites: </text:span><text:span text:style-name="T9">Craft Rod, Craft Epic Rod, </text:span><text:span text:style-name="T10">fabricate, mage’s magnificent mansion; Market Price: </text:span><text:span text:style-name="T9">297,400 gp; </text:span><text:span text:style-name="T10">Cost to Create: </text:span><text:span text:style-name="T9">191,200 gp + 12,124 XP. </text:span></text:p>
        <text:p text:style-name="P4"><text:span text:style-name="T11">Excellent Magic: </text:span><text:span text:style-name="T9">Once per day when casting a nonepic or epic spell that has an experience point component, the rod supplies up to 2,000 XP, not the caster. If more experience points are required to cast the spell, the caster provides them. As a special use of the rod, the caster can substitute the power inherent in the rod for the experience point development cost of an epic spell. Doing so drains all the power from the rod, rendering it useless. </text:span></text:p>
        <text:p text:style-name="P4"><text:span text:style-name="T10">Caster Level: </text:span><text:span text:style-name="T9">21st; </text:span><text:span text:style-name="T10">Prerequisites: </text:span><text:span text:style-name="T9">Craft Rod, Craft Epic Rod; </text:span><text:span text:style-name="T10">Market Price: </text:span><text:span text:style-name="T9">650,000 gp; </text:span><text:span text:style-name="T10">Cost to Create: </text:span><text:span text:style-name="T9">325,000 gp + 26,000 XP. </text:span></text:p>
        <text:p text:style-name="P4"><text:span text:style-name="T11">Fortification: </text:span><text:span text:style-name="T9">This rod functions as a +</text:span><text:span text:style-name="T10">3 light mace. </text:span><text:span text:style-name="T9">In addition, it is useful for the construction and defense of fortifications. Whenever the wielder is benefiting from cover, the rod improves that to nine-tenths cover (+10 cover AC bonus and +4 cover Reflex save bonus; failure on the save results in half damage and success results in no damage). Three times per day, the rod can create food and water, as per the cleric spell, for twenty-four people. The rod also has the following powers: </text:span><text:span text:style-name="T10">Fortify: </text:span><text:span text:style-name="T9">Four times per day, a stone wall can be created that is 12 inches thick, 10 feet high, and 30 feet long. This wall has a parapet and battlements across the top. (Alternatively, the power can be used to mend a broken existing wall. The gap to be filled can be no more than 300 square feet in area.) In addition, once per day, a great door of iron can be created that is set into one of the newly created walls. This door, 4 inches thick, may be a double door, a drawbridge, or a portcullis, as chosen by the wielder. </text:span><text:span text:style-name="T10">Siege Engine: </text:span><text:span text:style-name="T9">One heavy catapult, two light catapults, or three ballistae may be generated with each use of this power. The power can be used four times per day. Ammunition for 20 shots is included with each weapon created. </text:span></text:p>
        <text:p text:style-name="P4"><text:span text:style-name="T10">Caster Level: </text:span><text:span text:style-name="T9">24th; </text:span><text:span text:style-name="T10">Prerequisites: </text:span><text:span text:style-name="T9">Craft Rod, Craft Epic Rod, Craft Magic Arms and Armor, </text:span><text:span text:style-name="T10">inter-posing hand, create food and water, major creation, wall of iron, wall of stone; Market Price: </text:span><text:span text:style-name="T9">465,665 gp; </text:span><text:span text:style-name="T10">Cost to Create: </text:span><text:span text:style-name="T9">231,985 gp + 14,634 XP. </text:span></text:p>
        <text:p text:style-name="P4"><text:span text:style-name="T11">Invulnerability: </text:span><text:span text:style-name="T9">When held, this rod grants its wielder the following powers. </text:span></text:p>
        <text:p text:style-name="P4"><text:span text:style-name="T9">• +5 enhancement bonus to natural armor. </text:span></text:p>
        <text:p text:style-name="P4"><text:span text:style-name="T9">• +5 resistance bonus on saving throws. </text:span></text:p>
        <text:p text:style-name="P4"><text:span text:style-name="T9">• Damage reduction 15/adamantine. </text:span></text:p>
        <text:p text:style-name="P4"><text:span text:style-name="T9">• Immunity to critical hits. </text:span></text:p>
        <text:p text:style-name="P4"><text:span text:style-name="T9">• Spell resistance 32. </text:span></text:p>
        <text:p text:style-name="P4"><text:span text:style-name="T10">Caster Level: </text:span><text:span text:style-name="T9">20th; </text:span><text:span text:style-name="T10">Prerequisites: </text:span><text:span text:style-name="T9">Craft Rod, Craft Epic Rod, </text:span><text:span text:style-name="T10">iron body, resistance, spell resistance; Market Price: </text:span><text:span text:style-name="T9">600,000 gp. </text:span></text:p>
        <text:p text:style-name="P4"><text:span text:style-name="T11">Nightmares: </text:span><text:span text:style-name="T9">Anyone who comes within 20 feet of the wielder of this rod feels a grave sense of unease. Each person so affected must make a Will save (DC 17) or suffer the effects of a </text:span><text:span text:style-name="T10">nightmare </text:span><text:span text:style-name="T9">spell the next time he or she falls asleep. The wielder is immune to this effect. Three times per day, the wielder can utter a command word that causes the rod to emit a horrid, inhuman scream. Up to twenty of the closest creatures within a 30-foot radius who hear this terrible wail believe that their worst nightmares have become reality and suffer the effects of a </text:span><text:span text:style-name="T10">wail of the banshee </text:span><text:span text:style-name="T9">spell (DC 23). </text:span></text:p>
        <text:p text:style-name="P4"><text:span text:style-name="T10">Caster Level: </text:span><text:span text:style-name="T9">21st; </text:span><text:span text:style-name="T10">Prerequisites: </text:span><text:span text:style-name="T9">Craft Rod, Craft Epic Rod, </text:span><text:span text:style-name="T10">nightmare, permanency, wail of the banshee; Market Price: </text:span><text:span text:style-name="T9">284,000 gp. </text:span></text:p>
        <text:p text:style-name="P4"><text:span text:style-name="T11">Paradise: </text:span><text:span text:style-name="T9">This item creates a nondimensional space, similar in effect to a </text:span><text:span text:style-name="T10">rod of securit</text:span><text:span text:style-name="T9">y. However, the rod’s possessor and up to 999 other creatures can stay in complete safety for up to 1,000 days divided by the number of creatures affected. Natural healing takes place at five times the normal pace. The rod functions like its nonepic counterpart in all other ways.</text:span></text:p>
        <text:p text:style-name="P4"><text:span text:style-name="T10">Caster Level: </text:span><text:span text:style-name="T9">24th; </text:span><text:span text:style-name="T10">Prerequisites: </text:span><text:span text:style-name="T9">Craft Rod, Craft Epic Rod, Improved Heighten Spell, improved heightened </text:span><text:span text:style-name="T10">gate; Market Price: </text:span><text:span text:style-name="T9">610,000 gp. </text:span></text:p>
        <text:p text:style-name="P4"><text:span text:style-name="T11">The Path: </text:span><text:span text:style-name="T9">This rod serves as an aid to trailblazing and travel. It grants the wielder a +30 enhancement bonus on Wilderness Lore checks for tracking and Intuit Direction checks. The handle of the rod is hollow, functioning like a telescope. When the wielder peers through it, the limits of vision are three times normal (and spotting distances for encounters are tripled). In addition, the telescoping handle enables the wielder to view things as though affected by a </text:span><text:span text:style-name="T10">true seeing </text:span><text:span text:style-name="T9">spell. The rod also has the following powers. </text:span><text:span text:style-name="T10">Map: </text:span><text:span text:style-name="T9">Three times per day a section of the rod unrolls like a scroll from a tube, revealing a map of the surrounding area, centered on the location of the rod. The area shown on the map covers an area as small as 50 feet in radius to as large as 24 miles in radius, zooming in or out with a set of command words. The map reveals natural topography and all types of structures (even hidden ones), but it will not show the location of creatures. </text:span></text:p>
        <text:p text:style-name="P4"><text:span text:style-name="T10">Passage: </text:span><text:span text:style-name="T9">Three times per day, this power allows the wielder and up to five others in a 20-foot radius to move unhindered through natural plant growth or bodies of water (as per the </text:span><text:span text:style-name="T10">freedom of movement </text:span><text:span text:style-name="T9">spell). </text:span></text:p>
        <text:p text:style-name="P4"><text:span text:style-name="T10">Bridge: </text:span><text:span text:style-name="T9">Once per day, this power allows the user to create a 5-foot-wide, 40-foot-long stone cause-way across chasms and canyons. The bridge created lasts for 1 hour.</text:span></text:p>
        <text:p text:style-name="P4"><text:span text:style-name="T10">Pass without Trace: </text:span><text:span text:style-name="T9">Once per day, this power can be used on the wielder and twenty others, for 21 minutes. It is otherwise as the spell of the same name (caster level 24th). </text:span></text:p>
        <text:p text:style-name="P4"><text:span text:style-name="T10">Caster Level: </text:span><text:span text:style-name="T9">21st; </text:span><text:span text:style-name="T10">Prerequisites: </text:span><text:span text:style-name="T9">Craft Rod, Craft Epic Rod, </text:span><text:span text:style-name="T10">find the path, freedom of movement, pass without trace, wall of stone; Market Price: </text:span><text:span text:style-name="T9">306,870 gp. </text:span></text:p>
        <text:p text:style-name="P4"><text:span text:style-name="T11">Restless Death: </text:span><text:span text:style-name="T9">The holder of this rod can rebuke or control undead as if he or she were four levels higher. (The rod doesn’t grant the ability to rebuke or control undead if the holder doesn’t already have it.) In addition, the wielder may speak a command word to cast </text:span><text:span text:style-name="T10">animate dead</text:span><text:span text:style-name="T9">. Any skeletons or zombies animated by the rod’s power are automatically controlled by the rod, up to the rod’s maximum limit of 42 HD, and they follow the orders of the rod’s wielder. These undead don’t count toward the wielder’s limit of controlled undead. Finally, the wielder can speak a second command word to cast </text:span><text:span text:style-name="T10">slay living </text:span><text:span text:style-name="T9">(heightened to 10th level; DC 25). </text:span></text:p>
        <text:p text:style-name="P4"><text:span text:style-name="T10">Caster Level: </text:span><text:span text:style-name="T9">21st; </text:span><text:span text:style-name="T10">Prerequisites: </text:span><text:span text:style-name="T9">Craft Rod, Craft Epic Rod, </text:span><text:span text:style-name="T10">animate dead, control undead, slay living; Market Price: </text:span><text:span text:style-name="T9">625,000 gp. </text:span></text:p>
        <text:p text:style-name="P4"><text:span text:style-name="T11">Wyrm: </text:span><text:span text:style-name="T9">Any of the various rods in this series functions as a +</text:span><text:span text:style-name="T10">5 quarterstaff. </text:span><text:span text:style-name="T9">Upon casting the rod to the ground (a standard action) and uttering a command word, the rod grows into a specific type of dragon (depending on the specific type of rod) by the end of the round. The dragon created is a wyrm and obeys the commands of the owner. The dragon returns to rod form (a full-round action) whenever the wielder desires, or whenever it moves farther than 500 feet from the owner. If the dragon form is slain, it returns to rod form and cannot be activated again for three days. A </text:span><text:span text:style-name="T10">wyrm rod </text:span><text:span text:style-name="T9">only functions if the possessor is of the same alignment as the dragon type. </text:span></text:p>
        <text:p text:style-name="P4"><text:span text:style-name="T10">Caster Level: </text:span><text:span text:style-name="T9">34th (white or brass), 35th (black or copper), 36th (green or bronze), 37th (blue or silver), 38th (red or gold); </text:span><text:span text:style-name="T10">Prerequisites: </text:span><text:span text:style-name="T9">Craft Rod, Craft Epic Rod, Craft Magic Arms and Armor, Craft Epic Magic Arms and Armor, Improved Heighten Spell, improved heightened </text:span><text:span text:style-name="T10">polymorph, </text:span><text:span text:style-name="T9">creator must be same alignment as dragon type; </text:span><text:span text:style-name="T10">Market Price: </text:span><text:span text:style-name="T9">1,458,200 gp (brass or white), 1,562,600 gp (black or copper), 1,670,600 gp (bronze or green), 1,782,200 gp (blue or silver), 1,897,400 gp (gold or red); </text:span><text:span text:style-name="T10">Cost to Create: </text:span><text:span text:style-name="T9">729,400 gp + 24,576 XP (brass or white), 781,600 gp + 25,620 XP (black or copper), 835,600 gp + 26,700 XP (bronze or green), 891,400 gp + 27,816 XP (blue or silver), 949,000 gp + 28,968 XP (gold or red).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calaSans-CapsBold" svg:font-family="ScalaSans-CapsBol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Arial Unicode MS"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ab-stops>
          <style:tab-stop style:position="0in"/>
        </style:tab-stops>
      </style:paragraph-properties>
      <style:text-properties fo:color="#0000ff" style:font-name="Arial" fo:font-family="Arial" style:font-family-generic="roman" style:font-pitch="variable" fo:font-size="10pt" fo:language="en" fo:country="US" style:font-size-asian="10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margin-left="0in" fo:margin-right="0in" fo:text-align="end" style:justify-single-word="false" fo:orphans="0" fo:widows="0" fo:text-indent="0in" style:auto-text-indent="false" fo:keep-with-next="always" style:vertical-align="auto"/>
      <style:text-properties fo:color="#000000" fo:font-size="12pt" fo:language="en" fo:country="US" fo:font-weight="bold" style:font-size-asian="12pt" style:language-asian="en" style:country-asian="US" style:font-weight-asian="bold"/>
    </style:style>
    <style:style style:name="Heading_20_2" style:display-name="Heading 2" style:family="paragraph" style:parent-style-name="Standard" style:default-outline-level="" style:class="text">
      <style:paragraph-properties fo:margin-left="0in" fo:margin-right="0in" fo:text-align="start" style:justify-single-word="false" fo:orphans="0" fo:widows="0" fo:text-indent="0in" style:auto-text-indent="false" fo:keep-with-next="always" style:vertical-align="auto"/>
      <style:text-properties fo:color="#000000" fo:font-size="12pt" fo:language="en" fo:country="US" fo:font-weight="bold" style:font-size-asian="12pt" style:language-asian="en" style:country-asian="US" style:font-weight-asian="bold"/>
    </style:style>
    <style:style style:name="Heading_20_3" style:display-name="Heading 3" style:family="paragraph" style:parent-style-name="Standard" style:default-outline-level="" style:class="text">
      <style:paragraph-properties fo:margin-left="0in" fo:margin-right="0in" fo:text-align="center" style:justify-single-word="false" fo:orphans="0" fo:widows="0" fo:text-indent="0in" style:auto-text-indent="false" fo:keep-with-next="always" style:vertical-align="auto"/>
      <style:text-properties fo:color="#000000" fo:font-size="12pt" fo:language="en" fo:country="US" fo:font-weight="bold" style:font-size-asian="12pt" style:language-asian="en" style:country-asian="US" style:font-weight-asian="bold"/>
    </style:style>
    <style:style style:name="Heading_20_4" style:display-name="Heading 4" style:family="paragraph" style:parent-style-name="Standard" style:default-outline-level="4"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2pt" fo:language="en" fo:country="US" style:text-underline-style="solid" style:text-underline-width="auto" style:text-underline-color="font-color" style:font-size-asian="12pt" style:language-asian="en" style:country-asian="US"/>
    </style:style>
    <style:style style:name="Heading_20_5" style:display-name="Heading 5" style:family="paragraph" style:parent-style-name="Standard" style:default-outline-level="5" style:list-style-name="" style:class="text">
      <style:paragraph-properties fo:margin-left="0in" fo:margin-right="0in" fo:text-align="start" style:justify-single-word="false" fo:orphans="0" fo:widows="0" fo:text-indent="0in" style:auto-text-indent="false" fo:keep-with-next="always" style:vertical-align="auto"/>
      <style:text-properties fo:font-size="12pt" fo:language="en" fo:country="US" fo:font-weight="bold" style:font-size-asian="12pt" style:language-asian="en" style:country-asian="US" style:font-weight-asian="bold"/>
    </style:style>
    <style:style style:name="Heading_20_6" style:display-name="Heading 6" style:family="paragraph" style:parent-style-name="Standard" style:default-outline-level="6"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2pt" fo:language="en" fo:country="US" fo:font-style="italic" style:font-size-asian="12pt" style:language-asian="en" style:country-asian="US" style:font-style-asian="italic"/>
    </style:style>
    <style:style style:name="Heading_20_7" style:display-name="Heading 7" style:family="paragraph" style:parent-style-name="Standard" style:default-outline-level="7"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8pt" fo:language="en" fo:country="US" style:font-size-asian="18pt" style:language-asian="en" style:country-asian="US"/>
    </style:style>
    <style:style style:name="Body_20_Text_20_2" style:display-name="Body Text 2" style:family="paragraph" style:parent-style-name="Standard" style:default-outline-level="">
      <style:paragraph-properties fo:margin-left="0in" fo:margin-right="0in" fo:text-align="start" style:justify-single-word="false" fo:orphans="0" fo:widows="0" fo:text-indent="0in" style:auto-text-indent="false" style:vertical-align="auto"/>
      <style:text-properties fo:color="#000000" fo:font-size="12pt" fo:language="en" fo:country="US" fo:font-weight="bold" style:font-size-asian="12pt" style:language-asian="en" style:country-asian="US" style:font-weight-asian="bold"/>
    </style:style>
    <style:style style:name="Table_20_Title" style:display-name="Table Title" style:family="paragraph" style:default-outline-level="">
      <style:paragraph-properties fo:margin-left="0in" fo:margin-right="0in" fo:margin-top="0.139in" fo:margin-bottom="0in" loext:contextual-spacing="false" fo:line-height="0.139in" fo:text-align="start" style:justify-single-word="false" fo:orphans="2" fo:widows="2" fo:text-indent="0in" style:auto-text-indent="false" fo:keep-with-next="always" style:vertical-align="baseline" style:writing-mode="lr-tb">
        <style:tab-stops>
          <style:tab-stop style:position="0.5417in"/>
          <style:tab-stop style:position="1in"/>
          <style:tab-stop style:position="2in"/>
        </style:tab-stops>
      </style:paragraph-properties>
      <style:text-properties style:font-name="ScalaSans-CapsBold" fo:font-family="ScalaSans-CapsBold" style:font-family-generic="roman" style:font-pitch="variable" fo:font-size="10pt" fo:language="en" fo:country="US" style:font-name-asian="Courier New1" style:font-family-asian="'Courier New'" style:font-family-generic-asian="system" style:font-pitch-asian="variable" style:font-size-asian="10pt" style:language-asian="en" style:country-asian="US" style:font-name-complex="Arial Unicode MS" style:font-family-complex="'Arial Unicode MS'" style:font-family-generic-complex="system" style:font-pitch-complex="variable" style:font-size-complex="12pt"/>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pic Magic Items</dc:title>
    <dc:subject>SRD</dc:subject>
    <meta:initial-creator>AKSmith</meta:initial-creator>
    <meta:creation-date>2002-12-12T16:59:00</meta:creation-date>
    <dc:date>2003-10-30T15:04:00</dc:date>
    <meta:editing-cycles>204</meta:editing-cycles>
    <meta:editing-duration>PT10M33S</meta:editing-duration>
    <meta:document-statistic meta:table-count="21" meta:image-count="0" meta:object-count="0" meta:page-count="31" meta:paragraph-count="1321" meta:word-count="12580" meta:character-count="71844" meta:non-whitespace-character-count="60235"/>
    <meta:generator>LibreOffice/5.4.6.2$Linux_X86_64 LibreOffice_project/40m0$Build-2</meta:generator>
    <meta:user-defined meta:name="Company">Wizards of the Coast</meta:user-defined>
    <meta:user-defined meta:name="Operator">asmith</meta:user-defined>
  </office:meta>
</office:document-meta>
</file>